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&quot;Times New Roman&quot;" svg:font-family="&quot;Times New Roman&quot;"/>
  </office:font-face-decls>
  <office:automatic-styles>
    <style:style style:family="table" style:master-page-name="SheetStyle2" style:name="Table3">
      <co:linked-style style-name="Cell19"/>
      <style:table-properties table:display="true"/>
    </style:style>
    <style:style style:family="table-cell" style:master-page-name="SheetStyle2" style:name="Cell19">
      <co:linked-style style-name="Table3"/>
    </style:style>
    <style:style style:family="table" style:master-page-name="SheetStyle1" style:name="Table2">
      <co:linked-style style-name="Cell13"/>
      <style:table-properties table:display="true"/>
    </style:style>
    <style:style style:family="table-cell" style:master-page-name="SheetStyle1" style:name="Cell13">
      <co:linked-style style-name="Table2"/>
    </style:style>
    <style:style style:family="table" style:master-page-name="Standard" style:name="Table1">
      <co:linked-style style-name="Cell1"/>
      <style:table-properties table:display="true"/>
    </style:style>
    <style:style style:family="table-cell" style:master-page-name="Standard" style:name="Cell1">
      <co:linked-style style-name="Table1"/>
    </style:style>
    <style:style style:family="table-column" style:name="Col18">
      <style:table-column-properties style:column-width="81pt" style:use-optimal-column-width="true"/>
    </style:style>
    <style:style style:family="table-column" style:name="Col17">
      <style:table-column-properties style:column-width="256.5002pt" style:use-optimal-column-width="true"/>
    </style:style>
    <style:style style:family="table-column" style:name="Col13">
      <style:table-column-properties style:column-width="117.7501pt" style:use-optimal-column-width="true"/>
    </style:style>
    <style:style style:family="table-column" style:name="Col12">
      <style:table-column-properties style:column-width="108.0001pt" style:use-optimal-column-width="true"/>
    </style:style>
    <style:style style:family="table-column" style:name="Col15">
      <style:table-column-properties style:column-width="101.2501pt" style:use-optimal-column-width="true"/>
    </style:style>
    <style:style style:family="table-column" style:name="Col16">
      <style:table-column-properties style:column-width="206.2501pt" style:use-optimal-column-width="true"/>
    </style:style>
    <style:style style:family="table-column" style:name="Col10">
      <style:table-column-properties style:column-width="116.2501pt" style:use-optimal-column-width="true"/>
    </style:style>
    <style:style style:family="table-column" style:name="Col9">
      <style:table-column-properties style:column-width="110.2501pt" style:use-optimal-column-width="true"/>
    </style:style>
    <style:style style:family="table-column" style:name="Col8">
      <style:table-column-properties style:column-width="48pt" style:use-optimal-column-width="true"/>
    </style:style>
    <style:style style:family="table-column" style:name="Col6">
      <style:table-column-properties style:column-width="92.2501pt" style:use-optimal-column-width="true"/>
    </style:style>
    <style:style style:family="table-column" style:name="Col7">
      <style:table-column-properties style:column-width="105.7501pt" style:use-optimal-column-width="true"/>
    </style:style>
    <style:style style:family="table-column" style:name="Col11">
      <style:table-column-properties style:column-width="87.0001pt" style:use-optimal-column-width="true"/>
    </style:style>
    <style:style style:family="table-column" style:name="Col4">
      <style:table-column-properties style:column-width="77.25pt" style:use-optimal-column-width="true"/>
    </style:style>
    <style:style style:family="table-column" style:name="Col3">
      <style:table-column-properties style:column-width="69pt" style:use-optimal-column-width="true"/>
    </style:style>
    <style:style style:family="table-column" style:name="Col5">
      <style:table-column-properties style:column-width="76.5pt" style:use-optimal-column-width="true"/>
    </style:style>
    <style:style style:family="table-column" style:name="Col14">
      <style:table-column-properties style:column-width="93.7501pt" style:use-optimal-column-width="true"/>
    </style:style>
    <style:style style:family="table-column" style:name="Col1">
      <style:table-column-properties style:column-width="84.7501pt" style:use-optimal-column-width="true"/>
    </style:style>
    <style:style style:family="table-column" style:name="Col2">
      <style:table-column-properties style:column-width="107.2501pt" style:use-optimal-column-width="true"/>
    </style:style>
    <style:style style:family="table-row" style:name="Row8">
      <style:table-row-properties style:min-row-height="18.75pt" style:row-height="18.75pt" style:use-optimal-row-height="true"/>
    </style:style>
    <style:style style:family="table-row" style:name="Row7">
      <style:table-row-properties style:min-row-height="18.75pt" style:row-height="18.75pt" style:use-optimal-row-height="true"/>
    </style:style>
    <style:style style:family="table-row" style:name="Row6">
      <style:table-row-properties style:min-row-height="15pt" style:row-height="15pt" style:use-optimal-row-height="true"/>
    </style:style>
    <style:style style:family="table-row" style:name="Row4">
      <style:table-row-properties style:min-row-height="30pt" style:row-height="30pt" style:use-optimal-row-height="true"/>
    </style:style>
    <style:style style:family="table-row" style:name="Row3">
      <style:table-row-properties style:min-row-height="15.75pt" style:row-height="15.75pt" style:use-optimal-row-height="true"/>
    </style:style>
    <style:style style:family="table-row" style:name="Row2">
      <style:table-row-properties style:min-row-height="15.75pt" style:row-height="15.75pt" style:use-optimal-row-height="true"/>
    </style:style>
    <style:style style:family="table-row" style:name="Row5">
      <style:table-row-properties style:min-row-height="15pt" style:row-height="15pt" style:use-optimal-row-height="true"/>
    </style:style>
    <style:style style:family="table-row" style:name="Row1">
      <style:table-row-properties style:min-row-height="31.5pt" style:row-height="31.5pt" style:use-optimal-row-height="true"/>
    </style:style>
    <style:style style:data-style-name="N1" style:family="table-cell" style:name="Cell20" style:parent-style-name="default_cl">
      <style:table-cell-properties fo:border-bottom="2pt solid #000000" fo:border-left="2pt solid #000000" fo:border-right="2pt solid #000000" fo:border-top="2pt solid #000000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size="14pt" style:font-size-asian="14pt" style:font-size-complex="14pt"/>
    </style:style>
    <style:style style:data-style-name="N1" style:family="table-cell" style:name="Cell18" style:parent-style-name="default_cl">
      <style:table-cell-properties fo:wrap-option="wrap" style:repeat-content="false" style:text-align-source="fix"/>
      <style:paragraph-properties fo:text-align="center"/>
      <style:text-properties fo:color="#333333">
        <co:theme-color>
          <value>
            <rgba>333333FF</rgba>
          </value>
        </co:theme-color>
      </style:text-properties>
    </style:style>
    <style:style style:data-style-name="N5" style:family="table-cell" style:name="Cell12" style:parent-style-name="default_cl"/>
    <style:style style:data-style-name="N1" style:family="table-cell" style:name="Cell14" style:parent-style-name="default_cl">
      <style:table-cell-properties fo:border-bottom="2pt solid #000000" fo:border-left="2pt solid #000000" fo:border-right="2pt solid #000000" fo:border-top="2pt solid #000000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</style:style>
    <style:style style:data-style-name="N3" style:family="table-cell" style:name="Cell10" style:parent-style-name="default_cl"/>
    <style:style style:data-style-name="N1" style:family="table-cell" style:name="Cell9" style:parent-style-name="default_cl">
      <style:table-cell-properties fo:border-bottom="2pt solid #000000" fo:border-left="none" fo:border-right="2pt solid #000000" fo:border-top="2pt solid #000000" fo:wrap-option="wrap" style:repeat-content="false" style:text-align-source="fix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2" style:family="table-cell" style:name="Cell8" style:parent-style-name="default_cl">
      <style:table-cell-properties fo:border-bottom="2pt solid #000000" fo:border-left="2pt solid #000000" fo:border-right="2pt solid #000000" fo:border-top="2pt solid #000000" fo:wrap-option="wrap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7" style:parent-style-name="default_cl">
      <style:table-cell-properties fo:border-bottom="2pt solid #000000" fo:border-left="2pt solid #000000" fo:border-right="2pt solid #000000" fo:border-top="2pt solid #000000" fo:wrap-option="wrap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6" style:parent-style-name="default_cl"/>
    <style:style style:data-style-name="N1" style:family="table-cell" style:name="Cell21" style:parent-style-name="default_cl">
      <style:table-cell-properties fo:border-bottom="2pt solid #000000" fo:border-left="none" fo:border-right="2pt solid #000000" fo:border-top="2pt solid #000000" style:repeat-content="false" style:text-align-source="fix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size="14pt" style:font-size-asian="14pt" style:font-size-complex="14pt"/>
    </style:style>
    <style:style style:data-style-name="N1" style:family="table-cell" style:name="Cell5" style:parent-style-name="default_cl">
      <style:table-cell-properties style:repeat-content="false" style:text-align-source="fix"/>
      <style:paragraph-properties fo:text-align="center"/>
    </style:style>
    <style:style style:data-style-name="N1" style:family="table-cell" style:name="Cell15" style:parent-style-name="default_cl">
      <style:table-cell-properties fo:border-bottom="2pt solid #000000" fo:border-left="none" fo:border-right="2pt solid #000000" fo:border-top="2pt solid #000000" style:repeat-content="false" style:text-align-source="fix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</style:style>
    <style:style style:data-style-name="N6" style:family="table-cell" style:name="Cell17" style:parent-style-name="default_cl">
      <style:table-cell-properties style:repeat-content="false" style:text-align-source="fix"/>
      <style:paragraph-properties fo:text-align="center"/>
    </style:style>
    <style:style style:data-style-name="N1" style:family="table-cell" style:name="Cell4" style:parent-style-name="default_cl"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16" style:parent-style-name="default_cl">
      <style:table-cell-properties fo:border-bottom="2pt solid #000000" fo:border-left="none" fo:border-right="2pt solid #000000" fo:border-top="2pt solid #000000" fo:wrap-option="wrap" style:repeat-content="false" style:text-align-source="fix" style:vertical-align="top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</style:style>
    <style:style style:data-style-name="N2" style:family="table-cell" style:name="Cell3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4" style:family="table-cell" style:name="Cell11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22" style:parent-style-name="default_cl">
      <style:text-properties fo:font-family="&quot;Times New Roman&quot;" fo:font-size="14pt" style:font-name="&quot;Times New Roman&quot;" style:font-size-asian="14pt" style:font-size-complex="14pt"/>
    </style:style>
    <style:style style:data-style-name="N1" style:family="table-cell" style:name="Cell2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</office:automatic-styles>
  <office:body>
    <office:spreadsheet>
      <table:table co:columns-count="7" co:grouping-summary-below="true" co:grouping-summary-right="true" co:rows-count="1465" co:show-zero-value="true" table:name="Аренда" table:style-name="Table1">
        <table:table-column table:default-cell-style-name="Cell2" table:style-name="Col1"/>
        <table:table-column table:default-cell-style-name="Cell3" table:style-name="Col2"/>
        <table:table-column table:default-cell-style-name="Cell4" table:style-name="Col3"/>
        <table:table-column table:default-cell-style-name="Cell2" table:style-name="Col4"/>
        <table:table-column table:default-cell-style-name="Cell2" table:style-name="Col5"/>
        <table:table-column table:default-cell-style-name="Cell5" table:style-name="Col6"/>
        <table:table-column table:default-cell-style-name="Cell6" table:style-name="Col7"/>
        <table:table-column table:default-cell-style-name="Cell6" table:number-columns-repeated="16377" table:style-name="Col8"/>
        <table:table-row table:style-name="Row1">
          <table:table-cell office:value-type="string" table:style-name="Cell7">
            <text:p>ID операции</text:p>
          </table:table-cell>
          <table:table-cell office:value-type="string" table:style-name="Cell8">
            <text:p>Дата аренды</text:p>
          </table:table-cell>
          <table:table-cell office:value-type="string" table:style-name="Cell9">
            <text:p>ID автомобиля</text:p>
          </table:table-cell>
          <table:table-cell office:value-type="string" table:style-name="Cell9">
            <text:p>ID клиента</text:p>
          </table:table-cell>
          <table:table-cell office:value-type="string" table:style-name="Cell9">
            <text:p>Сумма аренды, руб.</text:p>
          </table:table-cell>
          <table:table-cell office:value-type="string" table:style-name="Cell9">
            <text:p>Претензии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" office:value-type="float"/>
          <table:table-cell office:value="44927" office:value-type="float"/>
          <table:table-cell office:value-type="string" table:style-name="Cell2">
            <text:p>A54</text:p>
          </table:table-cell>
          <table:table-cell office:value="14" office:value-type="float"/>
          <table:table-cell office:value="1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2" office:value-type="float" table:style-name="Cell2"/>
          <table:table-cell office:value="44927" office:value-type="float" table:style-name="Cell3"/>
          <table:table-cell office:value-type="string" table:style-name="Cell2">
            <text:p>A23</text:p>
          </table:table-cell>
          <table:table-cell office:value="5" office:value-type="float" table:style-name="Cell2"/>
          <table:table-cell office:value="259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3" office:value-type="float" table:style-name="Cell2"/>
          <table:table-cell office:value="44927" office:value-type="float" table:style-name="Cell3"/>
          <table:table-cell office:value-type="string" table:style-name="Cell2">
            <text:p>A43</text:p>
          </table:table-cell>
          <table:table-cell office:value="7" office:value-type="float" table:style-name="Cell2"/>
          <table:table-cell office:value="188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4" office:value-type="float" table:style-name="Cell2"/>
          <table:table-cell office:value="44927" office:value-type="float" table:style-name="Cell3"/>
          <table:table-cell office:value-type="string" table:style-name="Cell2">
            <text:p>A42</text:p>
          </table:table-cell>
          <table:table-cell office:value="6" office:value-type="float" table:style-name="Cell2"/>
          <table:table-cell office:value="39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" office:value-type="float" table:style-name="Cell2"/>
          <table:table-cell office:value="44928" office:value-type="float" table:style-name="Cell3"/>
          <table:table-cell office:value-type="string" table:style-name="Cell2">
            <text:p>A36</text:p>
          </table:table-cell>
          <table:table-cell office:value="6" office:value-type="float" table:style-name="Cell2"/>
          <table:table-cell office:value="307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6" office:value-type="float" table:style-name="Cell2"/>
          <table:table-cell office:value="44928" office:value-type="float" table:style-name="Cell3"/>
          <table:table-cell office:value-type="string" table:style-name="Cell2">
            <text:p>A44</text:p>
          </table:table-cell>
          <table:table-cell office:value="4" office:value-type="float" table:style-name="Cell2"/>
          <table:table-cell office:value="96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7" office:value-type="float" table:style-name="Cell2"/>
          <table:table-cell office:value="44928" office:value-type="float" table:style-name="Cell3"/>
          <table:table-cell office:value-type="string" table:style-name="Cell2">
            <text:p>A48</text:p>
          </table:table-cell>
          <table:table-cell office:value="3" office:value-type="float" table:style-name="Cell2"/>
          <table:table-cell office:value="189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8" office:value-type="float" table:style-name="Cell2"/>
          <table:table-cell office:value="44928" office:value-type="float" table:style-name="Cell3"/>
          <table:table-cell office:value-type="string" table:style-name="Cell2">
            <text:p>A35</text:p>
          </table:table-cell>
          <table:table-cell office:value="15" office:value-type="float" table:style-name="Cell2"/>
          <table:table-cell office:value="242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9" office:value-type="float" table:style-name="Cell2"/>
          <table:table-cell office:value="44929" office:value-type="float" table:style-name="Cell3"/>
          <table:table-cell office:value-type="string" table:style-name="Cell2">
            <text:p>A62</text:p>
          </table:table-cell>
          <table:table-cell office:value="9" office:value-type="float" table:style-name="Cell2"/>
          <table:table-cell office:value="21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0" office:value-type="float" table:style-name="Cell2"/>
          <table:table-cell office:value="44929" office:value-type="float" table:style-name="Cell3"/>
          <table:table-cell office:value-type="string" table:style-name="Cell2">
            <text:p>A50</text:p>
          </table:table-cell>
          <table:table-cell office:value="7" office:value-type="float" table:style-name="Cell2"/>
          <table:table-cell office:value="107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" office:value-type="float" table:style-name="Cell2"/>
          <table:table-cell office:value="44929" office:value-type="float" table:style-name="Cell3"/>
          <table:table-cell office:value-type="string" table:style-name="Cell2">
            <text:p>A48</text:p>
          </table:table-cell>
          <table:table-cell office:value="3" office:value-type="float" table:style-name="Cell2"/>
          <table:table-cell office:value="375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2" office:value-type="float" table:style-name="Cell2"/>
          <table:table-cell office:value="44929" office:value-type="float" table:style-name="Cell3"/>
          <table:table-cell office:value-type="string" table:style-name="Cell2">
            <text:p>A45</text:p>
          </table:table-cell>
          <table:table-cell office:value="11" office:value-type="float" table:style-name="Cell2"/>
          <table:table-cell office:value="21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3" office:value-type="float" table:style-name="Cell2"/>
          <table:table-cell office:value="44930" office:value-type="float" table:style-name="Cell3"/>
          <table:table-cell office:value-type="string" table:style-name="Cell2">
            <text:p>A37</text:p>
          </table:table-cell>
          <table:table-cell office:value="6" office:value-type="float" table:style-name="Cell2"/>
          <table:table-cell office:value="258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4" office:value-type="float" table:style-name="Cell2"/>
          <table:table-cell office:value="44930" office:value-type="float" table:style-name="Cell3"/>
          <table:table-cell office:value-type="string" table:style-name="Cell2">
            <text:p>A50</text:p>
          </table:table-cell>
          <table:table-cell office:value="3" office:value-type="float" table:style-name="Cell2"/>
          <table:table-cell office:value="194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5" office:value-type="float" table:style-name="Cell2"/>
          <table:table-cell office:value="44930" office:value-type="float" table:style-name="Cell3"/>
          <table:table-cell office:value-type="string" table:style-name="Cell2">
            <text:p>A55</text:p>
          </table:table-cell>
          <table:table-cell office:value="10" office:value-type="float" table:style-name="Cell2"/>
          <table:table-cell office:value="202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6" office:value-type="float"/>
          <table:table-cell office:value="44930" office:value-type="float"/>
          <table:table-cell office:value-type="string" table:style-name="Cell2">
            <text:p>A43</text:p>
          </table:table-cell>
          <table:table-cell office:value="5" office:value-type="float"/>
          <table:table-cell office:value="3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" office:value-type="float"/>
          <table:table-cell office:value="44931" office:value-type="float"/>
          <table:table-cell office:value-type="string" table:style-name="Cell2">
            <text:p>A37</text:p>
          </table:table-cell>
          <table:table-cell office:value="15" office:value-type="float"/>
          <table:table-cell office:value="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" office:value-type="float"/>
          <table:table-cell office:value="44931" office:value-type="float"/>
          <table:table-cell office:value-type="string" table:style-name="Cell2">
            <text:p>A11</text:p>
          </table:table-cell>
          <table:table-cell office:value="9" office:value-type="float"/>
          <table:table-cell office:value="207" office:value-type="float"/>
          <table:table-cell office:value-type="string">
            <text:p>к компании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" office:value-type="float"/>
          <table:table-cell office:value="44931" office:value-type="float"/>
          <table:table-cell office:value-type="string" table:style-name="Cell2">
            <text:p>A11</text:p>
          </table:table-cell>
          <table:table-cell office:value="10" office:value-type="float"/>
          <table:table-cell office:value="1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" office:value-type="float"/>
          <table:table-cell office:value="44931" office:value-type="float"/>
          <table:table-cell office:value-type="string" table:style-name="Cell2">
            <text:p>A6</text:p>
          </table:table-cell>
          <table:table-cell office:value="8" office:value-type="float"/>
          <table:table-cell office:value="2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" office:value-type="float"/>
          <table:table-cell office:value="44932" office:value-type="float"/>
          <table:table-cell office:value-type="string" table:style-name="Cell2">
            <text:p>A43</text:p>
          </table:table-cell>
          <table:table-cell office:value="5" office:value-type="float"/>
          <table:table-cell office:value="3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" office:value-type="float"/>
          <table:table-cell office:value="44932" office:value-type="float"/>
          <table:table-cell office:value-type="string" table:style-name="Cell2">
            <text:p>A36</text:p>
          </table:table-cell>
          <table:table-cell office:value="1" office:value-type="float"/>
          <table:table-cell office:value="3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" office:value-type="float"/>
          <table:table-cell office:value="44932" office:value-type="float"/>
          <table:table-cell office:value-type="string" table:style-name="Cell2">
            <text:p>A46</text:p>
          </table:table-cell>
          <table:table-cell office:value="8" office:value-type="float"/>
          <table:table-cell office:value="1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" office:value-type="float"/>
          <table:table-cell office:value="44932" office:value-type="float"/>
          <table:table-cell office:value-type="string" table:style-name="Cell2">
            <text:p>A62</text:p>
          </table:table-cell>
          <table:table-cell office:value="4" office:value-type="float"/>
          <table:table-cell office:value="3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" office:value-type="float"/>
          <table:table-cell office:value="44933" office:value-type="float"/>
          <table:table-cell office:value-type="string" table:style-name="Cell2">
            <text:p>A16</text:p>
          </table:table-cell>
          <table:table-cell office:value="9" office:value-type="float"/>
          <table:table-cell office:value="1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" office:value-type="float"/>
          <table:table-cell office:value="44933" office:value-type="float"/>
          <table:table-cell office:value-type="string" table:style-name="Cell2">
            <text:p>A11</text:p>
          </table:table-cell>
          <table:table-cell office:value="14" office:value-type="float"/>
          <table:table-cell office:value="3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" office:value-type="float"/>
          <table:table-cell office:value="44933" office:value-type="float"/>
          <table:table-cell office:value-type="string" table:style-name="Cell2">
            <text:p>A6</text:p>
          </table:table-cell>
          <table:table-cell office:value="13" office:value-type="float"/>
          <table:table-cell office:value="2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" office:value-type="float"/>
          <table:table-cell office:value="44933" office:value-type="float"/>
          <table:table-cell office:value-type="string" table:style-name="Cell2">
            <text:p>A49</text:p>
          </table:table-cell>
          <table:table-cell office:value="12" office:value-type="float"/>
          <table:table-cell office:value="2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" office:value-type="float"/>
          <table:table-cell office:value="44934" office:value-type="float"/>
          <table:table-cell office:value-type="string" table:style-name="Cell2">
            <text:p>A34</text:p>
          </table:table-cell>
          <table:table-cell office:value="14" office:value-type="float"/>
          <table:table-cell office:value="1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" office:value-type="float"/>
          <table:table-cell office:value="44934" office:value-type="float"/>
          <table:table-cell office:value-type="string" table:style-name="Cell2">
            <text:p>A4</text:p>
          </table:table-cell>
          <table:table-cell office:value="4" office:value-type="float"/>
          <table:table-cell office:value="35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" office:value-type="float"/>
          <table:table-cell office:value="44934" office:value-type="float"/>
          <table:table-cell office:value-type="string" table:style-name="Cell2">
            <text:p>A9</text:p>
          </table:table-cell>
          <table:table-cell office:value="8" office:value-type="float"/>
          <table:table-cell office:value="3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" office:value-type="float"/>
          <table:table-cell office:value="44934" office:value-type="float"/>
          <table:table-cell office:value-type="string" table:style-name="Cell2">
            <text:p>A52</text:p>
          </table:table-cell>
          <table:table-cell office:value="12" office:value-type="float"/>
          <table:table-cell office:value="2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" office:value-type="float"/>
          <table:table-cell office:value="44935" office:value-type="float"/>
          <table:table-cell office:value-type="string" table:style-name="Cell2">
            <text:p>A52</text:p>
          </table:table-cell>
          <table:table-cell office:value="7" office:value-type="float"/>
          <table:table-cell office:value="2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" office:value-type="float"/>
          <table:table-cell office:value="44935" office:value-type="float"/>
          <table:table-cell office:value-type="string" table:style-name="Cell2">
            <text:p>A21</text:p>
          </table:table-cell>
          <table:table-cell office:value="7" office:value-type="float"/>
          <table:table-cell office:value="1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" office:value-type="float"/>
          <table:table-cell office:value="44935" office:value-type="float"/>
          <table:table-cell office:value-type="string" table:style-name="Cell2">
            <text:p>A62</text:p>
          </table:table-cell>
          <table:table-cell office:value="8" office:value-type="float"/>
          <table:table-cell office:value="3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" office:value-type="float"/>
          <table:table-cell office:value="44935" office:value-type="float"/>
          <table:table-cell office:value-type="string" table:style-name="Cell2">
            <text:p>A62</text:p>
          </table:table-cell>
          <table:table-cell office:value="15" office:value-type="float"/>
          <table:table-cell office:value="3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" office:value-type="float"/>
          <table:table-cell office:value="44936" office:value-type="float"/>
          <table:table-cell office:value-type="string" table:style-name="Cell2">
            <text:p>A55</text:p>
          </table:table-cell>
          <table:table-cell office:value="4" office:value-type="float"/>
          <table:table-cell office:value="3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" office:value-type="float"/>
          <table:table-cell office:value="44936" office:value-type="float"/>
          <table:table-cell office:value-type="string" table:style-name="Cell2">
            <text:p>A19</text:p>
          </table:table-cell>
          <table:table-cell office:value="6" office:value-type="float"/>
          <table:table-cell office:value="3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" office:value-type="float"/>
          <table:table-cell office:value="44936" office:value-type="float"/>
          <table:table-cell office:value-type="string" table:style-name="Cell2">
            <text:p>A40</text:p>
          </table:table-cell>
          <table:table-cell office:value="11" office:value-type="float"/>
          <table:table-cell office:value="8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" office:value-type="float"/>
          <table:table-cell office:value="44936" office:value-type="float"/>
          <table:table-cell office:value-type="string" table:style-name="Cell2">
            <text:p>A7</text:p>
          </table:table-cell>
          <table:table-cell office:value="5" office:value-type="float"/>
          <table:table-cell office:value="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" office:value-type="float"/>
          <table:table-cell office:value="44937" office:value-type="float"/>
          <table:table-cell office:value-type="string" table:style-name="Cell2">
            <text:p>A35</text:p>
          </table:table-cell>
          <table:table-cell office:value="15" office:value-type="float"/>
          <table:table-cell office:value="4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" office:value-type="float"/>
          <table:table-cell office:value="44937" office:value-type="float"/>
          <table:table-cell office:value-type="string" table:style-name="Cell2">
            <text:p>A50</text:p>
          </table:table-cell>
          <table:table-cell office:value="10" office:value-type="float"/>
          <table:table-cell office:value="1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" office:value-type="float"/>
          <table:table-cell office:value="44937" office:value-type="float"/>
          <table:table-cell office:value-type="string" table:style-name="Cell2">
            <text:p>A23</text:p>
          </table:table-cell>
          <table:table-cell office:value="7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" office:value-type="float"/>
          <table:table-cell office:value="44937" office:value-type="float"/>
          <table:table-cell office:value-type="string" table:style-name="Cell2">
            <text:p>A12</text:p>
          </table:table-cell>
          <table:table-cell office:value="8" office:value-type="float"/>
          <table:table-cell office:value="39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" office:value-type="float"/>
          <table:table-cell office:value="44938" office:value-type="float"/>
          <table:table-cell office:value-type="string" table:style-name="Cell2">
            <text:p>A25</text:p>
          </table:table-cell>
          <table:table-cell office:value="11" office:value-type="float"/>
          <table:table-cell office:value="3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" office:value-type="float"/>
          <table:table-cell office:value="44938" office:value-type="float"/>
          <table:table-cell office:value-type="string" table:style-name="Cell2">
            <text:p>A28</text:p>
          </table:table-cell>
          <table:table-cell office:value="12" office:value-type="float"/>
          <table:table-cell office:value="4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" office:value-type="float"/>
          <table:table-cell office:value="44938" office:value-type="float"/>
          <table:table-cell office:value-type="string" table:style-name="Cell2">
            <text:p>A10</text:p>
          </table:table-cell>
          <table:table-cell office:value="3" office:value-type="float"/>
          <table:table-cell office:value="1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" office:value-type="float"/>
          <table:table-cell office:value="44938" office:value-type="float"/>
          <table:table-cell office:value-type="string" table:style-name="Cell2">
            <text:p>A7</text:p>
          </table:table-cell>
          <table:table-cell office:value="5" office:value-type="float"/>
          <table:table-cell office:value="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" office:value-type="float"/>
          <table:table-cell office:value="44939" office:value-type="float"/>
          <table:table-cell office:value-type="string" table:style-name="Cell2">
            <text:p>A33</text:p>
          </table:table-cell>
          <table:table-cell office:value="14" office:value-type="float"/>
          <table:table-cell office:value="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" office:value-type="float"/>
          <table:table-cell office:date-value="2023-01-13T00:00:00.000000" office:value-type="date" table:style-name="Cell11"/>
          <table:table-cell office:value-type="string" table:style-name="Cell2">
            <text:p>A63</text:p>
          </table:table-cell>
          <table:table-cell office:value="8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" office:value-type="float"/>
          <table:table-cell office:date-value="2023-01-13T00:00:00.000000" office:value-type="date" table:style-name="Cell11"/>
          <table:table-cell office:value-type="string" table:style-name="Cell2">
            <text:p>A25</text:p>
          </table:table-cell>
          <table:table-cell office:value="15" office:value-type="float"/>
          <table:table-cell office:value="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" office:value-type="float"/>
          <table:table-cell office:date-value="2023-01-13T00:00:00.000000" office:value-type="date" table:style-name="Cell11"/>
          <table:table-cell office:value-type="string" table:style-name="Cell2">
            <text:p>A36</text:p>
          </table:table-cell>
          <table:table-cell office:value="4" office:value-type="float"/>
          <table:table-cell office:value="2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" office:value-type="float"/>
          <table:table-cell office:date-value="2023-01-14T00:00:00.000000" office:value-type="date" table:style-name="Cell11"/>
          <table:table-cell office:value-type="string" table:style-name="Cell2">
            <text:p>A46</text:p>
          </table:table-cell>
          <table:table-cell office:value="9" office:value-type="float"/>
          <table:table-cell office:value="43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" office:value-type="float"/>
          <table:table-cell office:date-value="2023-01-14T00:00:00.000000" office:value-type="date" table:style-name="Cell11"/>
          <table:table-cell office:value-type="string" table:style-name="Cell2">
            <text:p>A26</text:p>
          </table:table-cell>
          <table:table-cell office:value="11" office:value-type="float"/>
          <table:table-cell office:value="2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" office:value-type="float"/>
          <table:table-cell office:date-value="2023-01-14T00:00:00.000000" office:value-type="date" table:style-name="Cell11"/>
          <table:table-cell office:value-type="string" table:style-name="Cell2">
            <text:p>A37</text:p>
          </table:table-cell>
          <table:table-cell office:value="10" office:value-type="float"/>
          <table:table-cell office:value="1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" office:value-type="float"/>
          <table:table-cell office:date-value="2023-01-14T00:00:00.000000" office:value-type="date" table:style-name="Cell11"/>
          <table:table-cell office:value-type="string" table:style-name="Cell2">
            <text:p>A46</text:p>
          </table:table-cell>
          <table:table-cell office:value="8" office:value-type="float"/>
          <table:table-cell office:value="1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" office:value-type="float"/>
          <table:table-cell office:date-value="2023-01-15T00:00:00.000000" office:value-type="date" table:style-name="Cell11"/>
          <table:table-cell office:value-type="string" table:style-name="Cell2">
            <text:p>A61</text:p>
          </table:table-cell>
          <table:table-cell office:value="1" office:value-type="float"/>
          <table:table-cell office:value="3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8" office:value-type="float"/>
          <table:table-cell office:date-value="2023-01-15T00:00:00.000000" office:value-type="date" table:style-name="Cell11"/>
          <table:table-cell office:value-type="string" table:style-name="Cell2">
            <text:p>A44</text:p>
          </table:table-cell>
          <table:table-cell office:value="10" office:value-type="float"/>
          <table:table-cell office:value="1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9" office:value-type="float"/>
          <table:table-cell office:date-value="2023-01-15T00:00:00.000000" office:value-type="date" table:style-name="Cell11"/>
          <table:table-cell office:value-type="string" table:style-name="Cell2">
            <text:p>A18</text:p>
          </table:table-cell>
          <table:table-cell office:value="3" office:value-type="float"/>
          <table:table-cell office:value="9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0" office:value-type="float"/>
          <table:table-cell office:date-value="2023-01-15T00:00:00.000000" office:value-type="date" table:style-name="Cell11"/>
          <table:table-cell office:value-type="string" table:style-name="Cell2">
            <text:p>A14</text:p>
          </table:table-cell>
          <table:table-cell office:value="13" office:value-type="float"/>
          <table:table-cell office:value="4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1" office:value-type="float"/>
          <table:table-cell office:date-value="2023-01-16T00:00:00.000000" office:value-type="date" table:style-name="Cell11"/>
          <table:table-cell office:value-type="string" table:style-name="Cell2">
            <text:p>A37</text:p>
          </table:table-cell>
          <table:table-cell office:value="4" office:value-type="float"/>
          <table:table-cell office:value="2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2" office:value-type="float"/>
          <table:table-cell office:date-value="2023-01-16T00:00:00.000000" office:value-type="date" table:style-name="Cell11"/>
          <table:table-cell office:value-type="string" table:style-name="Cell2">
            <text:p>A37</text:p>
          </table:table-cell>
          <table:table-cell office:value="3" office:value-type="float"/>
          <table:table-cell office:value="26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3" office:value-type="float"/>
          <table:table-cell office:date-value="2023-01-16T00:00:00.000000" office:value-type="date" table:style-name="Cell11"/>
          <table:table-cell office:value-type="string" table:style-name="Cell2">
            <text:p>A19</text:p>
          </table:table-cell>
          <table:table-cell office:value="14" office:value-type="float"/>
          <table:table-cell office:value="2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4" office:value-type="float"/>
          <table:table-cell office:date-value="2023-01-16T00:00:00.000000" office:value-type="date" table:style-name="Cell11"/>
          <table:table-cell office:value-type="string" table:style-name="Cell2">
            <text:p>A37</text:p>
          </table:table-cell>
          <table:table-cell office:value="7" office:value-type="float"/>
          <table:table-cell office:value="3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5" office:value-type="float"/>
          <table:table-cell office:date-value="2023-01-17T00:00:00.000000" office:value-type="date" table:style-name="Cell11"/>
          <table:table-cell office:value-type="string" table:style-name="Cell2">
            <text:p>A29</text:p>
          </table:table-cell>
          <table:table-cell office:value="1" office:value-type="float"/>
          <table:table-cell office:value="2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6" office:value-type="float"/>
          <table:table-cell office:date-value="2023-01-17T00:00:00.000000" office:value-type="date" table:style-name="Cell11"/>
          <table:table-cell office:value-type="string" table:style-name="Cell2">
            <text:p>A12</text:p>
          </table:table-cell>
          <table:table-cell office:value="10" office:value-type="float"/>
          <table:table-cell office:value="2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7" office:value-type="float"/>
          <table:table-cell office:date-value="2023-01-17T00:00:00.000000" office:value-type="date" table:style-name="Cell11"/>
          <table:table-cell office:value-type="string" table:style-name="Cell2">
            <text:p>A18</text:p>
          </table:table-cell>
          <table:table-cell office:value="13" office:value-type="float"/>
          <table:table-cell office:value="1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8" office:value-type="float"/>
          <table:table-cell office:date-value="2023-01-17T00:00:00.000000" office:value-type="date" table:style-name="Cell11"/>
          <table:table-cell office:value-type="string" table:style-name="Cell2">
            <text:p>A3</text:p>
          </table:table-cell>
          <table:table-cell office:value="10" office:value-type="float"/>
          <table:table-cell office:value="34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69" office:value-type="float"/>
          <table:table-cell office:date-value="2023-01-18T00:00:00.000000" office:value-type="date" table:style-name="Cell11"/>
          <table:table-cell office:value-type="string" table:style-name="Cell2">
            <text:p>A12</text:p>
          </table:table-cell>
          <table:table-cell office:value="3" office:value-type="float"/>
          <table:table-cell office:value="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0" office:value-type="float"/>
          <table:table-cell office:date-value="2023-01-18T00:00:00.000000" office:value-type="date" table:style-name="Cell11"/>
          <table:table-cell office:value-type="string" table:style-name="Cell2">
            <text:p>A35</text:p>
          </table:table-cell>
          <table:table-cell office:value="8" office:value-type="float"/>
          <table:table-cell office:value="28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1" office:value-type="float"/>
          <table:table-cell office:date-value="2023-01-18T00:00:00.000000" office:value-type="date" table:style-name="Cell11"/>
          <table:table-cell office:value-type="string" table:style-name="Cell2">
            <text:p>A38</text:p>
          </table:table-cell>
          <table:table-cell office:value="3" office:value-type="float"/>
          <table:table-cell office:value="3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2" office:value-type="float"/>
          <table:table-cell office:date-value="2023-01-18T00:00:00.000000" office:value-type="date" table:style-name="Cell11"/>
          <table:table-cell office:value-type="string" table:style-name="Cell2">
            <text:p>A26</text:p>
          </table:table-cell>
          <table:table-cell office:value="5" office:value-type="float"/>
          <table:table-cell office:value="2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3" office:value-type="float"/>
          <table:table-cell office:date-value="2023-01-19T00:00:00.000000" office:value-type="date" table:style-name="Cell11"/>
          <table:table-cell office:value-type="string" table:style-name="Cell2">
            <text:p>A43</text:p>
          </table:table-cell>
          <table:table-cell office:value="2" office:value-type="float"/>
          <table:table-cell office:value="3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4" office:value-type="float"/>
          <table:table-cell office:date-value="2023-01-19T00:00:00.000000" office:value-type="date" table:style-name="Cell11"/>
          <table:table-cell office:value-type="string" table:style-name="Cell2">
            <text:p>A40</text:p>
          </table:table-cell>
          <table:table-cell office:value="1" office:value-type="float"/>
          <table:table-cell office:value="1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5" office:value-type="float"/>
          <table:table-cell office:date-value="2023-01-19T00:00:00.000000" office:value-type="date" table:style-name="Cell11"/>
          <table:table-cell office:value-type="string" table:style-name="Cell2">
            <text:p>A41</text:p>
          </table:table-cell>
          <table:table-cell office:value="15" office:value-type="float"/>
          <table:table-cell office:value="1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6" office:value-type="float"/>
          <table:table-cell office:date-value="2023-01-19T00:00:00.000000" office:value-type="date" table:style-name="Cell11"/>
          <table:table-cell office:value-type="string" table:style-name="Cell2">
            <text:p>A38</text:p>
          </table:table-cell>
          <table:table-cell office:value="2" office:value-type="float"/>
          <table:table-cell office:value="2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7" office:value-type="float"/>
          <table:table-cell office:date-value="2023-01-20T00:00:00.000000" office:value-type="date" table:style-name="Cell11"/>
          <table:table-cell office:value-type="string" table:style-name="Cell2">
            <text:p>A64</text:p>
          </table:table-cell>
          <table:table-cell office:value="13" office:value-type="float"/>
          <table:table-cell office:value="2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8" office:value-type="float"/>
          <table:table-cell office:date-value="2023-01-20T00:00:00.000000" office:value-type="date" table:style-name="Cell11"/>
          <table:table-cell office:value-type="string" table:style-name="Cell2">
            <text:p>A63</text:p>
          </table:table-cell>
          <table:table-cell office:value="12" office:value-type="float"/>
          <table:table-cell office:value="2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79" office:value-type="float"/>
          <table:table-cell office:date-value="2023-01-20T00:00:00.000000" office:value-type="date" table:style-name="Cell11"/>
          <table:table-cell office:value-type="string" table:style-name="Cell2">
            <text:p>A50</text:p>
          </table:table-cell>
          <table:table-cell office:value="3" office:value-type="float"/>
          <table:table-cell office:value="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0" office:value-type="float"/>
          <table:table-cell office:date-value="2023-01-20T00:00:00.000000" office:value-type="date" table:style-name="Cell11"/>
          <table:table-cell office:value-type="string" table:style-name="Cell2">
            <text:p>A53</text:p>
          </table:table-cell>
          <table:table-cell office:value="11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1" office:value-type="float"/>
          <table:table-cell office:date-value="2023-01-21T00:00:00.000000" office:value-type="date" table:style-name="Cell11"/>
          <table:table-cell office:value-type="string" table:style-name="Cell2">
            <text:p>A11</text:p>
          </table:table-cell>
          <table:table-cell office:value="15" office:value-type="float"/>
          <table:table-cell office:value="3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2" office:value-type="float"/>
          <table:table-cell office:date-value="2023-01-21T00:00:00.000000" office:value-type="date" table:style-name="Cell11"/>
          <table:table-cell office:value-type="string" table:style-name="Cell2">
            <text:p>A50</text:p>
          </table:table-cell>
          <table:table-cell office:value="10" office:value-type="float"/>
          <table:table-cell office:value="3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3" office:value-type="float"/>
          <table:table-cell office:date-value="2023-01-21T00:00:00.000000" office:value-type="date" table:style-name="Cell11"/>
          <table:table-cell office:value-type="string" table:style-name="Cell2">
            <text:p>A7</text:p>
          </table:table-cell>
          <table:table-cell office:value="6" office:value-type="float"/>
          <table:table-cell office:value="3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4" office:value-type="float"/>
          <table:table-cell office:date-value="2023-01-21T00:00:00.000000" office:value-type="date" table:style-name="Cell11"/>
          <table:table-cell office:value-type="string" table:style-name="Cell2">
            <text:p>A10</text:p>
          </table:table-cell>
          <table:table-cell office:value="7" office:value-type="float"/>
          <table:table-cell office:value="1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5" office:value-type="float"/>
          <table:table-cell office:date-value="2023-01-22T00:00:00.000000" office:value-type="date" table:style-name="Cell11"/>
          <table:table-cell office:value-type="string" table:style-name="Cell2">
            <text:p>A21</text:p>
          </table:table-cell>
          <table:table-cell office:value="14" office:value-type="float"/>
          <table:table-cell office:value="1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6" office:value-type="float"/>
          <table:table-cell office:date-value="2023-01-22T00:00:00.000000" office:value-type="date" table:style-name="Cell11"/>
          <table:table-cell office:value-type="string" table:style-name="Cell2">
            <text:p>A24</text:p>
          </table:table-cell>
          <table:table-cell office:value="15" office:value-type="float"/>
          <table:table-cell office:value="2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7" office:value-type="float"/>
          <table:table-cell office:date-value="2023-01-22T00:00:00.000000" office:value-type="date" table:style-name="Cell11"/>
          <table:table-cell office:value-type="string" table:style-name="Cell2">
            <text:p>A25</text:p>
          </table:table-cell>
          <table:table-cell office:value="12" office:value-type="float"/>
          <table:table-cell office:value="2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8" office:value-type="float"/>
          <table:table-cell office:date-value="2023-01-22T00:00:00.000000" office:value-type="date" table:style-name="Cell11"/>
          <table:table-cell office:value-type="string" table:style-name="Cell2">
            <text:p>A24</text:p>
          </table:table-cell>
          <table:table-cell office:value="12" office:value-type="float"/>
          <table:table-cell office:value="18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89" office:value-type="float"/>
          <table:table-cell office:date-value="2023-01-23T00:00:00.000000" office:value-type="date" table:style-name="Cell11"/>
          <table:table-cell office:value-type="string" table:style-name="Cell2">
            <text:p>A57</text:p>
          </table:table-cell>
          <table:table-cell office:value="6" office:value-type="float"/>
          <table:table-cell office:value="30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0" office:value-type="float"/>
          <table:table-cell office:date-value="2023-01-23T00:00:00.000000" office:value-type="date" table:style-name="Cell11"/>
          <table:table-cell office:value-type="string" table:style-name="Cell2">
            <text:p>A5</text:p>
          </table:table-cell>
          <table:table-cell office:value="11" office:value-type="float"/>
          <table:table-cell office:value="3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1" office:value-type="float"/>
          <table:table-cell office:date-value="2023-01-23T00:00:00.000000" office:value-type="date" table:style-name="Cell11"/>
          <table:table-cell office:value-type="string" table:style-name="Cell2">
            <text:p>A57</text:p>
          </table:table-cell>
          <table:table-cell office:value="12" office:value-type="float"/>
          <table:table-cell office:value="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2" office:value-type="float"/>
          <table:table-cell office:date-value="2023-01-23T00:00:00.000000" office:value-type="date" table:style-name="Cell11"/>
          <table:table-cell office:value-type="string" table:style-name="Cell2">
            <text:p>A42</text:p>
          </table:table-cell>
          <table:table-cell office:value="6" office:value-type="float"/>
          <table:table-cell office:value="1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3" office:value-type="float"/>
          <table:table-cell office:date-value="2023-01-24T00:00:00.000000" office:value-type="date" table:style-name="Cell11"/>
          <table:table-cell office:value-type="string" table:style-name="Cell2">
            <text:p>A12</text:p>
          </table:table-cell>
          <table:table-cell office:value="9" office:value-type="float"/>
          <table:table-cell office:value="1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4" office:value-type="float"/>
          <table:table-cell office:date-value="2023-01-24T00:00:00.000000" office:value-type="date" table:style-name="Cell11"/>
          <table:table-cell office:value-type="string" table:style-name="Cell2">
            <text:p>A14</text:p>
          </table:table-cell>
          <table:table-cell office:value="11" office:value-type="float"/>
          <table:table-cell office:value="4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5" office:value-type="float"/>
          <table:table-cell office:date-value="2023-01-24T00:00:00.000000" office:value-type="date" table:style-name="Cell11"/>
          <table:table-cell office:value-type="string" table:style-name="Cell2">
            <text:p>A28</text:p>
          </table:table-cell>
          <table:table-cell office:value="5" office:value-type="float"/>
          <table:table-cell office:value="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6" office:value-type="float"/>
          <table:table-cell office:date-value="2023-01-24T00:00:00.000000" office:value-type="date" table:style-name="Cell11"/>
          <table:table-cell office:value-type="string" table:style-name="Cell2">
            <text:p>A55</text:p>
          </table:table-cell>
          <table:table-cell office:value="2" office:value-type="float"/>
          <table:table-cell office:value="4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7" office:value-type="float"/>
          <table:table-cell office:date-value="2023-01-25T00:00:00.000000" office:value-type="date" table:style-name="Cell11"/>
          <table:table-cell office:value-type="string" table:style-name="Cell2">
            <text:p>A62</text:p>
          </table:table-cell>
          <table:table-cell office:value="9" office:value-type="float"/>
          <table:table-cell office:value="4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8" office:value-type="float"/>
          <table:table-cell office:date-value="2023-01-25T00:00:00.000000" office:value-type="date" table:style-name="Cell11"/>
          <table:table-cell office:value-type="string" table:style-name="Cell2">
            <text:p>A14</text:p>
          </table:table-cell>
          <table:table-cell office:value="1" office:value-type="float"/>
          <table:table-cell office:value="1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99" office:value-type="float"/>
          <table:table-cell office:date-value="2023-01-25T00:00:00.000000" office:value-type="date" table:style-name="Cell11"/>
          <table:table-cell office:value-type="string" table:style-name="Cell2">
            <text:p>A62</text:p>
          </table:table-cell>
          <table:table-cell office:value="9" office:value-type="float"/>
          <table:table-cell office:value="1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0" office:value-type="float"/>
          <table:table-cell office:date-value="2023-01-25T00:00:00.000000" office:value-type="date" table:style-name="Cell11"/>
          <table:table-cell office:value-type="string" table:style-name="Cell2">
            <text:p>A61</text:p>
          </table:table-cell>
          <table:table-cell office:value="2" office:value-type="float"/>
          <table:table-cell office:value="2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1" office:value-type="float"/>
          <table:table-cell office:date-value="2023-01-26T00:00:00.000000" office:value-type="date" table:style-name="Cell11"/>
          <table:table-cell office:value-type="string" table:style-name="Cell2">
            <text:p>A35</text:p>
          </table:table-cell>
          <table:table-cell office:value="3" office:value-type="float"/>
          <table:table-cell office:value="2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2" office:value-type="float"/>
          <table:table-cell office:date-value="2023-01-26T00:00:00.000000" office:value-type="date" table:style-name="Cell11"/>
          <table:table-cell office:value-type="string" table:style-name="Cell2">
            <text:p>A44</text:p>
          </table:table-cell>
          <table:table-cell office:value="11" office:value-type="float"/>
          <table:table-cell office:value="2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3" office:value-type="float"/>
          <table:table-cell office:date-value="2023-01-26T00:00:00.000000" office:value-type="date" table:style-name="Cell11"/>
          <table:table-cell office:value-type="string" table:style-name="Cell2">
            <text:p>A59</text:p>
          </table:table-cell>
          <table:table-cell office:value="1" office:value-type="float"/>
          <table:table-cell office:value="1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4" office:value-type="float"/>
          <table:table-cell office:date-value="2023-01-26T00:00:00.000000" office:value-type="date" table:style-name="Cell11"/>
          <table:table-cell office:value-type="string" table:style-name="Cell2">
            <text:p>A39</text:p>
          </table:table-cell>
          <table:table-cell office:value="3" office:value-type="float"/>
          <table:table-cell office:value="450" office:value-type="float"/>
          <table:table-cell office:value-type="string">
            <text:p>к клиенту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5" office:value-type="float"/>
          <table:table-cell office:date-value="2023-01-27T00:00:00.000000" office:value-type="date" table:style-name="Cell11"/>
          <table:table-cell office:value-type="string" table:style-name="Cell2">
            <text:p>A46</text:p>
          </table:table-cell>
          <table:table-cell office:value="15" office:value-type="float"/>
          <table:table-cell office:value="4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6" office:value-type="float"/>
          <table:table-cell office:date-value="2023-01-27T00:00:00.000000" office:value-type="date" table:style-name="Cell11"/>
          <table:table-cell office:value-type="string" table:style-name="Cell2">
            <text:p>A40</text:p>
          </table:table-cell>
          <table:table-cell office:value="8" office:value-type="float"/>
          <table:table-cell office:value="4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7" office:value-type="float"/>
          <table:table-cell office:date-value="2023-01-27T00:00:00.000000" office:value-type="date" table:style-name="Cell11"/>
          <table:table-cell office:value-type="string" table:style-name="Cell2">
            <text:p>A31</text:p>
          </table:table-cell>
          <table:table-cell office:value="4" office:value-type="float"/>
          <table:table-cell office:value="3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8" office:value-type="float"/>
          <table:table-cell office:date-value="2023-01-27T00:00:00.000000" office:value-type="date" table:style-name="Cell11"/>
          <table:table-cell office:value-type="string" table:style-name="Cell2">
            <text:p>A56</text:p>
          </table:table-cell>
          <table:table-cell office:value="3" office:value-type="float"/>
          <table:table-cell office:value="4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09" office:value-type="float"/>
          <table:table-cell office:date-value="2023-01-28T00:00:00.000000" office:value-type="date" table:style-name="Cell11"/>
          <table:table-cell office:value-type="string" table:style-name="Cell2">
            <text:p>A15</text:p>
          </table:table-cell>
          <table:table-cell office:value="13" office:value-type="float"/>
          <table:table-cell office:value="3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0" office:value-type="float"/>
          <table:table-cell office:date-value="2023-01-28T00:00:00.000000" office:value-type="date" table:style-name="Cell11"/>
          <table:table-cell office:value-type="string" table:style-name="Cell2">
            <text:p>A45</text:p>
          </table:table-cell>
          <table:table-cell office:value="4" office:value-type="float"/>
          <table:table-cell office:value="1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1" office:value-type="float"/>
          <table:table-cell office:date-value="2023-01-28T00:00:00.000000" office:value-type="date" table:style-name="Cell11"/>
          <table:table-cell office:value-type="string" table:style-name="Cell2">
            <text:p>A58</text:p>
          </table:table-cell>
          <table:table-cell office:value="15" office:value-type="float"/>
          <table:table-cell office:value="25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2" office:value-type="float"/>
          <table:table-cell office:date-value="2023-01-28T00:00:00.000000" office:value-type="date" table:style-name="Cell11"/>
          <table:table-cell office:value-type="string" table:style-name="Cell2">
            <text:p>A7</text:p>
          </table:table-cell>
          <table:table-cell office:value="12" office:value-type="float"/>
          <table:table-cell office:value="3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3" office:value-type="float"/>
          <table:table-cell office:date-value="2023-01-29T00:00:00.000000" office:value-type="date" table:style-name="Cell11"/>
          <table:table-cell office:value-type="string" table:style-name="Cell2">
            <text:p>A7</text:p>
          </table:table-cell>
          <table:table-cell office:value="5" office:value-type="float"/>
          <table:table-cell office:value="2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4" office:value-type="float"/>
          <table:table-cell office:date-value="2023-01-29T00:00:00.000000" office:value-type="date" table:style-name="Cell11"/>
          <table:table-cell office:value-type="string" table:style-name="Cell2">
            <text:p>A48</text:p>
          </table:table-cell>
          <table:table-cell office:value="14" office:value-type="float"/>
          <table:table-cell office:value="3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5" office:value-type="float"/>
          <table:table-cell office:date-value="2023-01-29T00:00:00.000000" office:value-type="date" table:style-name="Cell11"/>
          <table:table-cell office:value-type="string" table:style-name="Cell2">
            <text:p>A17</text:p>
          </table:table-cell>
          <table:table-cell office:value="2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6" office:value-type="float"/>
          <table:table-cell office:date-value="2023-01-29T00:00:00.000000" office:value-type="date" table:style-name="Cell11"/>
          <table:table-cell office:value-type="string" table:style-name="Cell2">
            <text:p>A54</text:p>
          </table:table-cell>
          <table:table-cell office:value="1" office:value-type="float"/>
          <table:table-cell office:value="4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7" office:value-type="float"/>
          <table:table-cell office:date-value="2023-01-30T00:00:00.000000" office:value-type="date" table:style-name="Cell11"/>
          <table:table-cell office:value-type="string" table:style-name="Cell2">
            <text:p>A65</text:p>
          </table:table-cell>
          <table:table-cell office:value="3" office:value-type="float"/>
          <table:table-cell office:value="3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" office:value-type="float"/>
          <table:table-cell office:date-value="2023-01-30T00:00:00.000000" office:value-type="date" table:style-name="Cell11"/>
          <table:table-cell office:value-type="string" table:style-name="Cell2">
            <text:p>A36</text:p>
          </table:table-cell>
          <table:table-cell office:value="2" office:value-type="float"/>
          <table:table-cell office:value="2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" office:value-type="float"/>
          <table:table-cell office:date-value="2023-01-30T00:00:00.000000" office:value-type="date" table:style-name="Cell11"/>
          <table:table-cell office:value-type="string" table:style-name="Cell2">
            <text:p>A43</text:p>
          </table:table-cell>
          <table:table-cell office:value="11" office:value-type="float"/>
          <table:table-cell office:value="3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" office:value-type="float"/>
          <table:table-cell office:date-value="2023-01-30T00:00:00.000000" office:value-type="date" table:style-name="Cell11"/>
          <table:table-cell office:value-type="string" table:style-name="Cell2">
            <text:p>A47</text:p>
          </table:table-cell>
          <table:table-cell office:value="5" office:value-type="float"/>
          <table:table-cell office:value="2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" office:value-type="float"/>
          <table:table-cell office:date-value="2023-01-31T00:00:00.000000" office:value-type="date" table:style-name="Cell11"/>
          <table:table-cell office:value-type="string" table:style-name="Cell2">
            <text:p>A32</text:p>
          </table:table-cell>
          <table:table-cell office:value="11" office:value-type="float"/>
          <table:table-cell office:value="3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" office:value-type="float"/>
          <table:table-cell office:date-value="2023-01-31T00:00:00.000000" office:value-type="date" table:style-name="Cell11"/>
          <table:table-cell office:value-type="string" table:style-name="Cell2">
            <text:p>A64</text:p>
          </table:table-cell>
          <table:table-cell office:value="14" office:value-type="float"/>
          <table:table-cell office:value="3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" office:value-type="float"/>
          <table:table-cell office:date-value="2023-01-31T00:00:00.000000" office:value-type="date" table:style-name="Cell11"/>
          <table:table-cell office:value-type="string" table:style-name="Cell2">
            <text:p>A39</text:p>
          </table:table-cell>
          <table:table-cell office:value="4" office:value-type="float"/>
          <table:table-cell office:value="1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" office:value-type="float"/>
          <table:table-cell office:date-value="2023-01-31T00:00:00.000000" office:value-type="date" table:style-name="Cell11"/>
          <table:table-cell office:value-type="string" table:style-name="Cell2">
            <text:p>A16</text:p>
          </table:table-cell>
          <table:table-cell office:value="15" office:value-type="float"/>
          <table:table-cell office:value="3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" office:value-type="float"/>
          <table:table-cell office:date-value="2023-02-01T00:00:00.000000" office:value-type="date" table:style-name="Cell11"/>
          <table:table-cell office:value-type="string" table:style-name="Cell2">
            <text:p>A53</text:p>
          </table:table-cell>
          <table:table-cell office:value="7" office:value-type="float"/>
          <table:table-cell office:value="2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" office:value-type="float"/>
          <table:table-cell office:date-value="2023-02-01T00:00:00.000000" office:value-type="date" table:style-name="Cell11"/>
          <table:table-cell office:value-type="string" table:style-name="Cell2">
            <text:p>A65</text:p>
          </table:table-cell>
          <table:table-cell office:value="10" office:value-type="float"/>
          <table:table-cell office:value="4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" office:value-type="float"/>
          <table:table-cell office:date-value="2023-02-01T00:00:00.000000" office:value-type="date" table:style-name="Cell11"/>
          <table:table-cell office:value-type="string" table:style-name="Cell2">
            <text:p>A14</text:p>
          </table:table-cell>
          <table:table-cell office:value="4" office:value-type="float"/>
          <table:table-cell office:value="2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" office:value-type="float"/>
          <table:table-cell office:date-value="2023-02-01T00:00:00.000000" office:value-type="date" table:style-name="Cell11"/>
          <table:table-cell office:value-type="string" table:style-name="Cell2">
            <text:p>A51</text:p>
          </table:table-cell>
          <table:table-cell office:value="13" office:value-type="float"/>
          <table:table-cell office:value="3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" office:value-type="float"/>
          <table:table-cell office:date-value="2023-02-02T00:00:00.000000" office:value-type="date" table:style-name="Cell11"/>
          <table:table-cell office:value-type="string" table:style-name="Cell2">
            <text:p>A58</text:p>
          </table:table-cell>
          <table:table-cell office:value="7" office:value-type="float"/>
          <table:table-cell office:value="1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" office:value-type="float"/>
          <table:table-cell office:date-value="2023-02-02T00:00:00.000000" office:value-type="date" table:style-name="Cell11"/>
          <table:table-cell office:value-type="string" table:style-name="Cell2">
            <text:p>A11</text:p>
          </table:table-cell>
          <table:table-cell office:value="1" office:value-type="float"/>
          <table:table-cell office:value="2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" office:value-type="float"/>
          <table:table-cell office:date-value="2023-02-02T00:00:00.000000" office:value-type="date" table:style-name="Cell11"/>
          <table:table-cell office:value-type="string" table:style-name="Cell2">
            <text:p>A63</text:p>
          </table:table-cell>
          <table:table-cell office:value="2" office:value-type="float"/>
          <table:table-cell office:value="29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" office:value-type="float"/>
          <table:table-cell office:date-value="2023-02-02T00:00:00.000000" office:value-type="date" table:style-name="Cell11"/>
          <table:table-cell office:value-type="string" table:style-name="Cell2">
            <text:p>A59</text:p>
          </table:table-cell>
          <table:table-cell office:value="14" office:value-type="float"/>
          <table:table-cell office:value="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" office:value-type="float"/>
          <table:table-cell office:date-value="2023-02-03T00:00:00.000000" office:value-type="date" table:style-name="Cell11"/>
          <table:table-cell office:value-type="string" table:style-name="Cell2">
            <text:p>A43</text:p>
          </table:table-cell>
          <table:table-cell office:value="13" office:value-type="float"/>
          <table:table-cell office:value="2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" office:value-type="float"/>
          <table:table-cell office:date-value="2023-02-03T00:00:00.000000" office:value-type="date" table:style-name="Cell11"/>
          <table:table-cell office:value-type="string" table:style-name="Cell2">
            <text:p>A51</text:p>
          </table:table-cell>
          <table:table-cell office:value="3" office:value-type="float"/>
          <table:table-cell office:value="3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" office:value-type="float"/>
          <table:table-cell office:date-value="2023-02-03T00:00:00.000000" office:value-type="date" table:style-name="Cell11"/>
          <table:table-cell office:value-type="string" table:style-name="Cell2">
            <text:p>A40</text:p>
          </table:table-cell>
          <table:table-cell office:value="9" office:value-type="float"/>
          <table:table-cell office:value="1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" office:value-type="float"/>
          <table:table-cell office:date-value="2023-02-03T00:00:00.000000" office:value-type="date" table:style-name="Cell11"/>
          <table:table-cell office:value-type="string" table:style-name="Cell2">
            <text:p>A54</text:p>
          </table:table-cell>
          <table:table-cell office:value="6" office:value-type="float"/>
          <table:table-cell office:value="1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" office:value-type="float"/>
          <table:table-cell office:date-value="2023-02-04T00:00:00.000000" office:value-type="date" table:style-name="Cell11"/>
          <table:table-cell office:value-type="string" table:style-name="Cell2">
            <text:p>A64</text:p>
          </table:table-cell>
          <table:table-cell office:value="6" office:value-type="float"/>
          <table:table-cell office:value="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" office:value-type="float"/>
          <table:table-cell office:date-value="2023-02-04T00:00:00.000000" office:value-type="date" table:style-name="Cell11"/>
          <table:table-cell office:value-type="string" table:style-name="Cell2">
            <text:p>A8</text:p>
          </table:table-cell>
          <table:table-cell office:value="1" office:value-type="float"/>
          <table:table-cell office:value="3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" office:value-type="float"/>
          <table:table-cell office:date-value="2023-02-04T00:00:00.000000" office:value-type="date" table:style-name="Cell11"/>
          <table:table-cell office:value-type="string" table:style-name="Cell2">
            <text:p>A15</text:p>
          </table:table-cell>
          <table:table-cell office:value="1" office:value-type="float"/>
          <table:table-cell office:value="1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" office:value-type="float"/>
          <table:table-cell office:date-value="2023-02-04T00:00:00.000000" office:value-type="date" table:style-name="Cell11"/>
          <table:table-cell office:value-type="string" table:style-name="Cell2">
            <text:p>A2</text:p>
          </table:table-cell>
          <table:table-cell office:value="3" office:value-type="float"/>
          <table:table-cell office:value="1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" office:value-type="float"/>
          <table:table-cell office:date-value="2023-02-05T00:00:00.000000" office:value-type="date" table:style-name="Cell11"/>
          <table:table-cell office:value-type="string" table:style-name="Cell2">
            <text:p>A41</text:p>
          </table:table-cell>
          <table:table-cell office:value="13" office:value-type="float"/>
          <table:table-cell office:value="2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" office:value-type="float"/>
          <table:table-cell office:date-value="2023-02-05T00:00:00.000000" office:value-type="date" table:style-name="Cell11"/>
          <table:table-cell office:value-type="string" table:style-name="Cell2">
            <text:p>A54</text:p>
          </table:table-cell>
          <table:table-cell office:value="6" office:value-type="float"/>
          <table:table-cell office:value="23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" office:value-type="float"/>
          <table:table-cell office:date-value="2023-02-05T00:00:00.000000" office:value-type="date" table:style-name="Cell11"/>
          <table:table-cell office:value-type="string" table:style-name="Cell2">
            <text:p>A39</text:p>
          </table:table-cell>
          <table:table-cell office:value="8" office:value-type="float"/>
          <table:table-cell office:value="2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" office:value-type="float"/>
          <table:table-cell office:date-value="2023-02-05T00:00:00.000000" office:value-type="date" table:style-name="Cell11"/>
          <table:table-cell office:value-type="string" table:style-name="Cell2">
            <text:p>A2</text:p>
          </table:table-cell>
          <table:table-cell office:value="12" office:value-type="float"/>
          <table:table-cell office:value="2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" office:value-type="float"/>
          <table:table-cell office:date-value="2023-02-06T00:00:00.000000" office:value-type="date" table:style-name="Cell11"/>
          <table:table-cell office:value-type="string" table:style-name="Cell2">
            <text:p>A22</text:p>
          </table:table-cell>
          <table:table-cell office:value="12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" office:value-type="float"/>
          <table:table-cell office:date-value="2023-02-06T00:00:00.000000" office:value-type="date" table:style-name="Cell11"/>
          <table:table-cell office:value-type="string" table:style-name="Cell2">
            <text:p>A47</text:p>
          </table:table-cell>
          <table:table-cell office:value="14" office:value-type="float"/>
          <table:table-cell office:value="11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7" office:value-type="float"/>
          <table:table-cell office:date-value="2023-02-06T00:00:00.000000" office:value-type="date" table:style-name="Cell11"/>
          <table:table-cell office:value-type="string" table:style-name="Cell2">
            <text:p>A32</text:p>
          </table:table-cell>
          <table:table-cell office:value="6" office:value-type="float"/>
          <table:table-cell office:value="3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8" office:value-type="float"/>
          <table:table-cell office:date-value="2023-02-06T00:00:00.000000" office:value-type="date" table:style-name="Cell11"/>
          <table:table-cell office:value-type="string" table:style-name="Cell2">
            <text:p>A13</text:p>
          </table:table-cell>
          <table:table-cell office:value="6" office:value-type="float"/>
          <table:table-cell office:value="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9" office:value-type="float"/>
          <table:table-cell office:date-value="2023-02-07T00:00:00.000000" office:value-type="date" table:style-name="Cell11"/>
          <table:table-cell office:value-type="string" table:style-name="Cell2">
            <text:p>A58</text:p>
          </table:table-cell>
          <table:table-cell office:value="10" office:value-type="float"/>
          <table:table-cell office:value="2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0" office:value-type="float"/>
          <table:table-cell office:date-value="2023-02-07T00:00:00.000000" office:value-type="date" table:style-name="Cell11"/>
          <table:table-cell office:value-type="string" table:style-name="Cell2">
            <text:p>A47</text:p>
          </table:table-cell>
          <table:table-cell office:value="5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1" office:value-type="float"/>
          <table:table-cell office:date-value="2023-02-07T00:00:00.000000" office:value-type="date" table:style-name="Cell11"/>
          <table:table-cell office:value-type="string" table:style-name="Cell2">
            <text:p>A35</text:p>
          </table:table-cell>
          <table:table-cell office:value="13" office:value-type="float"/>
          <table:table-cell office:value="2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2" office:value-type="float"/>
          <table:table-cell office:date-value="2023-02-07T00:00:00.000000" office:value-type="date" table:style-name="Cell11"/>
          <table:table-cell office:value-type="string" table:style-name="Cell2">
            <text:p>A57</text:p>
          </table:table-cell>
          <table:table-cell office:value="8" office:value-type="float"/>
          <table:table-cell office:value="3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3" office:value-type="float"/>
          <table:table-cell office:date-value="2023-02-08T00:00:00.000000" office:value-type="date" table:style-name="Cell11"/>
          <table:table-cell office:value-type="string" table:style-name="Cell2">
            <text:p>A62</text:p>
          </table:table-cell>
          <table:table-cell office:value="5" office:value-type="float"/>
          <table:table-cell office:value="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4" office:value-type="float"/>
          <table:table-cell office:date-value="2023-02-08T00:00:00.000000" office:value-type="date" table:style-name="Cell11"/>
          <table:table-cell office:value-type="string" table:style-name="Cell2">
            <text:p>A57</text:p>
          </table:table-cell>
          <table:table-cell office:value="14" office:value-type="float"/>
          <table:table-cell office:value="1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5" office:value-type="float"/>
          <table:table-cell office:date-value="2023-02-08T00:00:00.000000" office:value-type="date" table:style-name="Cell11"/>
          <table:table-cell office:value-type="string" table:style-name="Cell2">
            <text:p>A59</text:p>
          </table:table-cell>
          <table:table-cell office:value="4" office:value-type="float"/>
          <table:table-cell office:value="23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6" office:value-type="float"/>
          <table:table-cell office:date-value="2023-02-08T00:00:00.000000" office:value-type="date" table:style-name="Cell11"/>
          <table:table-cell office:value-type="string" table:style-name="Cell2">
            <text:p>A48</text:p>
          </table:table-cell>
          <table:table-cell office:value="13" office:value-type="float"/>
          <table:table-cell office:value="1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7" office:value-type="float"/>
          <table:table-cell office:date-value="2023-02-09T00:00:00.000000" office:value-type="date" table:style-name="Cell11"/>
          <table:table-cell office:value-type="string" table:style-name="Cell2">
            <text:p>A14</text:p>
          </table:table-cell>
          <table:table-cell office:value="12" office:value-type="float"/>
          <table:table-cell office:value="3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8" office:value-type="float"/>
          <table:table-cell office:date-value="2023-02-09T00:00:00.000000" office:value-type="date" table:style-name="Cell11"/>
          <table:table-cell office:value-type="string" table:style-name="Cell2">
            <text:p>A41</text:p>
          </table:table-cell>
          <table:table-cell office:value="15" office:value-type="float"/>
          <table:table-cell office:value="38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59" office:value-type="float"/>
          <table:table-cell office:date-value="2023-02-09T00:00:00.000000" office:value-type="date" table:style-name="Cell11"/>
          <table:table-cell office:value-type="string" table:style-name="Cell2">
            <text:p>A23</text:p>
          </table:table-cell>
          <table:table-cell office:value="9" office:value-type="float"/>
          <table:table-cell office:value="35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0" office:value-type="float"/>
          <table:table-cell office:date-value="2023-02-09T00:00:00.000000" office:value-type="date" table:style-name="Cell11"/>
          <table:table-cell office:value-type="string" table:style-name="Cell2">
            <text:p>A24</text:p>
          </table:table-cell>
          <table:table-cell office:value="6" office:value-type="float"/>
          <table:table-cell office:value="3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1" office:value-type="float"/>
          <table:table-cell office:date-value="2023-02-10T00:00:00.000000" office:value-type="date" table:style-name="Cell11"/>
          <table:table-cell office:value-type="string" table:style-name="Cell2">
            <text:p>A12</text:p>
          </table:table-cell>
          <table:table-cell office:value="3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2" office:value-type="float"/>
          <table:table-cell office:date-value="2023-02-10T00:00:00.000000" office:value-type="date" table:style-name="Cell11"/>
          <table:table-cell office:value-type="string" table:style-name="Cell2">
            <text:p>A31</text:p>
          </table:table-cell>
          <table:table-cell office:value="11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3" office:value-type="float"/>
          <table:table-cell office:date-value="2023-02-10T00:00:00.000000" office:value-type="date" table:style-name="Cell11"/>
          <table:table-cell office:value-type="string" table:style-name="Cell2">
            <text:p>A51</text:p>
          </table:table-cell>
          <table:table-cell office:value="12" office:value-type="float"/>
          <table:table-cell office:value="2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4" office:value-type="float"/>
          <table:table-cell office:date-value="2023-02-10T00:00:00.000000" office:value-type="date" table:style-name="Cell11"/>
          <table:table-cell office:value-type="string" table:style-name="Cell2">
            <text:p>A27</text:p>
          </table:table-cell>
          <table:table-cell office:value="4" office:value-type="float"/>
          <table:table-cell office:value="1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5" office:value-type="float"/>
          <table:table-cell office:date-value="2023-02-11T00:00:00.000000" office:value-type="date" table:style-name="Cell11"/>
          <table:table-cell office:value-type="string" table:style-name="Cell2">
            <text:p>A47</text:p>
          </table:table-cell>
          <table:table-cell office:value="13" office:value-type="float"/>
          <table:table-cell office:value="1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6" office:value-type="float"/>
          <table:table-cell office:date-value="2023-02-11T00:00:00.000000" office:value-type="date" table:style-name="Cell11"/>
          <table:table-cell office:value-type="string" table:style-name="Cell2">
            <text:p>A62</text:p>
          </table:table-cell>
          <table:table-cell office:value="13" office:value-type="float"/>
          <table:table-cell office:value="35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7" office:value-type="float"/>
          <table:table-cell office:date-value="2023-02-11T00:00:00.000000" office:value-type="date" table:style-name="Cell11"/>
          <table:table-cell office:value-type="string" table:style-name="Cell2">
            <text:p>A5</text:p>
          </table:table-cell>
          <table:table-cell office:value="5" office:value-type="float"/>
          <table:table-cell office:value="3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8" office:value-type="float"/>
          <table:table-cell office:date-value="2023-02-11T00:00:00.000000" office:value-type="date" table:style-name="Cell11"/>
          <table:table-cell office:value-type="string" table:style-name="Cell2">
            <text:p>A18</text:p>
          </table:table-cell>
          <table:table-cell office:value="15" office:value-type="float"/>
          <table:table-cell office:value="1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69" office:value-type="float"/>
          <table:table-cell office:date-value="2023-02-12T00:00:00.000000" office:value-type="date" table:style-name="Cell11"/>
          <table:table-cell office:value-type="string" table:style-name="Cell2">
            <text:p>A37</text:p>
          </table:table-cell>
          <table:table-cell office:value="9" office:value-type="float"/>
          <table:table-cell office:value="3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0" office:value-type="float"/>
          <table:table-cell office:date-value="2023-02-12T00:00:00.000000" office:value-type="date" table:style-name="Cell11"/>
          <table:table-cell office:value-type="string" table:style-name="Cell2">
            <text:p>A25</text:p>
          </table:table-cell>
          <table:table-cell office:value="4" office:value-type="float"/>
          <table:table-cell office:value="3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1" office:value-type="float"/>
          <table:table-cell office:date-value="2023-02-12T00:00:00.000000" office:value-type="date" table:style-name="Cell11"/>
          <table:table-cell office:value-type="string" table:style-name="Cell2">
            <text:p>A49</text:p>
          </table:table-cell>
          <table:table-cell office:value="8" office:value-type="float"/>
          <table:table-cell office:value="3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2" office:value-type="float"/>
          <table:table-cell office:date-value="2023-02-12T00:00:00.000000" office:value-type="date" table:style-name="Cell11"/>
          <table:table-cell office:value-type="string" table:style-name="Cell2">
            <text:p>A47</text:p>
          </table:table-cell>
          <table:table-cell office:value="1" office:value-type="float"/>
          <table:table-cell office:value="3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3" office:value-type="float"/>
          <table:table-cell office:date-value="2023-02-13T00:00:00.000000" office:value-type="date" table:style-name="Cell11"/>
          <table:table-cell office:value-type="string" table:style-name="Cell2">
            <text:p>A23</text:p>
          </table:table-cell>
          <table:table-cell office:value="2" office:value-type="float"/>
          <table:table-cell office:value="1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4" office:value-type="float"/>
          <table:table-cell office:date-value="2023-02-13T00:00:00.000000" office:value-type="date" table:style-name="Cell11"/>
          <table:table-cell office:value-type="string" table:style-name="Cell2">
            <text:p>A21</text:p>
          </table:table-cell>
          <table:table-cell office:value="3" office:value-type="float"/>
          <table:table-cell office:value="3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5" office:value-type="float"/>
          <table:table-cell office:date-value="2023-02-13T00:00:00.000000" office:value-type="date" table:style-name="Cell11"/>
          <table:table-cell office:value-type="string" table:style-name="Cell2">
            <text:p>A50</text:p>
          </table:table-cell>
          <table:table-cell office:value="12" office:value-type="float"/>
          <table:table-cell office:value="38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6" office:value-type="float"/>
          <table:table-cell office:date-value="2023-02-13T00:00:00.000000" office:value-type="date" table:style-name="Cell11"/>
          <table:table-cell office:value-type="string" table:style-name="Cell2">
            <text:p>A11</text:p>
          </table:table-cell>
          <table:table-cell office:value="15" office:value-type="float"/>
          <table:table-cell office:value="2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7" office:value-type="float"/>
          <table:table-cell office:date-value="2023-02-14T00:00:00.000000" office:value-type="date" table:style-name="Cell11"/>
          <table:table-cell office:value-type="string" table:style-name="Cell2">
            <text:p>A19</text:p>
          </table:table-cell>
          <table:table-cell office:value="9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8" office:value-type="float"/>
          <table:table-cell office:date-value="2023-02-14T00:00:00.000000" office:value-type="date" table:style-name="Cell11"/>
          <table:table-cell office:value-type="string" table:style-name="Cell2">
            <text:p>A21</text:p>
          </table:table-cell>
          <table:table-cell office:value="11" office:value-type="float"/>
          <table:table-cell office:value="3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79" office:value-type="float"/>
          <table:table-cell office:date-value="2023-02-14T00:00:00.000000" office:value-type="date" table:style-name="Cell11"/>
          <table:table-cell office:value-type="string" table:style-name="Cell2">
            <text:p>A48</text:p>
          </table:table-cell>
          <table:table-cell office:value="3" office:value-type="float"/>
          <table:table-cell office:value="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0" office:value-type="float"/>
          <table:table-cell office:date-value="2023-02-14T00:00:00.000000" office:value-type="date" table:style-name="Cell11"/>
          <table:table-cell office:value-type="string" table:style-name="Cell2">
            <text:p>A21</text:p>
          </table:table-cell>
          <table:table-cell office:value="1" office:value-type="float"/>
          <table:table-cell office:value="3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1" office:value-type="float"/>
          <table:table-cell office:date-value="2023-02-15T00:00:00.000000" office:value-type="date" table:style-name="Cell11"/>
          <table:table-cell office:value-type="string" table:style-name="Cell2">
            <text:p>A1</text:p>
          </table:table-cell>
          <table:table-cell office:value="5" office:value-type="float"/>
          <table:table-cell office:value="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2" office:value-type="float"/>
          <table:table-cell office:date-value="2023-02-15T00:00:00.000000" office:value-type="date" table:style-name="Cell11"/>
          <table:table-cell office:value-type="string" table:style-name="Cell2">
            <text:p>A38</text:p>
          </table:table-cell>
          <table:table-cell office:value="6" office:value-type="float"/>
          <table:table-cell office:value="4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3" office:value-type="float"/>
          <table:table-cell office:date-value="2023-02-15T00:00:00.000000" office:value-type="date" table:style-name="Cell11"/>
          <table:table-cell office:value-type="string" table:style-name="Cell2">
            <text:p>A30</text:p>
          </table:table-cell>
          <table:table-cell office:value="5" office:value-type="float"/>
          <table:table-cell office:value="2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4" office:value-type="float"/>
          <table:table-cell office:date-value="2023-02-15T00:00:00.000000" office:value-type="date" table:style-name="Cell11"/>
          <table:table-cell office:value-type="string" table:style-name="Cell2">
            <text:p>A1</text:p>
          </table:table-cell>
          <table:table-cell office:value="15" office:value-type="float"/>
          <table:table-cell office:value="3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5" office:value-type="float"/>
          <table:table-cell office:date-value="2023-02-16T00:00:00.000000" office:value-type="date" table:style-name="Cell11"/>
          <table:table-cell office:value-type="string" table:style-name="Cell2">
            <text:p>A50</text:p>
          </table:table-cell>
          <table:table-cell office:value="13" office:value-type="float"/>
          <table:table-cell office:value="41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6" office:value-type="float"/>
          <table:table-cell office:date-value="2023-02-16T00:00:00.000000" office:value-type="date" table:style-name="Cell11"/>
          <table:table-cell office:value-type="string" table:style-name="Cell2">
            <text:p>A6</text:p>
          </table:table-cell>
          <table:table-cell office:value="1" office:value-type="float"/>
          <table:table-cell office:value="33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7" office:value-type="float"/>
          <table:table-cell office:date-value="2023-02-16T00:00:00.000000" office:value-type="date" table:style-name="Cell11"/>
          <table:table-cell office:value-type="string" table:style-name="Cell2">
            <text:p>A61</text:p>
          </table:table-cell>
          <table:table-cell office:value="15" office:value-type="float"/>
          <table:table-cell office:value="4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8" office:value-type="float"/>
          <table:table-cell office:date-value="2023-02-16T00:00:00.000000" office:value-type="date" table:style-name="Cell11"/>
          <table:table-cell office:value-type="string" table:style-name="Cell2">
            <text:p>A48</text:p>
          </table:table-cell>
          <table:table-cell office:value="6" office:value-type="float"/>
          <table:table-cell office:value="1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89" office:value-type="float"/>
          <table:table-cell office:date-value="2023-02-17T00:00:00.000000" office:value-type="date" table:style-name="Cell11"/>
          <table:table-cell office:value-type="string" table:style-name="Cell2">
            <text:p>A4</text:p>
          </table:table-cell>
          <table:table-cell office:value="11" office:value-type="float"/>
          <table:table-cell office:value="3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0" office:value-type="float"/>
          <table:table-cell office:date-value="2023-02-17T00:00:00.000000" office:value-type="date" table:style-name="Cell11"/>
          <table:table-cell office:value-type="string" table:style-name="Cell2">
            <text:p>A3</text:p>
          </table:table-cell>
          <table:table-cell office:value="6" office:value-type="float"/>
          <table:table-cell office:value="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1" office:value-type="float"/>
          <table:table-cell office:date-value="2023-02-17T00:00:00.000000" office:value-type="date" table:style-name="Cell11"/>
          <table:table-cell office:value-type="string" table:style-name="Cell2">
            <text:p>A60</text:p>
          </table:table-cell>
          <table:table-cell office:value="11" office:value-type="float"/>
          <table:table-cell office:value="3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2" office:value-type="float"/>
          <table:table-cell office:date-value="2023-02-17T00:00:00.000000" office:value-type="date" table:style-name="Cell11"/>
          <table:table-cell office:value-type="string" table:style-name="Cell2">
            <text:p>A19</text:p>
          </table:table-cell>
          <table:table-cell office:value="14" office:value-type="float"/>
          <table:table-cell office:value="2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3" office:value-type="float"/>
          <table:table-cell office:date-value="2023-02-18T00:00:00.000000" office:value-type="date" table:style-name="Cell11"/>
          <table:table-cell office:value-type="string" table:style-name="Cell2">
            <text:p>A60</text:p>
          </table:table-cell>
          <table:table-cell office:value="5" office:value-type="float"/>
          <table:table-cell office:value="3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4" office:value-type="float"/>
          <table:table-cell office:date-value="2023-02-18T00:00:00.000000" office:value-type="date" table:style-name="Cell11"/>
          <table:table-cell office:value-type="string" table:style-name="Cell2">
            <text:p>A5</text:p>
          </table:table-cell>
          <table:table-cell office:value="14" office:value-type="float"/>
          <table:table-cell office:value="2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5" office:value-type="float"/>
          <table:table-cell office:date-value="2023-02-18T00:00:00.000000" office:value-type="date" table:style-name="Cell11"/>
          <table:table-cell office:value-type="string" table:style-name="Cell2">
            <text:p>A23</text:p>
          </table:table-cell>
          <table:table-cell office:value="2" office:value-type="float"/>
          <table:table-cell office:value="2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6" office:value-type="float"/>
          <table:table-cell office:date-value="2023-02-18T00:00:00.000000" office:value-type="date" table:style-name="Cell11"/>
          <table:table-cell office:value-type="string" table:style-name="Cell2">
            <text:p>A41</text:p>
          </table:table-cell>
          <table:table-cell office:value="1" office:value-type="float"/>
          <table:table-cell office:value="2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7" office:value-type="float"/>
          <table:table-cell office:date-value="2023-02-19T00:00:00.000000" office:value-type="date" table:style-name="Cell11"/>
          <table:table-cell office:value-type="string" table:style-name="Cell2">
            <text:p>A11</text:p>
          </table:table-cell>
          <table:table-cell office:value="7" office:value-type="float"/>
          <table:table-cell office:value="4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8" office:value-type="float"/>
          <table:table-cell office:date-value="2023-02-19T00:00:00.000000" office:value-type="date" table:style-name="Cell11"/>
          <table:table-cell office:value-type="string" table:style-name="Cell2">
            <text:p>A49</text:p>
          </table:table-cell>
          <table:table-cell office:value="4" office:value-type="float"/>
          <table:table-cell office:value="1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99" office:value-type="float"/>
          <table:table-cell office:date-value="2023-02-19T00:00:00.000000" office:value-type="date" table:style-name="Cell11"/>
          <table:table-cell office:value-type="string" table:style-name="Cell2">
            <text:p>A21</text:p>
          </table:table-cell>
          <table:table-cell office:value="11" office:value-type="float"/>
          <table:table-cell office:value="3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0" office:value-type="float"/>
          <table:table-cell office:date-value="2023-02-19T00:00:00.000000" office:value-type="date" table:style-name="Cell11"/>
          <table:table-cell office:value-type="string" table:style-name="Cell2">
            <text:p>A50</text:p>
          </table:table-cell>
          <table:table-cell office:value="15" office:value-type="float"/>
          <table:table-cell office:value="2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1" office:value-type="float"/>
          <table:table-cell office:date-value="2023-02-20T00:00:00.000000" office:value-type="date" table:style-name="Cell11"/>
          <table:table-cell office:value-type="string" table:style-name="Cell2">
            <text:p>A63</text:p>
          </table:table-cell>
          <table:table-cell office:value="8" office:value-type="float"/>
          <table:table-cell office:value="2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2" office:value-type="float"/>
          <table:table-cell office:date-value="2023-02-20T00:00:00.000000" office:value-type="date" table:style-name="Cell11"/>
          <table:table-cell office:value-type="string" table:style-name="Cell2">
            <text:p>A6</text:p>
          </table:table-cell>
          <table:table-cell office:value="13" office:value-type="float"/>
          <table:table-cell office:value="28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3" office:value-type="float"/>
          <table:table-cell office:date-value="2023-02-20T00:00:00.000000" office:value-type="date" table:style-name="Cell11"/>
          <table:table-cell office:value-type="string" table:style-name="Cell2">
            <text:p>A57</text:p>
          </table:table-cell>
          <table:table-cell office:value="11" office:value-type="float"/>
          <table:table-cell office:value="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4" office:value-type="float"/>
          <table:table-cell office:date-value="2023-02-20T00:00:00.000000" office:value-type="date" table:style-name="Cell11"/>
          <table:table-cell office:value-type="string" table:style-name="Cell2">
            <text:p>A15</text:p>
          </table:table-cell>
          <table:table-cell office:value="4" office:value-type="float"/>
          <table:table-cell office:value="4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5" office:value-type="float"/>
          <table:table-cell office:date-value="2023-02-21T00:00:00.000000" office:value-type="date" table:style-name="Cell11"/>
          <table:table-cell office:value-type="string" table:style-name="Cell2">
            <text:p>A61</text:p>
          </table:table-cell>
          <table:table-cell office:value="11" office:value-type="float"/>
          <table:table-cell office:value="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6" office:value-type="float"/>
          <table:table-cell office:date-value="2023-02-21T00:00:00.000000" office:value-type="date" table:style-name="Cell11"/>
          <table:table-cell office:value-type="string" table:style-name="Cell2">
            <text:p>A11</text:p>
          </table:table-cell>
          <table:table-cell office:value="11" office:value-type="float"/>
          <table:table-cell office:value="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7" office:value-type="float"/>
          <table:table-cell office:date-value="2023-02-21T00:00:00.000000" office:value-type="date" table:style-name="Cell11"/>
          <table:table-cell office:value-type="string" table:style-name="Cell2">
            <text:p>A61</text:p>
          </table:table-cell>
          <table:table-cell office:value="3" office:value-type="float"/>
          <table:table-cell office:value="4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8" office:value-type="float"/>
          <table:table-cell office:date-value="2023-02-21T00:00:00.000000" office:value-type="date" table:style-name="Cell11"/>
          <table:table-cell office:value-type="string" table:style-name="Cell2">
            <text:p>A12</text:p>
          </table:table-cell>
          <table:table-cell office:value="10" office:value-type="float"/>
          <table:table-cell office:value="1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09" office:value-type="float"/>
          <table:table-cell office:date-value="2023-02-22T00:00:00.000000" office:value-type="date" table:style-name="Cell11"/>
          <table:table-cell office:value-type="string" table:style-name="Cell2">
            <text:p>A63</text:p>
          </table:table-cell>
          <table:table-cell office:value="1" office:value-type="float"/>
          <table:table-cell office:value="3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0" office:value-type="float"/>
          <table:table-cell office:date-value="2023-02-22T00:00:00.000000" office:value-type="date" table:style-name="Cell11"/>
          <table:table-cell office:value-type="string" table:style-name="Cell2">
            <text:p>A29</text:p>
          </table:table-cell>
          <table:table-cell office:value="14" office:value-type="float"/>
          <table:table-cell office:value="2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1" office:value-type="float"/>
          <table:table-cell office:date-value="2023-02-22T00:00:00.000000" office:value-type="date" table:style-name="Cell11"/>
          <table:table-cell office:value-type="string" table:style-name="Cell2">
            <text:p>A10</text:p>
          </table:table-cell>
          <table:table-cell office:value="3" office:value-type="float"/>
          <table:table-cell office:value="1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2" office:value-type="float"/>
          <table:table-cell office:date-value="2023-02-22T00:00:00.000000" office:value-type="date" table:style-name="Cell11"/>
          <table:table-cell office:value-type="string" table:style-name="Cell2">
            <text:p>A51</text:p>
          </table:table-cell>
          <table:table-cell office:value="7" office:value-type="float"/>
          <table:table-cell office:value="3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3" office:value-type="float"/>
          <table:table-cell office:date-value="2023-02-23T00:00:00.000000" office:value-type="date" table:style-name="Cell11"/>
          <table:table-cell office:value-type="string" table:style-name="Cell2">
            <text:p>A42</text:p>
          </table:table-cell>
          <table:table-cell office:value="14" office:value-type="float"/>
          <table:table-cell office:value="1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4" office:value-type="float"/>
          <table:table-cell office:date-value="2023-02-23T00:00:00.000000" office:value-type="date" table:style-name="Cell11"/>
          <table:table-cell office:value-type="string" table:style-name="Cell2">
            <text:p>A48</text:p>
          </table:table-cell>
          <table:table-cell office:value="6" office:value-type="float"/>
          <table:table-cell office:value="2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5" office:value-type="float"/>
          <table:table-cell office:date-value="2023-02-23T00:00:00.000000" office:value-type="date" table:style-name="Cell11"/>
          <table:table-cell office:value-type="string" table:style-name="Cell2">
            <text:p>A9</text:p>
          </table:table-cell>
          <table:table-cell office:value="5" office:value-type="float"/>
          <table:table-cell office:value="3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6" office:value-type="float"/>
          <table:table-cell office:date-value="2023-02-23T00:00:00.000000" office:value-type="date" table:style-name="Cell11"/>
          <table:table-cell office:value-type="string" table:style-name="Cell2">
            <text:p>A55</text:p>
          </table:table-cell>
          <table:table-cell office:value="11" office:value-type="float"/>
          <table:table-cell office:value="2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7" office:value-type="float"/>
          <table:table-cell office:date-value="2023-02-24T00:00:00.000000" office:value-type="date" table:style-name="Cell11"/>
          <table:table-cell office:value-type="string" table:style-name="Cell2">
            <text:p>A44</text:p>
          </table:table-cell>
          <table:table-cell office:value="15" office:value-type="float"/>
          <table:table-cell office:value="3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8" office:value-type="float"/>
          <table:table-cell office:date-value="2023-02-24T00:00:00.000000" office:value-type="date" table:style-name="Cell11"/>
          <table:table-cell office:value-type="string" table:style-name="Cell2">
            <text:p>A23</text:p>
          </table:table-cell>
          <table:table-cell office:value="9" office:value-type="float"/>
          <table:table-cell office:value="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19" office:value-type="float"/>
          <table:table-cell office:date-value="2023-02-24T00:00:00.000000" office:value-type="date" table:style-name="Cell11"/>
          <table:table-cell office:value-type="string" table:style-name="Cell2">
            <text:p>A15</text:p>
          </table:table-cell>
          <table:table-cell office:value="7" office:value-type="float"/>
          <table:table-cell office:value="3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0" office:value-type="float"/>
          <table:table-cell office:date-value="2023-02-24T00:00:00.000000" office:value-type="date" table:style-name="Cell11"/>
          <table:table-cell office:value-type="string" table:style-name="Cell2">
            <text:p>A33</text:p>
          </table:table-cell>
          <table:table-cell office:value="4" office:value-type="float"/>
          <table:table-cell office:value="2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1" office:value-type="float"/>
          <table:table-cell office:date-value="2023-02-25T00:00:00.000000" office:value-type="date" table:style-name="Cell11"/>
          <table:table-cell office:value-type="string" table:style-name="Cell2">
            <text:p>A25</text:p>
          </table:table-cell>
          <table:table-cell office:value="14" office:value-type="float"/>
          <table:table-cell office:value="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2" office:value-type="float"/>
          <table:table-cell office:date-value="2023-02-25T00:00:00.000000" office:value-type="date" table:style-name="Cell11"/>
          <table:table-cell office:value-type="string" table:style-name="Cell2">
            <text:p>A61</text:p>
          </table:table-cell>
          <table:table-cell office:value="8" office:value-type="float"/>
          <table:table-cell office:value="2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3" office:value-type="float"/>
          <table:table-cell office:date-value="2023-02-25T00:00:00.000000" office:value-type="date" table:style-name="Cell11"/>
          <table:table-cell office:value-type="string" table:style-name="Cell2">
            <text:p>A33</text:p>
          </table:table-cell>
          <table:table-cell office:value="14" office:value-type="float"/>
          <table:table-cell office:value="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4" office:value-type="float"/>
          <table:table-cell office:date-value="2023-02-25T00:00:00.000000" office:value-type="date" table:style-name="Cell11"/>
          <table:table-cell office:value-type="string" table:style-name="Cell2">
            <text:p>A28</text:p>
          </table:table-cell>
          <table:table-cell office:value="13" office:value-type="float"/>
          <table:table-cell office:value="18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5" office:value-type="float"/>
          <table:table-cell office:date-value="2023-02-26T00:00:00.000000" office:value-type="date" table:style-name="Cell11"/>
          <table:table-cell office:value-type="string" table:style-name="Cell2">
            <text:p>A55</text:p>
          </table:table-cell>
          <table:table-cell office:value="13" office:value-type="float"/>
          <table:table-cell office:value="2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6" office:value-type="float"/>
          <table:table-cell office:date-value="2023-02-26T00:00:00.000000" office:value-type="date" table:style-name="Cell11"/>
          <table:table-cell office:value-type="string" table:style-name="Cell2">
            <text:p>A36</text:p>
          </table:table-cell>
          <table:table-cell office:value="1" office:value-type="float"/>
          <table:table-cell office:value="3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7" office:value-type="float"/>
          <table:table-cell office:date-value="2023-02-26T00:00:00.000000" office:value-type="date" table:style-name="Cell11"/>
          <table:table-cell office:value-type="string" table:style-name="Cell2">
            <text:p>A44</text:p>
          </table:table-cell>
          <table:table-cell office:value="5" office:value-type="float"/>
          <table:table-cell office:value="2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8" office:value-type="float"/>
          <table:table-cell office:date-value="2023-02-26T00:00:00.000000" office:value-type="date" table:style-name="Cell11"/>
          <table:table-cell office:value-type="string" table:style-name="Cell2">
            <text:p>A55</text:p>
          </table:table-cell>
          <table:table-cell office:value="12" office:value-type="float"/>
          <table:table-cell office:value="1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29" office:value-type="float"/>
          <table:table-cell office:date-value="2023-02-27T00:00:00.000000" office:value-type="date" table:style-name="Cell11"/>
          <table:table-cell office:value-type="string" table:style-name="Cell2">
            <text:p>A21</text:p>
          </table:table-cell>
          <table:table-cell office:value="14" office:value-type="float"/>
          <table:table-cell office:value="3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0" office:value-type="float"/>
          <table:table-cell office:date-value="2023-02-27T00:00:00.000000" office:value-type="date" table:style-name="Cell11"/>
          <table:table-cell office:value-type="string" table:style-name="Cell2">
            <text:p>A12</text:p>
          </table:table-cell>
          <table:table-cell office:value="5" office:value-type="float"/>
          <table:table-cell office:value="3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1" office:value-type="float"/>
          <table:table-cell office:date-value="2023-02-27T00:00:00.000000" office:value-type="date" table:style-name="Cell11"/>
          <table:table-cell office:value-type="string" table:style-name="Cell2">
            <text:p>A40</text:p>
          </table:table-cell>
          <table:table-cell office:value="8" office:value-type="float"/>
          <table:table-cell office:value="2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2" office:value-type="float"/>
          <table:table-cell office:date-value="2023-02-27T00:00:00.000000" office:value-type="date" table:style-name="Cell11"/>
          <table:table-cell office:value-type="string" table:style-name="Cell2">
            <text:p>A60</text:p>
          </table:table-cell>
          <table:table-cell office:value="9" office:value-type="float"/>
          <table:table-cell office:value="4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3" office:value-type="float"/>
          <table:table-cell office:date-value="2023-02-28T00:00:00.000000" office:value-type="date" table:style-name="Cell11"/>
          <table:table-cell office:value-type="string" table:style-name="Cell2">
            <text:p>A54</text:p>
          </table:table-cell>
          <table:table-cell office:value="7" office:value-type="float"/>
          <table:table-cell office:value="1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4" office:value-type="float"/>
          <table:table-cell office:date-value="2023-02-28T00:00:00.000000" office:value-type="date" table:style-name="Cell11"/>
          <table:table-cell office:value-type="string" table:style-name="Cell2">
            <text:p>A63</text:p>
          </table:table-cell>
          <table:table-cell office:value="10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5" office:value-type="float"/>
          <table:table-cell office:date-value="2023-02-28T00:00:00.000000" office:value-type="date" table:style-name="Cell11"/>
          <table:table-cell office:value-type="string" table:style-name="Cell2">
            <text:p>A57</text:p>
          </table:table-cell>
          <table:table-cell office:value="15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6" office:value-type="float"/>
          <table:table-cell office:date-value="2023-02-28T00:00:00.000000" office:value-type="date" table:style-name="Cell11"/>
          <table:table-cell office:value-type="string" table:style-name="Cell2">
            <text:p>A60</text:p>
          </table:table-cell>
          <table:table-cell office:value="11" office:value-type="float"/>
          <table:table-cell office:value="2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7" office:value-type="float"/>
          <table:table-cell office:value-type="string" table:style-name="Cell11">
            <text:p>29.02.2023</text:p>
          </table:table-cell>
          <table:table-cell office:value-type="string" table:style-name="Cell2">
            <text:p>A45</text:p>
          </table:table-cell>
          <table:table-cell office:value="4" office:value-type="float"/>
          <table:table-cell office:value="3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8" office:value-type="float"/>
          <table:table-cell office:value-type="string" table:style-name="Cell11">
            <text:p>29.02.2023</text:p>
          </table:table-cell>
          <table:table-cell office:value-type="string" table:style-name="Cell2">
            <text:p>A31</text:p>
          </table:table-cell>
          <table:table-cell office:value="4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39" office:value-type="float"/>
          <table:table-cell office:value-type="string" table:style-name="Cell11">
            <text:p>29.02.2023</text:p>
          </table:table-cell>
          <table:table-cell office:value-type="string" table:style-name="Cell2">
            <text:p>A64</text:p>
          </table:table-cell>
          <table:table-cell office:value="2" office:value-type="float"/>
          <table:table-cell office:value="2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0" office:value-type="float"/>
          <table:table-cell office:value-type="string" table:style-name="Cell11">
            <text:p>29.02.2023</text:p>
          </table:table-cell>
          <table:table-cell office:value-type="string" table:style-name="Cell2">
            <text:p>A8</text:p>
          </table:table-cell>
          <table:table-cell office:value="2" office:value-type="float"/>
          <table:table-cell office:value="2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1" office:value-type="float"/>
          <table:table-cell office:date-value="2023-03-01T00:00:00.000000" office:value-type="date" table:style-name="Cell11"/>
          <table:table-cell office:value-type="string" table:style-name="Cell2">
            <text:p>A3</text:p>
          </table:table-cell>
          <table:table-cell office:value="4" office:value-type="float"/>
          <table:table-cell office:value="2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2" office:value-type="float"/>
          <table:table-cell office:date-value="2023-03-01T00:00:00.000000" office:value-type="date" table:style-name="Cell11"/>
          <table:table-cell office:value-type="string" table:style-name="Cell2">
            <text:p>A40</text:p>
          </table:table-cell>
          <table:table-cell office:value="12" office:value-type="float"/>
          <table:table-cell office:value="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3" office:value-type="float"/>
          <table:table-cell office:date-value="2023-03-01T00:00:00.000000" office:value-type="date" table:style-name="Cell11"/>
          <table:table-cell office:value-type="string" table:style-name="Cell2">
            <text:p>A14</text:p>
          </table:table-cell>
          <table:table-cell office:value="6" office:value-type="float"/>
          <table:table-cell office:value="1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4" office:value-type="float"/>
          <table:table-cell office:date-value="2023-03-01T00:00:00.000000" office:value-type="date" table:style-name="Cell11"/>
          <table:table-cell office:value-type="string" table:style-name="Cell2">
            <text:p>A3</text:p>
          </table:table-cell>
          <table:table-cell office:value="9" office:value-type="float"/>
          <table:table-cell office:value="3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5" office:value-type="float"/>
          <table:table-cell office:date-value="2023-03-02T00:00:00.000000" office:value-type="date" table:style-name="Cell11"/>
          <table:table-cell office:value-type="string" table:style-name="Cell2">
            <text:p>A58</text:p>
          </table:table-cell>
          <table:table-cell office:value="15" office:value-type="float"/>
          <table:table-cell office:value="43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6" office:value-type="float"/>
          <table:table-cell office:date-value="2023-03-02T00:00:00.000000" office:value-type="date" table:style-name="Cell11"/>
          <table:table-cell office:value-type="string" table:style-name="Cell2">
            <text:p>A59</text:p>
          </table:table-cell>
          <table:table-cell office:value="6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7" office:value-type="float"/>
          <table:table-cell office:date-value="2023-03-02T00:00:00.000000" office:value-type="date" table:style-name="Cell11"/>
          <table:table-cell office:value-type="string" table:style-name="Cell2">
            <text:p>A13</text:p>
          </table:table-cell>
          <table:table-cell office:value="14" office:value-type="float"/>
          <table:table-cell office:value="16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8" office:value-type="float"/>
          <table:table-cell office:date-value="2023-03-02T00:00:00.000000" office:value-type="date" table:style-name="Cell11"/>
          <table:table-cell office:value-type="string" table:style-name="Cell2">
            <text:p>A56</text:p>
          </table:table-cell>
          <table:table-cell office:value="9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49" office:value-type="float"/>
          <table:table-cell office:date-value="2023-03-03T00:00:00.000000" office:value-type="date" table:style-name="Cell11"/>
          <table:table-cell office:value-type="string" table:style-name="Cell2">
            <text:p>A47</text:p>
          </table:table-cell>
          <table:table-cell office:value="1" office:value-type="float"/>
          <table:table-cell office:value="3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0" office:value-type="float"/>
          <table:table-cell office:date-value="2023-03-03T00:00:00.000000" office:value-type="date" table:style-name="Cell11"/>
          <table:table-cell office:value-type="string" table:style-name="Cell2">
            <text:p>A24</text:p>
          </table:table-cell>
          <table:table-cell office:value="13" office:value-type="float"/>
          <table:table-cell office:value="2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1" office:value-type="float"/>
          <table:table-cell office:date-value="2023-03-03T00:00:00.000000" office:value-type="date" table:style-name="Cell11"/>
          <table:table-cell office:value-type="string" table:style-name="Cell2">
            <text:p>A58</text:p>
          </table:table-cell>
          <table:table-cell office:value="7" office:value-type="float"/>
          <table:table-cell office:value="3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2" office:value-type="float"/>
          <table:table-cell office:date-value="2023-03-03T00:00:00.000000" office:value-type="date" table:style-name="Cell11"/>
          <table:table-cell office:value-type="string" table:style-name="Cell2">
            <text:p>A13</text:p>
          </table:table-cell>
          <table:table-cell office:value="9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3" office:value-type="float"/>
          <table:table-cell office:date-value="2023-03-04T00:00:00.000000" office:value-type="date" table:style-name="Cell11"/>
          <table:table-cell office:value-type="string" table:style-name="Cell2">
            <text:p>A53</text:p>
          </table:table-cell>
          <table:table-cell office:value="4" office:value-type="float"/>
          <table:table-cell office:value="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4" office:value-type="float"/>
          <table:table-cell office:date-value="2023-03-04T00:00:00.000000" office:value-type="date" table:style-name="Cell11"/>
          <table:table-cell office:value-type="string" table:style-name="Cell2">
            <text:p>A2</text:p>
          </table:table-cell>
          <table:table-cell office:value="9" office:value-type="float"/>
          <table:table-cell office:value="2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5" office:value-type="float"/>
          <table:table-cell office:date-value="2023-03-04T00:00:00.000000" office:value-type="date" table:style-name="Cell11"/>
          <table:table-cell office:value-type="string" table:style-name="Cell2">
            <text:p>A65</text:p>
          </table:table-cell>
          <table:table-cell office:value="8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6" office:value-type="float"/>
          <table:table-cell office:date-value="2023-03-04T00:00:00.000000" office:value-type="date" table:style-name="Cell11"/>
          <table:table-cell office:value-type="string" table:style-name="Cell2">
            <text:p>A59</text:p>
          </table:table-cell>
          <table:table-cell office:value="12" office:value-type="float"/>
          <table:table-cell office:value="4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7" office:value-type="float"/>
          <table:table-cell office:date-value="2023-03-05T00:00:00.000000" office:value-type="date" table:style-name="Cell11"/>
          <table:table-cell office:value-type="string" table:style-name="Cell2">
            <text:p>A52</text:p>
          </table:table-cell>
          <table:table-cell office:value="7" office:value-type="float"/>
          <table:table-cell office:value="3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8" office:value-type="float"/>
          <table:table-cell office:date-value="2023-03-05T00:00:00.000000" office:value-type="date" table:style-name="Cell11"/>
          <table:table-cell office:value-type="string" table:style-name="Cell2">
            <text:p>A52</text:p>
          </table:table-cell>
          <table:table-cell office:value="5" office:value-type="float"/>
          <table:table-cell office:value="2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59" office:value-type="float"/>
          <table:table-cell office:date-value="2023-03-05T00:00:00.000000" office:value-type="date" table:style-name="Cell11"/>
          <table:table-cell office:value-type="string" table:style-name="Cell2">
            <text:p>A32</text:p>
          </table:table-cell>
          <table:table-cell office:value="7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0" office:value-type="float"/>
          <table:table-cell office:date-value="2023-03-05T00:00:00.000000" office:value-type="date" table:style-name="Cell11"/>
          <table:table-cell office:value-type="string" table:style-name="Cell2">
            <text:p>A65</text:p>
          </table:table-cell>
          <table:table-cell office:value="6" office:value-type="float"/>
          <table:table-cell office:value="431" office:value-type="float"/>
          <table:table-cell office:value-type="string">
            <text:p>к клиенту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1" office:value-type="float"/>
          <table:table-cell office:date-value="2023-03-06T00:00:00.000000" office:value-type="date" table:style-name="Cell11"/>
          <table:table-cell office:value-type="string" table:style-name="Cell2">
            <text:p>A23</text:p>
          </table:table-cell>
          <table:table-cell office:value="2" office:value-type="float"/>
          <table:table-cell office:value="3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2" office:value-type="float"/>
          <table:table-cell office:date-value="2023-03-06T00:00:00.000000" office:value-type="date" table:style-name="Cell11"/>
          <table:table-cell office:value-type="string" table:style-name="Cell2">
            <text:p>A22</text:p>
          </table:table-cell>
          <table:table-cell office:value="3" office:value-type="float"/>
          <table:table-cell office:value="2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3" office:value-type="float"/>
          <table:table-cell office:date-value="2023-03-06T00:00:00.000000" office:value-type="date" table:style-name="Cell11"/>
          <table:table-cell office:value-type="string" table:style-name="Cell2">
            <text:p>A31</text:p>
          </table:table-cell>
          <table:table-cell office:value="12" office:value-type="float"/>
          <table:table-cell office:value="2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4" office:value-type="float"/>
          <table:table-cell office:date-value="2023-03-06T00:00:00.000000" office:value-type="date" table:style-name="Cell11"/>
          <table:table-cell office:value-type="string" table:style-name="Cell2">
            <text:p>A5</text:p>
          </table:table-cell>
          <table:table-cell office:value="12" office:value-type="float"/>
          <table:table-cell office:value="3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5" office:value-type="float"/>
          <table:table-cell office:date-value="2023-03-07T00:00:00.000000" office:value-type="date" table:style-name="Cell11"/>
          <table:table-cell office:value-type="string" table:style-name="Cell2">
            <text:p>A5</text:p>
          </table:table-cell>
          <table:table-cell office:value="5" office:value-type="float"/>
          <table:table-cell office:value="3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6" office:value-type="float"/>
          <table:table-cell office:date-value="2023-03-07T00:00:00.000000" office:value-type="date" table:style-name="Cell11"/>
          <table:table-cell office:value-type="string" table:style-name="Cell2">
            <text:p>A45</text:p>
          </table:table-cell>
          <table:table-cell office:value="13" office:value-type="float"/>
          <table:table-cell office:value="4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7" office:value-type="float"/>
          <table:table-cell office:date-value="2023-03-07T00:00:00.000000" office:value-type="date" table:style-name="Cell11"/>
          <table:table-cell office:value-type="string" table:style-name="Cell2">
            <text:p>A53</text:p>
          </table:table-cell>
          <table:table-cell office:value="12" office:value-type="float"/>
          <table:table-cell office:value="1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8" office:value-type="float"/>
          <table:table-cell office:date-value="2023-03-07T00:00:00.000000" office:value-type="date" table:style-name="Cell11"/>
          <table:table-cell office:value-type="string" table:style-name="Cell2">
            <text:p>A30</text:p>
          </table:table-cell>
          <table:table-cell office:value="8" office:value-type="float"/>
          <table:table-cell office:value="1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69" office:value-type="float"/>
          <table:table-cell office:date-value="2023-03-08T00:00:00.000000" office:value-type="date" table:style-name="Cell11"/>
          <table:table-cell office:value-type="string" table:style-name="Cell2">
            <text:p>A41</text:p>
          </table:table-cell>
          <table:table-cell office:value="7" office:value-type="float"/>
          <table:table-cell office:value="1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0" office:value-type="float"/>
          <table:table-cell office:date-value="2023-03-08T00:00:00.000000" office:value-type="date" table:style-name="Cell11"/>
          <table:table-cell office:value-type="string" table:style-name="Cell2">
            <text:p>A21</text:p>
          </table:table-cell>
          <table:table-cell office:value="14" office:value-type="float"/>
          <table:table-cell office:value="3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1" office:value-type="float"/>
          <table:table-cell office:date-value="2023-03-08T00:00:00.000000" office:value-type="date" table:style-name="Cell11"/>
          <table:table-cell office:value-type="string" table:style-name="Cell2">
            <text:p>A64</text:p>
          </table:table-cell>
          <table:table-cell office:value="15" office:value-type="float"/>
          <table:table-cell office:value="4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2" office:value-type="float"/>
          <table:table-cell office:date-value="2023-03-08T00:00:00.000000" office:value-type="date" table:style-name="Cell11"/>
          <table:table-cell office:value-type="string" table:style-name="Cell2">
            <text:p>A29</text:p>
          </table:table-cell>
          <table:table-cell office:value="9" office:value-type="float"/>
          <table:table-cell office:value="2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3" office:value-type="float"/>
          <table:table-cell office:date-value="2023-03-09T00:00:00.000000" office:value-type="date" table:style-name="Cell11"/>
          <table:table-cell office:value-type="string" table:style-name="Cell2">
            <text:p>A59</text:p>
          </table:table-cell>
          <table:table-cell office:value="14" office:value-type="float"/>
          <table:table-cell office:value="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4" office:value-type="float"/>
          <table:table-cell office:date-value="2023-03-09T00:00:00.000000" office:value-type="date" table:style-name="Cell11"/>
          <table:table-cell office:value-type="string" table:style-name="Cell2">
            <text:p>A5</text:p>
          </table:table-cell>
          <table:table-cell office:value="10" office:value-type="float"/>
          <table:table-cell office:value="41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5" office:value-type="float"/>
          <table:table-cell office:date-value="2023-03-09T00:00:00.000000" office:value-type="date" table:style-name="Cell11"/>
          <table:table-cell office:value-type="string" table:style-name="Cell2">
            <text:p>A19</text:p>
          </table:table-cell>
          <table:table-cell office:value="1" office:value-type="float"/>
          <table:table-cell office:value="1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6" office:value-type="float"/>
          <table:table-cell office:date-value="2023-03-09T00:00:00.000000" office:value-type="date" table:style-name="Cell11"/>
          <table:table-cell office:value-type="string" table:style-name="Cell2">
            <text:p>A22</text:p>
          </table:table-cell>
          <table:table-cell office:value="3" office:value-type="float"/>
          <table:table-cell office:value="1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7" office:value-type="float"/>
          <table:table-cell office:date-value="2023-03-10T00:00:00.000000" office:value-type="date" table:style-name="Cell11"/>
          <table:table-cell office:value-type="string" table:style-name="Cell2">
            <text:p>A23</text:p>
          </table:table-cell>
          <table:table-cell office:value="11" office:value-type="float"/>
          <table:table-cell office:value="2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8" office:value-type="float"/>
          <table:table-cell office:date-value="2023-03-10T00:00:00.000000" office:value-type="date" table:style-name="Cell11"/>
          <table:table-cell office:value-type="string" table:style-name="Cell2">
            <text:p>A50</text:p>
          </table:table-cell>
          <table:table-cell office:value="13" office:value-type="float"/>
          <table:table-cell office:value="3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79" office:value-type="float"/>
          <table:table-cell office:date-value="2023-03-10T00:00:00.000000" office:value-type="date" table:style-name="Cell11"/>
          <table:table-cell office:value-type="string" table:style-name="Cell2">
            <text:p>A10</text:p>
          </table:table-cell>
          <table:table-cell office:value="1" office:value-type="float"/>
          <table:table-cell office:value="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0" office:value-type="float"/>
          <table:table-cell office:date-value="2023-03-10T00:00:00.000000" office:value-type="date" table:style-name="Cell11"/>
          <table:table-cell office:value-type="string" table:style-name="Cell2">
            <text:p>A54</text:p>
          </table:table-cell>
          <table:table-cell office:value="10" office:value-type="float"/>
          <table:table-cell office:value="1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1" office:value-type="float"/>
          <table:table-cell office:date-value="2023-03-11T00:00:00.000000" office:value-type="date" table:style-name="Cell11"/>
          <table:table-cell office:value-type="string" table:style-name="Cell2">
            <text:p>A21</text:p>
          </table:table-cell>
          <table:table-cell office:value="10" office:value-type="float"/>
          <table:table-cell office:value="3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2" office:value-type="float"/>
          <table:table-cell office:date-value="2023-03-11T00:00:00.000000" office:value-type="date" table:style-name="Cell11"/>
          <table:table-cell office:value-type="string" table:style-name="Cell2">
            <text:p>A56</text:p>
          </table:table-cell>
          <table:table-cell office:value="11" office:value-type="float"/>
          <table:table-cell office:value="3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3" office:value-type="float"/>
          <table:table-cell office:date-value="2023-03-11T00:00:00.000000" office:value-type="date" table:style-name="Cell11"/>
          <table:table-cell office:value-type="string" table:style-name="Cell2">
            <text:p>A57</text:p>
          </table:table-cell>
          <table:table-cell office:value="3" office:value-type="float"/>
          <table:table-cell office:value="11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4" office:value-type="float"/>
          <table:table-cell office:date-value="2023-03-11T00:00:00.000000" office:value-type="date" table:style-name="Cell11"/>
          <table:table-cell office:value-type="string" table:style-name="Cell2">
            <text:p>A22</text:p>
          </table:table-cell>
          <table:table-cell office:value="15" office:value-type="float"/>
          <table:table-cell office:value="1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5" office:value-type="float"/>
          <table:table-cell office:date-value="2023-03-12T00:00:00.000000" office:value-type="date" table:style-name="Cell11"/>
          <table:table-cell office:value-type="string" table:style-name="Cell2">
            <text:p>A47</text:p>
          </table:table-cell>
          <table:table-cell office:value="5" office:value-type="float"/>
          <table:table-cell office:value="4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6" office:value-type="float"/>
          <table:table-cell office:date-value="2023-03-12T00:00:00.000000" office:value-type="date" table:style-name="Cell11"/>
          <table:table-cell office:value-type="string" table:style-name="Cell2">
            <text:p>A46</text:p>
          </table:table-cell>
          <table:table-cell office:value="6" office:value-type="float"/>
          <table:table-cell office:value="3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7" office:value-type="float"/>
          <table:table-cell office:date-value="2023-03-12T00:00:00.000000" office:value-type="date" table:style-name="Cell11"/>
          <table:table-cell office:value-type="string" table:style-name="Cell2">
            <text:p>A39</text:p>
          </table:table-cell>
          <table:table-cell office:value="15" office:value-type="float"/>
          <table:table-cell office:value="4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8" office:value-type="float"/>
          <table:table-cell office:date-value="2023-03-12T00:00:00.000000" office:value-type="date" table:style-name="Cell11"/>
          <table:table-cell office:value-type="string" table:style-name="Cell2">
            <text:p>A18</text:p>
          </table:table-cell>
          <table:table-cell office:value="6" office:value-type="float"/>
          <table:table-cell office:value="29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89" office:value-type="float"/>
          <table:table-cell office:date-value="2023-03-13T00:00:00.000000" office:value-type="date" table:style-name="Cell11"/>
          <table:table-cell office:value-type="string" table:style-name="Cell2">
            <text:p>A11</text:p>
          </table:table-cell>
          <table:table-cell office:value="8" office:value-type="float"/>
          <table:table-cell office:value="3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0" office:value-type="float"/>
          <table:table-cell office:date-value="2023-03-13T00:00:00.000000" office:value-type="date" table:style-name="Cell11"/>
          <table:table-cell office:value-type="string" table:style-name="Cell2">
            <text:p>A6</text:p>
          </table:table-cell>
          <table:table-cell office:value="10" office:value-type="float"/>
          <table:table-cell office:value="3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1" office:value-type="float"/>
          <table:table-cell office:date-value="2023-03-13T00:00:00.000000" office:value-type="date" table:style-name="Cell11"/>
          <table:table-cell office:value-type="string" table:style-name="Cell2">
            <text:p>A33</text:p>
          </table:table-cell>
          <table:table-cell office:value="6" office:value-type="float"/>
          <table:table-cell office:value="3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2" office:value-type="float"/>
          <table:table-cell office:date-value="2023-03-13T00:00:00.000000" office:value-type="date" table:style-name="Cell11"/>
          <table:table-cell office:value-type="string" table:style-name="Cell2">
            <text:p>A27</text:p>
          </table:table-cell>
          <table:table-cell office:value="2" office:value-type="float"/>
          <table:table-cell office:value="1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3" office:value-type="float"/>
          <table:table-cell office:date-value="2023-03-14T00:00:00.000000" office:value-type="date" table:style-name="Cell11"/>
          <table:table-cell office:value-type="string" table:style-name="Cell2">
            <text:p>A26</text:p>
          </table:table-cell>
          <table:table-cell office:value="15" office:value-type="float"/>
          <table:table-cell office:value="3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4" office:value-type="float"/>
          <table:table-cell office:date-value="2023-03-14T00:00:00.000000" office:value-type="date" table:style-name="Cell11"/>
          <table:table-cell office:value-type="string" table:style-name="Cell2">
            <text:p>A26</text:p>
          </table:table-cell>
          <table:table-cell office:value="5" office:value-type="float"/>
          <table:table-cell office:value="3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5" office:value-type="float"/>
          <table:table-cell office:date-value="2023-03-14T00:00:00.000000" office:value-type="date" table:style-name="Cell11"/>
          <table:table-cell office:value-type="string" table:style-name="Cell2">
            <text:p>A10</text:p>
          </table:table-cell>
          <table:table-cell office:value="3" office:value-type="float"/>
          <table:table-cell office:value="3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6" office:value-type="float"/>
          <table:table-cell office:date-value="2023-03-14T00:00:00.000000" office:value-type="date" table:style-name="Cell11"/>
          <table:table-cell office:value-type="string" table:style-name="Cell2">
            <text:p>A61</text:p>
          </table:table-cell>
          <table:table-cell office:value="14" office:value-type="float"/>
          <table:table-cell office:value="2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7" office:value-type="float"/>
          <table:table-cell office:date-value="2023-03-15T00:00:00.000000" office:value-type="date" table:style-name="Cell11"/>
          <table:table-cell office:value-type="string" table:style-name="Cell2">
            <text:p>A48</text:p>
          </table:table-cell>
          <table:table-cell office:value="14" office:value-type="float"/>
          <table:table-cell office:value="4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8" office:value-type="float"/>
          <table:table-cell office:date-value="2023-03-15T00:00:00.000000" office:value-type="date" table:style-name="Cell11"/>
          <table:table-cell office:value-type="string" table:style-name="Cell2">
            <text:p>A5</text:p>
          </table:table-cell>
          <table:table-cell office:value="6" office:value-type="float"/>
          <table:table-cell office:value="1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299" office:value-type="float"/>
          <table:table-cell office:date-value="2023-03-15T00:00:00.000000" office:value-type="date" table:style-name="Cell11"/>
          <table:table-cell office:value-type="string" table:style-name="Cell2">
            <text:p>A26</text:p>
          </table:table-cell>
          <table:table-cell office:value="12" office:value-type="float"/>
          <table:table-cell office:value="3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0" office:value-type="float"/>
          <table:table-cell office:date-value="2023-03-15T00:00:00.000000" office:value-type="date" table:style-name="Cell11"/>
          <table:table-cell office:value-type="string" table:style-name="Cell2">
            <text:p>A3</text:p>
          </table:table-cell>
          <table:table-cell office:value="6" office:value-type="float"/>
          <table:table-cell office:value="3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1" office:value-type="float"/>
          <table:table-cell office:date-value="2023-03-16T00:00:00.000000" office:value-type="date" table:style-name="Cell11"/>
          <table:table-cell office:value-type="string" table:style-name="Cell2">
            <text:p>A43</text:p>
          </table:table-cell>
          <table:table-cell office:value="15" office:value-type="float"/>
          <table:table-cell office:value="4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2" office:value-type="float"/>
          <table:table-cell office:date-value="2023-03-16T00:00:00.000000" office:value-type="date" table:style-name="Cell11"/>
          <table:table-cell office:value-type="string" table:style-name="Cell2">
            <text:p>A61</text:p>
          </table:table-cell>
          <table:table-cell office:value="10" office:value-type="float"/>
          <table:table-cell office:value="2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3" office:value-type="float"/>
          <table:table-cell office:date-value="2023-03-16T00:00:00.000000" office:value-type="date" table:style-name="Cell11"/>
          <table:table-cell office:value-type="string" table:style-name="Cell2">
            <text:p>A6</text:p>
          </table:table-cell>
          <table:table-cell office:value="5" office:value-type="float"/>
          <table:table-cell office:value="2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4" office:value-type="float"/>
          <table:table-cell office:date-value="2023-03-16T00:00:00.000000" office:value-type="date" table:style-name="Cell11"/>
          <table:table-cell office:value-type="string" table:style-name="Cell2">
            <text:p>A15</text:p>
          </table:table-cell>
          <table:table-cell office:value="6" office:value-type="float"/>
          <table:table-cell office:value="2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5" office:value-type="float"/>
          <table:table-cell office:date-value="2023-03-17T00:00:00.000000" office:value-type="date" table:style-name="Cell11"/>
          <table:table-cell office:value-type="string" table:style-name="Cell2">
            <text:p>A28</text:p>
          </table:table-cell>
          <table:table-cell office:value="6" office:value-type="float"/>
          <table:table-cell office:value="4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6" office:value-type="float"/>
          <table:table-cell office:date-value="2023-03-17T00:00:00.000000" office:value-type="date" table:style-name="Cell11"/>
          <table:table-cell office:value-type="string" table:style-name="Cell2">
            <text:p>A15</text:p>
          </table:table-cell>
          <table:table-cell office:value="2" office:value-type="float"/>
          <table:table-cell office:value="18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7" office:value-type="float"/>
          <table:table-cell office:date-value="2023-03-17T00:00:00.000000" office:value-type="date" table:style-name="Cell11"/>
          <table:table-cell office:value-type="string" table:style-name="Cell2">
            <text:p>A1</text:p>
          </table:table-cell>
          <table:table-cell office:value="11" office:value-type="float"/>
          <table:table-cell office:value="3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8" office:value-type="float"/>
          <table:table-cell office:date-value="2023-03-17T00:00:00.000000" office:value-type="date" table:style-name="Cell11"/>
          <table:table-cell office:value-type="string" table:style-name="Cell2">
            <text:p>A40</text:p>
          </table:table-cell>
          <table:table-cell office:value="1" office:value-type="float"/>
          <table:table-cell office:value="1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09" office:value-type="float"/>
          <table:table-cell office:date-value="2023-03-18T00:00:00.000000" office:value-type="date" table:style-name="Cell11"/>
          <table:table-cell office:value-type="string" table:style-name="Cell2">
            <text:p>A34</text:p>
          </table:table-cell>
          <table:table-cell office:value="3" office:value-type="float"/>
          <table:table-cell office:value="4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0" office:value-type="float"/>
          <table:table-cell office:date-value="2023-03-18T00:00:00.000000" office:value-type="date" table:style-name="Cell11"/>
          <table:table-cell office:value-type="string" table:style-name="Cell2">
            <text:p>A52</text:p>
          </table:table-cell>
          <table:table-cell office:value="11" office:value-type="float"/>
          <table:table-cell office:value="3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1" office:value-type="float"/>
          <table:table-cell office:date-value="2023-03-18T00:00:00.000000" office:value-type="date" table:style-name="Cell11"/>
          <table:table-cell office:value-type="string" table:style-name="Cell2">
            <text:p>A7</text:p>
          </table:table-cell>
          <table:table-cell office:value="11" office:value-type="float"/>
          <table:table-cell office:value="2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2" office:value-type="float"/>
          <table:table-cell office:date-value="2023-03-18T00:00:00.000000" office:value-type="date" table:style-name="Cell11"/>
          <table:table-cell office:value-type="string" table:style-name="Cell2">
            <text:p>A44</text:p>
          </table:table-cell>
          <table:table-cell office:value="4" office:value-type="float"/>
          <table:table-cell office:value="2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3" office:value-type="float"/>
          <table:table-cell office:date-value="2023-03-19T00:00:00.000000" office:value-type="date" table:style-name="Cell11"/>
          <table:table-cell office:value-type="string" table:style-name="Cell2">
            <text:p>A25</text:p>
          </table:table-cell>
          <table:table-cell office:value="12" office:value-type="float"/>
          <table:table-cell office:value="4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4" office:value-type="float"/>
          <table:table-cell office:date-value="2023-03-19T00:00:00.000000" office:value-type="date" table:style-name="Cell11"/>
          <table:table-cell office:value-type="string" table:style-name="Cell2">
            <text:p>A4</text:p>
          </table:table-cell>
          <table:table-cell office:value="13" office:value-type="float"/>
          <table:table-cell office:value="4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5" office:value-type="float"/>
          <table:table-cell office:date-value="2023-03-19T00:00:00.000000" office:value-type="date" table:style-name="Cell11"/>
          <table:table-cell office:value-type="string" table:style-name="Cell2">
            <text:p>A28</text:p>
          </table:table-cell>
          <table:table-cell office:value="9" office:value-type="float"/>
          <table:table-cell office:value="2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6" office:value-type="float"/>
          <table:table-cell office:date-value="2023-03-19T00:00:00.000000" office:value-type="date" table:style-name="Cell11"/>
          <table:table-cell office:value-type="string" table:style-name="Cell2">
            <text:p>A17</text:p>
          </table:table-cell>
          <table:table-cell office:value="10" office:value-type="float"/>
          <table:table-cell office:value="25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7" office:value-type="float"/>
          <table:table-cell office:date-value="2023-03-20T00:00:00.000000" office:value-type="date" table:style-name="Cell11"/>
          <table:table-cell office:value-type="string" table:style-name="Cell2">
            <text:p>A15</text:p>
          </table:table-cell>
          <table:table-cell office:value="5" office:value-type="float"/>
          <table:table-cell office:value="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8" office:value-type="float"/>
          <table:table-cell office:date-value="2023-03-20T00:00:00.000000" office:value-type="date" table:style-name="Cell11"/>
          <table:table-cell office:value-type="string" table:style-name="Cell2">
            <text:p>A47</text:p>
          </table:table-cell>
          <table:table-cell office:value="12" office:value-type="float"/>
          <table:table-cell office:value="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19" office:value-type="float"/>
          <table:table-cell office:date-value="2023-03-20T00:00:00.000000" office:value-type="date" table:style-name="Cell11"/>
          <table:table-cell office:value-type="string" table:style-name="Cell2">
            <text:p>A48</text:p>
          </table:table-cell>
          <table:table-cell office:value="7" office:value-type="float"/>
          <table:table-cell office:value="2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0" office:value-type="float"/>
          <table:table-cell office:date-value="2023-03-20T00:00:00.000000" office:value-type="date" table:style-name="Cell11"/>
          <table:table-cell office:value-type="string" table:style-name="Cell2">
            <text:p>A45</text:p>
          </table:table-cell>
          <table:table-cell office:value="11" office:value-type="float"/>
          <table:table-cell office:value="2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1" office:value-type="float"/>
          <table:table-cell office:date-value="2023-03-21T00:00:00.000000" office:value-type="date" table:style-name="Cell11"/>
          <table:table-cell office:value-type="string" table:style-name="Cell2">
            <text:p>A47</text:p>
          </table:table-cell>
          <table:table-cell office:value="7" office:value-type="float"/>
          <table:table-cell office:value="1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2" office:value-type="float"/>
          <table:table-cell office:date-value="2023-03-21T00:00:00.000000" office:value-type="date" table:style-name="Cell11"/>
          <table:table-cell office:value-type="string" table:style-name="Cell2">
            <text:p>A63</text:p>
          </table:table-cell>
          <table:table-cell office:value="8" office:value-type="float"/>
          <table:table-cell office:value="3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3" office:value-type="float"/>
          <table:table-cell office:date-value="2023-03-21T00:00:00.000000" office:value-type="date" table:style-name="Cell11"/>
          <table:table-cell office:value-type="string" table:style-name="Cell2">
            <text:p>A24</text:p>
          </table:table-cell>
          <table:table-cell office:value="13" office:value-type="float"/>
          <table:table-cell office:value="2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4" office:value-type="float"/>
          <table:table-cell office:date-value="2023-03-21T00:00:00.000000" office:value-type="date" table:style-name="Cell11"/>
          <table:table-cell office:value-type="string" table:style-name="Cell2">
            <text:p>A6</text:p>
          </table:table-cell>
          <table:table-cell office:value="15" office:value-type="float"/>
          <table:table-cell office:value="3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5" office:value-type="float"/>
          <table:table-cell office:date-value="2023-03-22T00:00:00.000000" office:value-type="date" table:style-name="Cell11"/>
          <table:table-cell office:value-type="string" table:style-name="Cell2">
            <text:p>A41</text:p>
          </table:table-cell>
          <table:table-cell office:value="1" office:value-type="float"/>
          <table:table-cell office:value="1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6" office:value-type="float"/>
          <table:table-cell office:date-value="2023-03-22T00:00:00.000000" office:value-type="date" table:style-name="Cell11"/>
          <table:table-cell office:value-type="string" table:style-name="Cell2">
            <text:p>A65</text:p>
          </table:table-cell>
          <table:table-cell office:value="15" office:value-type="float"/>
          <table:table-cell office:value="2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7" office:value-type="float"/>
          <table:table-cell office:date-value="2023-03-22T00:00:00.000000" office:value-type="date" table:style-name="Cell11"/>
          <table:table-cell office:value-type="string" table:style-name="Cell2">
            <text:p>A20</text:p>
          </table:table-cell>
          <table:table-cell office:value="2" office:value-type="float"/>
          <table:table-cell office:value="2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8" office:value-type="float"/>
          <table:table-cell office:date-value="2023-03-22T00:00:00.000000" office:value-type="date" table:style-name="Cell11"/>
          <table:table-cell office:value-type="string" table:style-name="Cell2">
            <text:p>A63</text:p>
          </table:table-cell>
          <table:table-cell office:value="4" office:value-type="float"/>
          <table:table-cell office:value="2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29" office:value-type="float"/>
          <table:table-cell office:date-value="2023-03-23T00:00:00.000000" office:value-type="date" table:style-name="Cell11"/>
          <table:table-cell office:value-type="string" table:style-name="Cell2">
            <text:p>A24</text:p>
          </table:table-cell>
          <table:table-cell office:value="14" office:value-type="float"/>
          <table:table-cell office:value="3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0" office:value-type="float"/>
          <table:table-cell office:date-value="2023-03-23T00:00:00.000000" office:value-type="date" table:style-name="Cell11"/>
          <table:table-cell office:value-type="string" table:style-name="Cell2">
            <text:p>A57</text:p>
          </table:table-cell>
          <table:table-cell office:value="8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1" office:value-type="float"/>
          <table:table-cell office:date-value="2023-03-23T00:00:00.000000" office:value-type="date" table:style-name="Cell11"/>
          <table:table-cell office:value-type="string" table:style-name="Cell2">
            <text:p>A16</text:p>
          </table:table-cell>
          <table:table-cell office:value="5" office:value-type="float"/>
          <table:table-cell office:value="4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2" office:value-type="float"/>
          <table:table-cell office:date-value="2023-03-23T00:00:00.000000" office:value-type="date" table:style-name="Cell11"/>
          <table:table-cell office:value-type="string" table:style-name="Cell2">
            <text:p>A33</text:p>
          </table:table-cell>
          <table:table-cell office:value="8" office:value-type="float"/>
          <table:table-cell office:value="3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3" office:value-type="float"/>
          <table:table-cell office:date-value="2023-03-24T00:00:00.000000" office:value-type="date" table:style-name="Cell11"/>
          <table:table-cell office:value-type="string" table:style-name="Cell2">
            <text:p>A9</text:p>
          </table:table-cell>
          <table:table-cell office:value="6" office:value-type="float"/>
          <table:table-cell office:value="3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4" office:value-type="float"/>
          <table:table-cell office:date-value="2023-03-24T00:00:00.000000" office:value-type="date" table:style-name="Cell11"/>
          <table:table-cell office:value-type="string" table:style-name="Cell2">
            <text:p>A5</text:p>
          </table:table-cell>
          <table:table-cell office:value="7" office:value-type="float"/>
          <table:table-cell office:value="1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5" office:value-type="float"/>
          <table:table-cell office:date-value="2023-03-24T00:00:00.000000" office:value-type="date" table:style-name="Cell11"/>
          <table:table-cell office:value-type="string" table:style-name="Cell2">
            <text:p>A62</text:p>
          </table:table-cell>
          <table:table-cell office:value="9" office:value-type="float"/>
          <table:table-cell office:value="3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6" office:value-type="float"/>
          <table:table-cell office:date-value="2023-03-24T00:00:00.000000" office:value-type="date" table:style-name="Cell11"/>
          <table:table-cell office:value-type="string" table:style-name="Cell2">
            <text:p>A32</text:p>
          </table:table-cell>
          <table:table-cell office:value="4" office:value-type="float"/>
          <table:table-cell office:value="3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7" office:value-type="float"/>
          <table:table-cell office:date-value="2023-03-25T00:00:00.000000" office:value-type="date" table:style-name="Cell11"/>
          <table:table-cell office:value-type="string" table:style-name="Cell2">
            <text:p>A40</text:p>
          </table:table-cell>
          <table:table-cell office:value="13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8" office:value-type="float"/>
          <table:table-cell office:date-value="2023-03-25T00:00:00.000000" office:value-type="date" table:style-name="Cell11"/>
          <table:table-cell office:value-type="string" table:style-name="Cell2">
            <text:p>A24</text:p>
          </table:table-cell>
          <table:table-cell office:value="11" office:value-type="float"/>
          <table:table-cell office:value="2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39" office:value-type="float"/>
          <table:table-cell office:date-value="2023-03-25T00:00:00.000000" office:value-type="date" table:style-name="Cell11"/>
          <table:table-cell office:value-type="string" table:style-name="Cell2">
            <text:p>A47</text:p>
          </table:table-cell>
          <table:table-cell office:value="9" office:value-type="float"/>
          <table:table-cell office:value="4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0" office:value-type="float"/>
          <table:table-cell office:date-value="2023-03-25T00:00:00.000000" office:value-type="date" table:style-name="Cell11"/>
          <table:table-cell office:value-type="string" table:style-name="Cell2">
            <text:p>A50</text:p>
          </table:table-cell>
          <table:table-cell office:value="9" office:value-type="float"/>
          <table:table-cell office:value="2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1" office:value-type="float"/>
          <table:table-cell office:date-value="2023-03-26T00:00:00.000000" office:value-type="date" table:style-name="Cell11"/>
          <table:table-cell office:value-type="string" table:style-name="Cell2">
            <text:p>A15</text:p>
          </table:table-cell>
          <table:table-cell office:value="15" office:value-type="float"/>
          <table:table-cell office:value="3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2" office:value-type="float"/>
          <table:table-cell office:date-value="2023-03-26T00:00:00.000000" office:value-type="date" table:style-name="Cell11"/>
          <table:table-cell office:value-type="string" table:style-name="Cell2">
            <text:p>A53</text:p>
          </table:table-cell>
          <table:table-cell office:value="1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3" office:value-type="float"/>
          <table:table-cell office:date-value="2023-03-26T00:00:00.000000" office:value-type="date" table:style-name="Cell11"/>
          <table:table-cell office:value-type="string" table:style-name="Cell2">
            <text:p>A40</text:p>
          </table:table-cell>
          <table:table-cell office:value="7" office:value-type="float"/>
          <table:table-cell office:value="3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4" office:value-type="float"/>
          <table:table-cell office:date-value="2023-03-26T00:00:00.000000" office:value-type="date" table:style-name="Cell11"/>
          <table:table-cell office:value-type="string" table:style-name="Cell2">
            <text:p>A61</text:p>
          </table:table-cell>
          <table:table-cell office:value="10" office:value-type="float"/>
          <table:table-cell office:value="3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5" office:value-type="float"/>
          <table:table-cell office:date-value="2023-03-27T00:00:00.000000" office:value-type="date" table:style-name="Cell11"/>
          <table:table-cell office:value-type="string" table:style-name="Cell2">
            <text:p>A14</text:p>
          </table:table-cell>
          <table:table-cell office:value="8" office:value-type="float"/>
          <table:table-cell office:value="3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6" office:value-type="float"/>
          <table:table-cell office:date-value="2023-03-27T00:00:00.000000" office:value-type="date" table:style-name="Cell11"/>
          <table:table-cell office:value-type="string" table:style-name="Cell2">
            <text:p>A18</text:p>
          </table:table-cell>
          <table:table-cell office:value="13" office:value-type="float"/>
          <table:table-cell office:value="15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7" office:value-type="float"/>
          <table:table-cell office:date-value="2023-03-27T00:00:00.000000" office:value-type="date" table:style-name="Cell11"/>
          <table:table-cell office:value-type="string" table:style-name="Cell2">
            <text:p>A2</text:p>
          </table:table-cell>
          <table:table-cell office:value="1" office:value-type="float"/>
          <table:table-cell office:value="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8" office:value-type="float"/>
          <table:table-cell office:date-value="2023-03-27T00:00:00.000000" office:value-type="date" table:style-name="Cell11"/>
          <table:table-cell office:value-type="string" table:style-name="Cell2">
            <text:p>A26</text:p>
          </table:table-cell>
          <table:table-cell office:value="4" office:value-type="float"/>
          <table:table-cell office:value="4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49" office:value-type="float"/>
          <table:table-cell office:date-value="2023-03-28T00:00:00.000000" office:value-type="date" table:style-name="Cell11"/>
          <table:table-cell office:value-type="string" table:style-name="Cell2">
            <text:p>A45</text:p>
          </table:table-cell>
          <table:table-cell office:value="14" office:value-type="float"/>
          <table:table-cell office:value="3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0" office:value-type="float"/>
          <table:table-cell office:date-value="2023-03-28T00:00:00.000000" office:value-type="date" table:style-name="Cell11"/>
          <table:table-cell office:value-type="string" table:style-name="Cell2">
            <text:p>A20</text:p>
          </table:table-cell>
          <table:table-cell office:value="1" office:value-type="float"/>
          <table:table-cell office:value="2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1" office:value-type="float"/>
          <table:table-cell office:date-value="2023-03-28T00:00:00.000000" office:value-type="date" table:style-name="Cell11"/>
          <table:table-cell office:value-type="string" table:style-name="Cell2">
            <text:p>A27</text:p>
          </table:table-cell>
          <table:table-cell office:value="4" office:value-type="float"/>
          <table:table-cell office:value="2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2" office:value-type="float"/>
          <table:table-cell office:date-value="2023-03-28T00:00:00.000000" office:value-type="date" table:style-name="Cell11"/>
          <table:table-cell office:value-type="string" table:style-name="Cell2">
            <text:p>A19</text:p>
          </table:table-cell>
          <table:table-cell office:value="9" office:value-type="float"/>
          <table:table-cell office:value="3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3" office:value-type="float"/>
          <table:table-cell office:date-value="2023-03-29T00:00:00.000000" office:value-type="date" table:style-name="Cell11"/>
          <table:table-cell office:value-type="string" table:style-name="Cell2">
            <text:p>A28</text:p>
          </table:table-cell>
          <table:table-cell office:value="3" office:value-type="float"/>
          <table:table-cell office:value="4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4" office:value-type="float"/>
          <table:table-cell office:date-value="2023-03-29T00:00:00.000000" office:value-type="date" table:style-name="Cell11"/>
          <table:table-cell office:value-type="string" table:style-name="Cell2">
            <text:p>A39</text:p>
          </table:table-cell>
          <table:table-cell office:value="12" office:value-type="float"/>
          <table:table-cell office:value="4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5" office:value-type="float"/>
          <table:table-cell office:date-value="2023-03-29T00:00:00.000000" office:value-type="date" table:style-name="Cell11"/>
          <table:table-cell office:value-type="string" table:style-name="Cell2">
            <text:p>A21</text:p>
          </table:table-cell>
          <table:table-cell office:value="15" office:value-type="float"/>
          <table:table-cell office:value="1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6" office:value-type="float"/>
          <table:table-cell office:date-value="2023-03-29T00:00:00.000000" office:value-type="date" table:style-name="Cell11"/>
          <table:table-cell office:value-type="string" table:style-name="Cell2">
            <text:p>A55</text:p>
          </table:table-cell>
          <table:table-cell office:value="12" office:value-type="float"/>
          <table:table-cell office:value="19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7" office:value-type="float"/>
          <table:table-cell office:date-value="2023-03-30T00:00:00.000000" office:value-type="date" table:style-name="Cell11"/>
          <table:table-cell office:value-type="string" table:style-name="Cell2">
            <text:p>A25</text:p>
          </table:table-cell>
          <table:table-cell office:value="8" office:value-type="float"/>
          <table:table-cell office:value="3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8" office:value-type="float"/>
          <table:table-cell office:date-value="2023-03-30T00:00:00.000000" office:value-type="date" table:style-name="Cell11"/>
          <table:table-cell office:value-type="string" table:style-name="Cell2">
            <text:p>A62</text:p>
          </table:table-cell>
          <table:table-cell office:value="7" office:value-type="float"/>
          <table:table-cell office:value="3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59" office:value-type="float"/>
          <table:table-cell office:date-value="2023-03-30T00:00:00.000000" office:value-type="date" table:style-name="Cell11"/>
          <table:table-cell office:value-type="string" table:style-name="Cell2">
            <text:p>A14</text:p>
          </table:table-cell>
          <table:table-cell office:value="5" office:value-type="float"/>
          <table:table-cell office:value="11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0" office:value-type="float"/>
          <table:table-cell office:date-value="2023-03-30T00:00:00.000000" office:value-type="date" table:style-name="Cell11"/>
          <table:table-cell office:value-type="string" table:style-name="Cell2">
            <text:p>A19</text:p>
          </table:table-cell>
          <table:table-cell office:value="6" office:value-type="float"/>
          <table:table-cell office:value="40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1" office:value-type="float"/>
          <table:table-cell office:date-value="2023-03-31T00:00:00.000000" office:value-type="date" table:style-name="Cell11"/>
          <table:table-cell office:value-type="string" table:style-name="Cell2">
            <text:p>A19</text:p>
          </table:table-cell>
          <table:table-cell office:value="6" office:value-type="float"/>
          <table:table-cell office:value="28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2" office:value-type="float"/>
          <table:table-cell office:date-value="2023-03-31T00:00:00.000000" office:value-type="date" table:style-name="Cell11"/>
          <table:table-cell office:value-type="string" table:style-name="Cell2">
            <text:p>A15</text:p>
          </table:table-cell>
          <table:table-cell office:value="12" office:value-type="float"/>
          <table:table-cell office:value="3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3" office:value-type="float"/>
          <table:table-cell office:date-value="2023-03-31T00:00:00.000000" office:value-type="date" table:style-name="Cell11"/>
          <table:table-cell office:value-type="string" table:style-name="Cell2">
            <text:p>A33</text:p>
          </table:table-cell>
          <table:table-cell office:value="12" office:value-type="float"/>
          <table:table-cell office:value="1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4" office:value-type="float"/>
          <table:table-cell office:date-value="2023-03-31T00:00:00.000000" office:value-type="date" table:style-name="Cell11"/>
          <table:table-cell office:value-type="string" table:style-name="Cell2">
            <text:p>A27</text:p>
          </table:table-cell>
          <table:table-cell office:value="14" office:value-type="float"/>
          <table:table-cell office:value="1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5" office:value-type="float"/>
          <table:table-cell office:date-value="2023-04-01T00:00:00.000000" office:value-type="date" table:style-name="Cell11"/>
          <table:table-cell office:value-type="string" table:style-name="Cell2">
            <text:p>A36</text:p>
          </table:table-cell>
          <table:table-cell office:value="2" office:value-type="float"/>
          <table:table-cell office:value="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6" office:value-type="float"/>
          <table:table-cell office:date-value="2023-04-01T00:00:00.000000" office:value-type="date" table:style-name="Cell11"/>
          <table:table-cell office:value-type="string" table:style-name="Cell2">
            <text:p>A16</text:p>
          </table:table-cell>
          <table:table-cell office:value="9" office:value-type="float"/>
          <table:table-cell office:value="2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7" office:value-type="float"/>
          <table:table-cell office:date-value="2023-04-01T00:00:00.000000" office:value-type="date" table:style-name="Cell11"/>
          <table:table-cell office:value-type="string" table:style-name="Cell2">
            <text:p>A9</text:p>
          </table:table-cell>
          <table:table-cell office:value="4" office:value-type="float"/>
          <table:table-cell office:value="1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8" office:value-type="float"/>
          <table:table-cell office:date-value="2023-04-01T00:00:00.000000" office:value-type="date" table:style-name="Cell11"/>
          <table:table-cell office:value-type="string" table:style-name="Cell2">
            <text:p>A22</text:p>
          </table:table-cell>
          <table:table-cell office:value="6" office:value-type="float"/>
          <table:table-cell office:value="3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69" office:value-type="float"/>
          <table:table-cell office:date-value="2023-04-02T00:00:00.000000" office:value-type="date" table:style-name="Cell11"/>
          <table:table-cell office:value-type="string" table:style-name="Cell2">
            <text:p>A24</text:p>
          </table:table-cell>
          <table:table-cell office:value="4" office:value-type="float"/>
          <table:table-cell office:value="2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0" office:value-type="float"/>
          <table:table-cell office:date-value="2023-04-02T00:00:00.000000" office:value-type="date" table:style-name="Cell11"/>
          <table:table-cell office:value-type="string" table:style-name="Cell2">
            <text:p>A37</text:p>
          </table:table-cell>
          <table:table-cell office:value="4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1" office:value-type="float"/>
          <table:table-cell office:date-value="2023-04-02T00:00:00.000000" office:value-type="date" table:style-name="Cell11"/>
          <table:table-cell office:value-type="string" table:style-name="Cell2">
            <text:p>A7</text:p>
          </table:table-cell>
          <table:table-cell office:value="6" office:value-type="float"/>
          <table:table-cell office:value="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2" office:value-type="float"/>
          <table:table-cell office:date-value="2023-04-02T00:00:00.000000" office:value-type="date" table:style-name="Cell11"/>
          <table:table-cell office:value-type="string" table:style-name="Cell2">
            <text:p>A9</text:p>
          </table:table-cell>
          <table:table-cell office:value="12" office:value-type="float"/>
          <table:table-cell office:value="4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3" office:value-type="float"/>
          <table:table-cell office:date-value="2023-04-03T00:00:00.000000" office:value-type="date" table:style-name="Cell11"/>
          <table:table-cell office:value-type="string" table:style-name="Cell2">
            <text:p>A39</text:p>
          </table:table-cell>
          <table:table-cell office:value="2" office:value-type="float"/>
          <table:table-cell office:value="1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4" office:value-type="float"/>
          <table:table-cell office:date-value="2023-04-03T00:00:00.000000" office:value-type="date" table:style-name="Cell11"/>
          <table:table-cell office:value-type="string" table:style-name="Cell2">
            <text:p>A49</text:p>
          </table:table-cell>
          <table:table-cell office:value="9" office:value-type="float"/>
          <table:table-cell office:value="2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5" office:value-type="float"/>
          <table:table-cell office:date-value="2023-04-03T00:00:00.000000" office:value-type="date" table:style-name="Cell11"/>
          <table:table-cell office:value-type="string" table:style-name="Cell2">
            <text:p>A7</text:p>
          </table:table-cell>
          <table:table-cell office:value="13" office:value-type="float"/>
          <table:table-cell office:value="3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6" office:value-type="float"/>
          <table:table-cell office:date-value="2023-04-03T00:00:00.000000" office:value-type="date" table:style-name="Cell11"/>
          <table:table-cell office:value-type="string" table:style-name="Cell2">
            <text:p>A4</text:p>
          </table:table-cell>
          <table:table-cell office:value="4" office:value-type="float"/>
          <table:table-cell office:value="3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7" office:value-type="float"/>
          <table:table-cell office:date-value="2023-04-04T00:00:00.000000" office:value-type="date" table:style-name="Cell11"/>
          <table:table-cell office:value-type="string" table:style-name="Cell2">
            <text:p>A9</text:p>
          </table:table-cell>
          <table:table-cell office:value="9" office:value-type="float"/>
          <table:table-cell office:value="3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8" office:value-type="float"/>
          <table:table-cell office:date-value="2023-04-04T00:00:00.000000" office:value-type="date" table:style-name="Cell11"/>
          <table:table-cell office:value-type="string" table:style-name="Cell2">
            <text:p>A15</text:p>
          </table:table-cell>
          <table:table-cell office:value="3" office:value-type="float"/>
          <table:table-cell office:value="4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79" office:value-type="float"/>
          <table:table-cell office:date-value="2023-04-04T00:00:00.000000" office:value-type="date" table:style-name="Cell11"/>
          <table:table-cell office:value-type="string" table:style-name="Cell2">
            <text:p>A30</text:p>
          </table:table-cell>
          <table:table-cell office:value="14" office:value-type="float"/>
          <table:table-cell office:value="3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0" office:value-type="float"/>
          <table:table-cell office:date-value="2023-04-04T00:00:00.000000" office:value-type="date" table:style-name="Cell11"/>
          <table:table-cell office:value-type="string" table:style-name="Cell2">
            <text:p>A30</text:p>
          </table:table-cell>
          <table:table-cell office:value="15" office:value-type="float"/>
          <table:table-cell office:value="3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1" office:value-type="float"/>
          <table:table-cell office:date-value="2023-04-05T00:00:00.000000" office:value-type="date" table:style-name="Cell11"/>
          <table:table-cell office:value-type="string" table:style-name="Cell2">
            <text:p>A59</text:p>
          </table:table-cell>
          <table:table-cell office:value="8" office:value-type="float"/>
          <table:table-cell office:value="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2" office:value-type="float"/>
          <table:table-cell office:date-value="2023-04-05T00:00:00.000000" office:value-type="date" table:style-name="Cell11"/>
          <table:table-cell office:value-type="string" table:style-name="Cell2">
            <text:p>A34</text:p>
          </table:table-cell>
          <table:table-cell office:value="12" office:value-type="float"/>
          <table:table-cell office:value="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3" office:value-type="float"/>
          <table:table-cell office:date-value="2023-04-05T00:00:00.000000" office:value-type="date" table:style-name="Cell11"/>
          <table:table-cell office:value-type="string" table:style-name="Cell2">
            <text:p>A26</text:p>
          </table:table-cell>
          <table:table-cell office:value="14" office:value-type="float"/>
          <table:table-cell office:value="2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4" office:value-type="float"/>
          <table:table-cell office:date-value="2023-04-05T00:00:00.000000" office:value-type="date" table:style-name="Cell11"/>
          <table:table-cell office:value-type="string" table:style-name="Cell2">
            <text:p>A17</text:p>
          </table:table-cell>
          <table:table-cell office:value="9" office:value-type="float"/>
          <table:table-cell office:value="4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5" office:value-type="float"/>
          <table:table-cell office:date-value="2023-04-06T00:00:00.000000" office:value-type="date" table:style-name="Cell11"/>
          <table:table-cell office:value-type="string" table:style-name="Cell2">
            <text:p>A56</text:p>
          </table:table-cell>
          <table:table-cell office:value="4" office:value-type="float"/>
          <table:table-cell office:value="4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6" office:value-type="float"/>
          <table:table-cell office:date-value="2023-04-06T00:00:00.000000" office:value-type="date" table:style-name="Cell11"/>
          <table:table-cell office:value-type="string" table:style-name="Cell2">
            <text:p>A43</text:p>
          </table:table-cell>
          <table:table-cell office:value="11" office:value-type="float"/>
          <table:table-cell office:value="1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7" office:value-type="float"/>
          <table:table-cell office:date-value="2023-04-06T00:00:00.000000" office:value-type="date" table:style-name="Cell11"/>
          <table:table-cell office:value-type="string" table:style-name="Cell2">
            <text:p>A37</text:p>
          </table:table-cell>
          <table:table-cell office:value="1" office:value-type="float"/>
          <table:table-cell office:value="4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8" office:value-type="float"/>
          <table:table-cell office:date-value="2023-04-06T00:00:00.000000" office:value-type="date" table:style-name="Cell11"/>
          <table:table-cell office:value-type="string" table:style-name="Cell2">
            <text:p>A26</text:p>
          </table:table-cell>
          <table:table-cell office:value="6" office:value-type="float"/>
          <table:table-cell office:value="4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89" office:value-type="float"/>
          <table:table-cell office:date-value="2023-04-07T00:00:00.000000" office:value-type="date" table:style-name="Cell11"/>
          <table:table-cell office:value-type="string" table:style-name="Cell2">
            <text:p>A1</text:p>
          </table:table-cell>
          <table:table-cell office:value="13" office:value-type="float"/>
          <table:table-cell office:value="3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0" office:value-type="float"/>
          <table:table-cell office:date-value="2023-04-07T00:00:00.000000" office:value-type="date" table:style-name="Cell11"/>
          <table:table-cell office:value-type="string" table:style-name="Cell2">
            <text:p>A32</text:p>
          </table:table-cell>
          <table:table-cell office:value="4" office:value-type="float"/>
          <table:table-cell office:value="1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1" office:value-type="float"/>
          <table:table-cell office:date-value="2023-04-07T00:00:00.000000" office:value-type="date" table:style-name="Cell11"/>
          <table:table-cell office:value-type="string" table:style-name="Cell2">
            <text:p>A30</text:p>
          </table:table-cell>
          <table:table-cell office:value="6" office:value-type="float"/>
          <table:table-cell office:value="3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2" office:value-type="float"/>
          <table:table-cell office:date-value="2023-04-07T00:00:00.000000" office:value-type="date" table:style-name="Cell11"/>
          <table:table-cell office:value-type="string" table:style-name="Cell2">
            <text:p>A57</text:p>
          </table:table-cell>
          <table:table-cell office:value="13" office:value-type="float"/>
          <table:table-cell office:value="3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3" office:value-type="float"/>
          <table:table-cell office:date-value="2023-04-08T00:00:00.000000" office:value-type="date" table:style-name="Cell11"/>
          <table:table-cell office:value-type="string" table:style-name="Cell2">
            <text:p>A62</text:p>
          </table:table-cell>
          <table:table-cell office:value="14" office:value-type="float"/>
          <table:table-cell office:value="1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4" office:value-type="float"/>
          <table:table-cell office:date-value="2023-04-08T00:00:00.000000" office:value-type="date" table:style-name="Cell11"/>
          <table:table-cell office:value-type="string" table:style-name="Cell2">
            <text:p>A31</text:p>
          </table:table-cell>
          <table:table-cell office:value="1" office:value-type="float"/>
          <table:table-cell office:value="3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5" office:value-type="float"/>
          <table:table-cell office:date-value="2023-04-08T00:00:00.000000" office:value-type="date" table:style-name="Cell11"/>
          <table:table-cell office:value-type="string" table:style-name="Cell2">
            <text:p>A48</text:p>
          </table:table-cell>
          <table:table-cell office:value="12" office:value-type="float"/>
          <table:table-cell office:value="1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6" office:value-type="float"/>
          <table:table-cell office:date-value="2023-04-08T00:00:00.000000" office:value-type="date" table:style-name="Cell11"/>
          <table:table-cell office:value-type="string" table:style-name="Cell2">
            <text:p>A41</text:p>
          </table:table-cell>
          <table:table-cell office:value="11" office:value-type="float"/>
          <table:table-cell office:value="2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7" office:value-type="float"/>
          <table:table-cell office:date-value="2023-04-09T00:00:00.000000" office:value-type="date" table:style-name="Cell11"/>
          <table:table-cell office:value-type="string" table:style-name="Cell2">
            <text:p>A2</text:p>
          </table:table-cell>
          <table:table-cell office:value="1" office:value-type="float"/>
          <table:table-cell office:value="4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8" office:value-type="float"/>
          <table:table-cell office:date-value="2023-04-09T00:00:00.000000" office:value-type="date" table:style-name="Cell11"/>
          <table:table-cell office:value-type="string" table:style-name="Cell2">
            <text:p>A28</text:p>
          </table:table-cell>
          <table:table-cell office:value="8" office:value-type="float"/>
          <table:table-cell office:value="21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399" office:value-type="float"/>
          <table:table-cell office:date-value="2023-04-09T00:00:00.000000" office:value-type="date" table:style-name="Cell11"/>
          <table:table-cell office:value-type="string" table:style-name="Cell2">
            <text:p>A6</text:p>
          </table:table-cell>
          <table:table-cell office:value="5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0" office:value-type="float"/>
          <table:table-cell office:date-value="2023-04-09T00:00:00.000000" office:value-type="date" table:style-name="Cell11"/>
          <table:table-cell office:value-type="string" table:style-name="Cell2">
            <text:p>A36</text:p>
          </table:table-cell>
          <table:table-cell office:value="15" office:value-type="float"/>
          <table:table-cell office:value="4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1" office:value-type="float"/>
          <table:table-cell office:date-value="2023-04-10T00:00:00.000000" office:value-type="date" table:style-name="Cell11"/>
          <table:table-cell office:value-type="string" table:style-name="Cell2">
            <text:p>A15</text:p>
          </table:table-cell>
          <table:table-cell office:value="13" office:value-type="float"/>
          <table:table-cell office:value="2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2" office:value-type="float"/>
          <table:table-cell office:date-value="2023-04-10T00:00:00.000000" office:value-type="date" table:style-name="Cell11"/>
          <table:table-cell office:value-type="string" table:style-name="Cell2">
            <text:p>A56</text:p>
          </table:table-cell>
          <table:table-cell office:value="13" office:value-type="float"/>
          <table:table-cell office:value="1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3" office:value-type="float"/>
          <table:table-cell office:date-value="2023-04-10T00:00:00.000000" office:value-type="date" table:style-name="Cell11"/>
          <table:table-cell office:value-type="string" table:style-name="Cell2">
            <text:p>A5</text:p>
          </table:table-cell>
          <table:table-cell office:value="5" office:value-type="float"/>
          <table:table-cell office:value="2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4" office:value-type="float"/>
          <table:table-cell office:date-value="2023-04-10T00:00:00.000000" office:value-type="date" table:style-name="Cell11"/>
          <table:table-cell office:value-type="string" table:style-name="Cell2">
            <text:p>A25</text:p>
          </table:table-cell>
          <table:table-cell office:value="15" office:value-type="float"/>
          <table:table-cell office:value="2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5" office:value-type="float"/>
          <table:table-cell office:date-value="2023-04-11T00:00:00.000000" office:value-type="date" table:style-name="Cell11"/>
          <table:table-cell office:value-type="string" table:style-name="Cell2">
            <text:p>A49</text:p>
          </table:table-cell>
          <table:table-cell office:value="2" office:value-type="float"/>
          <table:table-cell office:value="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6" office:value-type="float"/>
          <table:table-cell office:date-value="2023-04-11T00:00:00.000000" office:value-type="date" table:style-name="Cell11"/>
          <table:table-cell office:value-type="string" table:style-name="Cell2">
            <text:p>A32</text:p>
          </table:table-cell>
          <table:table-cell office:value="12" office:value-type="float"/>
          <table:table-cell office:value="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7" office:value-type="float"/>
          <table:table-cell office:date-value="2023-04-11T00:00:00.000000" office:value-type="date" table:style-name="Cell11"/>
          <table:table-cell office:value-type="string" table:style-name="Cell2">
            <text:p>A12</text:p>
          </table:table-cell>
          <table:table-cell office:value="13" office:value-type="float"/>
          <table:table-cell office:value="3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8" office:value-type="float"/>
          <table:table-cell office:date-value="2023-04-11T00:00:00.000000" office:value-type="date" table:style-name="Cell11"/>
          <table:table-cell office:value-type="string" table:style-name="Cell2">
            <text:p>A15</text:p>
          </table:table-cell>
          <table:table-cell office:value="4" office:value-type="float"/>
          <table:table-cell office:value="1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09" office:value-type="float"/>
          <table:table-cell office:date-value="2023-04-12T00:00:00.000000" office:value-type="date" table:style-name="Cell11"/>
          <table:table-cell office:value-type="string" table:style-name="Cell2">
            <text:p>A5</text:p>
          </table:table-cell>
          <table:table-cell office:value="3" office:value-type="float"/>
          <table:table-cell office:value="2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0" office:value-type="float"/>
          <table:table-cell office:date-value="2023-04-12T00:00:00.000000" office:value-type="date" table:style-name="Cell11"/>
          <table:table-cell office:value-type="string" table:style-name="Cell2">
            <text:p>A28</text:p>
          </table:table-cell>
          <table:table-cell office:value="6" office:value-type="float"/>
          <table:table-cell office:value="18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1" office:value-type="float"/>
          <table:table-cell office:date-value="2023-04-12T00:00:00.000000" office:value-type="date" table:style-name="Cell11"/>
          <table:table-cell office:value-type="string" table:style-name="Cell2">
            <text:p>A41</text:p>
          </table:table-cell>
          <table:table-cell office:value="3" office:value-type="float"/>
          <table:table-cell office:value="2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2" office:value-type="float"/>
          <table:table-cell office:date-value="2023-04-12T00:00:00.000000" office:value-type="date" table:style-name="Cell11"/>
          <table:table-cell office:value-type="string" table:style-name="Cell2">
            <text:p>A57</text:p>
          </table:table-cell>
          <table:table-cell office:value="2" office:value-type="float"/>
          <table:table-cell office:value="1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3" office:value-type="float"/>
          <table:table-cell office:date-value="2023-04-13T00:00:00.000000" office:value-type="date" table:style-name="Cell11"/>
          <table:table-cell office:value-type="string" table:style-name="Cell2">
            <text:p>A5</text:p>
          </table:table-cell>
          <table:table-cell office:value="5" office:value-type="float"/>
          <table:table-cell office:value="4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4" office:value-type="float"/>
          <table:table-cell office:date-value="2023-04-13T00:00:00.000000" office:value-type="date" table:style-name="Cell11"/>
          <table:table-cell office:value-type="string" table:style-name="Cell2">
            <text:p>A39</text:p>
          </table:table-cell>
          <table:table-cell office:value="1" office:value-type="float"/>
          <table:table-cell office:value="3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5" office:value-type="float"/>
          <table:table-cell office:date-value="2023-04-13T00:00:00.000000" office:value-type="date" table:style-name="Cell11"/>
          <table:table-cell office:value-type="string" table:style-name="Cell2">
            <text:p>A25</text:p>
          </table:table-cell>
          <table:table-cell office:value="12" office:value-type="float"/>
          <table:table-cell office:value="2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6" office:value-type="float"/>
          <table:table-cell office:date-value="2023-04-13T00:00:00.000000" office:value-type="date" table:style-name="Cell11"/>
          <table:table-cell office:value-type="string" table:style-name="Cell2">
            <text:p>A41</text:p>
          </table:table-cell>
          <table:table-cell office:value="5" office:value-type="float"/>
          <table:table-cell office:value="19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7" office:value-type="float"/>
          <table:table-cell office:date-value="2023-04-14T00:00:00.000000" office:value-type="date" table:style-name="Cell11"/>
          <table:table-cell office:value-type="string" table:style-name="Cell2">
            <text:p>A35</text:p>
          </table:table-cell>
          <table:table-cell office:value="6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8" office:value-type="float"/>
          <table:table-cell office:date-value="2023-04-14T00:00:00.000000" office:value-type="date" table:style-name="Cell11"/>
          <table:table-cell office:value-type="string" table:style-name="Cell2">
            <text:p>A27</text:p>
          </table:table-cell>
          <table:table-cell office:value="8" office:value-type="float"/>
          <table:table-cell office:value="2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19" office:value-type="float"/>
          <table:table-cell office:date-value="2023-04-14T00:00:00.000000" office:value-type="date" table:style-name="Cell11"/>
          <table:table-cell office:value-type="string" table:style-name="Cell2">
            <text:p>A1</text:p>
          </table:table-cell>
          <table:table-cell office:value="11" office:value-type="float"/>
          <table:table-cell office:value="1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0" office:value-type="float"/>
          <table:table-cell office:date-value="2023-04-14T00:00:00.000000" office:value-type="date" table:style-name="Cell11"/>
          <table:table-cell office:value-type="string" table:style-name="Cell2">
            <text:p>A30</text:p>
          </table:table-cell>
          <table:table-cell office:value="14" office:value-type="float"/>
          <table:table-cell office:value="2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1" office:value-type="float"/>
          <table:table-cell office:date-value="2023-04-15T00:00:00.000000" office:value-type="date" table:style-name="Cell11"/>
          <table:table-cell office:value-type="string" table:style-name="Cell2">
            <text:p>A53</text:p>
          </table:table-cell>
          <table:table-cell office:value="12" office:value-type="float"/>
          <table:table-cell office:value="3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2" office:value-type="float"/>
          <table:table-cell office:date-value="2023-04-15T00:00:00.000000" office:value-type="date" table:style-name="Cell11"/>
          <table:table-cell office:value-type="string" table:style-name="Cell2">
            <text:p>A40</text:p>
          </table:table-cell>
          <table:table-cell office:value="3" office:value-type="float"/>
          <table:table-cell office:value="41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3" office:value-type="float"/>
          <table:table-cell office:date-value="2023-04-15T00:00:00.000000" office:value-type="date" table:style-name="Cell11"/>
          <table:table-cell office:value-type="string" table:style-name="Cell2">
            <text:p>A25</text:p>
          </table:table-cell>
          <table:table-cell office:value="4" office:value-type="float"/>
          <table:table-cell office:value="2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4" office:value-type="float"/>
          <table:table-cell office:date-value="2023-04-15T00:00:00.000000" office:value-type="date" table:style-name="Cell11"/>
          <table:table-cell office:value-type="string" table:style-name="Cell2">
            <text:p>A35</text:p>
          </table:table-cell>
          <table:table-cell office:value="3" office:value-type="float"/>
          <table:table-cell office:value="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5" office:value-type="float"/>
          <table:table-cell office:date-value="2023-04-16T00:00:00.000000" office:value-type="date" table:style-name="Cell11"/>
          <table:table-cell office:value-type="string" table:style-name="Cell2">
            <text:p>A50</text:p>
          </table:table-cell>
          <table:table-cell office:value="14" office:value-type="float"/>
          <table:table-cell office:value="2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6" office:value-type="float"/>
          <table:table-cell office:date-value="2023-04-16T00:00:00.000000" office:value-type="date" table:style-name="Cell11"/>
          <table:table-cell office:value-type="string" table:style-name="Cell2">
            <text:p>A59</text:p>
          </table:table-cell>
          <table:table-cell office:value="5" office:value-type="float"/>
          <table:table-cell office:value="2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7" office:value-type="float"/>
          <table:table-cell office:date-value="2023-04-16T00:00:00.000000" office:value-type="date" table:style-name="Cell11"/>
          <table:table-cell office:value-type="string" table:style-name="Cell2">
            <text:p>A60</text:p>
          </table:table-cell>
          <table:table-cell office:value="2" office:value-type="float"/>
          <table:table-cell office:value="1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8" office:value-type="float"/>
          <table:table-cell office:date-value="2023-04-16T00:00:00.000000" office:value-type="date" table:style-name="Cell11"/>
          <table:table-cell office:value-type="string" table:style-name="Cell2">
            <text:p>A8</text:p>
          </table:table-cell>
          <table:table-cell office:value="6" office:value-type="float"/>
          <table:table-cell office:value="3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29" office:value-type="float"/>
          <table:table-cell office:date-value="2023-04-17T00:00:00.000000" office:value-type="date" table:style-name="Cell11"/>
          <table:table-cell office:value-type="string" table:style-name="Cell2">
            <text:p>A22</text:p>
          </table:table-cell>
          <table:table-cell office:value="3" office:value-type="float"/>
          <table:table-cell office:value="4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0" office:value-type="float"/>
          <table:table-cell office:date-value="2023-04-17T00:00:00.000000" office:value-type="date" table:style-name="Cell11"/>
          <table:table-cell office:value-type="string" table:style-name="Cell2">
            <text:p>A38</text:p>
          </table:table-cell>
          <table:table-cell office:value="9" office:value-type="float"/>
          <table:table-cell office:value="1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1" office:value-type="float"/>
          <table:table-cell office:date-value="2023-04-17T00:00:00.000000" office:value-type="date" table:style-name="Cell11"/>
          <table:table-cell office:value-type="string" table:style-name="Cell2">
            <text:p>A7</text:p>
          </table:table-cell>
          <table:table-cell office:value="2" office:value-type="float"/>
          <table:table-cell office:value="30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2" office:value-type="float"/>
          <table:table-cell office:date-value="2023-04-17T00:00:00.000000" office:value-type="date" table:style-name="Cell11"/>
          <table:table-cell office:value-type="string" table:style-name="Cell2">
            <text:p>A13</text:p>
          </table:table-cell>
          <table:table-cell office:value="3" office:value-type="float"/>
          <table:table-cell office:value="3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3" office:value-type="float"/>
          <table:table-cell office:date-value="2023-04-18T00:00:00.000000" office:value-type="date" table:style-name="Cell11"/>
          <table:table-cell office:value-type="string" table:style-name="Cell2">
            <text:p>A34</text:p>
          </table:table-cell>
          <table:table-cell office:value="11" office:value-type="float"/>
          <table:table-cell office:value="4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4" office:value-type="float"/>
          <table:table-cell office:date-value="2023-04-18T00:00:00.000000" office:value-type="date" table:style-name="Cell11"/>
          <table:table-cell office:value-type="string" table:style-name="Cell2">
            <text:p>A9</text:p>
          </table:table-cell>
          <table:table-cell office:value="8" office:value-type="float"/>
          <table:table-cell office:value="1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5" office:value-type="float"/>
          <table:table-cell office:date-value="2023-04-18T00:00:00.000000" office:value-type="date" table:style-name="Cell11"/>
          <table:table-cell office:value-type="string" table:style-name="Cell2">
            <text:p>A62</text:p>
          </table:table-cell>
          <table:table-cell office:value="9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6" office:value-type="float"/>
          <table:table-cell office:date-value="2023-04-18T00:00:00.000000" office:value-type="date" table:style-name="Cell11"/>
          <table:table-cell office:value-type="string" table:style-name="Cell2">
            <text:p>A53</text:p>
          </table:table-cell>
          <table:table-cell office:value="4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7" office:value-type="float"/>
          <table:table-cell office:date-value="2023-04-19T00:00:00.000000" office:value-type="date" table:style-name="Cell11"/>
          <table:table-cell office:value-type="string" table:style-name="Cell2">
            <text:p>A8</text:p>
          </table:table-cell>
          <table:table-cell office:value="6" office:value-type="float"/>
          <table:table-cell office:value="1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8" office:value-type="float"/>
          <table:table-cell office:date-value="2023-04-19T00:00:00.000000" office:value-type="date" table:style-name="Cell11"/>
          <table:table-cell office:value-type="string" table:style-name="Cell2">
            <text:p>A9</text:p>
          </table:table-cell>
          <table:table-cell office:value="13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39" office:value-type="float"/>
          <table:table-cell office:date-value="2023-04-19T00:00:00.000000" office:value-type="date" table:style-name="Cell11"/>
          <table:table-cell office:value-type="string" table:style-name="Cell2">
            <text:p>A53</text:p>
          </table:table-cell>
          <table:table-cell office:value="13" office:value-type="float"/>
          <table:table-cell office:value="2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0" office:value-type="float"/>
          <table:table-cell office:date-value="2023-04-19T00:00:00.000000" office:value-type="date" table:style-name="Cell11"/>
          <table:table-cell office:value-type="string" table:style-name="Cell2">
            <text:p>A37</text:p>
          </table:table-cell>
          <table:table-cell office:value="3" office:value-type="float"/>
          <table:table-cell office:value="10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1" office:value-type="float"/>
          <table:table-cell office:date-value="2023-04-20T00:00:00.000000" office:value-type="date" table:style-name="Cell11"/>
          <table:table-cell office:value-type="string" table:style-name="Cell2">
            <text:p>A21</text:p>
          </table:table-cell>
          <table:table-cell office:value="7" office:value-type="float"/>
          <table:table-cell office:value="31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2" office:value-type="float"/>
          <table:table-cell office:date-value="2023-04-20T00:00:00.000000" office:value-type="date" table:style-name="Cell11"/>
          <table:table-cell office:value-type="string" table:style-name="Cell2">
            <text:p>A44</text:p>
          </table:table-cell>
          <table:table-cell office:value="3" office:value-type="float"/>
          <table:table-cell office:value="2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3" office:value-type="float"/>
          <table:table-cell office:date-value="2023-04-20T00:00:00.000000" office:value-type="date" table:style-name="Cell11"/>
          <table:table-cell office:value-type="string" table:style-name="Cell2">
            <text:p>A59</text:p>
          </table:table-cell>
          <table:table-cell office:value="7" office:value-type="float"/>
          <table:table-cell office:value="1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4" office:value-type="float"/>
          <table:table-cell office:date-value="2023-04-20T00:00:00.000000" office:value-type="date" table:style-name="Cell11"/>
          <table:table-cell office:value-type="string" table:style-name="Cell2">
            <text:p>A62</text:p>
          </table:table-cell>
          <table:table-cell office:value="10" office:value-type="float"/>
          <table:table-cell office:value="1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5" office:value-type="float"/>
          <table:table-cell office:date-value="2023-04-21T00:00:00.000000" office:value-type="date" table:style-name="Cell11"/>
          <table:table-cell office:value-type="string" table:style-name="Cell2">
            <text:p>A28</text:p>
          </table:table-cell>
          <table:table-cell office:value="8" office:value-type="float"/>
          <table:table-cell office:value="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6" office:value-type="float"/>
          <table:table-cell office:date-value="2023-04-21T00:00:00.000000" office:value-type="date" table:style-name="Cell11"/>
          <table:table-cell office:value-type="string" table:style-name="Cell2">
            <text:p>A27</text:p>
          </table:table-cell>
          <table:table-cell office:value="11" office:value-type="float"/>
          <table:table-cell office:value="4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7" office:value-type="float"/>
          <table:table-cell office:date-value="2023-04-21T00:00:00.000000" office:value-type="date" table:style-name="Cell11"/>
          <table:table-cell office:value-type="string" table:style-name="Cell2">
            <text:p>A39</text:p>
          </table:table-cell>
          <table:table-cell office:value="5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8" office:value-type="float"/>
          <table:table-cell office:date-value="2023-04-21T00:00:00.000000" office:value-type="date" table:style-name="Cell11"/>
          <table:table-cell office:value-type="string" table:style-name="Cell2">
            <text:p>A10</text:p>
          </table:table-cell>
          <table:table-cell office:value="15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49" office:value-type="float"/>
          <table:table-cell office:date-value="2023-04-22T00:00:00.000000" office:value-type="date" table:style-name="Cell11"/>
          <table:table-cell office:value-type="string" table:style-name="Cell2">
            <text:p>A37</text:p>
          </table:table-cell>
          <table:table-cell office:value="6" office:value-type="float"/>
          <table:table-cell office:value="16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0" office:value-type="float"/>
          <table:table-cell office:date-value="2023-04-22T00:00:00.000000" office:value-type="date" table:style-name="Cell11"/>
          <table:table-cell office:value-type="string" table:style-name="Cell2">
            <text:p>A53</text:p>
          </table:table-cell>
          <table:table-cell office:value="7" office:value-type="float"/>
          <table:table-cell office:value="4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1" office:value-type="float"/>
          <table:table-cell office:date-value="2023-04-22T00:00:00.000000" office:value-type="date" table:style-name="Cell11"/>
          <table:table-cell office:value-type="string" table:style-name="Cell2">
            <text:p>A31</text:p>
          </table:table-cell>
          <table:table-cell office:value="11" office:value-type="float"/>
          <table:table-cell office:value="18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2" office:value-type="float"/>
          <table:table-cell office:date-value="2023-04-22T00:00:00.000000" office:value-type="date" table:style-name="Cell11"/>
          <table:table-cell office:value-type="string" table:style-name="Cell2">
            <text:p>A41</text:p>
          </table:table-cell>
          <table:table-cell office:value="11" office:value-type="float"/>
          <table:table-cell office:value="15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3" office:value-type="float"/>
          <table:table-cell office:date-value="2023-04-23T00:00:00.000000" office:value-type="date" table:style-name="Cell11"/>
          <table:table-cell office:value-type="string" table:style-name="Cell2">
            <text:p>A37</text:p>
          </table:table-cell>
          <table:table-cell office:value="8" office:value-type="float"/>
          <table:table-cell office:value="2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4" office:value-type="float"/>
          <table:table-cell office:date-value="2023-04-23T00:00:00.000000" office:value-type="date" table:style-name="Cell11"/>
          <table:table-cell office:value-type="string" table:style-name="Cell2">
            <text:p>A17</text:p>
          </table:table-cell>
          <table:table-cell office:value="10" office:value-type="float"/>
          <table:table-cell office:value="1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5" office:value-type="float"/>
          <table:table-cell office:date-value="2023-04-23T00:00:00.000000" office:value-type="date" table:style-name="Cell11"/>
          <table:table-cell office:value-type="string" table:style-name="Cell2">
            <text:p>A43</text:p>
          </table:table-cell>
          <table:table-cell office:value="14" office:value-type="float"/>
          <table:table-cell office:value="2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6" office:value-type="float"/>
          <table:table-cell office:date-value="2023-04-23T00:00:00.000000" office:value-type="date" table:style-name="Cell11"/>
          <table:table-cell office:value-type="string" table:style-name="Cell2">
            <text:p>A2</text:p>
          </table:table-cell>
          <table:table-cell office:value="1" office:value-type="float"/>
          <table:table-cell office:value="1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7" office:value-type="float"/>
          <table:table-cell office:date-value="2023-04-24T00:00:00.000000" office:value-type="date" table:style-name="Cell11"/>
          <table:table-cell office:value-type="string" table:style-name="Cell2">
            <text:p>A16</text:p>
          </table:table-cell>
          <table:table-cell office:value="9" office:value-type="float"/>
          <table:table-cell office:value="1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8" office:value-type="float"/>
          <table:table-cell office:date-value="2023-04-24T00:00:00.000000" office:value-type="date" table:style-name="Cell11"/>
          <table:table-cell office:value-type="string" table:style-name="Cell2">
            <text:p>A53</text:p>
          </table:table-cell>
          <table:table-cell office:value="9" office:value-type="float"/>
          <table:table-cell office:value="2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59" office:value-type="float"/>
          <table:table-cell office:date-value="2023-04-24T00:00:00.000000" office:value-type="date" table:style-name="Cell11"/>
          <table:table-cell office:value-type="string" table:style-name="Cell2">
            <text:p>A61</text:p>
          </table:table-cell>
          <table:table-cell office:value="3" office:value-type="float"/>
          <table:table-cell office:value="1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0" office:value-type="float"/>
          <table:table-cell office:date-value="2023-04-24T00:00:00.000000" office:value-type="date" table:style-name="Cell11"/>
          <table:table-cell office:value-type="string" table:style-name="Cell2">
            <text:p>A33</text:p>
          </table:table-cell>
          <table:table-cell office:value="2" office:value-type="float"/>
          <table:table-cell office:value="3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1" office:value-type="float"/>
          <table:table-cell office:date-value="2023-04-25T00:00:00.000000" office:value-type="date" table:style-name="Cell11"/>
          <table:table-cell office:value-type="string" table:style-name="Cell2">
            <text:p>A24</text:p>
          </table:table-cell>
          <table:table-cell office:value="8" office:value-type="float"/>
          <table:table-cell office:value="21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2" office:value-type="float"/>
          <table:table-cell office:date-value="2023-04-25T00:00:00.000000" office:value-type="date" table:style-name="Cell11"/>
          <table:table-cell office:value-type="string" table:style-name="Cell2">
            <text:p>A9</text:p>
          </table:table-cell>
          <table:table-cell office:value="12" office:value-type="float"/>
          <table:table-cell office:value="2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3" office:value-type="float"/>
          <table:table-cell office:date-value="2023-04-25T00:00:00.000000" office:value-type="date" table:style-name="Cell11"/>
          <table:table-cell office:value-type="string" table:style-name="Cell2">
            <text:p>A38</text:p>
          </table:table-cell>
          <table:table-cell office:value="12" office:value-type="float"/>
          <table:table-cell office:value="1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4" office:value-type="float"/>
          <table:table-cell office:date-value="2023-04-25T00:00:00.000000" office:value-type="date" table:style-name="Cell11"/>
          <table:table-cell office:value-type="string" table:style-name="Cell2">
            <text:p>A58</text:p>
          </table:table-cell>
          <table:table-cell office:value="3" office:value-type="float"/>
          <table:table-cell office:value="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5" office:value-type="float"/>
          <table:table-cell office:date-value="2023-04-26T00:00:00.000000" office:value-type="date" table:style-name="Cell11"/>
          <table:table-cell office:value-type="string" table:style-name="Cell2">
            <text:p>A25</text:p>
          </table:table-cell>
          <table:table-cell office:value="10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6" office:value-type="float"/>
          <table:table-cell office:date-value="2023-04-26T00:00:00.000000" office:value-type="date" table:style-name="Cell11"/>
          <table:table-cell office:value-type="string" table:style-name="Cell2">
            <text:p>A64</text:p>
          </table:table-cell>
          <table:table-cell office:value="1" office:value-type="float"/>
          <table:table-cell office:value="2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7" office:value-type="float"/>
          <table:table-cell office:date-value="2023-04-26T00:00:00.000000" office:value-type="date" table:style-name="Cell11"/>
          <table:table-cell office:value-type="string" table:style-name="Cell2">
            <text:p>A55</text:p>
          </table:table-cell>
          <table:table-cell office:value="8" office:value-type="float"/>
          <table:table-cell office:value="23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8" office:value-type="float"/>
          <table:table-cell office:date-value="2023-04-26T00:00:00.000000" office:value-type="date" table:style-name="Cell11"/>
          <table:table-cell office:value-type="string" table:style-name="Cell2">
            <text:p>A24</text:p>
          </table:table-cell>
          <table:table-cell office:value="4" office:value-type="float"/>
          <table:table-cell office:value="3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69" office:value-type="float"/>
          <table:table-cell office:date-value="2023-04-27T00:00:00.000000" office:value-type="date" table:style-name="Cell11"/>
          <table:table-cell office:value-type="string" table:style-name="Cell2">
            <text:p>A62</text:p>
          </table:table-cell>
          <table:table-cell office:value="3" office:value-type="float"/>
          <table:table-cell office:value="2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0" office:value-type="float"/>
          <table:table-cell office:date-value="2023-04-27T00:00:00.000000" office:value-type="date" table:style-name="Cell11"/>
          <table:table-cell office:value-type="string" table:style-name="Cell2">
            <text:p>A34</text:p>
          </table:table-cell>
          <table:table-cell office:value="2" office:value-type="float"/>
          <table:table-cell office:value="4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1" office:value-type="float"/>
          <table:table-cell office:date-value="2023-04-27T00:00:00.000000" office:value-type="date" table:style-name="Cell11"/>
          <table:table-cell office:value-type="string" table:style-name="Cell2">
            <text:p>A24</text:p>
          </table:table-cell>
          <table:table-cell office:value="14" office:value-type="float"/>
          <table:table-cell office:value="1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2" office:value-type="float"/>
          <table:table-cell office:date-value="2023-04-27T00:00:00.000000" office:value-type="date" table:style-name="Cell11"/>
          <table:table-cell office:value-type="string" table:style-name="Cell2">
            <text:p>A55</text:p>
          </table:table-cell>
          <table:table-cell office:value="2" office:value-type="float"/>
          <table:table-cell office:value="23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3" office:value-type="float"/>
          <table:table-cell office:date-value="2023-04-28T00:00:00.000000" office:value-type="date" table:style-name="Cell11"/>
          <table:table-cell office:value-type="string" table:style-name="Cell2">
            <text:p>A27</text:p>
          </table:table-cell>
          <table:table-cell office:value="15" office:value-type="float"/>
          <table:table-cell office:value="1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4" office:value-type="float"/>
          <table:table-cell office:date-value="2023-04-28T00:00:00.000000" office:value-type="date" table:style-name="Cell11"/>
          <table:table-cell office:value-type="string" table:style-name="Cell2">
            <text:p>A65</text:p>
          </table:table-cell>
          <table:table-cell office:value="14" office:value-type="float"/>
          <table:table-cell office:value="1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5" office:value-type="float"/>
          <table:table-cell office:date-value="2023-04-28T00:00:00.000000" office:value-type="date" table:style-name="Cell11"/>
          <table:table-cell office:value-type="string" table:style-name="Cell2">
            <text:p>A50</text:p>
          </table:table-cell>
          <table:table-cell office:value="14" office:value-type="float"/>
          <table:table-cell office:value="1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6" office:value-type="float"/>
          <table:table-cell office:date-value="2023-04-28T00:00:00.000000" office:value-type="date" table:style-name="Cell11"/>
          <table:table-cell office:value-type="string" table:style-name="Cell2">
            <text:p>A44</text:p>
          </table:table-cell>
          <table:table-cell office:value="13" office:value-type="float"/>
          <table:table-cell office:value="3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7" office:value-type="float"/>
          <table:table-cell office:date-value="2023-04-29T00:00:00.000000" office:value-type="date" table:style-name="Cell11"/>
          <table:table-cell office:value-type="string" table:style-name="Cell2">
            <text:p>A18</text:p>
          </table:table-cell>
          <table:table-cell office:value="9" office:value-type="float"/>
          <table:table-cell office:value="4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8" office:value-type="float"/>
          <table:table-cell office:date-value="2023-04-29T00:00:00.000000" office:value-type="date" table:style-name="Cell11"/>
          <table:table-cell office:value-type="string" table:style-name="Cell2">
            <text:p>A62</text:p>
          </table:table-cell>
          <table:table-cell office:value="9" office:value-type="float"/>
          <table:table-cell office:value="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79" office:value-type="float"/>
          <table:table-cell office:date-value="2023-04-29T00:00:00.000000" office:value-type="date" table:style-name="Cell11"/>
          <table:table-cell office:value-type="string" table:style-name="Cell2">
            <text:p>A24</text:p>
          </table:table-cell>
          <table:table-cell office:value="10" office:value-type="float"/>
          <table:table-cell office:value="3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0" office:value-type="float"/>
          <table:table-cell office:date-value="2023-04-29T00:00:00.000000" office:value-type="date" table:style-name="Cell11"/>
          <table:table-cell office:value-type="string" table:style-name="Cell2">
            <text:p>A16</text:p>
          </table:table-cell>
          <table:table-cell office:value="12" office:value-type="float"/>
          <table:table-cell office:value="2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1" office:value-type="float"/>
          <table:table-cell office:date-value="2023-04-30T00:00:00.000000" office:value-type="date" table:style-name="Cell11"/>
          <table:table-cell office:value-type="string" table:style-name="Cell2">
            <text:p>A10</text:p>
          </table:table-cell>
          <table:table-cell office:value="7" office:value-type="float"/>
          <table:table-cell office:value="3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2" office:value-type="float"/>
          <table:table-cell office:date-value="2023-04-30T00:00:00.000000" office:value-type="date" table:style-name="Cell11"/>
          <table:table-cell office:value-type="string" table:style-name="Cell2">
            <text:p>A56</text:p>
          </table:table-cell>
          <table:table-cell office:value="14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3" office:value-type="float"/>
          <table:table-cell office:date-value="2023-04-30T00:00:00.000000" office:value-type="date" table:style-name="Cell11"/>
          <table:table-cell office:value-type="string" table:style-name="Cell2">
            <text:p>A62</text:p>
          </table:table-cell>
          <table:table-cell office:value="2" office:value-type="float"/>
          <table:table-cell office:value="1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4" office:value-type="float"/>
          <table:table-cell office:date-value="2023-04-30T00:00:00.000000" office:value-type="date" table:style-name="Cell11"/>
          <table:table-cell office:value-type="string" table:style-name="Cell2">
            <text:p>A50</text:p>
          </table:table-cell>
          <table:table-cell office:value="3" office:value-type="float"/>
          <table:table-cell office:value="1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5" office:value-type="float"/>
          <table:table-cell office:date-value="2023-05-01T00:00:00.000000" office:value-type="date" table:style-name="Cell11"/>
          <table:table-cell office:value-type="string" table:style-name="Cell2">
            <text:p>A26</text:p>
          </table:table-cell>
          <table:table-cell office:value="5" office:value-type="float"/>
          <table:table-cell office:value="3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6" office:value-type="float"/>
          <table:table-cell office:date-value="2023-05-01T00:00:00.000000" office:value-type="date" table:style-name="Cell11"/>
          <table:table-cell office:value-type="string" table:style-name="Cell2">
            <text:p>A48</text:p>
          </table:table-cell>
          <table:table-cell office:value="10" office:value-type="float"/>
          <table:table-cell office:value="4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7" office:value-type="float"/>
          <table:table-cell office:date-value="2023-05-01T00:00:00.000000" office:value-type="date" table:style-name="Cell11"/>
          <table:table-cell office:value-type="string" table:style-name="Cell2">
            <text:p>A1</text:p>
          </table:table-cell>
          <table:table-cell office:value="5" office:value-type="float"/>
          <table:table-cell office:value="2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8" office:value-type="float"/>
          <table:table-cell office:date-value="2023-05-01T00:00:00.000000" office:value-type="date" table:style-name="Cell11"/>
          <table:table-cell office:value-type="string" table:style-name="Cell2">
            <text:p>A17</text:p>
          </table:table-cell>
          <table:table-cell office:value="1" office:value-type="float"/>
          <table:table-cell office:value="4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89" office:value-type="float"/>
          <table:table-cell office:date-value="2023-05-02T00:00:00.000000" office:value-type="date" table:style-name="Cell11"/>
          <table:table-cell office:value-type="string" table:style-name="Cell2">
            <text:p>A31</text:p>
          </table:table-cell>
          <table:table-cell office:value="6" office:value-type="float"/>
          <table:table-cell office:value="3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0" office:value-type="float"/>
          <table:table-cell office:date-value="2023-05-02T00:00:00.000000" office:value-type="date" table:style-name="Cell11"/>
          <table:table-cell office:value-type="string" table:style-name="Cell2">
            <text:p>A50</text:p>
          </table:table-cell>
          <table:table-cell office:value="11" office:value-type="float"/>
          <table:table-cell office:value="2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1" office:value-type="float"/>
          <table:table-cell office:date-value="2023-05-02T00:00:00.000000" office:value-type="date" table:style-name="Cell11"/>
          <table:table-cell office:value-type="string" table:style-name="Cell2">
            <text:p>A6</text:p>
          </table:table-cell>
          <table:table-cell office:value="5" office:value-type="float"/>
          <table:table-cell office:value="1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2" office:value-type="float"/>
          <table:table-cell office:date-value="2023-05-02T00:00:00.000000" office:value-type="date" table:style-name="Cell11"/>
          <table:table-cell office:value-type="string" table:style-name="Cell2">
            <text:p>A34</text:p>
          </table:table-cell>
          <table:table-cell office:value="10" office:value-type="float"/>
          <table:table-cell office:value="2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3" office:value-type="float"/>
          <table:table-cell office:date-value="2023-05-03T00:00:00.000000" office:value-type="date" table:style-name="Cell11"/>
          <table:table-cell office:value-type="string" table:style-name="Cell2">
            <text:p>A14</text:p>
          </table:table-cell>
          <table:table-cell office:value="6" office:value-type="float"/>
          <table:table-cell office:value="3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4" office:value-type="float"/>
          <table:table-cell office:date-value="2023-05-03T00:00:00.000000" office:value-type="date" table:style-name="Cell11"/>
          <table:table-cell office:value-type="string" table:style-name="Cell2">
            <text:p>A3</text:p>
          </table:table-cell>
          <table:table-cell office:value="12" office:value-type="float"/>
          <table:table-cell office:value="4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5" office:value-type="float"/>
          <table:table-cell office:date-value="2023-05-03T00:00:00.000000" office:value-type="date" table:style-name="Cell11"/>
          <table:table-cell office:value-type="string" table:style-name="Cell2">
            <text:p>A36</text:p>
          </table:table-cell>
          <table:table-cell office:value="4" office:value-type="float"/>
          <table:table-cell office:value="3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6" office:value-type="float"/>
          <table:table-cell office:date-value="2023-05-03T00:00:00.000000" office:value-type="date" table:style-name="Cell11"/>
          <table:table-cell office:value-type="string" table:style-name="Cell2">
            <text:p>A15</text:p>
          </table:table-cell>
          <table:table-cell office:value="5" office:value-type="float"/>
          <table:table-cell office:value="4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7" office:value-type="float"/>
          <table:table-cell office:date-value="2023-05-04T00:00:00.000000" office:value-type="date" table:style-name="Cell11"/>
          <table:table-cell office:value-type="string" table:style-name="Cell2">
            <text:p>A26</text:p>
          </table:table-cell>
          <table:table-cell office:value="6" office:value-type="float"/>
          <table:table-cell office:value="2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8" office:value-type="float"/>
          <table:table-cell office:date-value="2023-05-04T00:00:00.000000" office:value-type="date" table:style-name="Cell11"/>
          <table:table-cell office:value-type="string" table:style-name="Cell2">
            <text:p>A50</text:p>
          </table:table-cell>
          <table:table-cell office:value="5" office:value-type="float"/>
          <table:table-cell office:value="3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499" office:value-type="float"/>
          <table:table-cell office:date-value="2023-05-04T00:00:00.000000" office:value-type="date" table:style-name="Cell11"/>
          <table:table-cell office:value-type="string" table:style-name="Cell2">
            <text:p>A3</text:p>
          </table:table-cell>
          <table:table-cell office:value="14" office:value-type="float"/>
          <table:table-cell office:value="1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0" office:value-type="float"/>
          <table:table-cell office:date-value="2023-05-04T00:00:00.000000" office:value-type="date" table:style-name="Cell11"/>
          <table:table-cell office:value-type="string" table:style-name="Cell2">
            <text:p>A61</text:p>
          </table:table-cell>
          <table:table-cell office:value="15" office:value-type="float"/>
          <table:table-cell office:value="16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1" office:value-type="float"/>
          <table:table-cell office:date-value="2023-05-05T00:00:00.000000" office:value-type="date" table:style-name="Cell11"/>
          <table:table-cell office:value-type="string" table:style-name="Cell2">
            <text:p>A43</text:p>
          </table:table-cell>
          <table:table-cell office:value="6" office:value-type="float"/>
          <table:table-cell office:value="3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2" office:value-type="float"/>
          <table:table-cell office:date-value="2023-05-05T00:00:00.000000" office:value-type="date" table:style-name="Cell11"/>
          <table:table-cell office:value-type="string" table:style-name="Cell2">
            <text:p>A56</text:p>
          </table:table-cell>
          <table:table-cell office:value="8" office:value-type="float"/>
          <table:table-cell office:value="1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3" office:value-type="float"/>
          <table:table-cell office:date-value="2023-05-05T00:00:00.000000" office:value-type="date" table:style-name="Cell11"/>
          <table:table-cell office:value-type="string" table:style-name="Cell2">
            <text:p>A47</text:p>
          </table:table-cell>
          <table:table-cell office:value="10" office:value-type="float"/>
          <table:table-cell office:value="1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4" office:value-type="float"/>
          <table:table-cell office:date-value="2023-05-05T00:00:00.000000" office:value-type="date" table:style-name="Cell11"/>
          <table:table-cell office:value-type="string" table:style-name="Cell2">
            <text:p>A57</text:p>
          </table:table-cell>
          <table:table-cell office:value="2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5" office:value-type="float"/>
          <table:table-cell office:date-value="2023-05-06T00:00:00.000000" office:value-type="date" table:style-name="Cell11"/>
          <table:table-cell office:value-type="string" table:style-name="Cell2">
            <text:p>A1</text:p>
          </table:table-cell>
          <table:table-cell office:value="11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6" office:value-type="float"/>
          <table:table-cell office:date-value="2023-05-06T00:00:00.000000" office:value-type="date" table:style-name="Cell11"/>
          <table:table-cell office:value-type="string" table:style-name="Cell2">
            <text:p>A28</text:p>
          </table:table-cell>
          <table:table-cell office:value="2" office:value-type="float"/>
          <table:table-cell office:value="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7" office:value-type="float"/>
          <table:table-cell office:date-value="2023-05-06T00:00:00.000000" office:value-type="date" table:style-name="Cell11"/>
          <table:table-cell office:value-type="string" table:style-name="Cell2">
            <text:p>A42</text:p>
          </table:table-cell>
          <table:table-cell office:value="4" office:value-type="float"/>
          <table:table-cell office:value="28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8" office:value-type="float"/>
          <table:table-cell office:date-value="2023-05-06T00:00:00.000000" office:value-type="date" table:style-name="Cell11"/>
          <table:table-cell office:value-type="string" table:style-name="Cell2">
            <text:p>A13</text:p>
          </table:table-cell>
          <table:table-cell office:value="6" office:value-type="float"/>
          <table:table-cell office:value="3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09" office:value-type="float"/>
          <table:table-cell office:date-value="2023-05-07T00:00:00.000000" office:value-type="date" table:style-name="Cell11"/>
          <table:table-cell office:value-type="string" table:style-name="Cell2">
            <text:p>A42</text:p>
          </table:table-cell>
          <table:table-cell office:value="1" office:value-type="float"/>
          <table:table-cell office:value="1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0" office:value-type="float"/>
          <table:table-cell office:date-value="2023-05-07T00:00:00.000000" office:value-type="date" table:style-name="Cell11"/>
          <table:table-cell office:value-type="string" table:style-name="Cell2">
            <text:p>A55</text:p>
          </table:table-cell>
          <table:table-cell office:value="2" office:value-type="float"/>
          <table:table-cell office:value="1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1" office:value-type="float"/>
          <table:table-cell office:date-value="2023-05-07T00:00:00.000000" office:value-type="date" table:style-name="Cell11"/>
          <table:table-cell office:value-type="string" table:style-name="Cell2">
            <text:p>A22</text:p>
          </table:table-cell>
          <table:table-cell office:value="13" office:value-type="float"/>
          <table:table-cell office:value="2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2" office:value-type="float"/>
          <table:table-cell office:date-value="2023-05-07T00:00:00.000000" office:value-type="date" table:style-name="Cell11"/>
          <table:table-cell office:value-type="string" table:style-name="Cell2">
            <text:p>A15</text:p>
          </table:table-cell>
          <table:table-cell office:value="12" office:value-type="float"/>
          <table:table-cell office:value="3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3" office:value-type="float"/>
          <table:table-cell office:date-value="2023-05-08T00:00:00.000000" office:value-type="date" table:style-name="Cell11"/>
          <table:table-cell office:value-type="string" table:style-name="Cell2">
            <text:p>A7</text:p>
          </table:table-cell>
          <table:table-cell office:value="9" office:value-type="float"/>
          <table:table-cell office:value="3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4" office:value-type="float"/>
          <table:table-cell office:date-value="2023-05-08T00:00:00.000000" office:value-type="date" table:style-name="Cell11"/>
          <table:table-cell office:value-type="string" table:style-name="Cell2">
            <text:p>A18</text:p>
          </table:table-cell>
          <table:table-cell office:value="9" office:value-type="float"/>
          <table:table-cell office:value="3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5" office:value-type="float"/>
          <table:table-cell office:date-value="2023-05-08T00:00:00.000000" office:value-type="date" table:style-name="Cell11"/>
          <table:table-cell office:value-type="string" table:style-name="Cell2">
            <text:p>A25</text:p>
          </table:table-cell>
          <table:table-cell office:value="1" office:value-type="float"/>
          <table:table-cell office:value="1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6" office:value-type="float"/>
          <table:table-cell office:date-value="2023-05-08T00:00:00.000000" office:value-type="date" table:style-name="Cell11"/>
          <table:table-cell office:value-type="string" table:style-name="Cell2">
            <text:p>A6</text:p>
          </table:table-cell>
          <table:table-cell office:value="11" office:value-type="float"/>
          <table:table-cell office:value="1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7" office:value-type="float"/>
          <table:table-cell office:date-value="2023-05-09T00:00:00.000000" office:value-type="date" table:style-name="Cell11"/>
          <table:table-cell office:value-type="string" table:style-name="Cell2">
            <text:p>A37</text:p>
          </table:table-cell>
          <table:table-cell office:value="7" office:value-type="float"/>
          <table:table-cell office:value="13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8" office:value-type="float"/>
          <table:table-cell office:date-value="2023-05-09T00:00:00.000000" office:value-type="date" table:style-name="Cell11"/>
          <table:table-cell office:value-type="string" table:style-name="Cell2">
            <text:p>A50</text:p>
          </table:table-cell>
          <table:table-cell office:value="5" office:value-type="float"/>
          <table:table-cell office:value="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19" office:value-type="float"/>
          <table:table-cell office:date-value="2023-05-09T00:00:00.000000" office:value-type="date" table:style-name="Cell11"/>
          <table:table-cell office:value-type="string" table:style-name="Cell2">
            <text:p>A36</text:p>
          </table:table-cell>
          <table:table-cell office:value="10" office:value-type="float"/>
          <table:table-cell office:value="2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0" office:value-type="float"/>
          <table:table-cell office:date-value="2023-05-09T00:00:00.000000" office:value-type="date" table:style-name="Cell11"/>
          <table:table-cell office:value-type="string" table:style-name="Cell2">
            <text:p>A52</text:p>
          </table:table-cell>
          <table:table-cell office:value="2" office:value-type="float"/>
          <table:table-cell office:value="4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1" office:value-type="float"/>
          <table:table-cell office:date-value="2023-05-10T00:00:00.000000" office:value-type="date" table:style-name="Cell11"/>
          <table:table-cell office:value-type="string" table:style-name="Cell2">
            <text:p>A36</text:p>
          </table:table-cell>
          <table:table-cell office:value="14" office:value-type="float"/>
          <table:table-cell office:value="2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2" office:value-type="float"/>
          <table:table-cell office:date-value="2023-05-10T00:00:00.000000" office:value-type="date" table:style-name="Cell11"/>
          <table:table-cell office:value-type="string" table:style-name="Cell2">
            <text:p>A17</text:p>
          </table:table-cell>
          <table:table-cell office:value="7" office:value-type="float"/>
          <table:table-cell office:value="2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3" office:value-type="float"/>
          <table:table-cell office:date-value="2023-05-10T00:00:00.000000" office:value-type="date" table:style-name="Cell11"/>
          <table:table-cell office:value-type="string" table:style-name="Cell2">
            <text:p>A8</text:p>
          </table:table-cell>
          <table:table-cell office:value="10" office:value-type="float"/>
          <table:table-cell office:value="2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4" office:value-type="float"/>
          <table:table-cell office:date-value="2023-05-10T00:00:00.000000" office:value-type="date" table:style-name="Cell11"/>
          <table:table-cell office:value-type="string" table:style-name="Cell2">
            <text:p>A8</text:p>
          </table:table-cell>
          <table:table-cell office:value="5" office:value-type="float"/>
          <table:table-cell office:value="27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5" office:value-type="float"/>
          <table:table-cell office:date-value="2023-05-11T00:00:00.000000" office:value-type="date" table:style-name="Cell11"/>
          <table:table-cell office:value-type="string" table:style-name="Cell2">
            <text:p>A34</text:p>
          </table:table-cell>
          <table:table-cell office:value="15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6" office:value-type="float"/>
          <table:table-cell office:date-value="2023-05-11T00:00:00.000000" office:value-type="date" table:style-name="Cell11"/>
          <table:table-cell office:value-type="string" table:style-name="Cell2">
            <text:p>A3</text:p>
          </table:table-cell>
          <table:table-cell office:value="9" office:value-type="float"/>
          <table:table-cell office:value="33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7" office:value-type="float"/>
          <table:table-cell office:date-value="2023-05-11T00:00:00.000000" office:value-type="date" table:style-name="Cell11"/>
          <table:table-cell office:value-type="string" table:style-name="Cell2">
            <text:p>A1</text:p>
          </table:table-cell>
          <table:table-cell office:value="8" office:value-type="float"/>
          <table:table-cell office:value="2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8" office:value-type="float"/>
          <table:table-cell office:date-value="2023-05-11T00:00:00.000000" office:value-type="date" table:style-name="Cell11"/>
          <table:table-cell office:value-type="string" table:style-name="Cell2">
            <text:p>A30</text:p>
          </table:table-cell>
          <table:table-cell office:value="12" office:value-type="float"/>
          <table:table-cell office:value="4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29" office:value-type="float"/>
          <table:table-cell office:date-value="2023-05-12T00:00:00.000000" office:value-type="date" table:style-name="Cell11"/>
          <table:table-cell office:value-type="string" table:style-name="Cell2">
            <text:p>A10</text:p>
          </table:table-cell>
          <table:table-cell office:value="6" office:value-type="float"/>
          <table:table-cell office:value="2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0" office:value-type="float"/>
          <table:table-cell office:date-value="2023-05-12T00:00:00.000000" office:value-type="date" table:style-name="Cell11"/>
          <table:table-cell office:value-type="string" table:style-name="Cell2">
            <text:p>A14</text:p>
          </table:table-cell>
          <table:table-cell office:value="3" office:value-type="float"/>
          <table:table-cell office:value="36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1" office:value-type="float"/>
          <table:table-cell office:date-value="2023-05-12T00:00:00.000000" office:value-type="date" table:style-name="Cell11"/>
          <table:table-cell office:value-type="string" table:style-name="Cell2">
            <text:p>A5</text:p>
          </table:table-cell>
          <table:table-cell office:value="9" office:value-type="float"/>
          <table:table-cell office:value="4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2" office:value-type="float"/>
          <table:table-cell office:date-value="2023-05-12T00:00:00.000000" office:value-type="date" table:style-name="Cell11"/>
          <table:table-cell office:value-type="string" table:style-name="Cell2">
            <text:p>A7</text:p>
          </table:table-cell>
          <table:table-cell office:value="11" office:value-type="float"/>
          <table:table-cell office:value="2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3" office:value-type="float"/>
          <table:table-cell office:date-value="2023-05-13T00:00:00.000000" office:value-type="date" table:style-name="Cell11"/>
          <table:table-cell office:value-type="string" table:style-name="Cell2">
            <text:p>A28</text:p>
          </table:table-cell>
          <table:table-cell office:value="12" office:value-type="float"/>
          <table:table-cell office:value="1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4" office:value-type="float"/>
          <table:table-cell office:date-value="2023-05-13T00:00:00.000000" office:value-type="date" table:style-name="Cell11"/>
          <table:table-cell office:value-type="string" table:style-name="Cell2">
            <text:p>A35</text:p>
          </table:table-cell>
          <table:table-cell office:value="12" office:value-type="float"/>
          <table:table-cell office:value="1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5" office:value-type="float"/>
          <table:table-cell office:date-value="2023-05-13T00:00:00.000000" office:value-type="date" table:style-name="Cell11"/>
          <table:table-cell office:value-type="string" table:style-name="Cell2">
            <text:p>A16</text:p>
          </table:table-cell>
          <table:table-cell office:value="10" office:value-type="float"/>
          <table:table-cell office:value="1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6" office:value-type="float"/>
          <table:table-cell office:date-value="2023-05-13T00:00:00.000000" office:value-type="date" table:style-name="Cell11"/>
          <table:table-cell office:value-type="string" table:style-name="Cell2">
            <text:p>A20</text:p>
          </table:table-cell>
          <table:table-cell office:value="1" office:value-type="float"/>
          <table:table-cell office:value="3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7" office:value-type="float"/>
          <table:table-cell office:date-value="2023-05-14T00:00:00.000000" office:value-type="date" table:style-name="Cell11"/>
          <table:table-cell office:value-type="string" table:style-name="Cell2">
            <text:p>A16</text:p>
          </table:table-cell>
          <table:table-cell office:value="4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8" office:value-type="float"/>
          <table:table-cell office:date-value="2023-05-14T00:00:00.000000" office:value-type="date" table:style-name="Cell11"/>
          <table:table-cell office:value-type="string" table:style-name="Cell2">
            <text:p>A48</text:p>
          </table:table-cell>
          <table:table-cell office:value="11" office:value-type="float"/>
          <table:table-cell office:value="1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39" office:value-type="float"/>
          <table:table-cell office:date-value="2023-05-14T00:00:00.000000" office:value-type="date" table:style-name="Cell11"/>
          <table:table-cell office:value-type="string" table:style-name="Cell2">
            <text:p>A32</text:p>
          </table:table-cell>
          <table:table-cell office:value="10" office:value-type="float"/>
          <table:table-cell office:value="3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0" office:value-type="float"/>
          <table:table-cell office:date-value="2023-05-14T00:00:00.000000" office:value-type="date" table:style-name="Cell11"/>
          <table:table-cell office:value-type="string" table:style-name="Cell2">
            <text:p>A63</text:p>
          </table:table-cell>
          <table:table-cell office:value="8" office:value-type="float"/>
          <table:table-cell office:value="1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1" office:value-type="float"/>
          <table:table-cell office:date-value="2023-05-15T00:00:00.000000" office:value-type="date" table:style-name="Cell11"/>
          <table:table-cell office:value-type="string" table:style-name="Cell2">
            <text:p>A64</text:p>
          </table:table-cell>
          <table:table-cell office:value="8" office:value-type="float"/>
          <table:table-cell office:value="3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2" office:value-type="float"/>
          <table:table-cell office:date-value="2023-05-15T00:00:00.000000" office:value-type="date" table:style-name="Cell11"/>
          <table:table-cell office:value-type="string" table:style-name="Cell2">
            <text:p>A19</text:p>
          </table:table-cell>
          <table:table-cell office:value="9" office:value-type="float"/>
          <table:table-cell office:value="3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3" office:value-type="float"/>
          <table:table-cell office:date-value="2023-05-15T00:00:00.000000" office:value-type="date" table:style-name="Cell11"/>
          <table:table-cell office:value-type="string" table:style-name="Cell2">
            <text:p>A20</text:p>
          </table:table-cell>
          <table:table-cell office:value="6" office:value-type="float"/>
          <table:table-cell office:value="33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4" office:value-type="float"/>
          <table:table-cell office:date-value="2023-05-15T00:00:00.000000" office:value-type="date" table:style-name="Cell11"/>
          <table:table-cell office:value-type="string" table:style-name="Cell2">
            <text:p>A41</text:p>
          </table:table-cell>
          <table:table-cell office:value="10" office:value-type="float"/>
          <table:table-cell office:value="4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5" office:value-type="float"/>
          <table:table-cell office:date-value="2023-05-16T00:00:00.000000" office:value-type="date" table:style-name="Cell11"/>
          <table:table-cell office:value-type="string" table:style-name="Cell2">
            <text:p>A55</text:p>
          </table:table-cell>
          <table:table-cell office:value="5" office:value-type="float"/>
          <table:table-cell office:value="1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6" office:value-type="float"/>
          <table:table-cell office:date-value="2023-05-16T00:00:00.000000" office:value-type="date" table:style-name="Cell11"/>
          <table:table-cell office:value-type="string" table:style-name="Cell2">
            <text:p>A27</text:p>
          </table:table-cell>
          <table:table-cell office:value="5" office:value-type="float"/>
          <table:table-cell office:value="13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7" office:value-type="float"/>
          <table:table-cell office:date-value="2023-05-16T00:00:00.000000" office:value-type="date" table:style-name="Cell11"/>
          <table:table-cell office:value-type="string" table:style-name="Cell2">
            <text:p>A24</text:p>
          </table:table-cell>
          <table:table-cell office:value="15" office:value-type="float"/>
          <table:table-cell office:value="2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8" office:value-type="float"/>
          <table:table-cell office:date-value="2023-05-16T00:00:00.000000" office:value-type="date" table:style-name="Cell11"/>
          <table:table-cell office:value-type="string" table:style-name="Cell2">
            <text:p>A20</text:p>
          </table:table-cell>
          <table:table-cell office:value="4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49" office:value-type="float"/>
          <table:table-cell office:date-value="2023-05-17T00:00:00.000000" office:value-type="date" table:style-name="Cell11"/>
          <table:table-cell office:value-type="string" table:style-name="Cell2">
            <text:p>A15</text:p>
          </table:table-cell>
          <table:table-cell office:value="1" office:value-type="float"/>
          <table:table-cell office:value="33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0" office:value-type="float"/>
          <table:table-cell office:date-value="2023-05-17T00:00:00.000000" office:value-type="date" table:style-name="Cell11"/>
          <table:table-cell office:value-type="string" table:style-name="Cell2">
            <text:p>A39</text:p>
          </table:table-cell>
          <table:table-cell office:value="10" office:value-type="float"/>
          <table:table-cell office:value="2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1" office:value-type="float"/>
          <table:table-cell office:date-value="2023-05-17T00:00:00.000000" office:value-type="date" table:style-name="Cell11"/>
          <table:table-cell office:value-type="string" table:style-name="Cell2">
            <text:p>A13</text:p>
          </table:table-cell>
          <table:table-cell office:value="12" office:value-type="float"/>
          <table:table-cell office:value="4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2" office:value-type="float"/>
          <table:table-cell office:date-value="2023-05-17T00:00:00.000000" office:value-type="date" table:style-name="Cell11"/>
          <table:table-cell office:value-type="string" table:style-name="Cell2">
            <text:p>A32</text:p>
          </table:table-cell>
          <table:table-cell office:value="3" office:value-type="float"/>
          <table:table-cell office:value="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3" office:value-type="float"/>
          <table:table-cell office:date-value="2023-05-18T00:00:00.000000" office:value-type="date" table:style-name="Cell11"/>
          <table:table-cell office:value-type="string" table:style-name="Cell2">
            <text:p>A32</text:p>
          </table:table-cell>
          <table:table-cell office:value="2" office:value-type="float"/>
          <table:table-cell office:value="4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4" office:value-type="float"/>
          <table:table-cell office:date-value="2023-05-18T00:00:00.000000" office:value-type="date" table:style-name="Cell11"/>
          <table:table-cell office:value-type="string" table:style-name="Cell2">
            <text:p>A38</text:p>
          </table:table-cell>
          <table:table-cell office:value="5" office:value-type="float"/>
          <table:table-cell office:value="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5" office:value-type="float"/>
          <table:table-cell office:date-value="2023-05-18T00:00:00.000000" office:value-type="date" table:style-name="Cell11"/>
          <table:table-cell office:value-type="string" table:style-name="Cell2">
            <text:p>A4</text:p>
          </table:table-cell>
          <table:table-cell office:value="11" office:value-type="float"/>
          <table:table-cell office:value="2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6" office:value-type="float"/>
          <table:table-cell office:date-value="2023-05-18T00:00:00.000000" office:value-type="date" table:style-name="Cell11"/>
          <table:table-cell office:value-type="string" table:style-name="Cell2">
            <text:p>A7</text:p>
          </table:table-cell>
          <table:table-cell office:value="2" office:value-type="float"/>
          <table:table-cell office:value="11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7" office:value-type="float"/>
          <table:table-cell office:date-value="2023-05-19T00:00:00.000000" office:value-type="date" table:style-name="Cell11"/>
          <table:table-cell office:value-type="string" table:style-name="Cell2">
            <text:p>A23</text:p>
          </table:table-cell>
          <table:table-cell office:value="11" office:value-type="float"/>
          <table:table-cell office:value="4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8" office:value-type="float"/>
          <table:table-cell office:date-value="2023-05-19T00:00:00.000000" office:value-type="date" table:style-name="Cell11"/>
          <table:table-cell office:value-type="string" table:style-name="Cell2">
            <text:p>A55</text:p>
          </table:table-cell>
          <table:table-cell office:value="7" office:value-type="float"/>
          <table:table-cell office:value="3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59" office:value-type="float"/>
          <table:table-cell office:date-value="2023-05-19T00:00:00.000000" office:value-type="date" table:style-name="Cell11"/>
          <table:table-cell office:value-type="string" table:style-name="Cell2">
            <text:p>A37</text:p>
          </table:table-cell>
          <table:table-cell office:value="3" office:value-type="float"/>
          <table:table-cell office:value="4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0" office:value-type="float"/>
          <table:table-cell office:date-value="2023-05-19T00:00:00.000000" office:value-type="date" table:style-name="Cell11"/>
          <table:table-cell office:value-type="string" table:style-name="Cell2">
            <text:p>A48</text:p>
          </table:table-cell>
          <table:table-cell office:value="8" office:value-type="float"/>
          <table:table-cell office:value="3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1" office:value-type="float"/>
          <table:table-cell office:date-value="2023-05-20T00:00:00.000000" office:value-type="date" table:style-name="Cell11"/>
          <table:table-cell office:value-type="string" table:style-name="Cell2">
            <text:p>A2</text:p>
          </table:table-cell>
          <table:table-cell office:value="11" office:value-type="float"/>
          <table:table-cell office:value="3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2" office:value-type="float"/>
          <table:table-cell office:date-value="2023-05-20T00:00:00.000000" office:value-type="date" table:style-name="Cell11"/>
          <table:table-cell office:value-type="string" table:style-name="Cell2">
            <text:p>A49</text:p>
          </table:table-cell>
          <table:table-cell office:value="9" office:value-type="float"/>
          <table:table-cell office:value="39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3" office:value-type="float"/>
          <table:table-cell office:date-value="2023-05-20T00:00:00.000000" office:value-type="date" table:style-name="Cell11"/>
          <table:table-cell office:value-type="string" table:style-name="Cell2">
            <text:p>A2</text:p>
          </table:table-cell>
          <table:table-cell office:value="1" office:value-type="float"/>
          <table:table-cell office:value="3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4" office:value-type="float"/>
          <table:table-cell office:date-value="2023-05-20T00:00:00.000000" office:value-type="date" table:style-name="Cell11"/>
          <table:table-cell office:value-type="string" table:style-name="Cell2">
            <text:p>A63</text:p>
          </table:table-cell>
          <table:table-cell office:value="5" office:value-type="float"/>
          <table:table-cell office:value="4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5" office:value-type="float"/>
          <table:table-cell office:date-value="2023-05-21T00:00:00.000000" office:value-type="date" table:style-name="Cell11"/>
          <table:table-cell office:value-type="string" table:style-name="Cell2">
            <text:p>A9</text:p>
          </table:table-cell>
          <table:table-cell office:value="8" office:value-type="float"/>
          <table:table-cell office:value="1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6" office:value-type="float"/>
          <table:table-cell office:date-value="2023-05-21T00:00:00.000000" office:value-type="date" table:style-name="Cell11"/>
          <table:table-cell office:value-type="string" table:style-name="Cell2">
            <text:p>A36</text:p>
          </table:table-cell>
          <table:table-cell office:value="2" office:value-type="float"/>
          <table:table-cell office:value="2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7" office:value-type="float"/>
          <table:table-cell office:date-value="2023-05-21T00:00:00.000000" office:value-type="date" table:style-name="Cell11"/>
          <table:table-cell office:value-type="string" table:style-name="Cell2">
            <text:p>A10</text:p>
          </table:table-cell>
          <table:table-cell office:value="1" office:value-type="float"/>
          <table:table-cell office:value="2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8" office:value-type="float"/>
          <table:table-cell office:date-value="2023-05-21T00:00:00.000000" office:value-type="date" table:style-name="Cell11"/>
          <table:table-cell office:value-type="string" table:style-name="Cell2">
            <text:p>A59</text:p>
          </table:table-cell>
          <table:table-cell office:value="2" office:value-type="float"/>
          <table:table-cell office:value="1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69" office:value-type="float"/>
          <table:table-cell office:date-value="2023-05-22T00:00:00.000000" office:value-type="date" table:style-name="Cell11"/>
          <table:table-cell office:value-type="string" table:style-name="Cell2">
            <text:p>A26</text:p>
          </table:table-cell>
          <table:table-cell office:value="6" office:value-type="float"/>
          <table:table-cell office:value="3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0" office:value-type="float"/>
          <table:table-cell office:date-value="2023-05-22T00:00:00.000000" office:value-type="date" table:style-name="Cell11"/>
          <table:table-cell office:value-type="string" table:style-name="Cell2">
            <text:p>A16</text:p>
          </table:table-cell>
          <table:table-cell office:value="8" office:value-type="float"/>
          <table:table-cell office:value="2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1" office:value-type="float"/>
          <table:table-cell office:date-value="2023-05-22T00:00:00.000000" office:value-type="date" table:style-name="Cell11"/>
          <table:table-cell office:value-type="string" table:style-name="Cell2">
            <text:p>A29</text:p>
          </table:table-cell>
          <table:table-cell office:value="14" office:value-type="float"/>
          <table:table-cell office:value="2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2" office:value-type="float"/>
          <table:table-cell office:date-value="2023-05-22T00:00:00.000000" office:value-type="date" table:style-name="Cell11"/>
          <table:table-cell office:value-type="string" table:style-name="Cell2">
            <text:p>A45</text:p>
          </table:table-cell>
          <table:table-cell office:value="10" office:value-type="float"/>
          <table:table-cell office:value="1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3" office:value-type="float"/>
          <table:table-cell office:date-value="2023-05-23T00:00:00.000000" office:value-type="date" table:style-name="Cell11"/>
          <table:table-cell office:value-type="string" table:style-name="Cell2">
            <text:p>A5</text:p>
          </table:table-cell>
          <table:table-cell office:value="4" office:value-type="float"/>
          <table:table-cell office:value="4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4" office:value-type="float"/>
          <table:table-cell office:date-value="2023-05-23T00:00:00.000000" office:value-type="date" table:style-name="Cell11"/>
          <table:table-cell office:value-type="string" table:style-name="Cell2">
            <text:p>A49</text:p>
          </table:table-cell>
          <table:table-cell office:value="13" office:value-type="float"/>
          <table:table-cell office:value="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5" office:value-type="float"/>
          <table:table-cell office:date-value="2023-05-23T00:00:00.000000" office:value-type="date" table:style-name="Cell11"/>
          <table:table-cell office:value-type="string" table:style-name="Cell2">
            <text:p>A9</text:p>
          </table:table-cell>
          <table:table-cell office:value="2" office:value-type="float"/>
          <table:table-cell office:value="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576" office:value-type="float" table:style-name="Cell2"/>
          <table:table-cell office:date-value="2023-05-23T00:00:00.000000" office:value-type="date" table:style-name="Cell11"/>
          <table:table-cell office:value-type="string" table:style-name="Cell2">
            <text:p>A65</text:p>
          </table:table-cell>
          <table:table-cell office:value="15" office:value-type="float" table:style-name="Cell2"/>
          <table:table-cell office:value="418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77" office:value-type="float" table:style-name="Cell2"/>
          <table:table-cell office:date-value="2023-05-24T00:00:00.000000" office:value-type="date" table:style-name="Cell11"/>
          <table:table-cell office:value-type="string" table:style-name="Cell2">
            <text:p>A29</text:p>
          </table:table-cell>
          <table:table-cell office:value="12" office:value-type="float" table:style-name="Cell2"/>
          <table:table-cell office:value="399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78" office:value-type="float" table:style-name="Cell2"/>
          <table:table-cell office:date-value="2023-05-24T00:00:00.000000" office:value-type="date" table:style-name="Cell11"/>
          <table:table-cell office:value-type="string" table:style-name="Cell2">
            <text:p>A14</text:p>
          </table:table-cell>
          <table:table-cell office:value="13" office:value-type="float" table:style-name="Cell2"/>
          <table:table-cell office:value="7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79" office:value-type="float" table:style-name="Cell2"/>
          <table:table-cell office:date-value="2023-05-24T00:00:00.000000" office:value-type="date" table:style-name="Cell11"/>
          <table:table-cell office:value-type="string" table:style-name="Cell2">
            <text:p>A51</text:p>
          </table:table-cell>
          <table:table-cell office:value="7" office:value-type="float" table:style-name="Cell2"/>
          <table:table-cell office:value="36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0" office:value-type="float" table:style-name="Cell2"/>
          <table:table-cell office:date-value="2023-05-24T00:00:00.000000" office:value-type="date" table:style-name="Cell11"/>
          <table:table-cell office:value-type="string" table:style-name="Cell2">
            <text:p>A12</text:p>
          </table:table-cell>
          <table:table-cell office:value="8" office:value-type="float" table:style-name="Cell2"/>
          <table:table-cell office:value="9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1" office:value-type="float" table:style-name="Cell2"/>
          <table:table-cell office:date-value="2023-05-25T00:00:00.000000" office:value-type="date" table:style-name="Cell11"/>
          <table:table-cell office:value-type="string" table:style-name="Cell2">
            <text:p>A53</text:p>
          </table:table-cell>
          <table:table-cell office:value="8" office:value-type="float" table:style-name="Cell2"/>
          <table:table-cell office:value="152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2" office:value-type="float" table:style-name="Cell2"/>
          <table:table-cell office:date-value="2023-05-25T00:00:00.000000" office:value-type="date" table:style-name="Cell11"/>
          <table:table-cell office:value-type="string" table:style-name="Cell2">
            <text:p>A47</text:p>
          </table:table-cell>
          <table:table-cell office:value="11" office:value-type="float" table:style-name="Cell2"/>
          <table:table-cell office:value="204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3" office:value-type="float" table:style-name="Cell2"/>
          <table:table-cell office:date-value="2023-05-25T00:00:00.000000" office:value-type="date" table:style-name="Cell11"/>
          <table:table-cell office:value-type="string" table:style-name="Cell2">
            <text:p>A7</text:p>
          </table:table-cell>
          <table:table-cell office:value="10" office:value-type="float" table:style-name="Cell2"/>
          <table:table-cell office:value="125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4" office:value-type="float" table:style-name="Cell2"/>
          <table:table-cell office:date-value="2023-05-25T00:00:00.000000" office:value-type="date" table:style-name="Cell11"/>
          <table:table-cell office:value-type="string" table:style-name="Cell2">
            <text:p>A4</text:p>
          </table:table-cell>
          <table:table-cell office:value="13" office:value-type="float" table:style-name="Cell2"/>
          <table:table-cell office:value="34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5" office:value-type="float" table:style-name="Cell2"/>
          <table:table-cell office:date-value="2023-05-26T00:00:00.000000" office:value-type="date" table:style-name="Cell11"/>
          <table:table-cell office:value-type="string" table:style-name="Cell2">
            <text:p>A12</text:p>
          </table:table-cell>
          <table:table-cell office:value="1" office:value-type="float" table:style-name="Cell2"/>
          <table:table-cell office:value="162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586" office:value-type="float"/>
          <table:table-cell office:date-value="2023-05-26T00:00:00.000000" office:value-type="date" table:style-name="Cell11"/>
          <table:table-cell office:value-type="string" table:style-name="Cell2">
            <text:p>A24</text:p>
          </table:table-cell>
          <table:table-cell office:value="2" office:value-type="float"/>
          <table:table-cell office:value="34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87" office:value-type="float"/>
          <table:table-cell office:date-value="2023-05-26T00:00:00.000000" office:value-type="date" table:style-name="Cell11"/>
          <table:table-cell office:value-type="string" table:style-name="Cell2">
            <text:p>A8</text:p>
          </table:table-cell>
          <table:table-cell office:value="12" office:value-type="float"/>
          <table:table-cell office:value="317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88" office:value-type="float"/>
          <table:table-cell office:date-value="2023-05-26T00:00:00.000000" office:value-type="date" table:style-name="Cell11"/>
          <table:table-cell office:value-type="string" table:style-name="Cell2">
            <text:p>A51</text:p>
          </table:table-cell>
          <table:table-cell office:value="3" office:value-type="float"/>
          <table:table-cell office:value="169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89" office:value-type="float"/>
          <table:table-cell office:date-value="2023-05-27T00:00:00.000000" office:value-type="date" table:style-name="Cell11"/>
          <table:table-cell office:value-type="string" table:style-name="Cell2">
            <text:p>A16</text:p>
          </table:table-cell>
          <table:table-cell office:value="7" office:value-type="float"/>
          <table:table-cell office:value="227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0" office:value-type="float"/>
          <table:table-cell office:date-value="2023-05-27T00:00:00.000000" office:value-type="date" table:style-name="Cell11"/>
          <table:table-cell office:value-type="string" table:style-name="Cell2">
            <text:p>A43</text:p>
          </table:table-cell>
          <table:table-cell office:value="15" office:value-type="float"/>
          <table:table-cell office:value="7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1" office:value-type="float"/>
          <table:table-cell office:date-value="2023-05-27T00:00:00.000000" office:value-type="date" table:style-name="Cell11"/>
          <table:table-cell office:value-type="string" table:style-name="Cell2">
            <text:p>A34</text:p>
          </table:table-cell>
          <table:table-cell office:value="14" office:value-type="float"/>
          <table:table-cell office:value="447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2" office:value-type="float"/>
          <table:table-cell office:date-value="2023-05-27T00:00:00.000000" office:value-type="date" table:style-name="Cell11"/>
          <table:table-cell office:value-type="string" table:style-name="Cell2">
            <text:p>A49</text:p>
          </table:table-cell>
          <table:table-cell office:value="1" office:value-type="float"/>
          <table:table-cell office:value="404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3" office:value-type="float"/>
          <table:table-cell office:date-value="2023-05-28T00:00:00.000000" office:value-type="date" table:style-name="Cell11"/>
          <table:table-cell office:value-type="string" table:style-name="Cell2">
            <text:p>A54</text:p>
          </table:table-cell>
          <table:table-cell office:value="10" office:value-type="float"/>
          <table:table-cell office:value="41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4" office:value-type="float"/>
          <table:table-cell office:date-value="2023-05-28T00:00:00.000000" office:value-type="date" table:style-name="Cell11"/>
          <table:table-cell office:value-type="string" table:style-name="Cell2">
            <text:p>A44</text:p>
          </table:table-cell>
          <table:table-cell office:value="7" office:value-type="float"/>
          <table:table-cell office:value="30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5" office:value-type="float"/>
          <table:table-cell office:date-value="2023-05-28T00:00:00.000000" office:value-type="date" table:style-name="Cell11"/>
          <table:table-cell office:value-type="string" table:style-name="Cell2">
            <text:p>A11</text:p>
          </table:table-cell>
          <table:table-cell office:value="1" office:value-type="float"/>
          <table:table-cell office:value="42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6" office:value-type="float"/>
          <table:table-cell office:date-value="2023-05-28T00:00:00.000000" office:value-type="date" table:style-name="Cell11"/>
          <table:table-cell office:value-type="string" table:style-name="Cell2">
            <text:p>A15</text:p>
          </table:table-cell>
          <table:table-cell office:value="2" office:value-type="float"/>
          <table:table-cell office:value="214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7" office:value-type="float"/>
          <table:table-cell office:date-value="2023-05-29T00:00:00.000000" office:value-type="date" table:style-name="Cell11"/>
          <table:table-cell office:value-type="string" table:style-name="Cell2">
            <text:p>A8</text:p>
          </table:table-cell>
          <table:table-cell office:value="1" office:value-type="float"/>
          <table:table-cell office:value="37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8" office:value-type="float"/>
          <table:table-cell office:date-value="2023-05-29T00:00:00.000000" office:value-type="date" table:style-name="Cell11"/>
          <table:table-cell office:value-type="string" table:style-name="Cell2">
            <text:p>A51</text:p>
          </table:table-cell>
          <table:table-cell office:value="7" office:value-type="float"/>
          <table:table-cell office:value="34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599" office:value-type="float"/>
          <table:table-cell office:date-value="2023-05-29T00:00:00.000000" office:value-type="date" table:style-name="Cell11"/>
          <table:table-cell office:value-type="string" table:style-name="Cell2">
            <text:p>A6</text:p>
          </table:table-cell>
          <table:table-cell office:value="10" office:value-type="float"/>
          <table:table-cell office:value="39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0" office:value-type="float"/>
          <table:table-cell office:date-value="2023-05-29T00:00:00.000000" office:value-type="date" table:style-name="Cell11"/>
          <table:table-cell office:value-type="string" table:style-name="Cell2">
            <text:p>A29</text:p>
          </table:table-cell>
          <table:table-cell office:value="6" office:value-type="float"/>
          <table:table-cell office:value="216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1" office:value-type="float"/>
          <table:table-cell office:date-value="2023-05-30T00:00:00.000000" office:value-type="date" table:style-name="Cell11"/>
          <table:table-cell office:value-type="string" table:style-name="Cell2">
            <text:p>A37</text:p>
          </table:table-cell>
          <table:table-cell office:value="15" office:value-type="float"/>
          <table:table-cell office:value="16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2" office:value-type="float"/>
          <table:table-cell office:date-value="2023-05-30T00:00:00.000000" office:value-type="date" table:style-name="Cell11"/>
          <table:table-cell office:value-type="string" table:style-name="Cell2">
            <text:p>A54</text:p>
          </table:table-cell>
          <table:table-cell office:value="4" office:value-type="float"/>
          <table:table-cell office:value="255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3" office:value-type="float"/>
          <table:table-cell office:date-value="2023-05-30T00:00:00.000000" office:value-type="date" table:style-name="Cell11"/>
          <table:table-cell office:value-type="string" table:style-name="Cell2">
            <text:p>A46</text:p>
          </table:table-cell>
          <table:table-cell office:value="4" office:value-type="float"/>
          <table:table-cell office:value="19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4" office:value-type="float"/>
          <table:table-cell office:date-value="2023-05-30T00:00:00.000000" office:value-type="date" table:style-name="Cell11"/>
          <table:table-cell office:value-type="string" table:style-name="Cell2">
            <text:p>A45</text:p>
          </table:table-cell>
          <table:table-cell office:value="1" office:value-type="float"/>
          <table:table-cell office:value="14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5" office:value-type="float"/>
          <table:table-cell office:date-value="2023-05-31T00:00:00.000000" office:value-type="date" table:style-name="Cell11"/>
          <table:table-cell office:value-type="string" table:style-name="Cell2">
            <text:p>A25</text:p>
          </table:table-cell>
          <table:table-cell office:value="1" office:value-type="float"/>
          <table:table-cell office:value="307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6" office:value-type="float"/>
          <table:table-cell office:date-value="2023-05-31T00:00:00.000000" office:value-type="date" table:style-name="Cell11"/>
          <table:table-cell office:value-type="string" table:style-name="Cell2">
            <text:p>A8</text:p>
          </table:table-cell>
          <table:table-cell office:value="9" office:value-type="float"/>
          <table:table-cell office:value="34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7" office:value-type="float"/>
          <table:table-cell office:date-value="2023-05-31T00:00:00.000000" office:value-type="date" table:style-name="Cell11"/>
          <table:table-cell office:value-type="string" table:style-name="Cell2">
            <text:p>A37</text:p>
          </table:table-cell>
          <table:table-cell office:value="15" office:value-type="float"/>
          <table:table-cell office:value="33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8" office:value-type="float"/>
          <table:table-cell office:date-value="2023-05-31T00:00:00.000000" office:value-type="date" table:style-name="Cell11"/>
          <table:table-cell office:value-type="string" table:style-name="Cell2">
            <text:p>A37</text:p>
          </table:table-cell>
          <table:table-cell office:value="13" office:value-type="float"/>
          <table:table-cell office:value="40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09" office:value-type="float"/>
          <table:table-cell office:date-value="2023-06-01T00:00:00.000000" office:value-type="date" table:style-name="Cell11"/>
          <table:table-cell office:value-type="string" table:style-name="Cell2">
            <text:p>A41</text:p>
          </table:table-cell>
          <table:table-cell office:value="10" office:value-type="float"/>
          <table:table-cell office:value="364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0" office:value-type="float"/>
          <table:table-cell office:date-value="2023-06-01T00:00:00.000000" office:value-type="date" table:style-name="Cell11"/>
          <table:table-cell office:value-type="string" table:style-name="Cell2">
            <text:p>A36</text:p>
          </table:table-cell>
          <table:table-cell office:value="7" office:value-type="float"/>
          <table:table-cell office:value="40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1" office:value-type="float"/>
          <table:table-cell office:date-value="2023-06-01T00:00:00.000000" office:value-type="date" table:style-name="Cell11"/>
          <table:table-cell office:value-type="string" table:style-name="Cell2">
            <text:p>A17</text:p>
          </table:table-cell>
          <table:table-cell office:value="14" office:value-type="float"/>
          <table:table-cell office:value="43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2" office:value-type="float"/>
          <table:table-cell office:date-value="2023-06-01T00:00:00.000000" office:value-type="date" table:style-name="Cell11"/>
          <table:table-cell office:value-type="string" table:style-name="Cell2">
            <text:p>A54</text:p>
          </table:table-cell>
          <table:table-cell office:value="1" office:value-type="float"/>
          <table:table-cell office:value="33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3" office:value-type="float"/>
          <table:table-cell office:date-value="2023-06-02T00:00:00.000000" office:value-type="date" table:style-name="Cell11"/>
          <table:table-cell office:value-type="string" table:style-name="Cell2">
            <text:p>A37</text:p>
          </table:table-cell>
          <table:table-cell office:value="9" office:value-type="float"/>
          <table:table-cell office:value="255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4" office:value-type="float"/>
          <table:table-cell office:date-value="2023-06-02T00:00:00.000000" office:value-type="date" table:style-name="Cell11"/>
          <table:table-cell office:value-type="string" table:style-name="Cell2">
            <text:p>A60</text:p>
          </table:table-cell>
          <table:table-cell office:value="12" office:value-type="float"/>
          <table:table-cell office:value="23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5" office:value-type="float"/>
          <table:table-cell office:date-value="2023-06-02T00:00:00.000000" office:value-type="date" table:style-name="Cell11"/>
          <table:table-cell office:value-type="string" table:style-name="Cell2">
            <text:p>A46</text:p>
          </table:table-cell>
          <table:table-cell office:value="10" office:value-type="float"/>
          <table:table-cell office:value="24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6" office:value-type="float"/>
          <table:table-cell office:date-value="2023-06-02T00:00:00.000000" office:value-type="date" table:style-name="Cell11"/>
          <table:table-cell office:value-type="string" table:style-name="Cell2">
            <text:p>A19</text:p>
          </table:table-cell>
          <table:table-cell office:value="10" office:value-type="float"/>
          <table:table-cell office:value="19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7" office:value-type="float"/>
          <table:table-cell office:date-value="2023-06-03T00:00:00.000000" office:value-type="date" table:style-name="Cell11"/>
          <table:table-cell office:value-type="string" table:style-name="Cell2">
            <text:p>A37</text:p>
          </table:table-cell>
          <table:table-cell office:value="8" office:value-type="float"/>
          <table:table-cell office:value="355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8" office:value-type="float"/>
          <table:table-cell office:date-value="2023-06-03T00:00:00.000000" office:value-type="date" table:style-name="Cell11"/>
          <table:table-cell office:value-type="string" table:style-name="Cell2">
            <text:p>A12</text:p>
          </table:table-cell>
          <table:table-cell office:value="1" office:value-type="float"/>
          <table:table-cell office:value="31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19" office:value-type="float"/>
          <table:table-cell office:date-value="2023-06-03T00:00:00.000000" office:value-type="date" table:style-name="Cell11"/>
          <table:table-cell office:value-type="string" table:style-name="Cell2">
            <text:p>A35</text:p>
          </table:table-cell>
          <table:table-cell office:value="15" office:value-type="float"/>
          <table:table-cell office:value="14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0" office:value-type="float"/>
          <table:table-cell office:date-value="2023-06-03T00:00:00.000000" office:value-type="date" table:style-name="Cell11"/>
          <table:table-cell office:value-type="string" table:style-name="Cell2">
            <text:p>A48</text:p>
          </table:table-cell>
          <table:table-cell office:value="8" office:value-type="float"/>
          <table:table-cell office:value="8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1" office:value-type="float"/>
          <table:table-cell office:date-value="2023-06-04T00:00:00.000000" office:value-type="date" table:style-name="Cell11"/>
          <table:table-cell office:value-type="string" table:style-name="Cell2">
            <text:p>A8</text:p>
          </table:table-cell>
          <table:table-cell office:value="12" office:value-type="float"/>
          <table:table-cell office:value="31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2" office:value-type="float"/>
          <table:table-cell office:date-value="2023-06-04T00:00:00.000000" office:value-type="date" table:style-name="Cell11"/>
          <table:table-cell office:value-type="string" table:style-name="Cell2">
            <text:p>A26</text:p>
          </table:table-cell>
          <table:table-cell office:value="5" office:value-type="float"/>
          <table:table-cell office:value="14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3" office:value-type="float"/>
          <table:table-cell office:date-value="2023-06-04T00:00:00.000000" office:value-type="date" table:style-name="Cell11"/>
          <table:table-cell office:value-type="string" table:style-name="Cell2">
            <text:p>A44</text:p>
          </table:table-cell>
          <table:table-cell office:value="4" office:value-type="float"/>
          <table:table-cell office:value="36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4" office:value-type="float"/>
          <table:table-cell office:date-value="2023-06-04T00:00:00.000000" office:value-type="date" table:style-name="Cell11"/>
          <table:table-cell office:value-type="string" table:style-name="Cell2">
            <text:p>A48</text:p>
          </table:table-cell>
          <table:table-cell office:value="2" office:value-type="float"/>
          <table:table-cell office:value="29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5" office:value-type="float"/>
          <table:table-cell office:date-value="2023-06-05T00:00:00.000000" office:value-type="date" table:style-name="Cell11"/>
          <table:table-cell office:value-type="string" table:style-name="Cell2">
            <text:p>A42</text:p>
          </table:table-cell>
          <table:table-cell office:value="10" office:value-type="float"/>
          <table:table-cell office:value="29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6" office:value-type="float"/>
          <table:table-cell office:date-value="2023-06-05T00:00:00.000000" office:value-type="date" table:style-name="Cell11"/>
          <table:table-cell office:value-type="string" table:style-name="Cell2">
            <text:p>A5</text:p>
          </table:table-cell>
          <table:table-cell office:value="10" office:value-type="float"/>
          <table:table-cell office:value="23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7" office:value-type="float"/>
          <table:table-cell office:date-value="2023-06-05T00:00:00.000000" office:value-type="date" table:style-name="Cell11"/>
          <table:table-cell office:value-type="string" table:style-name="Cell2">
            <text:p>A61</text:p>
          </table:table-cell>
          <table:table-cell office:value="14" office:value-type="float"/>
          <table:table-cell office:value="9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8" office:value-type="float"/>
          <table:table-cell office:date-value="2023-06-05T00:00:00.000000" office:value-type="date" table:style-name="Cell11"/>
          <table:table-cell office:value-type="string" table:style-name="Cell2">
            <text:p>A20</text:p>
          </table:table-cell>
          <table:table-cell office:value="3" office:value-type="float"/>
          <table:table-cell office:value="34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29" office:value-type="float"/>
          <table:table-cell office:date-value="2023-06-06T00:00:00.000000" office:value-type="date" table:style-name="Cell11"/>
          <table:table-cell office:value-type="string" table:style-name="Cell2">
            <text:p>A16</text:p>
          </table:table-cell>
          <table:table-cell office:value="10" office:value-type="float"/>
          <table:table-cell office:value="24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0" office:value-type="float"/>
          <table:table-cell office:date-value="2023-06-06T00:00:00.000000" office:value-type="date" table:style-name="Cell11"/>
          <table:table-cell office:value-type="string" table:style-name="Cell2">
            <text:p>A5</text:p>
          </table:table-cell>
          <table:table-cell office:value="7" office:value-type="float"/>
          <table:table-cell office:value="7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1" office:value-type="float"/>
          <table:table-cell office:date-value="2023-06-06T00:00:00.000000" office:value-type="date" table:style-name="Cell11"/>
          <table:table-cell office:value-type="string" table:style-name="Cell2">
            <text:p>A39</text:p>
          </table:table-cell>
          <table:table-cell office:value="12" office:value-type="float"/>
          <table:table-cell office:value="13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2" office:value-type="float"/>
          <table:table-cell office:date-value="2023-06-06T00:00:00.000000" office:value-type="date" table:style-name="Cell11"/>
          <table:table-cell office:value-type="string" table:style-name="Cell2">
            <text:p>A23</text:p>
          </table:table-cell>
          <table:table-cell office:value="10" office:value-type="float"/>
          <table:table-cell office:value="21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3" office:value-type="float"/>
          <table:table-cell office:date-value="2023-06-07T00:00:00.000000" office:value-type="date" table:style-name="Cell11"/>
          <table:table-cell office:value-type="string" table:style-name="Cell2">
            <text:p>A58</text:p>
          </table:table-cell>
          <table:table-cell office:value="11" office:value-type="float"/>
          <table:table-cell office:value="37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4" office:value-type="float"/>
          <table:table-cell office:date-value="2023-06-07T00:00:00.000000" office:value-type="date" table:style-name="Cell11"/>
          <table:table-cell office:value-type="string" table:style-name="Cell2">
            <text:p>A57</text:p>
          </table:table-cell>
          <table:table-cell office:value="1" office:value-type="float"/>
          <table:table-cell office:value="409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5" office:value-type="float"/>
          <table:table-cell office:date-value="2023-06-07T00:00:00.000000" office:value-type="date" table:style-name="Cell11"/>
          <table:table-cell office:value-type="string" table:style-name="Cell2">
            <text:p>A30</text:p>
          </table:table-cell>
          <table:table-cell office:value="1" office:value-type="float"/>
          <table:table-cell office:value="19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6" office:value-type="float"/>
          <table:table-cell office:date-value="2023-06-07T00:00:00.000000" office:value-type="date" table:style-name="Cell11"/>
          <table:table-cell office:value-type="string" table:style-name="Cell2">
            <text:p>A3</text:p>
          </table:table-cell>
          <table:table-cell office:value="1" office:value-type="float"/>
          <table:table-cell office:value="444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7" office:value-type="float"/>
          <table:table-cell office:date-value="2023-06-08T00:00:00.000000" office:value-type="date" table:style-name="Cell11"/>
          <table:table-cell office:value-type="string" table:style-name="Cell2">
            <text:p>A6</text:p>
          </table:table-cell>
          <table:table-cell office:value="9" office:value-type="float"/>
          <table:table-cell office:value="207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8" office:value-type="float"/>
          <table:table-cell office:date-value="2023-06-08T00:00:00.000000" office:value-type="date" table:style-name="Cell11"/>
          <table:table-cell office:value-type="string" table:style-name="Cell2">
            <text:p>A24</text:p>
          </table:table-cell>
          <table:table-cell office:value="15" office:value-type="float"/>
          <table:table-cell office:value="301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39" office:value-type="float"/>
          <table:table-cell office:date-value="2023-06-08T00:00:00.000000" office:value-type="date" table:style-name="Cell11"/>
          <table:table-cell office:value-type="string" table:style-name="Cell2">
            <text:p>A52</text:p>
          </table:table-cell>
          <table:table-cell office:value="9" office:value-type="float"/>
          <table:table-cell office:value="17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0" office:value-type="float"/>
          <table:table-cell office:date-value="2023-06-08T00:00:00.000000" office:value-type="date" table:style-name="Cell11"/>
          <table:table-cell office:value-type="string" table:style-name="Cell2">
            <text:p>A43</text:p>
          </table:table-cell>
          <table:table-cell office:value="7" office:value-type="float"/>
          <table:table-cell office:value="380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1" office:value-type="float"/>
          <table:table-cell office:date-value="2023-06-09T00:00:00.000000" office:value-type="date" table:style-name="Cell11"/>
          <table:table-cell office:value-type="string" table:style-name="Cell2">
            <text:p>A9</text:p>
          </table:table-cell>
          <table:table-cell office:value="13" office:value-type="float"/>
          <table:table-cell office:value="122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2" office:value-type="float"/>
          <table:table-cell office:date-value="2023-06-09T00:00:00.000000" office:value-type="date" table:style-name="Cell11"/>
          <table:table-cell office:value-type="string" table:style-name="Cell2">
            <text:p>A31</text:p>
          </table:table-cell>
          <table:table-cell office:value="9" office:value-type="float"/>
          <table:table-cell office:value="349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3" office:value-type="float"/>
          <table:table-cell office:date-value="2023-06-09T00:00:00.000000" office:value-type="date" table:style-name="Cell11"/>
          <table:table-cell office:value-type="string" table:style-name="Cell2">
            <text:p>A9</text:p>
          </table:table-cell>
          <table:table-cell office:value="1" office:value-type="float"/>
          <table:table-cell office:value="335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4" office:value-type="float"/>
          <table:table-cell office:date-value="2023-06-09T00:00:00.000000" office:value-type="date" table:style-name="Cell11"/>
          <table:table-cell office:value-type="string" table:style-name="Cell2">
            <text:p>A33</text:p>
          </table:table-cell>
          <table:table-cell office:value="4" office:value-type="float"/>
          <table:table-cell office:value="156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5" office:value-type="float"/>
          <table:table-cell office:date-value="2023-06-10T00:00:00.000000" office:value-type="date" table:style-name="Cell11"/>
          <table:table-cell office:value-type="string" table:style-name="Cell2">
            <text:p>A41</text:p>
          </table:table-cell>
          <table:table-cell office:value="2" office:value-type="float"/>
          <table:table-cell office:value="43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6" office:value-type="float"/>
          <table:table-cell office:date-value="2023-06-10T00:00:00.000000" office:value-type="date" table:style-name="Cell11"/>
          <table:table-cell office:value-type="string" table:style-name="Cell2">
            <text:p>A27</text:p>
          </table:table-cell>
          <table:table-cell office:value="8" office:value-type="float"/>
          <table:table-cell office:value="129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7" office:value-type="float"/>
          <table:table-cell office:date-value="2023-06-10T00:00:00.000000" office:value-type="date" table:style-name="Cell11"/>
          <table:table-cell office:value-type="string" table:style-name="Cell2">
            <text:p>A28</text:p>
          </table:table-cell>
          <table:table-cell office:value="8" office:value-type="float"/>
          <table:table-cell office:value="253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8" office:value-type="float"/>
          <table:table-cell office:date-value="2023-06-10T00:00:00.000000" office:value-type="date" table:style-name="Cell11"/>
          <table:table-cell office:value-type="string" table:style-name="Cell2">
            <text:p>A20</text:p>
          </table:table-cell>
          <table:table-cell office:value="6" office:value-type="float"/>
          <table:table-cell office:value="398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49" office:value-type="float"/>
          <table:table-cell office:date-value="2023-06-11T00:00:00.000000" office:value-type="date" table:style-name="Cell11"/>
          <table:table-cell office:value-type="string" table:style-name="Cell2">
            <text:p>A40</text:p>
          </table:table-cell>
          <table:table-cell office:value="7" office:value-type="float"/>
          <table:table-cell office:value="289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50" office:value-type="float"/>
          <table:table-cell office:date-value="2023-06-11T00:00:00.000000" office:value-type="date" table:style-name="Cell11"/>
          <table:table-cell office:value-type="string" table:style-name="Cell2">
            <text:p>A60</text:p>
          </table:table-cell>
          <table:table-cell office:value="8" office:value-type="float"/>
          <table:table-cell office:value="325" office:value-type="float"/>
          <table:table-cell office:value-type="string">
            <text:p>нет</text:p>
          </table:table-cell>
          <table:table-cell table:style-name="Cell12"/>
          <table:table-cell table:number-columns-repeated="16377"/>
        </table:table-row>
        <table:table-row table:style-name="Row2" table:visibility="filter">
          <table:table-cell office:value="651" office:value-type="float"/>
          <table:table-cell office:date-value="2023-06-11T00:00:00.000000" office:value-type="date" table:style-name="Cell11"/>
          <table:table-cell office:value-type="string" table:style-name="Cell2">
            <text:p>A5</text:p>
          </table:table-cell>
          <table:table-cell office:value="7" office:value-type="float"/>
          <table:table-cell office:value="41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2" office:value-type="float"/>
          <table:table-cell office:date-value="2023-06-11T00:00:00.000000" office:value-type="date" table:style-name="Cell11"/>
          <table:table-cell office:value-type="string" table:style-name="Cell2">
            <text:p>A63</text:p>
          </table:table-cell>
          <table:table-cell office:value="12" office:value-type="float"/>
          <table:table-cell office:value="26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3" office:value-type="float"/>
          <table:table-cell office:date-value="2023-06-12T00:00:00.000000" office:value-type="date" table:style-name="Cell11"/>
          <table:table-cell office:value-type="string" table:style-name="Cell2">
            <text:p>A28</text:p>
          </table:table-cell>
          <table:table-cell office:value="10" office:value-type="float"/>
          <table:table-cell office:value="3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4" office:value-type="float"/>
          <table:table-cell office:date-value="2023-06-12T00:00:00.000000" office:value-type="date" table:style-name="Cell11"/>
          <table:table-cell office:value-type="string" table:style-name="Cell2">
            <text:p>A1</text:p>
          </table:table-cell>
          <table:table-cell office:value="7" office:value-type="float"/>
          <table:table-cell office:value="37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5" office:value-type="float"/>
          <table:table-cell office:date-value="2023-06-12T00:00:00.000000" office:value-type="date" table:style-name="Cell11"/>
          <table:table-cell office:value-type="string" table:style-name="Cell2">
            <text:p>A41</text:p>
          </table:table-cell>
          <table:table-cell office:value="4" office:value-type="float"/>
          <table:table-cell office:value="1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6" office:value-type="float"/>
          <table:table-cell office:date-value="2023-06-12T00:00:00.000000" office:value-type="date" table:style-name="Cell11"/>
          <table:table-cell office:value-type="string" table:style-name="Cell2">
            <text:p>A46</text:p>
          </table:table-cell>
          <table:table-cell office:value="11" office:value-type="float"/>
          <table:table-cell office:value="16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7" office:value-type="float"/>
          <table:table-cell office:date-value="2023-06-13T00:00:00.000000" office:value-type="date" table:style-name="Cell11"/>
          <table:table-cell office:value-type="string" table:style-name="Cell2">
            <text:p>A64</text:p>
          </table:table-cell>
          <table:table-cell office:value="12" office:value-type="float"/>
          <table:table-cell office:value="2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8" office:value-type="float"/>
          <table:table-cell office:date-value="2023-06-13T00:00:00.000000" office:value-type="date" table:style-name="Cell11"/>
          <table:table-cell office:value-type="string" table:style-name="Cell2">
            <text:p>A47</text:p>
          </table:table-cell>
          <table:table-cell office:value="10" office:value-type="float"/>
          <table:table-cell office:value="4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59" office:value-type="float"/>
          <table:table-cell office:date-value="2023-06-13T00:00:00.000000" office:value-type="date" table:style-name="Cell11"/>
          <table:table-cell office:value-type="string" table:style-name="Cell2">
            <text:p>A64</text:p>
          </table:table-cell>
          <table:table-cell office:value="7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0" office:value-type="float"/>
          <table:table-cell office:date-value="2023-06-13T00:00:00.000000" office:value-type="date" table:style-name="Cell11"/>
          <table:table-cell office:value-type="string" table:style-name="Cell2">
            <text:p>A17</text:p>
          </table:table-cell>
          <table:table-cell office:value="1" office:value-type="float"/>
          <table:table-cell office:value="2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1" office:value-type="float"/>
          <table:table-cell office:date-value="2023-06-14T00:00:00.000000" office:value-type="date" table:style-name="Cell11"/>
          <table:table-cell office:value-type="string" table:style-name="Cell2">
            <text:p>A23</text:p>
          </table:table-cell>
          <table:table-cell office:value="1" office:value-type="float"/>
          <table:table-cell office:value="3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2" office:value-type="float"/>
          <table:table-cell office:date-value="2023-06-14T00:00:00.000000" office:value-type="date" table:style-name="Cell11"/>
          <table:table-cell office:value-type="string" table:style-name="Cell2">
            <text:p>A24</text:p>
          </table:table-cell>
          <table:table-cell office:value="8" office:value-type="float"/>
          <table:table-cell office:value="1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3" office:value-type="float"/>
          <table:table-cell office:date-value="2023-06-14T00:00:00.000000" office:value-type="date" table:style-name="Cell11"/>
          <table:table-cell office:value-type="string" table:style-name="Cell2">
            <text:p>A1</text:p>
          </table:table-cell>
          <table:table-cell office:value="1" office:value-type="float"/>
          <table:table-cell office:value="2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4" office:value-type="float"/>
          <table:table-cell office:date-value="2023-06-14T00:00:00.000000" office:value-type="date" table:style-name="Cell11"/>
          <table:table-cell office:value-type="string" table:style-name="Cell2">
            <text:p>A15</text:p>
          </table:table-cell>
          <table:table-cell office:value="1" office:value-type="float"/>
          <table:table-cell office:value="19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5" office:value-type="float"/>
          <table:table-cell office:date-value="2023-06-15T00:00:00.000000" office:value-type="date" table:style-name="Cell11"/>
          <table:table-cell office:value-type="string" table:style-name="Cell2">
            <text:p>A44</text:p>
          </table:table-cell>
          <table:table-cell office:value="15" office:value-type="float"/>
          <table:table-cell office:value="1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6" office:value-type="float"/>
          <table:table-cell office:date-value="2023-06-15T00:00:00.000000" office:value-type="date" table:style-name="Cell11"/>
          <table:table-cell office:value-type="string" table:style-name="Cell2">
            <text:p>A64</text:p>
          </table:table-cell>
          <table:table-cell office:value="8" office:value-type="float"/>
          <table:table-cell office:value="41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7" office:value-type="float"/>
          <table:table-cell office:date-value="2023-06-15T00:00:00.000000" office:value-type="date" table:style-name="Cell11"/>
          <table:table-cell office:value-type="string" table:style-name="Cell2">
            <text:p>A59</text:p>
          </table:table-cell>
          <table:table-cell office:value="1" office:value-type="float"/>
          <table:table-cell office:value="2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8" office:value-type="float"/>
          <table:table-cell office:date-value="2023-06-15T00:00:00.000000" office:value-type="date" table:style-name="Cell11"/>
          <table:table-cell office:value-type="string" table:style-name="Cell2">
            <text:p>A15</text:p>
          </table:table-cell>
          <table:table-cell office:value="14" office:value-type="float"/>
          <table:table-cell office:value="28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69" office:value-type="float"/>
          <table:table-cell office:date-value="2023-06-16T00:00:00.000000" office:value-type="date" table:style-name="Cell11"/>
          <table:table-cell office:value-type="string" table:style-name="Cell2">
            <text:p>A2</text:p>
          </table:table-cell>
          <table:table-cell office:value="1" office:value-type="float"/>
          <table:table-cell office:value="19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0" office:value-type="float"/>
          <table:table-cell office:date-value="2023-06-16T00:00:00.000000" office:value-type="date" table:style-name="Cell11"/>
          <table:table-cell office:value-type="string" table:style-name="Cell2">
            <text:p>A45</text:p>
          </table:table-cell>
          <table:table-cell office:value="4" office:value-type="float"/>
          <table:table-cell office:value="1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1" office:value-type="float"/>
          <table:table-cell office:date-value="2023-06-16T00:00:00.000000" office:value-type="date" table:style-name="Cell11"/>
          <table:table-cell office:value-type="string" table:style-name="Cell2">
            <text:p>A20</text:p>
          </table:table-cell>
          <table:table-cell office:value="2" office:value-type="float"/>
          <table:table-cell office:value="12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2" office:value-type="float"/>
          <table:table-cell office:date-value="2023-06-16T00:00:00.000000" office:value-type="date" table:style-name="Cell11"/>
          <table:table-cell office:value-type="string" table:style-name="Cell2">
            <text:p>A58</text:p>
          </table:table-cell>
          <table:table-cell office:value="11" office:value-type="float"/>
          <table:table-cell office:value="3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3" office:value-type="float"/>
          <table:table-cell office:date-value="2023-06-17T00:00:00.000000" office:value-type="date" table:style-name="Cell11"/>
          <table:table-cell office:value-type="string" table:style-name="Cell2">
            <text:p>A46</text:p>
          </table:table-cell>
          <table:table-cell office:value="12" office:value-type="float"/>
          <table:table-cell office:value="35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4" office:value-type="float"/>
          <table:table-cell office:date-value="2023-06-17T00:00:00.000000" office:value-type="date" table:style-name="Cell11"/>
          <table:table-cell office:value-type="string" table:style-name="Cell2">
            <text:p>A54</text:p>
          </table:table-cell>
          <table:table-cell office:value="6" office:value-type="float"/>
          <table:table-cell office:value="2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5" office:value-type="float"/>
          <table:table-cell office:date-value="2023-06-17T00:00:00.000000" office:value-type="date" table:style-name="Cell11"/>
          <table:table-cell office:value-type="string" table:style-name="Cell2">
            <text:p>A53</text:p>
          </table:table-cell>
          <table:table-cell office:value="4" office:value-type="float"/>
          <table:table-cell office:value="4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6" office:value-type="float"/>
          <table:table-cell office:date-value="2023-06-17T00:00:00.000000" office:value-type="date" table:style-name="Cell11"/>
          <table:table-cell office:value-type="string" table:style-name="Cell2">
            <text:p>A49</text:p>
          </table:table-cell>
          <table:table-cell office:value="11" office:value-type="float"/>
          <table:table-cell office:value="3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7" office:value-type="float"/>
          <table:table-cell office:date-value="2023-06-18T00:00:00.000000" office:value-type="date" table:style-name="Cell11"/>
          <table:table-cell office:value-type="string" table:style-name="Cell2">
            <text:p>A64</text:p>
          </table:table-cell>
          <table:table-cell office:value="5" office:value-type="float"/>
          <table:table-cell office:value="3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8" office:value-type="float"/>
          <table:table-cell office:date-value="2023-06-18T00:00:00.000000" office:value-type="date" table:style-name="Cell11"/>
          <table:table-cell office:value-type="string" table:style-name="Cell2">
            <text:p>A32</text:p>
          </table:table-cell>
          <table:table-cell office:value="14" office:value-type="float"/>
          <table:table-cell office:value="18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79" office:value-type="float"/>
          <table:table-cell office:date-value="2023-06-18T00:00:00.000000" office:value-type="date" table:style-name="Cell11"/>
          <table:table-cell office:value-type="string" table:style-name="Cell2">
            <text:p>A46</text:p>
          </table:table-cell>
          <table:table-cell office:value="2" office:value-type="float"/>
          <table:table-cell office:value="16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0" office:value-type="float"/>
          <table:table-cell office:date-value="2023-06-18T00:00:00.000000" office:value-type="date" table:style-name="Cell11"/>
          <table:table-cell office:value-type="string" table:style-name="Cell2">
            <text:p>A16</text:p>
          </table:table-cell>
          <table:table-cell office:value="1" office:value-type="float"/>
          <table:table-cell office:value="2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1" office:value-type="float"/>
          <table:table-cell office:date-value="2023-06-19T00:00:00.000000" office:value-type="date" table:style-name="Cell11"/>
          <table:table-cell office:value-type="string" table:style-name="Cell2">
            <text:p>A25</text:p>
          </table:table-cell>
          <table:table-cell office:value="14" office:value-type="float"/>
          <table:table-cell office:value="3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2" office:value-type="float"/>
          <table:table-cell office:date-value="2023-06-19T00:00:00.000000" office:value-type="date" table:style-name="Cell11"/>
          <table:table-cell office:value-type="string" table:style-name="Cell2">
            <text:p>A34</text:p>
          </table:table-cell>
          <table:table-cell office:value="5" office:value-type="float"/>
          <table:table-cell office:value="34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3" office:value-type="float"/>
          <table:table-cell office:date-value="2023-06-19T00:00:00.000000" office:value-type="date" table:style-name="Cell11"/>
          <table:table-cell office:value-type="string" table:style-name="Cell2">
            <text:p>A15</text:p>
          </table:table-cell>
          <table:table-cell office:value="10" office:value-type="float"/>
          <table:table-cell office:value="4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4" office:value-type="float"/>
          <table:table-cell office:date-value="2023-06-19T00:00:00.000000" office:value-type="date" table:style-name="Cell11"/>
          <table:table-cell office:value-type="string" table:style-name="Cell2">
            <text:p>A22</text:p>
          </table:table-cell>
          <table:table-cell office:value="10" office:value-type="float"/>
          <table:table-cell office:value="35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5" office:value-type="float"/>
          <table:table-cell office:date-value="2023-06-20T00:00:00.000000" office:value-type="date" table:style-name="Cell11"/>
          <table:table-cell office:value-type="string" table:style-name="Cell2">
            <text:p>A3</text:p>
          </table:table-cell>
          <table:table-cell office:value="12" office:value-type="float"/>
          <table:table-cell office:value="24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6" office:value-type="float"/>
          <table:table-cell office:date-value="2023-06-20T00:00:00.000000" office:value-type="date" table:style-name="Cell11"/>
          <table:table-cell office:value-type="string" table:style-name="Cell2">
            <text:p>A59</text:p>
          </table:table-cell>
          <table:table-cell office:value="4" office:value-type="float"/>
          <table:table-cell office:value="3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7" office:value-type="float"/>
          <table:table-cell office:date-value="2023-06-20T00:00:00.000000" office:value-type="date" table:style-name="Cell11"/>
          <table:table-cell office:value-type="string" table:style-name="Cell2">
            <text:p>A36</text:p>
          </table:table-cell>
          <table:table-cell office:value="3" office:value-type="float"/>
          <table:table-cell office:value="3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8" office:value-type="float"/>
          <table:table-cell office:date-value="2023-06-20T00:00:00.000000" office:value-type="date" table:style-name="Cell11"/>
          <table:table-cell office:value-type="string" table:style-name="Cell2">
            <text:p>A37</text:p>
          </table:table-cell>
          <table:table-cell office:value="7" office:value-type="float"/>
          <table:table-cell office:value="2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89" office:value-type="float"/>
          <table:table-cell office:date-value="2023-06-21T00:00:00.000000" office:value-type="date" table:style-name="Cell11"/>
          <table:table-cell office:value-type="string" table:style-name="Cell2">
            <text:p>A38</text:p>
          </table:table-cell>
          <table:table-cell office:value="13" office:value-type="float"/>
          <table:table-cell office:value="32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0" office:value-type="float"/>
          <table:table-cell office:date-value="2023-06-21T00:00:00.000000" office:value-type="date" table:style-name="Cell11"/>
          <table:table-cell office:value-type="string" table:style-name="Cell2">
            <text:p>A60</text:p>
          </table:table-cell>
          <table:table-cell office:value="3" office:value-type="float"/>
          <table:table-cell office:value="41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1" office:value-type="float"/>
          <table:table-cell office:date-value="2023-06-21T00:00:00.000000" office:value-type="date" table:style-name="Cell11"/>
          <table:table-cell office:value-type="string" table:style-name="Cell2">
            <text:p>A37</text:p>
          </table:table-cell>
          <table:table-cell office:value="11" office:value-type="float"/>
          <table:table-cell office:value="2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2" office:value-type="float"/>
          <table:table-cell office:date-value="2023-06-21T00:00:00.000000" office:value-type="date" table:style-name="Cell11"/>
          <table:table-cell office:value-type="string" table:style-name="Cell2">
            <text:p>A54</text:p>
          </table:table-cell>
          <table:table-cell office:value="12" office:value-type="float"/>
          <table:table-cell office:value="1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3" office:value-type="float"/>
          <table:table-cell office:date-value="2023-06-22T00:00:00.000000" office:value-type="date" table:style-name="Cell11"/>
          <table:table-cell office:value-type="string" table:style-name="Cell2">
            <text:p>A47</text:p>
          </table:table-cell>
          <table:table-cell office:value="3" office:value-type="float"/>
          <table:table-cell office:value="3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4" office:value-type="float"/>
          <table:table-cell office:date-value="2023-06-22T00:00:00.000000" office:value-type="date" table:style-name="Cell11"/>
          <table:table-cell office:value-type="string" table:style-name="Cell2">
            <text:p>A54</text:p>
          </table:table-cell>
          <table:table-cell office:value="13" office:value-type="float"/>
          <table:table-cell office:value="4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5" office:value-type="float"/>
          <table:table-cell office:date-value="2023-06-22T00:00:00.000000" office:value-type="date" table:style-name="Cell11"/>
          <table:table-cell office:value-type="string" table:style-name="Cell2">
            <text:p>A26</text:p>
          </table:table-cell>
          <table:table-cell office:value="9" office:value-type="float"/>
          <table:table-cell office:value="42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6" office:value-type="float"/>
          <table:table-cell office:date-value="2023-06-22T00:00:00.000000" office:value-type="date" table:style-name="Cell11"/>
          <table:table-cell office:value-type="string" table:style-name="Cell2">
            <text:p>A32</text:p>
          </table:table-cell>
          <table:table-cell office:value="5" office:value-type="float"/>
          <table:table-cell office:value="25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7" office:value-type="float"/>
          <table:table-cell office:date-value="2023-06-23T00:00:00.000000" office:value-type="date" table:style-name="Cell11"/>
          <table:table-cell office:value-type="string" table:style-name="Cell2">
            <text:p>A5</text:p>
          </table:table-cell>
          <table:table-cell office:value="15" office:value-type="float"/>
          <table:table-cell office:value="10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8" office:value-type="float"/>
          <table:table-cell office:date-value="2023-06-23T00:00:00.000000" office:value-type="date" table:style-name="Cell11"/>
          <table:table-cell office:value-type="string" table:style-name="Cell2">
            <text:p>A14</text:p>
          </table:table-cell>
          <table:table-cell office:value="14" office:value-type="float"/>
          <table:table-cell office:value="9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699" office:value-type="float"/>
          <table:table-cell office:date-value="2023-06-23T00:00:00.000000" office:value-type="date" table:style-name="Cell11"/>
          <table:table-cell office:value-type="string" table:style-name="Cell2">
            <text:p>A40</text:p>
          </table:table-cell>
          <table:table-cell office:value="9" office:value-type="float"/>
          <table:table-cell office:value="15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0" office:value-type="float"/>
          <table:table-cell office:date-value="2023-06-23T00:00:00.000000" office:value-type="date" table:style-name="Cell11"/>
          <table:table-cell office:value-type="string" table:style-name="Cell2">
            <text:p>A8</text:p>
          </table:table-cell>
          <table:table-cell office:value="11" office:value-type="float"/>
          <table:table-cell office:value="2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1" office:value-type="float"/>
          <table:table-cell office:date-value="2023-06-24T00:00:00.000000" office:value-type="date" table:style-name="Cell11"/>
          <table:table-cell office:value-type="string" table:style-name="Cell2">
            <text:p>A34</text:p>
          </table:table-cell>
          <table:table-cell office:value="2" office:value-type="float"/>
          <table:table-cell office:value="2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2" office:value-type="float"/>
          <table:table-cell office:date-value="2023-06-24T00:00:00.000000" office:value-type="date" table:style-name="Cell11"/>
          <table:table-cell office:value-type="string" table:style-name="Cell2">
            <text:p>A46</text:p>
          </table:table-cell>
          <table:table-cell office:value="1" office:value-type="float"/>
          <table:table-cell office:value="2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3" office:value-type="float"/>
          <table:table-cell office:date-value="2023-06-24T00:00:00.000000" office:value-type="date" table:style-name="Cell11"/>
          <table:table-cell office:value-type="string" table:style-name="Cell2">
            <text:p>A28</text:p>
          </table:table-cell>
          <table:table-cell office:value="8" office:value-type="float"/>
          <table:table-cell office:value="3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4" office:value-type="float"/>
          <table:table-cell office:date-value="2023-06-24T00:00:00.000000" office:value-type="date" table:style-name="Cell11"/>
          <table:table-cell office:value-type="string" table:style-name="Cell2">
            <text:p>A58</text:p>
          </table:table-cell>
          <table:table-cell office:value="14" office:value-type="float"/>
          <table:table-cell office:value="43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5" office:value-type="float"/>
          <table:table-cell office:date-value="2023-06-25T00:00:00.000000" office:value-type="date" table:style-name="Cell11"/>
          <table:table-cell office:value-type="string" table:style-name="Cell2">
            <text:p>A16</text:p>
          </table:table-cell>
          <table:table-cell office:value="4" office:value-type="float"/>
          <table:table-cell office:value="7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6" office:value-type="float"/>
          <table:table-cell office:date-value="2023-06-25T00:00:00.000000" office:value-type="date" table:style-name="Cell11"/>
          <table:table-cell office:value-type="string" table:style-name="Cell2">
            <text:p>A63</text:p>
          </table:table-cell>
          <table:table-cell office:value="6" office:value-type="float"/>
          <table:table-cell office:value="1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7" office:value-type="float"/>
          <table:table-cell office:date-value="2023-06-25T00:00:00.000000" office:value-type="date" table:style-name="Cell11"/>
          <table:table-cell office:value-type="string" table:style-name="Cell2">
            <text:p>A25</text:p>
          </table:table-cell>
          <table:table-cell office:value="4" office:value-type="float"/>
          <table:table-cell office:value="3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8" office:value-type="float"/>
          <table:table-cell office:date-value="2023-06-25T00:00:00.000000" office:value-type="date" table:style-name="Cell11"/>
          <table:table-cell office:value-type="string" table:style-name="Cell2">
            <text:p>A2</text:p>
          </table:table-cell>
          <table:table-cell office:value="15" office:value-type="float"/>
          <table:table-cell office:value="10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09" office:value-type="float"/>
          <table:table-cell office:date-value="2023-06-26T00:00:00.000000" office:value-type="date" table:style-name="Cell11"/>
          <table:table-cell office:value-type="string" table:style-name="Cell2">
            <text:p>A34</text:p>
          </table:table-cell>
          <table:table-cell office:value="10" office:value-type="float"/>
          <table:table-cell office:value="12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0" office:value-type="float"/>
          <table:table-cell office:date-value="2023-06-26T00:00:00.000000" office:value-type="date" table:style-name="Cell11"/>
          <table:table-cell office:value-type="string" table:style-name="Cell2">
            <text:p>A6</text:p>
          </table:table-cell>
          <table:table-cell office:value="10" office:value-type="float"/>
          <table:table-cell office:value="3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1" office:value-type="float"/>
          <table:table-cell office:date-value="2023-06-26T00:00:00.000000" office:value-type="date" table:style-name="Cell11"/>
          <table:table-cell office:value-type="string" table:style-name="Cell2">
            <text:p>A29</text:p>
          </table:table-cell>
          <table:table-cell office:value="2" office:value-type="float"/>
          <table:table-cell office:value="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2" office:value-type="float"/>
          <table:table-cell office:date-value="2023-06-26T00:00:00.000000" office:value-type="date" table:style-name="Cell11"/>
          <table:table-cell office:value-type="string" table:style-name="Cell2">
            <text:p>A4</text:p>
          </table:table-cell>
          <table:table-cell office:value="9" office:value-type="float"/>
          <table:table-cell office:value="13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3" office:value-type="float"/>
          <table:table-cell office:date-value="2023-06-27T00:00:00.000000" office:value-type="date" table:style-name="Cell11"/>
          <table:table-cell office:value-type="string" table:style-name="Cell2">
            <text:p>A9</text:p>
          </table:table-cell>
          <table:table-cell office:value="5" office:value-type="float"/>
          <table:table-cell office:value="2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4" office:value-type="float"/>
          <table:table-cell office:date-value="2023-06-27T00:00:00.000000" office:value-type="date" table:style-name="Cell11"/>
          <table:table-cell office:value-type="string" table:style-name="Cell2">
            <text:p>A30</text:p>
          </table:table-cell>
          <table:table-cell office:value="3" office:value-type="float"/>
          <table:table-cell office:value="26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5" office:value-type="float"/>
          <table:table-cell office:date-value="2023-06-27T00:00:00.000000" office:value-type="date" table:style-name="Cell11"/>
          <table:table-cell office:value-type="string" table:style-name="Cell2">
            <text:p>A19</text:p>
          </table:table-cell>
          <table:table-cell office:value="9" office:value-type="float"/>
          <table:table-cell office:value="2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6" office:value-type="float"/>
          <table:table-cell office:date-value="2023-06-27T00:00:00.000000" office:value-type="date" table:style-name="Cell11"/>
          <table:table-cell office:value-type="string" table:style-name="Cell2">
            <text:p>A17</text:p>
          </table:table-cell>
          <table:table-cell office:value="13" office:value-type="float"/>
          <table:table-cell office:value="1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7" office:value-type="float"/>
          <table:table-cell office:date-value="2023-06-28T00:00:00.000000" office:value-type="date" table:style-name="Cell11"/>
          <table:table-cell office:value-type="string" table:style-name="Cell2">
            <text:p>A27</text:p>
          </table:table-cell>
          <table:table-cell office:value="3" office:value-type="float"/>
          <table:table-cell office:value="1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8" office:value-type="float"/>
          <table:table-cell office:date-value="2023-06-28T00:00:00.000000" office:value-type="date" table:style-name="Cell11"/>
          <table:table-cell office:value-type="string" table:style-name="Cell2">
            <text:p>A8</text:p>
          </table:table-cell>
          <table:table-cell office:value="5" office:value-type="float"/>
          <table:table-cell office:value="2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19" office:value-type="float"/>
          <table:table-cell office:date-value="2023-06-28T00:00:00.000000" office:value-type="date" table:style-name="Cell11"/>
          <table:table-cell office:value-type="string" table:style-name="Cell2">
            <text:p>A37</text:p>
          </table:table-cell>
          <table:table-cell office:value="10" office:value-type="float"/>
          <table:table-cell office:value="4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0" office:value-type="float"/>
          <table:table-cell office:date-value="2023-06-28T00:00:00.000000" office:value-type="date" table:style-name="Cell11"/>
          <table:table-cell office:value-type="string" table:style-name="Cell2">
            <text:p>A24</text:p>
          </table:table-cell>
          <table:table-cell office:value="8" office:value-type="float"/>
          <table:table-cell office:value="2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1" office:value-type="float"/>
          <table:table-cell office:date-value="2023-06-29T00:00:00.000000" office:value-type="date" table:style-name="Cell11"/>
          <table:table-cell office:value-type="string" table:style-name="Cell2">
            <text:p>A17</text:p>
          </table:table-cell>
          <table:table-cell office:value="3" office:value-type="float"/>
          <table:table-cell office:value="3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2" office:value-type="float"/>
          <table:table-cell office:date-value="2023-06-29T00:00:00.000000" office:value-type="date" table:style-name="Cell11"/>
          <table:table-cell office:value-type="string" table:style-name="Cell2">
            <text:p>A22</text:p>
          </table:table-cell>
          <table:table-cell office:value="13" office:value-type="float"/>
          <table:table-cell office:value="3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3" office:value-type="float"/>
          <table:table-cell office:date-value="2023-06-29T00:00:00.000000" office:value-type="date" table:style-name="Cell11"/>
          <table:table-cell office:value-type="string" table:style-name="Cell2">
            <text:p>A12</text:p>
          </table:table-cell>
          <table:table-cell office:value="10" office:value-type="float"/>
          <table:table-cell office:value="10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4" office:value-type="float"/>
          <table:table-cell office:date-value="2023-06-29T00:00:00.000000" office:value-type="date" table:style-name="Cell11"/>
          <table:table-cell office:value-type="string" table:style-name="Cell2">
            <text:p>A61</text:p>
          </table:table-cell>
          <table:table-cell office:value="4" office:value-type="float"/>
          <table:table-cell office:value="35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5" office:value-type="float"/>
          <table:table-cell office:date-value="2023-06-30T00:00:00.000000" office:value-type="date" table:style-name="Cell11"/>
          <table:table-cell office:value-type="string" table:style-name="Cell2">
            <text:p>A56</text:p>
          </table:table-cell>
          <table:table-cell office:value="4" office:value-type="float"/>
          <table:table-cell office:value="3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6" office:value-type="float"/>
          <table:table-cell office:date-value="2023-06-30T00:00:00.000000" office:value-type="date" table:style-name="Cell11"/>
          <table:table-cell office:value-type="string" table:style-name="Cell2">
            <text:p>A23</text:p>
          </table:table-cell>
          <table:table-cell office:value="11" office:value-type="float"/>
          <table:table-cell office:value="16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7" office:value-type="float"/>
          <table:table-cell office:date-value="2023-06-30T00:00:00.000000" office:value-type="date" table:style-name="Cell11"/>
          <table:table-cell office:value-type="string" table:style-name="Cell2">
            <text:p>A36</text:p>
          </table:table-cell>
          <table:table-cell office:value="3" office:value-type="float"/>
          <table:table-cell office:value="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8" office:value-type="float"/>
          <table:table-cell office:date-value="2023-06-30T00:00:00.000000" office:value-type="date" table:style-name="Cell11"/>
          <table:table-cell office:value-type="string" table:style-name="Cell2">
            <text:p>A4</text:p>
          </table:table-cell>
          <table:table-cell office:value="8" office:value-type="float"/>
          <table:table-cell office:value="2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29" office:value-type="float"/>
          <table:table-cell office:date-value="2023-07-01T00:00:00.000000" office:value-type="date" table:style-name="Cell11"/>
          <table:table-cell office:value-type="string" table:style-name="Cell2">
            <text:p>A15</text:p>
          </table:table-cell>
          <table:table-cell office:value="7" office:value-type="float"/>
          <table:table-cell office:value="3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0" office:value-type="float"/>
          <table:table-cell office:date-value="2023-07-01T00:00:00.000000" office:value-type="date" table:style-name="Cell11"/>
          <table:table-cell office:value-type="string" table:style-name="Cell2">
            <text:p>A54</text:p>
          </table:table-cell>
          <table:table-cell office:value="6" office:value-type="float"/>
          <table:table-cell office:value="1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1" office:value-type="float"/>
          <table:table-cell office:date-value="2023-07-01T00:00:00.000000" office:value-type="date" table:style-name="Cell11"/>
          <table:table-cell office:value-type="string" table:style-name="Cell2">
            <text:p>A22</text:p>
          </table:table-cell>
          <table:table-cell office:value="12" office:value-type="float"/>
          <table:table-cell office:value="1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2" office:value-type="float"/>
          <table:table-cell office:date-value="2023-07-01T00:00:00.000000" office:value-type="date" table:style-name="Cell11"/>
          <table:table-cell office:value-type="string" table:style-name="Cell2">
            <text:p>A27</text:p>
          </table:table-cell>
          <table:table-cell office:value="14" office:value-type="float"/>
          <table:table-cell office:value="4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3" office:value-type="float"/>
          <table:table-cell office:date-value="2023-07-02T00:00:00.000000" office:value-type="date" table:style-name="Cell11"/>
          <table:table-cell office:value-type="string" table:style-name="Cell2">
            <text:p>A37</text:p>
          </table:table-cell>
          <table:table-cell office:value="14" office:value-type="float"/>
          <table:table-cell office:value="3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4" office:value-type="float"/>
          <table:table-cell office:date-value="2023-07-02T00:00:00.000000" office:value-type="date" table:style-name="Cell11"/>
          <table:table-cell office:value-type="string" table:style-name="Cell2">
            <text:p>A19</text:p>
          </table:table-cell>
          <table:table-cell office:value="15" office:value-type="float"/>
          <table:table-cell office:value="1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5" office:value-type="float"/>
          <table:table-cell office:date-value="2023-07-02T00:00:00.000000" office:value-type="date" table:style-name="Cell11"/>
          <table:table-cell office:value-type="string" table:style-name="Cell2">
            <text:p>A60</text:p>
          </table:table-cell>
          <table:table-cell office:value="9" office:value-type="float"/>
          <table:table-cell office:value="3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6" office:value-type="float"/>
          <table:table-cell office:date-value="2023-07-02T00:00:00.000000" office:value-type="date" table:style-name="Cell11"/>
          <table:table-cell office:value-type="string" table:style-name="Cell2">
            <text:p>A48</text:p>
          </table:table-cell>
          <table:table-cell office:value="7" office:value-type="float"/>
          <table:table-cell office:value="2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7" office:value-type="float"/>
          <table:table-cell office:date-value="2023-07-03T00:00:00.000000" office:value-type="date" table:style-name="Cell11"/>
          <table:table-cell office:value-type="string" table:style-name="Cell2">
            <text:p>A56</text:p>
          </table:table-cell>
          <table:table-cell office:value="11" office:value-type="float"/>
          <table:table-cell office:value="32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8" office:value-type="float"/>
          <table:table-cell office:date-value="2023-07-03T00:00:00.000000" office:value-type="date" table:style-name="Cell11"/>
          <table:table-cell office:value-type="string" table:style-name="Cell2">
            <text:p>A33</text:p>
          </table:table-cell>
          <table:table-cell office:value="2" office:value-type="float"/>
          <table:table-cell office:value="16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39" office:value-type="float"/>
          <table:table-cell office:date-value="2023-07-03T00:00:00.000000" office:value-type="date" table:style-name="Cell11"/>
          <table:table-cell office:value-type="string" table:style-name="Cell2">
            <text:p>A38</text:p>
          </table:table-cell>
          <table:table-cell office:value="4" office:value-type="float"/>
          <table:table-cell office:value="18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0" office:value-type="float"/>
          <table:table-cell office:date-value="2023-07-03T00:00:00.000000" office:value-type="date" table:style-name="Cell11"/>
          <table:table-cell office:value-type="string" table:style-name="Cell2">
            <text:p>A45</text:p>
          </table:table-cell>
          <table:table-cell office:value="15" office:value-type="float"/>
          <table:table-cell office:value="22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1" office:value-type="float"/>
          <table:table-cell office:date-value="2023-07-04T00:00:00.000000" office:value-type="date" table:style-name="Cell11"/>
          <table:table-cell office:value-type="string" table:style-name="Cell2">
            <text:p>A23</text:p>
          </table:table-cell>
          <table:table-cell office:value="13" office:value-type="float"/>
          <table:table-cell office:value="4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2" office:value-type="float"/>
          <table:table-cell office:date-value="2023-07-04T00:00:00.000000" office:value-type="date" table:style-name="Cell11"/>
          <table:table-cell office:value-type="string" table:style-name="Cell2">
            <text:p>A46</text:p>
          </table:table-cell>
          <table:table-cell office:value="4" office:value-type="float"/>
          <table:table-cell office:value="3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3" office:value-type="float"/>
          <table:table-cell office:date-value="2023-07-04T00:00:00.000000" office:value-type="date" table:style-name="Cell11"/>
          <table:table-cell office:value-type="string" table:style-name="Cell2">
            <text:p>A25</text:p>
          </table:table-cell>
          <table:table-cell office:value="1" office:value-type="float"/>
          <table:table-cell office:value="2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4" office:value-type="float"/>
          <table:table-cell office:date-value="2023-07-04T00:00:00.000000" office:value-type="date" table:style-name="Cell11"/>
          <table:table-cell office:value-type="string" table:style-name="Cell2">
            <text:p>A56</text:p>
          </table:table-cell>
          <table:table-cell office:value="5" office:value-type="float"/>
          <table:table-cell office:value="2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5" office:value-type="float"/>
          <table:table-cell office:date-value="2023-07-05T00:00:00.000000" office:value-type="date" table:style-name="Cell11"/>
          <table:table-cell office:value-type="string" table:style-name="Cell2">
            <text:p>A9</text:p>
          </table:table-cell>
          <table:table-cell office:value="12" office:value-type="float"/>
          <table:table-cell office:value="38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6" office:value-type="float"/>
          <table:table-cell office:date-value="2023-07-05T00:00:00.000000" office:value-type="date" table:style-name="Cell11"/>
          <table:table-cell office:value-type="string" table:style-name="Cell2">
            <text:p>A30</text:p>
          </table:table-cell>
          <table:table-cell office:value="10" office:value-type="float"/>
          <table:table-cell office:value="20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7" office:value-type="float"/>
          <table:table-cell office:date-value="2023-07-05T00:00:00.000000" office:value-type="date" table:style-name="Cell11"/>
          <table:table-cell office:value-type="string" table:style-name="Cell2">
            <text:p>A9</text:p>
          </table:table-cell>
          <table:table-cell office:value="8" office:value-type="float"/>
          <table:table-cell office:value="2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8" office:value-type="float"/>
          <table:table-cell office:date-value="2023-07-05T00:00:00.000000" office:value-type="date" table:style-name="Cell11"/>
          <table:table-cell office:value-type="string" table:style-name="Cell2">
            <text:p>A34</text:p>
          </table:table-cell>
          <table:table-cell office:value="8" office:value-type="float"/>
          <table:table-cell office:value="28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49" office:value-type="float"/>
          <table:table-cell office:date-value="2023-07-06T00:00:00.000000" office:value-type="date" table:style-name="Cell11"/>
          <table:table-cell office:value-type="string" table:style-name="Cell2">
            <text:p>A22</text:p>
          </table:table-cell>
          <table:table-cell office:value="8" office:value-type="float"/>
          <table:table-cell office:value="4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0" office:value-type="float"/>
          <table:table-cell office:date-value="2023-07-06T00:00:00.000000" office:value-type="date" table:style-name="Cell11"/>
          <table:table-cell office:value-type="string" table:style-name="Cell2">
            <text:p>A46</text:p>
          </table:table-cell>
          <table:table-cell office:value="6" office:value-type="float"/>
          <table:table-cell office:value="18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1" office:value-type="float"/>
          <table:table-cell office:date-value="2023-07-06T00:00:00.000000" office:value-type="date" table:style-name="Cell11"/>
          <table:table-cell office:value-type="string" table:style-name="Cell2">
            <text:p>A64</text:p>
          </table:table-cell>
          <table:table-cell office:value="4" office:value-type="float"/>
          <table:table-cell office:value="3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2" office:value-type="float"/>
          <table:table-cell office:date-value="2023-07-06T00:00:00.000000" office:value-type="date" table:style-name="Cell11"/>
          <table:table-cell office:value-type="string" table:style-name="Cell2">
            <text:p>A60</text:p>
          </table:table-cell>
          <table:table-cell office:value="3" office:value-type="float"/>
          <table:table-cell office:value="1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3" office:value-type="float"/>
          <table:table-cell office:date-value="2023-07-07T00:00:00.000000" office:value-type="date" table:style-name="Cell11"/>
          <table:table-cell office:value-type="string" table:style-name="Cell2">
            <text:p>A32</text:p>
          </table:table-cell>
          <table:table-cell office:value="8" office:value-type="float"/>
          <table:table-cell office:value="27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4" office:value-type="float"/>
          <table:table-cell office:date-value="2023-07-07T00:00:00.000000" office:value-type="date" table:style-name="Cell11"/>
          <table:table-cell office:value-type="string" table:style-name="Cell2">
            <text:p>A24</text:p>
          </table:table-cell>
          <table:table-cell office:value="14" office:value-type="float"/>
          <table:table-cell office:value="44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5" office:value-type="float"/>
          <table:table-cell office:date-value="2023-07-07T00:00:00.000000" office:value-type="date" table:style-name="Cell11"/>
          <table:table-cell office:value-type="string" table:style-name="Cell2">
            <text:p>A10</text:p>
          </table:table-cell>
          <table:table-cell office:value="12" office:value-type="float"/>
          <table:table-cell office:value="25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6" office:value-type="float"/>
          <table:table-cell office:date-value="2023-07-07T00:00:00.000000" office:value-type="date" table:style-name="Cell11"/>
          <table:table-cell office:value-type="string" table:style-name="Cell2">
            <text:p>A5</text:p>
          </table:table-cell>
          <table:table-cell office:value="14" office:value-type="float"/>
          <table:table-cell office:value="2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7" office:value-type="float"/>
          <table:table-cell office:date-value="2023-07-08T00:00:00.000000" office:value-type="date" table:style-name="Cell11"/>
          <table:table-cell office:value-type="string" table:style-name="Cell2">
            <text:p>A23</text:p>
          </table:table-cell>
          <table:table-cell office:value="5" office:value-type="float"/>
          <table:table-cell office:value="2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8" office:value-type="float"/>
          <table:table-cell office:date-value="2023-07-08T00:00:00.000000" office:value-type="date" table:style-name="Cell11"/>
          <table:table-cell office:value-type="string" table:style-name="Cell2">
            <text:p>A8</text:p>
          </table:table-cell>
          <table:table-cell office:value="12" office:value-type="float"/>
          <table:table-cell office:value="21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59" office:value-type="float"/>
          <table:table-cell office:date-value="2023-07-08T00:00:00.000000" office:value-type="date" table:style-name="Cell11"/>
          <table:table-cell office:value-type="string" table:style-name="Cell2">
            <text:p>A5</text:p>
          </table:table-cell>
          <table:table-cell office:value="4" office:value-type="float"/>
          <table:table-cell office:value="3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0" office:value-type="float"/>
          <table:table-cell office:date-value="2023-07-08T00:00:00.000000" office:value-type="date" table:style-name="Cell11"/>
          <table:table-cell office:value-type="string" table:style-name="Cell2">
            <text:p>A45</text:p>
          </table:table-cell>
          <table:table-cell office:value="2" office:value-type="float"/>
          <table:table-cell office:value="1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1" office:value-type="float"/>
          <table:table-cell office:date-value="2023-07-09T00:00:00.000000" office:value-type="date" table:style-name="Cell11"/>
          <table:table-cell office:value-type="string" table:style-name="Cell2">
            <text:p>A10</text:p>
          </table:table-cell>
          <table:table-cell office:value="1" office:value-type="float"/>
          <table:table-cell office:value="1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2" office:value-type="float"/>
          <table:table-cell office:date-value="2023-07-09T00:00:00.000000" office:value-type="date" table:style-name="Cell11"/>
          <table:table-cell office:value-type="string" table:style-name="Cell2">
            <text:p>A6</text:p>
          </table:table-cell>
          <table:table-cell office:value="2" office:value-type="float"/>
          <table:table-cell office:value="21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3" office:value-type="float"/>
          <table:table-cell office:date-value="2023-07-09T00:00:00.000000" office:value-type="date" table:style-name="Cell11"/>
          <table:table-cell office:value-type="string" table:style-name="Cell2">
            <text:p>A31</text:p>
          </table:table-cell>
          <table:table-cell office:value="8" office:value-type="float"/>
          <table:table-cell office:value="2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4" office:value-type="float"/>
          <table:table-cell office:date-value="2023-07-09T00:00:00.000000" office:value-type="date" table:style-name="Cell11"/>
          <table:table-cell office:value-type="string" table:style-name="Cell2">
            <text:p>A19</text:p>
          </table:table-cell>
          <table:table-cell office:value="12" office:value-type="float"/>
          <table:table-cell office:value="26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5" office:value-type="float"/>
          <table:table-cell office:date-value="2023-07-10T00:00:00.000000" office:value-type="date" table:style-name="Cell11"/>
          <table:table-cell office:value-type="string" table:style-name="Cell2">
            <text:p>A8</text:p>
          </table:table-cell>
          <table:table-cell office:value="3" office:value-type="float"/>
          <table:table-cell office:value="3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6" office:value-type="float"/>
          <table:table-cell office:date-value="2023-07-10T00:00:00.000000" office:value-type="date" table:style-name="Cell11"/>
          <table:table-cell office:value-type="string" table:style-name="Cell2">
            <text:p>A19</text:p>
          </table:table-cell>
          <table:table-cell office:value="4" office:value-type="float"/>
          <table:table-cell office:value="11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7" office:value-type="float"/>
          <table:table-cell office:date-value="2023-07-10T00:00:00.000000" office:value-type="date" table:style-name="Cell11"/>
          <table:table-cell office:value-type="string" table:style-name="Cell2">
            <text:p>A16</text:p>
          </table:table-cell>
          <table:table-cell office:value="4" office:value-type="float"/>
          <table:table-cell office:value="19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8" office:value-type="float"/>
          <table:table-cell office:date-value="2023-07-10T00:00:00.000000" office:value-type="date" table:style-name="Cell11"/>
          <table:table-cell office:value-type="string" table:style-name="Cell2">
            <text:p>A60</text:p>
          </table:table-cell>
          <table:table-cell office:value="7" office:value-type="float"/>
          <table:table-cell office:value="15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69" office:value-type="float"/>
          <table:table-cell office:date-value="2023-07-11T00:00:00.000000" office:value-type="date" table:style-name="Cell11"/>
          <table:table-cell office:value-type="string" table:style-name="Cell2">
            <text:p>A23</text:p>
          </table:table-cell>
          <table:table-cell office:value="2" office:value-type="float"/>
          <table:table-cell office:value="3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0" office:value-type="float"/>
          <table:table-cell office:date-value="2023-07-11T00:00:00.000000" office:value-type="date" table:style-name="Cell11"/>
          <table:table-cell office:value-type="string" table:style-name="Cell2">
            <text:p>A26</text:p>
          </table:table-cell>
          <table:table-cell office:value="9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1" office:value-type="float"/>
          <table:table-cell office:date-value="2023-07-11T00:00:00.000000" office:value-type="date" table:style-name="Cell11"/>
          <table:table-cell office:value-type="string" table:style-name="Cell2">
            <text:p>A46</text:p>
          </table:table-cell>
          <table:table-cell office:value="8" office:value-type="float"/>
          <table:table-cell office:value="2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2" office:value-type="float"/>
          <table:table-cell office:date-value="2023-07-11T00:00:00.000000" office:value-type="date" table:style-name="Cell11"/>
          <table:table-cell office:value-type="string" table:style-name="Cell2">
            <text:p>A6</text:p>
          </table:table-cell>
          <table:table-cell office:value="12" office:value-type="float"/>
          <table:table-cell office:value="1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3" office:value-type="float"/>
          <table:table-cell office:date-value="2023-07-12T00:00:00.000000" office:value-type="date" table:style-name="Cell11"/>
          <table:table-cell office:value-type="string" table:style-name="Cell2">
            <text:p>A32</text:p>
          </table:table-cell>
          <table:table-cell office:value="8" office:value-type="float"/>
          <table:table-cell office:value="1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4" office:value-type="float"/>
          <table:table-cell office:date-value="2023-07-12T00:00:00.000000" office:value-type="date" table:style-name="Cell11"/>
          <table:table-cell office:value-type="string" table:style-name="Cell2">
            <text:p>A23</text:p>
          </table:table-cell>
          <table:table-cell office:value="5" office:value-type="float"/>
          <table:table-cell office:value="9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5" office:value-type="float"/>
          <table:table-cell office:date-value="2023-07-12T00:00:00.000000" office:value-type="date" table:style-name="Cell11"/>
          <table:table-cell office:value-type="string" table:style-name="Cell2">
            <text:p>A65</text:p>
          </table:table-cell>
          <table:table-cell office:value="2" office:value-type="float"/>
          <table:table-cell office:value="37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6" office:value-type="float"/>
          <table:table-cell office:date-value="2023-07-12T00:00:00.000000" office:value-type="date" table:style-name="Cell11"/>
          <table:table-cell office:value-type="string" table:style-name="Cell2">
            <text:p>A22</text:p>
          </table:table-cell>
          <table:table-cell office:value="4" office:value-type="float"/>
          <table:table-cell office:value="1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7" office:value-type="float"/>
          <table:table-cell office:date-value="2023-07-13T00:00:00.000000" office:value-type="date" table:style-name="Cell11"/>
          <table:table-cell office:value-type="string" table:style-name="Cell2">
            <text:p>A59</text:p>
          </table:table-cell>
          <table:table-cell office:value="7" office:value-type="float"/>
          <table:table-cell office:value="3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8" office:value-type="float"/>
          <table:table-cell office:date-value="2023-07-13T00:00:00.000000" office:value-type="date" table:style-name="Cell11"/>
          <table:table-cell office:value-type="string" table:style-name="Cell2">
            <text:p>A46</text:p>
          </table:table-cell>
          <table:table-cell office:value="5" office:value-type="float"/>
          <table:table-cell office:value="1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79" office:value-type="float"/>
          <table:table-cell office:date-value="2023-07-13T00:00:00.000000" office:value-type="date" table:style-name="Cell11"/>
          <table:table-cell office:value-type="string" table:style-name="Cell2">
            <text:p>A20</text:p>
          </table:table-cell>
          <table:table-cell office:value="15" office:value-type="float"/>
          <table:table-cell office:value="17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0" office:value-type="float"/>
          <table:table-cell office:date-value="2023-07-13T00:00:00.000000" office:value-type="date" table:style-name="Cell11"/>
          <table:table-cell office:value-type="string" table:style-name="Cell2">
            <text:p>A44</text:p>
          </table:table-cell>
          <table:table-cell office:value="10" office:value-type="float"/>
          <table:table-cell office:value="2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1" office:value-type="float"/>
          <table:table-cell office:date-value="2023-07-14T00:00:00.000000" office:value-type="date" table:style-name="Cell11"/>
          <table:table-cell office:value-type="string" table:style-name="Cell2">
            <text:p>A26</text:p>
          </table:table-cell>
          <table:table-cell office:value="4" office:value-type="float"/>
          <table:table-cell office:value="3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2" office:value-type="float"/>
          <table:table-cell office:date-value="2023-07-14T00:00:00.000000" office:value-type="date" table:style-name="Cell11"/>
          <table:table-cell office:value-type="string" table:style-name="Cell2">
            <text:p>A25</text:p>
          </table:table-cell>
          <table:table-cell office:value="14" office:value-type="float"/>
          <table:table-cell office:value="3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3" office:value-type="float"/>
          <table:table-cell office:date-value="2023-07-14T00:00:00.000000" office:value-type="date" table:style-name="Cell11"/>
          <table:table-cell office:value-type="string" table:style-name="Cell2">
            <text:p>A21</text:p>
          </table:table-cell>
          <table:table-cell office:value="11" office:value-type="float"/>
          <table:table-cell office:value="4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4" office:value-type="float"/>
          <table:table-cell office:date-value="2023-07-14T00:00:00.000000" office:value-type="date" table:style-name="Cell11"/>
          <table:table-cell office:value-type="string" table:style-name="Cell2">
            <text:p>A43</text:p>
          </table:table-cell>
          <table:table-cell office:value="6" office:value-type="float"/>
          <table:table-cell office:value="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5" office:value-type="float"/>
          <table:table-cell office:date-value="2023-07-15T00:00:00.000000" office:value-type="date" table:style-name="Cell11"/>
          <table:table-cell office:value-type="string" table:style-name="Cell2">
            <text:p>A15</text:p>
          </table:table-cell>
          <table:table-cell office:value="1" office:value-type="float"/>
          <table:table-cell office:value="35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6" office:value-type="float"/>
          <table:table-cell office:date-value="2023-07-15T00:00:00.000000" office:value-type="date" table:style-name="Cell11"/>
          <table:table-cell office:value-type="string" table:style-name="Cell2">
            <text:p>A37</text:p>
          </table:table-cell>
          <table:table-cell office:value="1" office:value-type="float"/>
          <table:table-cell office:value="2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7" office:value-type="float"/>
          <table:table-cell office:date-value="2023-07-15T00:00:00.000000" office:value-type="date" table:style-name="Cell11"/>
          <table:table-cell office:value-type="string" table:style-name="Cell2">
            <text:p>A51</text:p>
          </table:table-cell>
          <table:table-cell office:value="3" office:value-type="float"/>
          <table:table-cell office:value="21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8" office:value-type="float"/>
          <table:table-cell office:date-value="2023-07-15T00:00:00.000000" office:value-type="date" table:style-name="Cell11"/>
          <table:table-cell office:value-type="string" table:style-name="Cell2">
            <text:p>A33</text:p>
          </table:table-cell>
          <table:table-cell office:value="8" office:value-type="float"/>
          <table:table-cell office:value="2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89" office:value-type="float"/>
          <table:table-cell office:date-value="2023-07-16T00:00:00.000000" office:value-type="date" table:style-name="Cell11"/>
          <table:table-cell office:value-type="string" table:style-name="Cell2">
            <text:p>A25</text:p>
          </table:table-cell>
          <table:table-cell office:value="8" office:value-type="float"/>
          <table:table-cell office:value="254" office:value-type="float"/>
          <table:table-cell office:value-type="string">
            <text:p>к клиенту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0" office:value-type="float"/>
          <table:table-cell office:date-value="2023-07-16T00:00:00.000000" office:value-type="date" table:style-name="Cell11"/>
          <table:table-cell office:value-type="string" table:style-name="Cell2">
            <text:p>A20</text:p>
          </table:table-cell>
          <table:table-cell office:value="7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1" office:value-type="float"/>
          <table:table-cell office:date-value="2023-07-16T00:00:00.000000" office:value-type="date" table:style-name="Cell11"/>
          <table:table-cell office:value-type="string" table:style-name="Cell2">
            <text:p>A57</text:p>
          </table:table-cell>
          <table:table-cell office:value="11" office:value-type="float"/>
          <table:table-cell office:value="42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2" office:value-type="float"/>
          <table:table-cell office:date-value="2023-07-16T00:00:00.000000" office:value-type="date" table:style-name="Cell11"/>
          <table:table-cell office:value-type="string" table:style-name="Cell2">
            <text:p>A29</text:p>
          </table:table-cell>
          <table:table-cell office:value="6" office:value-type="float"/>
          <table:table-cell office:value="42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3" office:value-type="float"/>
          <table:table-cell office:date-value="2023-07-17T00:00:00.000000" office:value-type="date" table:style-name="Cell11"/>
          <table:table-cell office:value-type="string" table:style-name="Cell2">
            <text:p>A7</text:p>
          </table:table-cell>
          <table:table-cell office:value="12" office:value-type="float"/>
          <table:table-cell office:value="2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4" office:value-type="float"/>
          <table:table-cell office:date-value="2023-07-17T00:00:00.000000" office:value-type="date" table:style-name="Cell11"/>
          <table:table-cell office:value-type="string" table:style-name="Cell2">
            <text:p>A37</text:p>
          </table:table-cell>
          <table:table-cell office:value="2" office:value-type="float"/>
          <table:table-cell office:value="22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5" office:value-type="float"/>
          <table:table-cell office:date-value="2023-07-17T00:00:00.000000" office:value-type="date" table:style-name="Cell11"/>
          <table:table-cell office:value-type="string" table:style-name="Cell2">
            <text:p>A10</text:p>
          </table:table-cell>
          <table:table-cell office:value="1" office:value-type="float"/>
          <table:table-cell office:value="24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6" office:value-type="float"/>
          <table:table-cell office:date-value="2023-07-17T00:00:00.000000" office:value-type="date" table:style-name="Cell11"/>
          <table:table-cell office:value-type="string" table:style-name="Cell2">
            <text:p>A53</text:p>
          </table:table-cell>
          <table:table-cell office:value="1" office:value-type="float"/>
          <table:table-cell office:value="2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7" office:value-type="float"/>
          <table:table-cell office:date-value="2023-07-18T00:00:00.000000" office:value-type="date" table:style-name="Cell11"/>
          <table:table-cell office:value-type="string" table:style-name="Cell2">
            <text:p>A23</text:p>
          </table:table-cell>
          <table:table-cell office:value="6" office:value-type="float"/>
          <table:table-cell office:value="3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8" office:value-type="float"/>
          <table:table-cell office:date-value="2023-07-18T00:00:00.000000" office:value-type="date" table:style-name="Cell11"/>
          <table:table-cell office:value-type="string" table:style-name="Cell2">
            <text:p>A38</text:p>
          </table:table-cell>
          <table:table-cell office:value="2" office:value-type="float"/>
          <table:table-cell office:value="35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799" office:value-type="float"/>
          <table:table-cell office:date-value="2023-07-18T00:00:00.000000" office:value-type="date" table:style-name="Cell11"/>
          <table:table-cell office:value-type="string" table:style-name="Cell2">
            <text:p>A53</text:p>
          </table:table-cell>
          <table:table-cell office:value="2" office:value-type="float"/>
          <table:table-cell office:value="34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0" office:value-type="float"/>
          <table:table-cell office:date-value="2023-07-18T00:00:00.000000" office:value-type="date" table:style-name="Cell11"/>
          <table:table-cell office:value-type="string" table:style-name="Cell2">
            <text:p>A4</text:p>
          </table:table-cell>
          <table:table-cell office:value="3" office:value-type="float"/>
          <table:table-cell office:value="8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1" office:value-type="float"/>
          <table:table-cell office:date-value="2023-07-19T00:00:00.000000" office:value-type="date" table:style-name="Cell11"/>
          <table:table-cell office:value-type="string" table:style-name="Cell2">
            <text:p>A27</text:p>
          </table:table-cell>
          <table:table-cell office:value="1" office:value-type="float"/>
          <table:table-cell office:value="36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2" office:value-type="float"/>
          <table:table-cell office:date-value="2023-07-19T00:00:00.000000" office:value-type="date" table:style-name="Cell11"/>
          <table:table-cell office:value-type="string" table:style-name="Cell2">
            <text:p>A45</text:p>
          </table:table-cell>
          <table:table-cell office:value="15" office:value-type="float"/>
          <table:table-cell office:value="2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3" office:value-type="float"/>
          <table:table-cell office:date-value="2023-07-19T00:00:00.000000" office:value-type="date" table:style-name="Cell11"/>
          <table:table-cell office:value-type="string" table:style-name="Cell2">
            <text:p>A4</text:p>
          </table:table-cell>
          <table:table-cell office:value="10" office:value-type="float"/>
          <table:table-cell office:value="3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4" office:value-type="float"/>
          <table:table-cell office:date-value="2023-07-19T00:00:00.000000" office:value-type="date" table:style-name="Cell11"/>
          <table:table-cell office:value-type="string" table:style-name="Cell2">
            <text:p>A30</text:p>
          </table:table-cell>
          <table:table-cell office:value="10" office:value-type="float"/>
          <table:table-cell office:value="1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5" office:value-type="float"/>
          <table:table-cell office:date-value="2023-07-20T00:00:00.000000" office:value-type="date" table:style-name="Cell11"/>
          <table:table-cell office:value-type="string" table:style-name="Cell2">
            <text:p>A12</text:p>
          </table:table-cell>
          <table:table-cell office:value="8" office:value-type="float"/>
          <table:table-cell office:value="12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6" office:value-type="float"/>
          <table:table-cell office:date-value="2023-07-20T00:00:00.000000" office:value-type="date" table:style-name="Cell11"/>
          <table:table-cell office:value-type="string" table:style-name="Cell2">
            <text:p>A20</text:p>
          </table:table-cell>
          <table:table-cell office:value="15" office:value-type="float"/>
          <table:table-cell office:value="22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7" office:value-type="float"/>
          <table:table-cell office:date-value="2023-07-20T00:00:00.000000" office:value-type="date" table:style-name="Cell11"/>
          <table:table-cell office:value-type="string" table:style-name="Cell2">
            <text:p>A46</text:p>
          </table:table-cell>
          <table:table-cell office:value="11" office:value-type="float"/>
          <table:table-cell office:value="25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8" office:value-type="float"/>
          <table:table-cell office:date-value="2023-07-20T00:00:00.000000" office:value-type="date" table:style-name="Cell11"/>
          <table:table-cell office:value-type="string" table:style-name="Cell2">
            <text:p>A4</text:p>
          </table:table-cell>
          <table:table-cell office:value="7" office:value-type="float"/>
          <table:table-cell office:value="2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09" office:value-type="float"/>
          <table:table-cell office:date-value="2023-07-21T00:00:00.000000" office:value-type="date" table:style-name="Cell11"/>
          <table:table-cell office:value-type="string" table:style-name="Cell2">
            <text:p>A2</text:p>
          </table:table-cell>
          <table:table-cell office:value="13" office:value-type="float"/>
          <table:table-cell office:value="39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0" office:value-type="float"/>
          <table:table-cell office:date-value="2023-07-21T00:00:00.000000" office:value-type="date" table:style-name="Cell11"/>
          <table:table-cell office:value-type="string" table:style-name="Cell2">
            <text:p>A16</text:p>
          </table:table-cell>
          <table:table-cell office:value="2" office:value-type="float"/>
          <table:table-cell office:value="24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1" office:value-type="float"/>
          <table:table-cell office:date-value="2023-07-21T00:00:00.000000" office:value-type="date" table:style-name="Cell11"/>
          <table:table-cell office:value-type="string" table:style-name="Cell2">
            <text:p>A19</text:p>
          </table:table-cell>
          <table:table-cell office:value="10" office:value-type="float"/>
          <table:table-cell office:value="40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2" office:value-type="float"/>
          <table:table-cell office:date-value="2023-07-21T00:00:00.000000" office:value-type="date" table:style-name="Cell11"/>
          <table:table-cell office:value-type="string" table:style-name="Cell2">
            <text:p>A11</text:p>
          </table:table-cell>
          <table:table-cell office:value="8" office:value-type="float"/>
          <table:table-cell office:value="17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3" office:value-type="float"/>
          <table:table-cell office:date-value="2023-07-22T00:00:00.000000" office:value-type="date" table:style-name="Cell11"/>
          <table:table-cell office:value-type="string" table:style-name="Cell2">
            <text:p>A47</text:p>
          </table:table-cell>
          <table:table-cell office:value="10" office:value-type="float"/>
          <table:table-cell office:value="21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4" office:value-type="float"/>
          <table:table-cell office:date-value="2023-07-22T00:00:00.000000" office:value-type="date" table:style-name="Cell11"/>
          <table:table-cell office:value-type="string" table:style-name="Cell2">
            <text:p>A60</text:p>
          </table:table-cell>
          <table:table-cell office:value="4" office:value-type="float"/>
          <table:table-cell office:value="28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5" office:value-type="float"/>
          <table:table-cell office:date-value="2023-07-22T00:00:00.000000" office:value-type="date" table:style-name="Cell11"/>
          <table:table-cell office:value-type="string" table:style-name="Cell2">
            <text:p>A20</text:p>
          </table:table-cell>
          <table:table-cell office:value="5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6" office:value-type="float"/>
          <table:table-cell office:date-value="2023-07-22T00:00:00.000000" office:value-type="date" table:style-name="Cell11"/>
          <table:table-cell office:value-type="string" table:style-name="Cell2">
            <text:p>A41</text:p>
          </table:table-cell>
          <table:table-cell office:value="12" office:value-type="float"/>
          <table:table-cell office:value="39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7" office:value-type="float"/>
          <table:table-cell office:date-value="2023-07-23T00:00:00.000000" office:value-type="date" table:style-name="Cell11"/>
          <table:table-cell office:value-type="string" table:style-name="Cell2">
            <text:p>A9</text:p>
          </table:table-cell>
          <table:table-cell office:value="2" office:value-type="float"/>
          <table:table-cell office:value="26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8" office:value-type="float"/>
          <table:table-cell office:date-value="2023-07-23T00:00:00.000000" office:value-type="date" table:style-name="Cell11"/>
          <table:table-cell office:value-type="string" table:style-name="Cell2">
            <text:p>A65</text:p>
          </table:table-cell>
          <table:table-cell office:value="2" office:value-type="float"/>
          <table:table-cell office:value="1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19" office:value-type="float"/>
          <table:table-cell office:date-value="2023-07-23T00:00:00.000000" office:value-type="date" table:style-name="Cell11"/>
          <table:table-cell office:value-type="string" table:style-name="Cell2">
            <text:p>A23</text:p>
          </table:table-cell>
          <table:table-cell office:value="6" office:value-type="float"/>
          <table:table-cell office:value="1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0" office:value-type="float"/>
          <table:table-cell office:date-value="2023-07-23T00:00:00.000000" office:value-type="date" table:style-name="Cell11"/>
          <table:table-cell office:value-type="string" table:style-name="Cell2">
            <text:p>A50</text:p>
          </table:table-cell>
          <table:table-cell office:value="6" office:value-type="float"/>
          <table:table-cell office:value="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1" office:value-type="float"/>
          <table:table-cell office:date-value="2023-07-24T00:00:00.000000" office:value-type="date" table:style-name="Cell11"/>
          <table:table-cell office:value-type="string" table:style-name="Cell2">
            <text:p>A44</text:p>
          </table:table-cell>
          <table:table-cell office:value="14" office:value-type="float"/>
          <table:table-cell office:value="39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2" office:value-type="float"/>
          <table:table-cell office:date-value="2023-07-24T00:00:00.000000" office:value-type="date" table:style-name="Cell11"/>
          <table:table-cell office:value-type="string" table:style-name="Cell2">
            <text:p>A5</text:p>
          </table:table-cell>
          <table:table-cell office:value="10" office:value-type="float"/>
          <table:table-cell office:value="42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3" office:value-type="float"/>
          <table:table-cell office:date-value="2023-07-24T00:00:00.000000" office:value-type="date" table:style-name="Cell11"/>
          <table:table-cell office:value-type="string" table:style-name="Cell2">
            <text:p>A47</text:p>
          </table:table-cell>
          <table:table-cell office:value="2" office:value-type="float"/>
          <table:table-cell office:value="14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4" office:value-type="float"/>
          <table:table-cell office:date-value="2023-07-24T00:00:00.000000" office:value-type="date" table:style-name="Cell11"/>
          <table:table-cell office:value-type="string" table:style-name="Cell2">
            <text:p>A33</text:p>
          </table:table-cell>
          <table:table-cell office:value="11" office:value-type="float"/>
          <table:table-cell office:value="4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5" office:value-type="float"/>
          <table:table-cell office:date-value="2023-07-25T00:00:00.000000" office:value-type="date" table:style-name="Cell11"/>
          <table:table-cell office:value-type="string" table:style-name="Cell2">
            <text:p>A16</text:p>
          </table:table-cell>
          <table:table-cell office:value="3" office:value-type="float"/>
          <table:table-cell office:value="26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6" office:value-type="float"/>
          <table:table-cell office:date-value="2023-07-25T00:00:00.000000" office:value-type="date" table:style-name="Cell11"/>
          <table:table-cell office:value-type="string" table:style-name="Cell2">
            <text:p>A7</text:p>
          </table:table-cell>
          <table:table-cell office:value="13" office:value-type="float"/>
          <table:table-cell office:value="4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7" office:value-type="float"/>
          <table:table-cell office:date-value="2023-07-25T00:00:00.000000" office:value-type="date" table:style-name="Cell11"/>
          <table:table-cell office:value-type="string" table:style-name="Cell2">
            <text:p>A24</text:p>
          </table:table-cell>
          <table:table-cell office:value="5" office:value-type="float"/>
          <table:table-cell office:value="2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8" office:value-type="float"/>
          <table:table-cell office:date-value="2023-07-25T00:00:00.000000" office:value-type="date" table:style-name="Cell11"/>
          <table:table-cell office:value-type="string" table:style-name="Cell2">
            <text:p>A8</text:p>
          </table:table-cell>
          <table:table-cell office:value="10" office:value-type="float"/>
          <table:table-cell office:value="2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29" office:value-type="float"/>
          <table:table-cell office:date-value="2023-07-26T00:00:00.000000" office:value-type="date" table:style-name="Cell11"/>
          <table:table-cell office:value-type="string" table:style-name="Cell2">
            <text:p>A45</text:p>
          </table:table-cell>
          <table:table-cell office:value="9" office:value-type="float"/>
          <table:table-cell office:value="1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0" office:value-type="float"/>
          <table:table-cell office:date-value="2023-07-26T00:00:00.000000" office:value-type="date" table:style-name="Cell11"/>
          <table:table-cell office:value-type="string" table:style-name="Cell2">
            <text:p>A29</text:p>
          </table:table-cell>
          <table:table-cell office:value="8" office:value-type="float"/>
          <table:table-cell office:value="2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1" office:value-type="float"/>
          <table:table-cell office:date-value="2023-07-26T00:00:00.000000" office:value-type="date" table:style-name="Cell11"/>
          <table:table-cell office:value-type="string" table:style-name="Cell2">
            <text:p>A16</text:p>
          </table:table-cell>
          <table:table-cell office:value="10" office:value-type="float"/>
          <table:table-cell office:value="4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2" office:value-type="float"/>
          <table:table-cell office:date-value="2023-07-26T00:00:00.000000" office:value-type="date" table:style-name="Cell11"/>
          <table:table-cell office:value-type="string" table:style-name="Cell2">
            <text:p>A24</text:p>
          </table:table-cell>
          <table:table-cell office:value="14" office:value-type="float"/>
          <table:table-cell office:value="1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3" office:value-type="float"/>
          <table:table-cell office:date-value="2023-07-27T00:00:00.000000" office:value-type="date" table:style-name="Cell11"/>
          <table:table-cell office:value-type="string" table:style-name="Cell2">
            <text:p>A35</text:p>
          </table:table-cell>
          <table:table-cell office:value="13" office:value-type="float"/>
          <table:table-cell office:value="1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4" office:value-type="float"/>
          <table:table-cell office:date-value="2023-07-27T00:00:00.000000" office:value-type="date" table:style-name="Cell11"/>
          <table:table-cell office:value-type="string" table:style-name="Cell2">
            <text:p>A33</text:p>
          </table:table-cell>
          <table:table-cell office:value="9" office:value-type="float"/>
          <table:table-cell office:value="41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5" office:value-type="float"/>
          <table:table-cell office:date-value="2023-07-27T00:00:00.000000" office:value-type="date" table:style-name="Cell11"/>
          <table:table-cell office:value-type="string" table:style-name="Cell2">
            <text:p>A3</text:p>
          </table:table-cell>
          <table:table-cell office:value="2" office:value-type="float"/>
          <table:table-cell office:value="2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6" office:value-type="float"/>
          <table:table-cell office:date-value="2023-07-27T00:00:00.000000" office:value-type="date" table:style-name="Cell11"/>
          <table:table-cell office:value-type="string" table:style-name="Cell2">
            <text:p>A58</text:p>
          </table:table-cell>
          <table:table-cell office:value="5" office:value-type="float"/>
          <table:table-cell office:value="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7" office:value-type="float"/>
          <table:table-cell office:date-value="2023-07-28T00:00:00.000000" office:value-type="date" table:style-name="Cell11"/>
          <table:table-cell office:value-type="string" table:style-name="Cell2">
            <text:p>A41</text:p>
          </table:table-cell>
          <table:table-cell office:value="6" office:value-type="float"/>
          <table:table-cell office:value="1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8" office:value-type="float"/>
          <table:table-cell office:date-value="2023-07-28T00:00:00.000000" office:value-type="date" table:style-name="Cell11"/>
          <table:table-cell office:value-type="string" table:style-name="Cell2">
            <text:p>A17</text:p>
          </table:table-cell>
          <table:table-cell office:value="9" office:value-type="float"/>
          <table:table-cell office:value="33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39" office:value-type="float"/>
          <table:table-cell office:date-value="2023-07-28T00:00:00.000000" office:value-type="date" table:style-name="Cell11"/>
          <table:table-cell office:value-type="string" table:style-name="Cell2">
            <text:p>A15</text:p>
          </table:table-cell>
          <table:table-cell office:value="11" office:value-type="float"/>
          <table:table-cell office:value="23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0" office:value-type="float"/>
          <table:table-cell office:date-value="2023-07-28T00:00:00.000000" office:value-type="date" table:style-name="Cell11"/>
          <table:table-cell office:value-type="string" table:style-name="Cell2">
            <text:p>A63</text:p>
          </table:table-cell>
          <table:table-cell office:value="3" office:value-type="float"/>
          <table:table-cell office:value="4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1" office:value-type="float"/>
          <table:table-cell office:date-value="2023-07-29T00:00:00.000000" office:value-type="date" table:style-name="Cell11"/>
          <table:table-cell office:value-type="string" table:style-name="Cell2">
            <text:p>A55</text:p>
          </table:table-cell>
          <table:table-cell office:value="4" office:value-type="float"/>
          <table:table-cell office:value="3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2" office:value-type="float"/>
          <table:table-cell office:date-value="2023-07-29T00:00:00.000000" office:value-type="date" table:style-name="Cell11"/>
          <table:table-cell office:value-type="string" table:style-name="Cell2">
            <text:p>A2</text:p>
          </table:table-cell>
          <table:table-cell office:value="13" office:value-type="float"/>
          <table:table-cell office:value="17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3" office:value-type="float"/>
          <table:table-cell office:date-value="2023-07-29T00:00:00.000000" office:value-type="date" table:style-name="Cell11"/>
          <table:table-cell office:value-type="string" table:style-name="Cell2">
            <text:p>A57</text:p>
          </table:table-cell>
          <table:table-cell office:value="4" office:value-type="float"/>
          <table:table-cell office:value="14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4" office:value-type="float"/>
          <table:table-cell office:date-value="2023-07-29T00:00:00.000000" office:value-type="date" table:style-name="Cell11"/>
          <table:table-cell office:value-type="string" table:style-name="Cell2">
            <text:p>A47</text:p>
          </table:table-cell>
          <table:table-cell office:value="8" office:value-type="float"/>
          <table:table-cell office:value="3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5" office:value-type="float"/>
          <table:table-cell office:date-value="2023-07-30T00:00:00.000000" office:value-type="date" table:style-name="Cell11"/>
          <table:table-cell office:value-type="string" table:style-name="Cell2">
            <text:p>A47</text:p>
          </table:table-cell>
          <table:table-cell office:value="14" office:value-type="float"/>
          <table:table-cell office:value="4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6" office:value-type="float"/>
          <table:table-cell office:date-value="2023-07-30T00:00:00.000000" office:value-type="date" table:style-name="Cell11"/>
          <table:table-cell office:value-type="string" table:style-name="Cell2">
            <text:p>A62</text:p>
          </table:table-cell>
          <table:table-cell office:value="13" office:value-type="float"/>
          <table:table-cell office:value="15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7" office:value-type="float"/>
          <table:table-cell office:date-value="2023-07-30T00:00:00.000000" office:value-type="date" table:style-name="Cell11"/>
          <table:table-cell office:value-type="string" table:style-name="Cell2">
            <text:p>A56</text:p>
          </table:table-cell>
          <table:table-cell office:value="3" office:value-type="float"/>
          <table:table-cell office:value="16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8" office:value-type="float"/>
          <table:table-cell office:date-value="2023-07-30T00:00:00.000000" office:value-type="date" table:style-name="Cell11"/>
          <table:table-cell office:value-type="string" table:style-name="Cell2">
            <text:p>A23</text:p>
          </table:table-cell>
          <table:table-cell office:value="15" office:value-type="float"/>
          <table:table-cell office:value="26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49" office:value-type="float"/>
          <table:table-cell office:date-value="2023-07-31T00:00:00.000000" office:value-type="date" table:style-name="Cell11"/>
          <table:table-cell office:value-type="string" table:style-name="Cell2">
            <text:p>A58</text:p>
          </table:table-cell>
          <table:table-cell office:value="14" office:value-type="float"/>
          <table:table-cell office:value="42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0" office:value-type="float"/>
          <table:table-cell office:date-value="2023-07-31T00:00:00.000000" office:value-type="date" table:style-name="Cell11"/>
          <table:table-cell office:value-type="string" table:style-name="Cell2">
            <text:p>A40</text:p>
          </table:table-cell>
          <table:table-cell office:value="1" office:value-type="float"/>
          <table:table-cell office:value="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1" office:value-type="float"/>
          <table:table-cell office:date-value="2023-07-31T00:00:00.000000" office:value-type="date" table:style-name="Cell11"/>
          <table:table-cell office:value-type="string" table:style-name="Cell2">
            <text:p>A11</text:p>
          </table:table-cell>
          <table:table-cell office:value="8" office:value-type="float"/>
          <table:table-cell office:value="1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2" office:value-type="float"/>
          <table:table-cell office:date-value="2023-07-31T00:00:00.000000" office:value-type="date" table:style-name="Cell11"/>
          <table:table-cell office:value-type="string" table:style-name="Cell2">
            <text:p>A51</text:p>
          </table:table-cell>
          <table:table-cell office:value="5" office:value-type="float"/>
          <table:table-cell office:value="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3" office:value-type="float"/>
          <table:table-cell office:date-value="2023-08-01T00:00:00.000000" office:value-type="date" table:style-name="Cell11"/>
          <table:table-cell office:value-type="string" table:style-name="Cell2">
            <text:p>A41</text:p>
          </table:table-cell>
          <table:table-cell office:value="8" office:value-type="float"/>
          <table:table-cell office:value="14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4" office:value-type="float"/>
          <table:table-cell office:date-value="2023-08-01T00:00:00.000000" office:value-type="date" table:style-name="Cell11"/>
          <table:table-cell office:value-type="string" table:style-name="Cell2">
            <text:p>A51</text:p>
          </table:table-cell>
          <table:table-cell office:value="13" office:value-type="float"/>
          <table:table-cell office:value="16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5" office:value-type="float"/>
          <table:table-cell office:date-value="2023-08-01T00:00:00.000000" office:value-type="date" table:style-name="Cell11"/>
          <table:table-cell office:value-type="string" table:style-name="Cell2">
            <text:p>A10</text:p>
          </table:table-cell>
          <table:table-cell office:value="12" office:value-type="float"/>
          <table:table-cell office:value="8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6" office:value-type="float"/>
          <table:table-cell office:date-value="2023-08-01T00:00:00.000000" office:value-type="date" table:style-name="Cell11"/>
          <table:table-cell office:value-type="string" table:style-name="Cell2">
            <text:p>A53</text:p>
          </table:table-cell>
          <table:table-cell office:value="12" office:value-type="float"/>
          <table:table-cell office:value="30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7" office:value-type="float"/>
          <table:table-cell office:date-value="2023-08-02T00:00:00.000000" office:value-type="date" table:style-name="Cell11"/>
          <table:table-cell office:value-type="string" table:style-name="Cell2">
            <text:p>A42</text:p>
          </table:table-cell>
          <table:table-cell office:value="5" office:value-type="float"/>
          <table:table-cell office:value="3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8" office:value-type="float"/>
          <table:table-cell office:date-value="2023-08-02T00:00:00.000000" office:value-type="date" table:style-name="Cell11"/>
          <table:table-cell office:value-type="string" table:style-name="Cell2">
            <text:p>A59</text:p>
          </table:table-cell>
          <table:table-cell office:value="5" office:value-type="float"/>
          <table:table-cell office:value="2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59" office:value-type="float"/>
          <table:table-cell office:date-value="2023-08-02T00:00:00.000000" office:value-type="date" table:style-name="Cell11"/>
          <table:table-cell office:value-type="string" table:style-name="Cell2">
            <text:p>A55</text:p>
          </table:table-cell>
          <table:table-cell office:value="8" office:value-type="float"/>
          <table:table-cell office:value="8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0" office:value-type="float"/>
          <table:table-cell office:date-value="2023-08-02T00:00:00.000000" office:value-type="date" table:style-name="Cell11"/>
          <table:table-cell office:value-type="string" table:style-name="Cell2">
            <text:p>A13</text:p>
          </table:table-cell>
          <table:table-cell office:value="15" office:value-type="float"/>
          <table:table-cell office:value="3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1" office:value-type="float"/>
          <table:table-cell office:date-value="2023-08-03T00:00:00.000000" office:value-type="date" table:style-name="Cell11"/>
          <table:table-cell office:value-type="string" table:style-name="Cell2">
            <text:p>A64</text:p>
          </table:table-cell>
          <table:table-cell office:value="12" office:value-type="float"/>
          <table:table-cell office:value="3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2" office:value-type="float"/>
          <table:table-cell office:date-value="2023-08-03T00:00:00.000000" office:value-type="date" table:style-name="Cell11"/>
          <table:table-cell office:value-type="string" table:style-name="Cell2">
            <text:p>A60</text:p>
          </table:table-cell>
          <table:table-cell office:value="6" office:value-type="float"/>
          <table:table-cell office:value="2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3" office:value-type="float"/>
          <table:table-cell office:date-value="2023-08-03T00:00:00.000000" office:value-type="date" table:style-name="Cell11"/>
          <table:table-cell office:value-type="string" table:style-name="Cell2">
            <text:p>A63</text:p>
          </table:table-cell>
          <table:table-cell office:value="5" office:value-type="float"/>
          <table:table-cell office:value="4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4" office:value-type="float"/>
          <table:table-cell office:date-value="2023-08-03T00:00:00.000000" office:value-type="date" table:style-name="Cell11"/>
          <table:table-cell office:value-type="string" table:style-name="Cell2">
            <text:p>A35</text:p>
          </table:table-cell>
          <table:table-cell office:value="1" office:value-type="float"/>
          <table:table-cell office:value="29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5" office:value-type="float"/>
          <table:table-cell office:date-value="2023-08-04T00:00:00.000000" office:value-type="date" table:style-name="Cell11"/>
          <table:table-cell office:value-type="string" table:style-name="Cell2">
            <text:p>A12</text:p>
          </table:table-cell>
          <table:table-cell office:value="6" office:value-type="float"/>
          <table:table-cell office:value="3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6" office:value-type="float"/>
          <table:table-cell office:date-value="2023-08-04T00:00:00.000000" office:value-type="date" table:style-name="Cell11"/>
          <table:table-cell office:value-type="string" table:style-name="Cell2">
            <text:p>A25</text:p>
          </table:table-cell>
          <table:table-cell office:value="3" office:value-type="float"/>
          <table:table-cell office:value="2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7" office:value-type="float"/>
          <table:table-cell office:date-value="2023-08-04T00:00:00.000000" office:value-type="date" table:style-name="Cell11"/>
          <table:table-cell office:value-type="string" table:style-name="Cell2">
            <text:p>A36</text:p>
          </table:table-cell>
          <table:table-cell office:value="15" office:value-type="float"/>
          <table:table-cell office:value="1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8" office:value-type="float"/>
          <table:table-cell office:date-value="2023-08-04T00:00:00.000000" office:value-type="date" table:style-name="Cell11"/>
          <table:table-cell office:value-type="string" table:style-name="Cell2">
            <text:p>A46</text:p>
          </table:table-cell>
          <table:table-cell office:value="13" office:value-type="float"/>
          <table:table-cell office:value="1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69" office:value-type="float"/>
          <table:table-cell office:date-value="2023-08-05T00:00:00.000000" office:value-type="date" table:style-name="Cell11"/>
          <table:table-cell office:value-type="string" table:style-name="Cell2">
            <text:p>A34</text:p>
          </table:table-cell>
          <table:table-cell office:value="14" office:value-type="float"/>
          <table:table-cell office:value="32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0" office:value-type="float"/>
          <table:table-cell office:date-value="2023-08-05T00:00:00.000000" office:value-type="date" table:style-name="Cell11"/>
          <table:table-cell office:value-type="string" table:style-name="Cell2">
            <text:p>A3</text:p>
          </table:table-cell>
          <table:table-cell office:value="15" office:value-type="float"/>
          <table:table-cell office:value="3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1" office:value-type="float"/>
          <table:table-cell office:date-value="2023-08-05T00:00:00.000000" office:value-type="date" table:style-name="Cell11"/>
          <table:table-cell office:value-type="string" table:style-name="Cell2">
            <text:p>A11</text:p>
          </table:table-cell>
          <table:table-cell office:value="7" office:value-type="float"/>
          <table:table-cell office:value="3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2" office:value-type="float"/>
          <table:table-cell office:date-value="2023-08-05T00:00:00.000000" office:value-type="date" table:style-name="Cell11"/>
          <table:table-cell office:value-type="string" table:style-name="Cell2">
            <text:p>A44</text:p>
          </table:table-cell>
          <table:table-cell office:value="14" office:value-type="float"/>
          <table:table-cell office:value="13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3" office:value-type="float"/>
          <table:table-cell office:date-value="2023-08-06T00:00:00.000000" office:value-type="date" table:style-name="Cell11"/>
          <table:table-cell office:value-type="string" table:style-name="Cell2">
            <text:p>A9</text:p>
          </table:table-cell>
          <table:table-cell office:value="4" office:value-type="float"/>
          <table:table-cell office:value="2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4" office:value-type="float"/>
          <table:table-cell office:date-value="2023-08-06T00:00:00.000000" office:value-type="date" table:style-name="Cell11"/>
          <table:table-cell office:value-type="string" table:style-name="Cell2">
            <text:p>A65</text:p>
          </table:table-cell>
          <table:table-cell office:value="5" office:value-type="float"/>
          <table:table-cell office:value="3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5" office:value-type="float"/>
          <table:table-cell office:date-value="2023-08-06T00:00:00.000000" office:value-type="date" table:style-name="Cell11"/>
          <table:table-cell office:value-type="string" table:style-name="Cell2">
            <text:p>A47</text:p>
          </table:table-cell>
          <table:table-cell office:value="6" office:value-type="float"/>
          <table:table-cell office:value="3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6" office:value-type="float"/>
          <table:table-cell office:date-value="2023-08-06T00:00:00.000000" office:value-type="date" table:style-name="Cell11"/>
          <table:table-cell office:value-type="string" table:style-name="Cell2">
            <text:p>A23</text:p>
          </table:table-cell>
          <table:table-cell office:value="7" office:value-type="float"/>
          <table:table-cell office:value="38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7" office:value-type="float"/>
          <table:table-cell office:date-value="2023-08-07T00:00:00.000000" office:value-type="date" table:style-name="Cell11"/>
          <table:table-cell office:value-type="string" table:style-name="Cell2">
            <text:p>A33</text:p>
          </table:table-cell>
          <table:table-cell office:value="15" office:value-type="float"/>
          <table:table-cell office:value="2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8" office:value-type="float"/>
          <table:table-cell office:date-value="2023-08-07T00:00:00.000000" office:value-type="date" table:style-name="Cell11"/>
          <table:table-cell office:value-type="string" table:style-name="Cell2">
            <text:p>A28</text:p>
          </table:table-cell>
          <table:table-cell office:value="15" office:value-type="float"/>
          <table:table-cell office:value="3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79" office:value-type="float"/>
          <table:table-cell office:date-value="2023-08-07T00:00:00.000000" office:value-type="date" table:style-name="Cell11"/>
          <table:table-cell office:value-type="string" table:style-name="Cell2">
            <text:p>A46</text:p>
          </table:table-cell>
          <table:table-cell office:value="10" office:value-type="float"/>
          <table:table-cell office:value="4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0" office:value-type="float"/>
          <table:table-cell office:date-value="2023-08-07T00:00:00.000000" office:value-type="date" table:style-name="Cell11"/>
          <table:table-cell office:value-type="string" table:style-name="Cell2">
            <text:p>A64</text:p>
          </table:table-cell>
          <table:table-cell office:value="5" office:value-type="float"/>
          <table:table-cell office:value="3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1" office:value-type="float"/>
          <table:table-cell office:date-value="2023-08-08T00:00:00.000000" office:value-type="date" table:style-name="Cell11"/>
          <table:table-cell office:value-type="string" table:style-name="Cell2">
            <text:p>A48</text:p>
          </table:table-cell>
          <table:table-cell office:value="8" office:value-type="float"/>
          <table:table-cell office:value="4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2" office:value-type="float"/>
          <table:table-cell office:date-value="2023-08-08T00:00:00.000000" office:value-type="date" table:style-name="Cell11"/>
          <table:table-cell office:value-type="string" table:style-name="Cell2">
            <text:p>A17</text:p>
          </table:table-cell>
          <table:table-cell office:value="1" office:value-type="float"/>
          <table:table-cell office:value="39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3" office:value-type="float"/>
          <table:table-cell office:date-value="2023-08-08T00:00:00.000000" office:value-type="date" table:style-name="Cell11"/>
          <table:table-cell office:value-type="string" table:style-name="Cell2">
            <text:p>A6</text:p>
          </table:table-cell>
          <table:table-cell office:value="9" office:value-type="float"/>
          <table:table-cell office:value="32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4" office:value-type="float"/>
          <table:table-cell office:date-value="2023-08-08T00:00:00.000000" office:value-type="date" table:style-name="Cell11"/>
          <table:table-cell office:value-type="string" table:style-name="Cell2">
            <text:p>A44</text:p>
          </table:table-cell>
          <table:table-cell office:value="14" office:value-type="float"/>
          <table:table-cell office:value="2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5" office:value-type="float"/>
          <table:table-cell office:date-value="2023-08-09T00:00:00.000000" office:value-type="date" table:style-name="Cell11"/>
          <table:table-cell office:value-type="string" table:style-name="Cell2">
            <text:p>A46</text:p>
          </table:table-cell>
          <table:table-cell office:value="5" office:value-type="float"/>
          <table:table-cell office:value="1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6" office:value-type="float"/>
          <table:table-cell office:date-value="2023-08-09T00:00:00.000000" office:value-type="date" table:style-name="Cell11"/>
          <table:table-cell office:value-type="string" table:style-name="Cell2">
            <text:p>A14</text:p>
          </table:table-cell>
          <table:table-cell office:value="3" office:value-type="float"/>
          <table:table-cell office:value="3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7" office:value-type="float"/>
          <table:table-cell office:date-value="2023-08-09T00:00:00.000000" office:value-type="date" table:style-name="Cell11"/>
          <table:table-cell office:value-type="string" table:style-name="Cell2">
            <text:p>A36</text:p>
          </table:table-cell>
          <table:table-cell office:value="5" office:value-type="float"/>
          <table:table-cell office:value="4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8" office:value-type="float"/>
          <table:table-cell office:date-value="2023-08-09T00:00:00.000000" office:value-type="date" table:style-name="Cell11"/>
          <table:table-cell office:value-type="string" table:style-name="Cell2">
            <text:p>A45</text:p>
          </table:table-cell>
          <table:table-cell office:value="6" office:value-type="float"/>
          <table:table-cell office:value="38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89" office:value-type="float"/>
          <table:table-cell office:date-value="2023-08-10T00:00:00.000000" office:value-type="date" table:style-name="Cell11"/>
          <table:table-cell office:value-type="string" table:style-name="Cell2">
            <text:p>A47</text:p>
          </table:table-cell>
          <table:table-cell office:value="14" office:value-type="float"/>
          <table:table-cell office:value="28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0" office:value-type="float"/>
          <table:table-cell office:date-value="2023-08-10T00:00:00.000000" office:value-type="date" table:style-name="Cell11"/>
          <table:table-cell office:value-type="string" table:style-name="Cell2">
            <text:p>A56</text:p>
          </table:table-cell>
          <table:table-cell office:value="4" office:value-type="float"/>
          <table:table-cell office:value="3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1" office:value-type="float"/>
          <table:table-cell office:date-value="2023-08-10T00:00:00.000000" office:value-type="date" table:style-name="Cell11"/>
          <table:table-cell office:value-type="string" table:style-name="Cell2">
            <text:p>A16</text:p>
          </table:table-cell>
          <table:table-cell office:value="13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2" office:value-type="float"/>
          <table:table-cell office:date-value="2023-08-10T00:00:00.000000" office:value-type="date" table:style-name="Cell11"/>
          <table:table-cell office:value-type="string" table:style-name="Cell2">
            <text:p>A4</text:p>
          </table:table-cell>
          <table:table-cell office:value="6" office:value-type="float"/>
          <table:table-cell office:value="2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3" office:value-type="float"/>
          <table:table-cell office:date-value="2023-08-11T00:00:00.000000" office:value-type="date" table:style-name="Cell11"/>
          <table:table-cell office:value-type="string" table:style-name="Cell2">
            <text:p>A52</text:p>
          </table:table-cell>
          <table:table-cell office:value="11" office:value-type="float"/>
          <table:table-cell office:value="18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4" office:value-type="float"/>
          <table:table-cell office:date-value="2023-08-11T00:00:00.000000" office:value-type="date" table:style-name="Cell11"/>
          <table:table-cell office:value-type="string" table:style-name="Cell2">
            <text:p>A58</text:p>
          </table:table-cell>
          <table:table-cell office:value="8" office:value-type="float"/>
          <table:table-cell office:value="31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5" office:value-type="float"/>
          <table:table-cell office:date-value="2023-08-11T00:00:00.000000" office:value-type="date" table:style-name="Cell11"/>
          <table:table-cell office:value-type="string" table:style-name="Cell2">
            <text:p>A21</text:p>
          </table:table-cell>
          <table:table-cell office:value="4" office:value-type="float"/>
          <table:table-cell office:value="4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6" office:value-type="float"/>
          <table:table-cell office:date-value="2023-08-11T00:00:00.000000" office:value-type="date" table:style-name="Cell11"/>
          <table:table-cell office:value-type="string" table:style-name="Cell2">
            <text:p>A36</text:p>
          </table:table-cell>
          <table:table-cell office:value="8" office:value-type="float"/>
          <table:table-cell office:value="1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7" office:value-type="float"/>
          <table:table-cell office:date-value="2023-08-12T00:00:00.000000" office:value-type="date" table:style-name="Cell11"/>
          <table:table-cell office:value-type="string" table:style-name="Cell2">
            <text:p>A55</text:p>
          </table:table-cell>
          <table:table-cell office:value="13" office:value-type="float"/>
          <table:table-cell office:value="41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8" office:value-type="float"/>
          <table:table-cell office:date-value="2023-08-12T00:00:00.000000" office:value-type="date" table:style-name="Cell11"/>
          <table:table-cell office:value-type="string" table:style-name="Cell2">
            <text:p>A22</text:p>
          </table:table-cell>
          <table:table-cell office:value="6" office:value-type="float"/>
          <table:table-cell office:value="21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899" office:value-type="float"/>
          <table:table-cell office:date-value="2023-08-12T00:00:00.000000" office:value-type="date" table:style-name="Cell11"/>
          <table:table-cell office:value-type="string" table:style-name="Cell2">
            <text:p>A3</text:p>
          </table:table-cell>
          <table:table-cell office:value="3" office:value-type="float"/>
          <table:table-cell office:value="41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0" office:value-type="float"/>
          <table:table-cell office:date-value="2023-08-12T00:00:00.000000" office:value-type="date" table:style-name="Cell11"/>
          <table:table-cell office:value-type="string" table:style-name="Cell2">
            <text:p>A5</text:p>
          </table:table-cell>
          <table:table-cell office:value="15" office:value-type="float"/>
          <table:table-cell office:value="3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1" office:value-type="float"/>
          <table:table-cell office:date-value="2023-08-13T00:00:00.000000" office:value-type="date" table:style-name="Cell11"/>
          <table:table-cell office:value-type="string" table:style-name="Cell2">
            <text:p>A31</text:p>
          </table:table-cell>
          <table:table-cell office:value="13" office:value-type="float"/>
          <table:table-cell office:value="36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2" office:value-type="float"/>
          <table:table-cell office:date-value="2023-08-13T00:00:00.000000" office:value-type="date" table:style-name="Cell11"/>
          <table:table-cell office:value-type="string" table:style-name="Cell2">
            <text:p>A35</text:p>
          </table:table-cell>
          <table:table-cell office:value="8" office:value-type="float"/>
          <table:table-cell office:value="1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3" office:value-type="float"/>
          <table:table-cell office:date-value="2023-08-13T00:00:00.000000" office:value-type="date" table:style-name="Cell11"/>
          <table:table-cell office:value-type="string" table:style-name="Cell2">
            <text:p>A37</text:p>
          </table:table-cell>
          <table:table-cell office:value="5" office:value-type="float"/>
          <table:table-cell office:value="29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4" office:value-type="float"/>
          <table:table-cell office:date-value="2023-08-13T00:00:00.000000" office:value-type="date" table:style-name="Cell11"/>
          <table:table-cell office:value-type="string" table:style-name="Cell2">
            <text:p>A19</text:p>
          </table:table-cell>
          <table:table-cell office:value="8" office:value-type="float"/>
          <table:table-cell office:value="25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5" office:value-type="float"/>
          <table:table-cell office:date-value="2023-08-14T00:00:00.000000" office:value-type="date" table:style-name="Cell11"/>
          <table:table-cell office:value-type="string" table:style-name="Cell2">
            <text:p>A60</text:p>
          </table:table-cell>
          <table:table-cell office:value="11" office:value-type="float"/>
          <table:table-cell office:value="12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6" office:value-type="float"/>
          <table:table-cell office:date-value="2023-08-14T00:00:00.000000" office:value-type="date" table:style-name="Cell11"/>
          <table:table-cell office:value-type="string" table:style-name="Cell2">
            <text:p>A25</text:p>
          </table:table-cell>
          <table:table-cell office:value="14" office:value-type="float"/>
          <table:table-cell office:value="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7" office:value-type="float"/>
          <table:table-cell office:date-value="2023-08-14T00:00:00.000000" office:value-type="date" table:style-name="Cell11"/>
          <table:table-cell office:value-type="string" table:style-name="Cell2">
            <text:p>A42</text:p>
          </table:table-cell>
          <table:table-cell office:value="11" office:value-type="float"/>
          <table:table-cell office:value="4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8" office:value-type="float"/>
          <table:table-cell office:date-value="2023-08-14T00:00:00.000000" office:value-type="date" table:style-name="Cell11"/>
          <table:table-cell office:value-type="string" table:style-name="Cell2">
            <text:p>A24</text:p>
          </table:table-cell>
          <table:table-cell office:value="10" office:value-type="float"/>
          <table:table-cell office:value="2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09" office:value-type="float"/>
          <table:table-cell office:date-value="2023-08-15T00:00:00.000000" office:value-type="date" table:style-name="Cell11"/>
          <table:table-cell office:value-type="string" table:style-name="Cell2">
            <text:p>A32</text:p>
          </table:table-cell>
          <table:table-cell office:value="10" office:value-type="float"/>
          <table:table-cell office:value="15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0" office:value-type="float"/>
          <table:table-cell office:date-value="2023-08-15T00:00:00.000000" office:value-type="date" table:style-name="Cell11"/>
          <table:table-cell office:value-type="string" table:style-name="Cell2">
            <text:p>A21</text:p>
          </table:table-cell>
          <table:table-cell office:value="10" office:value-type="float"/>
          <table:table-cell office:value="23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1" office:value-type="float"/>
          <table:table-cell office:date-value="2023-08-15T00:00:00.000000" office:value-type="date" table:style-name="Cell11"/>
          <table:table-cell office:value-type="string" table:style-name="Cell2">
            <text:p>A5</text:p>
          </table:table-cell>
          <table:table-cell office:value="13" office:value-type="float"/>
          <table:table-cell office:value="18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2" office:value-type="float"/>
          <table:table-cell office:date-value="2023-08-15T00:00:00.000000" office:value-type="date" table:style-name="Cell11"/>
          <table:table-cell office:value-type="string" table:style-name="Cell2">
            <text:p>A42</text:p>
          </table:table-cell>
          <table:table-cell office:value="8" office:value-type="float"/>
          <table:table-cell office:value="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3" office:value-type="float"/>
          <table:table-cell office:date-value="2023-08-16T00:00:00.000000" office:value-type="date" table:style-name="Cell11"/>
          <table:table-cell office:value-type="string" table:style-name="Cell2">
            <text:p>A58</text:p>
          </table:table-cell>
          <table:table-cell office:value="6" office:value-type="float"/>
          <table:table-cell office:value="2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4" office:value-type="float"/>
          <table:table-cell office:date-value="2023-08-16T00:00:00.000000" office:value-type="date" table:style-name="Cell11"/>
          <table:table-cell office:value-type="string" table:style-name="Cell2">
            <text:p>A44</text:p>
          </table:table-cell>
          <table:table-cell office:value="11" office:value-type="float"/>
          <table:table-cell office:value="12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5" office:value-type="float"/>
          <table:table-cell office:date-value="2023-08-16T00:00:00.000000" office:value-type="date" table:style-name="Cell11"/>
          <table:table-cell office:value-type="string" table:style-name="Cell2">
            <text:p>A15</text:p>
          </table:table-cell>
          <table:table-cell office:value="4" office:value-type="float"/>
          <table:table-cell office:value="2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6" office:value-type="float"/>
          <table:table-cell office:date-value="2023-08-16T00:00:00.000000" office:value-type="date" table:style-name="Cell11"/>
          <table:table-cell office:value-type="string" table:style-name="Cell2">
            <text:p>A25</text:p>
          </table:table-cell>
          <table:table-cell office:value="2" office:value-type="float"/>
          <table:table-cell office:value="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7" office:value-type="float"/>
          <table:table-cell office:date-value="2023-08-17T00:00:00.000000" office:value-type="date" table:style-name="Cell11"/>
          <table:table-cell office:value-type="string" table:style-name="Cell2">
            <text:p>A25</text:p>
          </table:table-cell>
          <table:table-cell office:value="5" office:value-type="float"/>
          <table:table-cell office:value="3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8" office:value-type="float"/>
          <table:table-cell office:date-value="2023-08-17T00:00:00.000000" office:value-type="date" table:style-name="Cell11"/>
          <table:table-cell office:value-type="string" table:style-name="Cell2">
            <text:p>A48</text:p>
          </table:table-cell>
          <table:table-cell office:value="14" office:value-type="float"/>
          <table:table-cell office:value="21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19" office:value-type="float"/>
          <table:table-cell office:date-value="2023-08-17T00:00:00.000000" office:value-type="date" table:style-name="Cell11"/>
          <table:table-cell office:value-type="string" table:style-name="Cell2">
            <text:p>A5</text:p>
          </table:table-cell>
          <table:table-cell office:value="2" office:value-type="float"/>
          <table:table-cell office:value="3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0" office:value-type="float"/>
          <table:table-cell office:date-value="2023-08-17T00:00:00.000000" office:value-type="date" table:style-name="Cell11"/>
          <table:table-cell office:value-type="string" table:style-name="Cell2">
            <text:p>A19</text:p>
          </table:table-cell>
          <table:table-cell office:value="4" office:value-type="float"/>
          <table:table-cell office:value="1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1" office:value-type="float"/>
          <table:table-cell office:date-value="2023-08-18T00:00:00.000000" office:value-type="date" table:style-name="Cell11"/>
          <table:table-cell office:value-type="string" table:style-name="Cell2">
            <text:p>A65</text:p>
          </table:table-cell>
          <table:table-cell office:value="6" office:value-type="float"/>
          <table:table-cell office:value="1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2" office:value-type="float"/>
          <table:table-cell office:date-value="2023-08-18T00:00:00.000000" office:value-type="date" table:style-name="Cell11"/>
          <table:table-cell office:value-type="string" table:style-name="Cell2">
            <text:p>A29</text:p>
          </table:table-cell>
          <table:table-cell office:value="1" office:value-type="float"/>
          <table:table-cell office:value="3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3" office:value-type="float"/>
          <table:table-cell office:date-value="2023-08-18T00:00:00.000000" office:value-type="date" table:style-name="Cell11"/>
          <table:table-cell office:value-type="string" table:style-name="Cell2">
            <text:p>A35</text:p>
          </table:table-cell>
          <table:table-cell office:value="4" office:value-type="float"/>
          <table:table-cell office:value="37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4" office:value-type="float"/>
          <table:table-cell office:date-value="2023-08-18T00:00:00.000000" office:value-type="date" table:style-name="Cell11"/>
          <table:table-cell office:value-type="string" table:style-name="Cell2">
            <text:p>A42</text:p>
          </table:table-cell>
          <table:table-cell office:value="8" office:value-type="float"/>
          <table:table-cell office:value="3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5" office:value-type="float"/>
          <table:table-cell office:date-value="2023-08-19T00:00:00.000000" office:value-type="date" table:style-name="Cell11"/>
          <table:table-cell office:value-type="string" table:style-name="Cell2">
            <text:p>A29</text:p>
          </table:table-cell>
          <table:table-cell office:value="12" office:value-type="float"/>
          <table:table-cell office:value="3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6" office:value-type="float"/>
          <table:table-cell office:date-value="2023-08-19T00:00:00.000000" office:value-type="date" table:style-name="Cell11"/>
          <table:table-cell office:value-type="string" table:style-name="Cell2">
            <text:p>A56</text:p>
          </table:table-cell>
          <table:table-cell office:value="1" office:value-type="float"/>
          <table:table-cell office:value="4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7" office:value-type="float"/>
          <table:table-cell office:date-value="2023-08-19T00:00:00.000000" office:value-type="date" table:style-name="Cell11"/>
          <table:table-cell office:value-type="string" table:style-name="Cell2">
            <text:p>A11</text:p>
          </table:table-cell>
          <table:table-cell office:value="5" office:value-type="float"/>
          <table:table-cell office:value="3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8" office:value-type="float"/>
          <table:table-cell office:date-value="2023-08-19T00:00:00.000000" office:value-type="date" table:style-name="Cell11"/>
          <table:table-cell office:value-type="string" table:style-name="Cell2">
            <text:p>A43</text:p>
          </table:table-cell>
          <table:table-cell office:value="1" office:value-type="float"/>
          <table:table-cell office:value="27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29" office:value-type="float"/>
          <table:table-cell office:date-value="2023-08-20T00:00:00.000000" office:value-type="date" table:style-name="Cell11"/>
          <table:table-cell office:value-type="string" table:style-name="Cell2">
            <text:p>A55</text:p>
          </table:table-cell>
          <table:table-cell office:value="11" office:value-type="float"/>
          <table:table-cell office:value="3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0" office:value-type="float"/>
          <table:table-cell office:date-value="2023-08-20T00:00:00.000000" office:value-type="date" table:style-name="Cell11"/>
          <table:table-cell office:value-type="string" table:style-name="Cell2">
            <text:p>A17</text:p>
          </table:table-cell>
          <table:table-cell office:value="13" office:value-type="float"/>
          <table:table-cell office:value="4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1" office:value-type="float"/>
          <table:table-cell office:date-value="2023-08-20T00:00:00.000000" office:value-type="date" table:style-name="Cell11"/>
          <table:table-cell office:value-type="string" table:style-name="Cell2">
            <text:p>A22</text:p>
          </table:table-cell>
          <table:table-cell office:value="14" office:value-type="float"/>
          <table:table-cell office:value="3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2" office:value-type="float"/>
          <table:table-cell office:date-value="2023-08-20T00:00:00.000000" office:value-type="date" table:style-name="Cell11"/>
          <table:table-cell office:value-type="string" table:style-name="Cell2">
            <text:p>A14</text:p>
          </table:table-cell>
          <table:table-cell office:value="2" office:value-type="float"/>
          <table:table-cell office:value="2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3" office:value-type="float"/>
          <table:table-cell office:date-value="2023-08-21T00:00:00.000000" office:value-type="date" table:style-name="Cell11"/>
          <table:table-cell office:value-type="string" table:style-name="Cell2">
            <text:p>A42</text:p>
          </table:table-cell>
          <table:table-cell office:value="10" office:value-type="float"/>
          <table:table-cell office:value="3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4" office:value-type="float"/>
          <table:table-cell office:date-value="2023-08-21T00:00:00.000000" office:value-type="date" table:style-name="Cell11"/>
          <table:table-cell office:value-type="string" table:style-name="Cell2">
            <text:p>A53</text:p>
          </table:table-cell>
          <table:table-cell office:value="9" office:value-type="float"/>
          <table:table-cell office:value="4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5" office:value-type="float"/>
          <table:table-cell office:date-value="2023-08-21T00:00:00.000000" office:value-type="date" table:style-name="Cell11"/>
          <table:table-cell office:value-type="string" table:style-name="Cell2">
            <text:p>A23</text:p>
          </table:table-cell>
          <table:table-cell office:value="4" office:value-type="float"/>
          <table:table-cell office:value="2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6" office:value-type="float"/>
          <table:table-cell office:date-value="2023-08-21T00:00:00.000000" office:value-type="date" table:style-name="Cell11"/>
          <table:table-cell office:value-type="string" table:style-name="Cell2">
            <text:p>A18</text:p>
          </table:table-cell>
          <table:table-cell office:value="3" office:value-type="float"/>
          <table:table-cell office:value="1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7" office:value-type="float"/>
          <table:table-cell office:date-value="2023-08-22T00:00:00.000000" office:value-type="date" table:style-name="Cell11"/>
          <table:table-cell office:value-type="string" table:style-name="Cell2">
            <text:p>A45</text:p>
          </table:table-cell>
          <table:table-cell office:value="12" office:value-type="float"/>
          <table:table-cell office:value="3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8" office:value-type="float"/>
          <table:table-cell office:date-value="2023-08-22T00:00:00.000000" office:value-type="date" table:style-name="Cell11"/>
          <table:table-cell office:value-type="string" table:style-name="Cell2">
            <text:p>A11</text:p>
          </table:table-cell>
          <table:table-cell office:value="6" office:value-type="float"/>
          <table:table-cell office:value="2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39" office:value-type="float"/>
          <table:table-cell office:date-value="2023-08-22T00:00:00.000000" office:value-type="date" table:style-name="Cell11"/>
          <table:table-cell office:value-type="string" table:style-name="Cell2">
            <text:p>A4</text:p>
          </table:table-cell>
          <table:table-cell office:value="5" office:value-type="float"/>
          <table:table-cell office:value="7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0" office:value-type="float"/>
          <table:table-cell office:date-value="2023-08-22T00:00:00.000000" office:value-type="date" table:style-name="Cell11"/>
          <table:table-cell office:value-type="string" table:style-name="Cell2">
            <text:p>A60</text:p>
          </table:table-cell>
          <table:table-cell office:value="4" office:value-type="float"/>
          <table:table-cell office:value="2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1" office:value-type="float"/>
          <table:table-cell office:date-value="2023-08-23T00:00:00.000000" office:value-type="date" table:style-name="Cell11"/>
          <table:table-cell office:value-type="string" table:style-name="Cell2">
            <text:p>A4</text:p>
          </table:table-cell>
          <table:table-cell office:value="15" office:value-type="float"/>
          <table:table-cell office:value="16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2" office:value-type="float"/>
          <table:table-cell office:date-value="2023-08-23T00:00:00.000000" office:value-type="date" table:style-name="Cell11"/>
          <table:table-cell office:value-type="string" table:style-name="Cell2">
            <text:p>A49</text:p>
          </table:table-cell>
          <table:table-cell office:value="3" office:value-type="float"/>
          <table:table-cell office:value="20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3" office:value-type="float"/>
          <table:table-cell office:date-value="2023-08-23T00:00:00.000000" office:value-type="date" table:style-name="Cell11"/>
          <table:table-cell office:value-type="string" table:style-name="Cell2">
            <text:p>A63</text:p>
          </table:table-cell>
          <table:table-cell office:value="10" office:value-type="float"/>
          <table:table-cell office:value="16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4" office:value-type="float"/>
          <table:table-cell office:date-value="2023-08-23T00:00:00.000000" office:value-type="date" table:style-name="Cell11"/>
          <table:table-cell office:value-type="string" table:style-name="Cell2">
            <text:p>A1</text:p>
          </table:table-cell>
          <table:table-cell office:value="5" office:value-type="float"/>
          <table:table-cell office:value="4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5" office:value-type="float"/>
          <table:table-cell office:date-value="2023-08-24T00:00:00.000000" office:value-type="date" table:style-name="Cell11"/>
          <table:table-cell office:value-type="string" table:style-name="Cell2">
            <text:p>A18</text:p>
          </table:table-cell>
          <table:table-cell office:value="12" office:value-type="float"/>
          <table:table-cell office:value="25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6" office:value-type="float"/>
          <table:table-cell office:date-value="2023-08-24T00:00:00.000000" office:value-type="date" table:style-name="Cell11"/>
          <table:table-cell office:value-type="string" table:style-name="Cell2">
            <text:p>A15</text:p>
          </table:table-cell>
          <table:table-cell office:value="10" office:value-type="float"/>
          <table:table-cell office:value="30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7" office:value-type="float"/>
          <table:table-cell office:date-value="2023-08-24T00:00:00.000000" office:value-type="date" table:style-name="Cell11"/>
          <table:table-cell office:value-type="string" table:style-name="Cell2">
            <text:p>A64</text:p>
          </table:table-cell>
          <table:table-cell office:value="5" office:value-type="float"/>
          <table:table-cell office:value="14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8" office:value-type="float"/>
          <table:table-cell office:date-value="2023-08-24T00:00:00.000000" office:value-type="date" table:style-name="Cell11"/>
          <table:table-cell office:value-type="string" table:style-name="Cell2">
            <text:p>A24</text:p>
          </table:table-cell>
          <table:table-cell office:value="3" office:value-type="float"/>
          <table:table-cell office:value="3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49" office:value-type="float"/>
          <table:table-cell office:date-value="2023-08-25T00:00:00.000000" office:value-type="date" table:style-name="Cell11"/>
          <table:table-cell office:value-type="string" table:style-name="Cell2">
            <text:p>A13</text:p>
          </table:table-cell>
          <table:table-cell office:value="10" office:value-type="float"/>
          <table:table-cell office:value="3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0" office:value-type="float"/>
          <table:table-cell office:date-value="2023-08-25T00:00:00.000000" office:value-type="date" table:style-name="Cell11"/>
          <table:table-cell office:value-type="string" table:style-name="Cell2">
            <text:p>A62</text:p>
          </table:table-cell>
          <table:table-cell office:value="12" office:value-type="float"/>
          <table:table-cell office:value="3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1" office:value-type="float"/>
          <table:table-cell office:date-value="2023-08-25T00:00:00.000000" office:value-type="date" table:style-name="Cell11"/>
          <table:table-cell office:value-type="string" table:style-name="Cell2">
            <text:p>A21</text:p>
          </table:table-cell>
          <table:table-cell office:value="11" office:value-type="float"/>
          <table:table-cell office:value="3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2" office:value-type="float"/>
          <table:table-cell office:date-value="2023-08-25T00:00:00.000000" office:value-type="date" table:style-name="Cell11"/>
          <table:table-cell office:value-type="string" table:style-name="Cell2">
            <text:p>A13</text:p>
          </table:table-cell>
          <table:table-cell office:value="5" office:value-type="float"/>
          <table:table-cell office:value="27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3" office:value-type="float"/>
          <table:table-cell office:date-value="2023-08-26T00:00:00.000000" office:value-type="date" table:style-name="Cell11"/>
          <table:table-cell office:value-type="string" table:style-name="Cell2">
            <text:p>A54</text:p>
          </table:table-cell>
          <table:table-cell office:value="14" office:value-type="float"/>
          <table:table-cell office:value="7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4" office:value-type="float"/>
          <table:table-cell office:date-value="2023-08-26T00:00:00.000000" office:value-type="date" table:style-name="Cell11"/>
          <table:table-cell office:value-type="string" table:style-name="Cell2">
            <text:p>A52</text:p>
          </table:table-cell>
          <table:table-cell office:value="2" office:value-type="float"/>
          <table:table-cell office:value="1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5" office:value-type="float"/>
          <table:table-cell office:date-value="2023-08-26T00:00:00.000000" office:value-type="date" table:style-name="Cell11"/>
          <table:table-cell office:value-type="string" table:style-name="Cell2">
            <text:p>A65</text:p>
          </table:table-cell>
          <table:table-cell office:value="11" office:value-type="float"/>
          <table:table-cell office:value="21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6" office:value-type="float"/>
          <table:table-cell office:date-value="2023-08-26T00:00:00.000000" office:value-type="date" table:style-name="Cell11"/>
          <table:table-cell office:value-type="string" table:style-name="Cell2">
            <text:p>A54</text:p>
          </table:table-cell>
          <table:table-cell office:value="3" office:value-type="float"/>
          <table:table-cell office:value="32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7" office:value-type="float"/>
          <table:table-cell office:date-value="2023-08-27T00:00:00.000000" office:value-type="date" table:style-name="Cell11"/>
          <table:table-cell office:value-type="string" table:style-name="Cell2">
            <text:p>A14</text:p>
          </table:table-cell>
          <table:table-cell office:value="5" office:value-type="float"/>
          <table:table-cell office:value="16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8" office:value-type="float"/>
          <table:table-cell office:date-value="2023-08-27T00:00:00.000000" office:value-type="date" table:style-name="Cell11"/>
          <table:table-cell office:value-type="string" table:style-name="Cell2">
            <text:p>A27</text:p>
          </table:table-cell>
          <table:table-cell office:value="9" office:value-type="float"/>
          <table:table-cell office:value="2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59" office:value-type="float"/>
          <table:table-cell office:date-value="2023-08-27T00:00:00.000000" office:value-type="date" table:style-name="Cell11"/>
          <table:table-cell office:value-type="string" table:style-name="Cell2">
            <text:p>A51</text:p>
          </table:table-cell>
          <table:table-cell office:value="11" office:value-type="float"/>
          <table:table-cell office:value="2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0" office:value-type="float"/>
          <table:table-cell office:date-value="2023-08-27T00:00:00.000000" office:value-type="date" table:style-name="Cell11"/>
          <table:table-cell office:value-type="string" table:style-name="Cell2">
            <text:p>A10</text:p>
          </table:table-cell>
          <table:table-cell office:value="1" office:value-type="float"/>
          <table:table-cell office:value="3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1" office:value-type="float"/>
          <table:table-cell office:date-value="2023-08-28T00:00:00.000000" office:value-type="date" table:style-name="Cell11"/>
          <table:table-cell office:value-type="string" table:style-name="Cell2">
            <text:p>A58</text:p>
          </table:table-cell>
          <table:table-cell office:value="6" office:value-type="float"/>
          <table:table-cell office:value="41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2" office:value-type="float"/>
          <table:table-cell office:date-value="2023-08-28T00:00:00.000000" office:value-type="date" table:style-name="Cell11"/>
          <table:table-cell office:value-type="string" table:style-name="Cell2">
            <text:p>A30</text:p>
          </table:table-cell>
          <table:table-cell office:value="3" office:value-type="float"/>
          <table:table-cell office:value="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3" office:value-type="float"/>
          <table:table-cell office:date-value="2023-08-28T00:00:00.000000" office:value-type="date" table:style-name="Cell11"/>
          <table:table-cell office:value-type="string" table:style-name="Cell2">
            <text:p>A60</text:p>
          </table:table-cell>
          <table:table-cell office:value="12" office:value-type="float"/>
          <table:table-cell office:value="31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4" office:value-type="float"/>
          <table:table-cell office:date-value="2023-08-28T00:00:00.000000" office:value-type="date" table:style-name="Cell11"/>
          <table:table-cell office:value-type="string" table:style-name="Cell2">
            <text:p>A51</text:p>
          </table:table-cell>
          <table:table-cell office:value="13" office:value-type="float"/>
          <table:table-cell office:value="4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5" office:value-type="float"/>
          <table:table-cell office:date-value="2023-08-29T00:00:00.000000" office:value-type="date" table:style-name="Cell11"/>
          <table:table-cell office:value-type="string" table:style-name="Cell2">
            <text:p>A44</text:p>
          </table:table-cell>
          <table:table-cell office:value="6" office:value-type="float"/>
          <table:table-cell office:value="3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6" office:value-type="float"/>
          <table:table-cell office:date-value="2023-08-29T00:00:00.000000" office:value-type="date" table:style-name="Cell11"/>
          <table:table-cell office:value-type="string" table:style-name="Cell2">
            <text:p>A39</text:p>
          </table:table-cell>
          <table:table-cell office:value="15" office:value-type="float"/>
          <table:table-cell office:value="22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7" office:value-type="float"/>
          <table:table-cell office:date-value="2023-08-29T00:00:00.000000" office:value-type="date" table:style-name="Cell11"/>
          <table:table-cell office:value-type="string" table:style-name="Cell2">
            <text:p>A12</text:p>
          </table:table-cell>
          <table:table-cell office:value="1" office:value-type="float"/>
          <table:table-cell office:value="1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8" office:value-type="float"/>
          <table:table-cell office:date-value="2023-08-29T00:00:00.000000" office:value-type="date" table:style-name="Cell11"/>
          <table:table-cell office:value-type="string" table:style-name="Cell2">
            <text:p>A33</text:p>
          </table:table-cell>
          <table:table-cell office:value="6" office:value-type="float"/>
          <table:table-cell office:value="1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69" office:value-type="float"/>
          <table:table-cell office:date-value="2023-08-30T00:00:00.000000" office:value-type="date" table:style-name="Cell11"/>
          <table:table-cell office:value-type="string" table:style-name="Cell2">
            <text:p>A32</text:p>
          </table:table-cell>
          <table:table-cell office:value="7" office:value-type="float"/>
          <table:table-cell office:value="35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0" office:value-type="float"/>
          <table:table-cell office:date-value="2023-08-30T00:00:00.000000" office:value-type="date" table:style-name="Cell11"/>
          <table:table-cell office:value-type="string" table:style-name="Cell2">
            <text:p>A57</text:p>
          </table:table-cell>
          <table:table-cell office:value="12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1" office:value-type="float"/>
          <table:table-cell office:date-value="2023-08-30T00:00:00.000000" office:value-type="date" table:style-name="Cell11"/>
          <table:table-cell office:value-type="string" table:style-name="Cell2">
            <text:p>A6</text:p>
          </table:table-cell>
          <table:table-cell office:value="4" office:value-type="float"/>
          <table:table-cell office:value="1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2" office:value-type="float"/>
          <table:table-cell office:date-value="2023-08-30T00:00:00.000000" office:value-type="date" table:style-name="Cell11"/>
          <table:table-cell office:value-type="string" table:style-name="Cell2">
            <text:p>A53</text:p>
          </table:table-cell>
          <table:table-cell office:value="2" office:value-type="float"/>
          <table:table-cell office:value="10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3" office:value-type="float"/>
          <table:table-cell office:date-value="2023-08-31T00:00:00.000000" office:value-type="date" table:style-name="Cell11"/>
          <table:table-cell office:value-type="string" table:style-name="Cell2">
            <text:p>A57</text:p>
          </table:table-cell>
          <table:table-cell office:value="13" office:value-type="float"/>
          <table:table-cell office:value="10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4" office:value-type="float"/>
          <table:table-cell office:date-value="2023-08-31T00:00:00.000000" office:value-type="date" table:style-name="Cell11"/>
          <table:table-cell office:value-type="string" table:style-name="Cell2">
            <text:p>A1</text:p>
          </table:table-cell>
          <table:table-cell office:value="7" office:value-type="float"/>
          <table:table-cell office:value="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5" office:value-type="float"/>
          <table:table-cell office:date-value="2023-08-31T00:00:00.000000" office:value-type="date" table:style-name="Cell11"/>
          <table:table-cell office:value-type="string" table:style-name="Cell2">
            <text:p>A61</text:p>
          </table:table-cell>
          <table:table-cell office:value="9" office:value-type="float"/>
          <table:table-cell office:value="4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6" office:value-type="float"/>
          <table:table-cell office:date-value="2023-08-31T00:00:00.000000" office:value-type="date" table:style-name="Cell11"/>
          <table:table-cell office:value-type="string" table:style-name="Cell2">
            <text:p>A35</text:p>
          </table:table-cell>
          <table:table-cell office:value="7" office:value-type="float"/>
          <table:table-cell office:value="2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7" office:value-type="float"/>
          <table:table-cell office:date-value="2023-09-01T00:00:00.000000" office:value-type="date" table:style-name="Cell11"/>
          <table:table-cell office:value-type="string" table:style-name="Cell2">
            <text:p>A59</text:p>
          </table:table-cell>
          <table:table-cell office:value="8" office:value-type="float"/>
          <table:table-cell office:value="4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8" office:value-type="float"/>
          <table:table-cell office:date-value="2023-09-01T00:00:00.000000" office:value-type="date" table:style-name="Cell11"/>
          <table:table-cell office:value-type="string" table:style-name="Cell2">
            <text:p>A37</text:p>
          </table:table-cell>
          <table:table-cell office:value="1" office:value-type="float"/>
          <table:table-cell office:value="1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79" office:value-type="float"/>
          <table:table-cell office:date-value="2023-09-01T00:00:00.000000" office:value-type="date" table:style-name="Cell11"/>
          <table:table-cell office:value-type="string" table:style-name="Cell2">
            <text:p>A20</text:p>
          </table:table-cell>
          <table:table-cell office:value="7" office:value-type="float"/>
          <table:table-cell office:value="8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0" office:value-type="float"/>
          <table:table-cell office:date-value="2023-09-01T00:00:00.000000" office:value-type="date" table:style-name="Cell11"/>
          <table:table-cell office:value-type="string" table:style-name="Cell2">
            <text:p>A11</text:p>
          </table:table-cell>
          <table:table-cell office:value="13" office:value-type="float"/>
          <table:table-cell office:value="12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1" office:value-type="float"/>
          <table:table-cell office:date-value="2023-09-02T00:00:00.000000" office:value-type="date" table:style-name="Cell11"/>
          <table:table-cell office:value-type="string" table:style-name="Cell2">
            <text:p>A1</text:p>
          </table:table-cell>
          <table:table-cell office:value="6" office:value-type="float"/>
          <table:table-cell office:value="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2" office:value-type="float"/>
          <table:table-cell office:date-value="2023-09-02T00:00:00.000000" office:value-type="date" table:style-name="Cell11"/>
          <table:table-cell office:value-type="string" table:style-name="Cell2">
            <text:p>A32</text:p>
          </table:table-cell>
          <table:table-cell office:value="4" office:value-type="float"/>
          <table:table-cell office:value="3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3" office:value-type="float"/>
          <table:table-cell office:date-value="2023-09-02T00:00:00.000000" office:value-type="date" table:style-name="Cell11"/>
          <table:table-cell office:value-type="string" table:style-name="Cell2">
            <text:p>A58</text:p>
          </table:table-cell>
          <table:table-cell office:value="12" office:value-type="float"/>
          <table:table-cell office:value="10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4" office:value-type="float"/>
          <table:table-cell office:date-value="2023-09-02T00:00:00.000000" office:value-type="date" table:style-name="Cell11"/>
          <table:table-cell office:value-type="string" table:style-name="Cell2">
            <text:p>A21</text:p>
          </table:table-cell>
          <table:table-cell office:value="13" office:value-type="float"/>
          <table:table-cell office:value="8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5" office:value-type="float"/>
          <table:table-cell office:date-value="2023-09-03T00:00:00.000000" office:value-type="date" table:style-name="Cell11"/>
          <table:table-cell office:value-type="string" table:style-name="Cell2">
            <text:p>A16</text:p>
          </table:table-cell>
          <table:table-cell office:value="10" office:value-type="float"/>
          <table:table-cell office:value="2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6" office:value-type="float"/>
          <table:table-cell office:date-value="2023-09-03T00:00:00.000000" office:value-type="date" table:style-name="Cell11"/>
          <table:table-cell office:value-type="string" table:style-name="Cell2">
            <text:p>A17</text:p>
          </table:table-cell>
          <table:table-cell office:value="3" office:value-type="float"/>
          <table:table-cell office:value="9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7" office:value-type="float"/>
          <table:table-cell office:date-value="2023-09-03T00:00:00.000000" office:value-type="date" table:style-name="Cell11"/>
          <table:table-cell office:value-type="string" table:style-name="Cell2">
            <text:p>A30</text:p>
          </table:table-cell>
          <table:table-cell office:value="8" office:value-type="float"/>
          <table:table-cell office:value="1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8" office:value-type="float"/>
          <table:table-cell office:date-value="2023-09-03T00:00:00.000000" office:value-type="date" table:style-name="Cell11"/>
          <table:table-cell office:value-type="string" table:style-name="Cell2">
            <text:p>A35</text:p>
          </table:table-cell>
          <table:table-cell office:value="13" office:value-type="float"/>
          <table:table-cell office:value="43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89" office:value-type="float"/>
          <table:table-cell office:date-value="2023-09-04T00:00:00.000000" office:value-type="date" table:style-name="Cell11"/>
          <table:table-cell office:value-type="string" table:style-name="Cell2">
            <text:p>A25</text:p>
          </table:table-cell>
          <table:table-cell office:value="11" office:value-type="float"/>
          <table:table-cell office:value="3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0" office:value-type="float"/>
          <table:table-cell office:date-value="2023-09-04T00:00:00.000000" office:value-type="date" table:style-name="Cell11"/>
          <table:table-cell office:value-type="string" table:style-name="Cell2">
            <text:p>A41</text:p>
          </table:table-cell>
          <table:table-cell office:value="15" office:value-type="float"/>
          <table:table-cell office:value="43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1" office:value-type="float"/>
          <table:table-cell office:date-value="2023-09-04T00:00:00.000000" office:value-type="date" table:style-name="Cell11"/>
          <table:table-cell office:value-type="string" table:style-name="Cell2">
            <text:p>A8</text:p>
          </table:table-cell>
          <table:table-cell office:value="15" office:value-type="float"/>
          <table:table-cell office:value="3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2" office:value-type="float"/>
          <table:table-cell office:date-value="2023-09-04T00:00:00.000000" office:value-type="date" table:style-name="Cell11"/>
          <table:table-cell office:value-type="string" table:style-name="Cell2">
            <text:p>A27</text:p>
          </table:table-cell>
          <table:table-cell office:value="8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3" office:value-type="float"/>
          <table:table-cell office:date-value="2023-09-05T00:00:00.000000" office:value-type="date" table:style-name="Cell11"/>
          <table:table-cell office:value-type="string" table:style-name="Cell2">
            <text:p>A12</text:p>
          </table:table-cell>
          <table:table-cell office:value="1" office:value-type="float"/>
          <table:table-cell office:value="2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4" office:value-type="float"/>
          <table:table-cell office:date-value="2023-09-05T00:00:00.000000" office:value-type="date" table:style-name="Cell11"/>
          <table:table-cell office:value-type="string" table:style-name="Cell2">
            <text:p>A35</text:p>
          </table:table-cell>
          <table:table-cell office:value="6" office:value-type="float"/>
          <table:table-cell office:value="25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5" office:value-type="float"/>
          <table:table-cell office:date-value="2023-09-05T00:00:00.000000" office:value-type="date" table:style-name="Cell11"/>
          <table:table-cell office:value-type="string" table:style-name="Cell2">
            <text:p>A14</text:p>
          </table:table-cell>
          <table:table-cell office:value="11" office:value-type="float"/>
          <table:table-cell office:value="16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6" office:value-type="float"/>
          <table:table-cell office:date-value="2023-09-05T00:00:00.000000" office:value-type="date" table:style-name="Cell11"/>
          <table:table-cell office:value-type="string" table:style-name="Cell2">
            <text:p>A34</text:p>
          </table:table-cell>
          <table:table-cell office:value="14" office:value-type="float"/>
          <table:table-cell office:value="2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7" office:value-type="float"/>
          <table:table-cell office:date-value="2023-09-06T00:00:00.000000" office:value-type="date" table:style-name="Cell11"/>
          <table:table-cell office:value-type="string" table:style-name="Cell2">
            <text:p>A31</text:p>
          </table:table-cell>
          <table:table-cell office:value="4" office:value-type="float"/>
          <table:table-cell office:value="2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8" office:value-type="float"/>
          <table:table-cell office:date-value="2023-09-06T00:00:00.000000" office:value-type="date" table:style-name="Cell11"/>
          <table:table-cell office:value-type="string" table:style-name="Cell2">
            <text:p>A27</text:p>
          </table:table-cell>
          <table:table-cell office:value="2" office:value-type="float"/>
          <table:table-cell office:value="4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999" office:value-type="float"/>
          <table:table-cell office:date-value="2023-09-06T00:00:00.000000" office:value-type="date" table:style-name="Cell11"/>
          <table:table-cell office:value-type="string" table:style-name="Cell2">
            <text:p>A53</text:p>
          </table:table-cell>
          <table:table-cell office:value="15" office:value-type="float"/>
          <table:table-cell office:value="28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0" office:value-type="float"/>
          <table:table-cell office:date-value="2023-09-06T00:00:00.000000" office:value-type="date" table:style-name="Cell11"/>
          <table:table-cell office:value-type="string" table:style-name="Cell2">
            <text:p>A44</text:p>
          </table:table-cell>
          <table:table-cell office:value="9" office:value-type="float"/>
          <table:table-cell office:value="3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1" office:value-type="float"/>
          <table:table-cell office:date-value="2023-09-07T00:00:00.000000" office:value-type="date" table:style-name="Cell11"/>
          <table:table-cell office:value-type="string" table:style-name="Cell2">
            <text:p>A30</text:p>
          </table:table-cell>
          <table:table-cell office:value="6" office:value-type="float"/>
          <table:table-cell office:value="13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2" office:value-type="float"/>
          <table:table-cell office:date-value="2023-09-07T00:00:00.000000" office:value-type="date" table:style-name="Cell11"/>
          <table:table-cell office:value-type="string" table:style-name="Cell2">
            <text:p>A16</text:p>
          </table:table-cell>
          <table:table-cell office:value="14" office:value-type="float"/>
          <table:table-cell office:value="34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3" office:value-type="float"/>
          <table:table-cell office:date-value="2023-09-07T00:00:00.000000" office:value-type="date" table:style-name="Cell11"/>
          <table:table-cell office:value-type="string" table:style-name="Cell2">
            <text:p>A11</text:p>
          </table:table-cell>
          <table:table-cell office:value="1" office:value-type="float"/>
          <table:table-cell office:value="44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4" office:value-type="float"/>
          <table:table-cell office:date-value="2023-09-07T00:00:00.000000" office:value-type="date" table:style-name="Cell11"/>
          <table:table-cell office:value-type="string" table:style-name="Cell2">
            <text:p>A39</text:p>
          </table:table-cell>
          <table:table-cell office:value="15" office:value-type="float"/>
          <table:table-cell office:value="1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5" office:value-type="float"/>
          <table:table-cell office:date-value="2023-09-08T00:00:00.000000" office:value-type="date" table:style-name="Cell11"/>
          <table:table-cell office:value-type="string" table:style-name="Cell2">
            <text:p>A62</text:p>
          </table:table-cell>
          <table:table-cell office:value="10" office:value-type="float"/>
          <table:table-cell office:value="12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6" office:value-type="float"/>
          <table:table-cell office:date-value="2023-09-08T00:00:00.000000" office:value-type="date" table:style-name="Cell11"/>
          <table:table-cell office:value-type="string" table:style-name="Cell2">
            <text:p>A25</text:p>
          </table:table-cell>
          <table:table-cell office:value="2" office:value-type="float"/>
          <table:table-cell office:value="1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7" office:value-type="float"/>
          <table:table-cell office:date-value="2023-09-08T00:00:00.000000" office:value-type="date" table:style-name="Cell11"/>
          <table:table-cell office:value-type="string" table:style-name="Cell2">
            <text:p>A30</text:p>
          </table:table-cell>
          <table:table-cell office:value="5" office:value-type="float"/>
          <table:table-cell office:value="4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8" office:value-type="float"/>
          <table:table-cell office:date-value="2023-09-08T00:00:00.000000" office:value-type="date" table:style-name="Cell11"/>
          <table:table-cell office:value-type="string" table:style-name="Cell2">
            <text:p>A28</text:p>
          </table:table-cell>
          <table:table-cell office:value="8" office:value-type="float"/>
          <table:table-cell office:value="28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09" office:value-type="float"/>
          <table:table-cell office:date-value="2023-09-09T00:00:00.000000" office:value-type="date" table:style-name="Cell11"/>
          <table:table-cell office:value-type="string" table:style-name="Cell2">
            <text:p>A27</text:p>
          </table:table-cell>
          <table:table-cell office:value="5" office:value-type="float"/>
          <table:table-cell office:value="2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0" office:value-type="float"/>
          <table:table-cell office:date-value="2023-09-09T00:00:00.000000" office:value-type="date" table:style-name="Cell11"/>
          <table:table-cell office:value-type="string" table:style-name="Cell2">
            <text:p>A55</text:p>
          </table:table-cell>
          <table:table-cell office:value="14" office:value-type="float"/>
          <table:table-cell office:value="11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1" office:value-type="float"/>
          <table:table-cell office:date-value="2023-09-09T00:00:00.000000" office:value-type="date" table:style-name="Cell11"/>
          <table:table-cell office:value-type="string" table:style-name="Cell2">
            <text:p>A43</text:p>
          </table:table-cell>
          <table:table-cell office:value="9" office:value-type="float"/>
          <table:table-cell office:value="4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2" office:value-type="float"/>
          <table:table-cell office:date-value="2023-09-09T00:00:00.000000" office:value-type="date" table:style-name="Cell11"/>
          <table:table-cell office:value-type="string" table:style-name="Cell2">
            <text:p>A38</text:p>
          </table:table-cell>
          <table:table-cell office:value="1" office:value-type="float"/>
          <table:table-cell office:value="28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3" office:value-type="float"/>
          <table:table-cell office:date-value="2023-09-10T00:00:00.000000" office:value-type="date" table:style-name="Cell11"/>
          <table:table-cell office:value-type="string" table:style-name="Cell2">
            <text:p>A25</text:p>
          </table:table-cell>
          <table:table-cell office:value="1" office:value-type="float"/>
          <table:table-cell office:value="17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4" office:value-type="float"/>
          <table:table-cell office:date-value="2023-09-10T00:00:00.000000" office:value-type="date" table:style-name="Cell11"/>
          <table:table-cell office:value-type="string" table:style-name="Cell2">
            <text:p>A43</text:p>
          </table:table-cell>
          <table:table-cell office:value="2" office:value-type="float"/>
          <table:table-cell office:value="3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5" office:value-type="float"/>
          <table:table-cell office:date-value="2023-09-10T00:00:00.000000" office:value-type="date" table:style-name="Cell11"/>
          <table:table-cell office:value-type="string" table:style-name="Cell2">
            <text:p>A24</text:p>
          </table:table-cell>
          <table:table-cell office:value="12" office:value-type="float"/>
          <table:table-cell office:value="8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6" office:value-type="float"/>
          <table:table-cell office:date-value="2023-09-10T00:00:00.000000" office:value-type="date" table:style-name="Cell11"/>
          <table:table-cell office:value-type="string" table:style-name="Cell2">
            <text:p>A20</text:p>
          </table:table-cell>
          <table:table-cell office:value="1" office:value-type="float"/>
          <table:table-cell office:value="3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7" office:value-type="float"/>
          <table:table-cell office:date-value="2023-09-11T00:00:00.000000" office:value-type="date" table:style-name="Cell11"/>
          <table:table-cell office:value-type="string" table:style-name="Cell2">
            <text:p>A3</text:p>
          </table:table-cell>
          <table:table-cell office:value="9" office:value-type="float"/>
          <table:table-cell office:value="20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8" office:value-type="float"/>
          <table:table-cell office:date-value="2023-09-11T00:00:00.000000" office:value-type="date" table:style-name="Cell11"/>
          <table:table-cell office:value-type="string" table:style-name="Cell2">
            <text:p>A33</text:p>
          </table:table-cell>
          <table:table-cell office:value="8" office:value-type="float"/>
          <table:table-cell office:value="27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19" office:value-type="float"/>
          <table:table-cell office:date-value="2023-09-11T00:00:00.000000" office:value-type="date" table:style-name="Cell11"/>
          <table:table-cell office:value-type="string" table:style-name="Cell2">
            <text:p>A62</text:p>
          </table:table-cell>
          <table:table-cell office:value="2" office:value-type="float"/>
          <table:table-cell office:value="19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0" office:value-type="float"/>
          <table:table-cell office:date-value="2023-09-11T00:00:00.000000" office:value-type="date" table:style-name="Cell11"/>
          <table:table-cell office:value-type="string" table:style-name="Cell2">
            <text:p>A13</text:p>
          </table:table-cell>
          <table:table-cell office:value="7" office:value-type="float"/>
          <table:table-cell office:value="7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1" office:value-type="float"/>
          <table:table-cell office:date-value="2023-09-12T00:00:00.000000" office:value-type="date" table:style-name="Cell11"/>
          <table:table-cell office:value-type="string" table:style-name="Cell2">
            <text:p>A29</text:p>
          </table:table-cell>
          <table:table-cell office:value="4" office:value-type="float"/>
          <table:table-cell office:value="31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2" office:value-type="float"/>
          <table:table-cell office:date-value="2023-09-12T00:00:00.000000" office:value-type="date" table:style-name="Cell11"/>
          <table:table-cell office:value-type="string" table:style-name="Cell2">
            <text:p>A34</text:p>
          </table:table-cell>
          <table:table-cell office:value="13" office:value-type="float"/>
          <table:table-cell office:value="2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3" office:value-type="float"/>
          <table:table-cell office:date-value="2023-09-12T00:00:00.000000" office:value-type="date" table:style-name="Cell11"/>
          <table:table-cell office:value-type="string" table:style-name="Cell2">
            <text:p>A3</text:p>
          </table:table-cell>
          <table:table-cell office:value="13" office:value-type="float"/>
          <table:table-cell office:value="2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4" office:value-type="float"/>
          <table:table-cell office:date-value="2023-09-12T00:00:00.000000" office:value-type="date" table:style-name="Cell11"/>
          <table:table-cell office:value-type="string" table:style-name="Cell2">
            <text:p>A14</text:p>
          </table:table-cell>
          <table:table-cell office:value="4" office:value-type="float"/>
          <table:table-cell office:value="44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5" office:value-type="float"/>
          <table:table-cell office:date-value="2023-09-13T00:00:00.000000" office:value-type="date" table:style-name="Cell11"/>
          <table:table-cell office:value-type="string" table:style-name="Cell2">
            <text:p>A40</text:p>
          </table:table-cell>
          <table:table-cell office:value="7" office:value-type="float"/>
          <table:table-cell office:value="1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6" office:value-type="float"/>
          <table:table-cell office:date-value="2023-09-13T00:00:00.000000" office:value-type="date" table:style-name="Cell11"/>
          <table:table-cell office:value-type="string" table:style-name="Cell2">
            <text:p>A28</text:p>
          </table:table-cell>
          <table:table-cell office:value="1" office:value-type="float"/>
          <table:table-cell office:value="40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7" office:value-type="float"/>
          <table:table-cell office:date-value="2023-09-13T00:00:00.000000" office:value-type="date" table:style-name="Cell11"/>
          <table:table-cell office:value-type="string" table:style-name="Cell2">
            <text:p>A17</text:p>
          </table:table-cell>
          <table:table-cell office:value="15" office:value-type="float"/>
          <table:table-cell office:value="9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8" office:value-type="float"/>
          <table:table-cell office:date-value="2023-09-13T00:00:00.000000" office:value-type="date" table:style-name="Cell11"/>
          <table:table-cell office:value-type="string" table:style-name="Cell2">
            <text:p>A43</text:p>
          </table:table-cell>
          <table:table-cell office:value="15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29" office:value-type="float"/>
          <table:table-cell office:date-value="2023-09-14T00:00:00.000000" office:value-type="date" table:style-name="Cell11"/>
          <table:table-cell office:value-type="string" table:style-name="Cell2">
            <text:p>A13</text:p>
          </table:table-cell>
          <table:table-cell office:value="5" office:value-type="float"/>
          <table:table-cell office:value="4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0" office:value-type="float"/>
          <table:table-cell office:date-value="2023-09-14T00:00:00.000000" office:value-type="date" table:style-name="Cell11"/>
          <table:table-cell office:value-type="string" table:style-name="Cell2">
            <text:p>A4</text:p>
          </table:table-cell>
          <table:table-cell office:value="1" office:value-type="float"/>
          <table:table-cell office:value="1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1" office:value-type="float"/>
          <table:table-cell office:date-value="2023-09-14T00:00:00.000000" office:value-type="date" table:style-name="Cell11"/>
          <table:table-cell office:value-type="string" table:style-name="Cell2">
            <text:p>A30</text:p>
          </table:table-cell>
          <table:table-cell office:value="6" office:value-type="float"/>
          <table:table-cell office:value="18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2" office:value-type="float"/>
          <table:table-cell office:date-value="2023-09-14T00:00:00.000000" office:value-type="date" table:style-name="Cell11"/>
          <table:table-cell office:value-type="string" table:style-name="Cell2">
            <text:p>A58</text:p>
          </table:table-cell>
          <table:table-cell office:value="13" office:value-type="float"/>
          <table:table-cell office:value="20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3" office:value-type="float"/>
          <table:table-cell office:date-value="2023-09-15T00:00:00.000000" office:value-type="date" table:style-name="Cell11"/>
          <table:table-cell office:value-type="string" table:style-name="Cell2">
            <text:p>A40</text:p>
          </table:table-cell>
          <table:table-cell office:value="15" office:value-type="float"/>
          <table:table-cell office:value="29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4" office:value-type="float"/>
          <table:table-cell office:date-value="2023-09-15T00:00:00.000000" office:value-type="date" table:style-name="Cell11"/>
          <table:table-cell office:value-type="string" table:style-name="Cell2">
            <text:p>A13</text:p>
          </table:table-cell>
          <table:table-cell office:value="1" office:value-type="float"/>
          <table:table-cell office:value="21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5" office:value-type="float"/>
          <table:table-cell office:date-value="2023-09-15T00:00:00.000000" office:value-type="date" table:style-name="Cell11"/>
          <table:table-cell office:value-type="string" table:style-name="Cell2">
            <text:p>A36</text:p>
          </table:table-cell>
          <table:table-cell office:value="5" office:value-type="float"/>
          <table:table-cell office:value="3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6" office:value-type="float"/>
          <table:table-cell office:date-value="2023-09-15T00:00:00.000000" office:value-type="date" table:style-name="Cell11"/>
          <table:table-cell office:value-type="string" table:style-name="Cell2">
            <text:p>A18</text:p>
          </table:table-cell>
          <table:table-cell office:value="9" office:value-type="float"/>
          <table:table-cell office:value="27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7" office:value-type="float"/>
          <table:table-cell office:date-value="2023-09-16T00:00:00.000000" office:value-type="date" table:style-name="Cell11"/>
          <table:table-cell office:value-type="string" table:style-name="Cell2">
            <text:p>A41</text:p>
          </table:table-cell>
          <table:table-cell office:value="9" office:value-type="float"/>
          <table:table-cell office:value="1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8" office:value-type="float"/>
          <table:table-cell office:date-value="2023-09-16T00:00:00.000000" office:value-type="date" table:style-name="Cell11"/>
          <table:table-cell office:value-type="string" table:style-name="Cell2">
            <text:p>A26</text:p>
          </table:table-cell>
          <table:table-cell office:value="6" office:value-type="float"/>
          <table:table-cell office:value="15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39" office:value-type="float"/>
          <table:table-cell office:date-value="2023-09-16T00:00:00.000000" office:value-type="date" table:style-name="Cell11"/>
          <table:table-cell office:value-type="string" table:style-name="Cell2">
            <text:p>A35</text:p>
          </table:table-cell>
          <table:table-cell office:value="3" office:value-type="float"/>
          <table:table-cell office:value="7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0" office:value-type="float"/>
          <table:table-cell office:date-value="2023-09-16T00:00:00.000000" office:value-type="date" table:style-name="Cell11"/>
          <table:table-cell office:value-type="string" table:style-name="Cell2">
            <text:p>A48</text:p>
          </table:table-cell>
          <table:table-cell office:value="5" office:value-type="float"/>
          <table:table-cell office:value="3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1" office:value-type="float"/>
          <table:table-cell office:date-value="2023-09-17T00:00:00.000000" office:value-type="date" table:style-name="Cell11"/>
          <table:table-cell office:value-type="string" table:style-name="Cell2">
            <text:p>A40</text:p>
          </table:table-cell>
          <table:table-cell office:value="8" office:value-type="float"/>
          <table:table-cell office:value="41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2" office:value-type="float"/>
          <table:table-cell office:date-value="2023-09-17T00:00:00.000000" office:value-type="date" table:style-name="Cell11"/>
          <table:table-cell office:value-type="string" table:style-name="Cell2">
            <text:p>A32</text:p>
          </table:table-cell>
          <table:table-cell office:value="10" office:value-type="float"/>
          <table:table-cell office:value="43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3" office:value-type="float"/>
          <table:table-cell office:date-value="2023-09-17T00:00:00.000000" office:value-type="date" table:style-name="Cell11"/>
          <table:table-cell office:value-type="string" table:style-name="Cell2">
            <text:p>A54</text:p>
          </table:table-cell>
          <table:table-cell office:value="2" office:value-type="float"/>
          <table:table-cell office:value="1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4" office:value-type="float"/>
          <table:table-cell office:date-value="2023-09-17T00:00:00.000000" office:value-type="date" table:style-name="Cell11"/>
          <table:table-cell office:value-type="string" table:style-name="Cell2">
            <text:p>A13</text:p>
          </table:table-cell>
          <table:table-cell office:value="5" office:value-type="float"/>
          <table:table-cell office:value="2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5" office:value-type="float"/>
          <table:table-cell office:date-value="2023-09-18T00:00:00.000000" office:value-type="date" table:style-name="Cell11"/>
          <table:table-cell office:value-type="string" table:style-name="Cell2">
            <text:p>A34</text:p>
          </table:table-cell>
          <table:table-cell office:value="5" office:value-type="float"/>
          <table:table-cell office:value="14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6" office:value-type="float"/>
          <table:table-cell office:date-value="2023-09-18T00:00:00.000000" office:value-type="date" table:style-name="Cell11"/>
          <table:table-cell office:value-type="string" table:style-name="Cell2">
            <text:p>A38</text:p>
          </table:table-cell>
          <table:table-cell office:value="1" office:value-type="float"/>
          <table:table-cell office:value="22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7" office:value-type="float"/>
          <table:table-cell office:date-value="2023-09-18T00:00:00.000000" office:value-type="date" table:style-name="Cell11"/>
          <table:table-cell office:value-type="string" table:style-name="Cell2">
            <text:p>A4</text:p>
          </table:table-cell>
          <table:table-cell office:value="13" office:value-type="float"/>
          <table:table-cell office:value="4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8" office:value-type="float"/>
          <table:table-cell office:date-value="2023-09-18T00:00:00.000000" office:value-type="date" table:style-name="Cell11"/>
          <table:table-cell office:value-type="string" table:style-name="Cell2">
            <text:p>A45</text:p>
          </table:table-cell>
          <table:table-cell office:value="6" office:value-type="float"/>
          <table:table-cell office:value="1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49" office:value-type="float"/>
          <table:table-cell office:date-value="2023-09-19T00:00:00.000000" office:value-type="date" table:style-name="Cell11"/>
          <table:table-cell office:value-type="string" table:style-name="Cell2">
            <text:p>A20</text:p>
          </table:table-cell>
          <table:table-cell office:value="14" office:value-type="float"/>
          <table:table-cell office:value="27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0" office:value-type="float"/>
          <table:table-cell office:date-value="2023-09-19T00:00:00.000000" office:value-type="date" table:style-name="Cell11"/>
          <table:table-cell office:value-type="string" table:style-name="Cell2">
            <text:p>A60</text:p>
          </table:table-cell>
          <table:table-cell office:value="15" office:value-type="float"/>
          <table:table-cell office:value="3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1" office:value-type="float"/>
          <table:table-cell office:date-value="2023-09-19T00:00:00.000000" office:value-type="date" table:style-name="Cell11"/>
          <table:table-cell office:value-type="string" table:style-name="Cell2">
            <text:p>A65</text:p>
          </table:table-cell>
          <table:table-cell office:value="12" office:value-type="float"/>
          <table:table-cell office:value="3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2" office:value-type="float"/>
          <table:table-cell office:date-value="2023-09-19T00:00:00.000000" office:value-type="date" table:style-name="Cell11"/>
          <table:table-cell office:value-type="string" table:style-name="Cell2">
            <text:p>A40</text:p>
          </table:table-cell>
          <table:table-cell office:value="7" office:value-type="float"/>
          <table:table-cell office:value="25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3" office:value-type="float"/>
          <table:table-cell office:date-value="2023-09-20T00:00:00.000000" office:value-type="date" table:style-name="Cell11"/>
          <table:table-cell office:value-type="string" table:style-name="Cell2">
            <text:p>A55</text:p>
          </table:table-cell>
          <table:table-cell office:value="8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4" office:value-type="float"/>
          <table:table-cell office:date-value="2023-09-20T00:00:00.000000" office:value-type="date" table:style-name="Cell11"/>
          <table:table-cell office:value-type="string" table:style-name="Cell2">
            <text:p>A2</text:p>
          </table:table-cell>
          <table:table-cell office:value="14" office:value-type="float"/>
          <table:table-cell office:value="4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5" office:value-type="float"/>
          <table:table-cell office:date-value="2023-09-20T00:00:00.000000" office:value-type="date" table:style-name="Cell11"/>
          <table:table-cell office:value-type="string" table:style-name="Cell2">
            <text:p>A39</text:p>
          </table:table-cell>
          <table:table-cell office:value="9" office:value-type="float"/>
          <table:table-cell office:value="3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6" office:value-type="float"/>
          <table:table-cell office:date-value="2023-09-20T00:00:00.000000" office:value-type="date" table:style-name="Cell11"/>
          <table:table-cell office:value-type="string" table:style-name="Cell2">
            <text:p>A22</text:p>
          </table:table-cell>
          <table:table-cell office:value="15" office:value-type="float"/>
          <table:table-cell office:value="1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7" office:value-type="float"/>
          <table:table-cell office:date-value="2023-09-21T00:00:00.000000" office:value-type="date" table:style-name="Cell11"/>
          <table:table-cell office:value-type="string" table:style-name="Cell2">
            <text:p>A43</text:p>
          </table:table-cell>
          <table:table-cell office:value="12" office:value-type="float"/>
          <table:table-cell office:value="13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8" office:value-type="float"/>
          <table:table-cell office:date-value="2023-09-21T00:00:00.000000" office:value-type="date" table:style-name="Cell11"/>
          <table:table-cell office:value-type="string" table:style-name="Cell2">
            <text:p>A5</text:p>
          </table:table-cell>
          <table:table-cell office:value="10" office:value-type="float"/>
          <table:table-cell office:value="26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59" office:value-type="float"/>
          <table:table-cell office:date-value="2023-09-21T00:00:00.000000" office:value-type="date" table:style-name="Cell11"/>
          <table:table-cell office:value-type="string" table:style-name="Cell2">
            <text:p>A40</text:p>
          </table:table-cell>
          <table:table-cell office:value="8" office:value-type="float"/>
          <table:table-cell office:value="35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0" office:value-type="float"/>
          <table:table-cell office:date-value="2023-09-21T00:00:00.000000" office:value-type="date" table:style-name="Cell11"/>
          <table:table-cell office:value-type="string" table:style-name="Cell2">
            <text:p>A35</text:p>
          </table:table-cell>
          <table:table-cell office:value="12" office:value-type="float"/>
          <table:table-cell office:value="2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1" office:value-type="float"/>
          <table:table-cell office:date-value="2023-09-22T00:00:00.000000" office:value-type="date" table:style-name="Cell11"/>
          <table:table-cell office:value-type="string" table:style-name="Cell2">
            <text:p>A35</text:p>
          </table:table-cell>
          <table:table-cell office:value="11" office:value-type="float"/>
          <table:table-cell office:value="1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2" office:value-type="float"/>
          <table:table-cell office:date-value="2023-09-22T00:00:00.000000" office:value-type="date" table:style-name="Cell11"/>
          <table:table-cell office:value-type="string" table:style-name="Cell2">
            <text:p>A8</text:p>
          </table:table-cell>
          <table:table-cell office:value="1" office:value-type="float"/>
          <table:table-cell office:value="1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3" office:value-type="float"/>
          <table:table-cell office:date-value="2023-09-22T00:00:00.000000" office:value-type="date" table:style-name="Cell11"/>
          <table:table-cell office:value-type="string" table:style-name="Cell2">
            <text:p>A43</text:p>
          </table:table-cell>
          <table:table-cell office:value="6" office:value-type="float"/>
          <table:table-cell office:value="44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4" office:value-type="float"/>
          <table:table-cell office:date-value="2023-09-22T00:00:00.000000" office:value-type="date" table:style-name="Cell11"/>
          <table:table-cell office:value-type="string" table:style-name="Cell2">
            <text:p>A46</text:p>
          </table:table-cell>
          <table:table-cell office:value="2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5" office:value-type="float"/>
          <table:table-cell office:date-value="2023-09-23T00:00:00.000000" office:value-type="date" table:style-name="Cell11"/>
          <table:table-cell office:value-type="string" table:style-name="Cell2">
            <text:p>A14</text:p>
          </table:table-cell>
          <table:table-cell office:value="3" office:value-type="float"/>
          <table:table-cell office:value="35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6" office:value-type="float"/>
          <table:table-cell office:date-value="2023-09-23T00:00:00.000000" office:value-type="date" table:style-name="Cell11"/>
          <table:table-cell office:value-type="string" table:style-name="Cell2">
            <text:p>A49</text:p>
          </table:table-cell>
          <table:table-cell office:value="14" office:value-type="float"/>
          <table:table-cell office:value="2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7" office:value-type="float"/>
          <table:table-cell office:date-value="2023-09-23T00:00:00.000000" office:value-type="date" table:style-name="Cell11"/>
          <table:table-cell office:value-type="string" table:style-name="Cell2">
            <text:p>A28</text:p>
          </table:table-cell>
          <table:table-cell office:value="6" office:value-type="float"/>
          <table:table-cell office:value="27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8" office:value-type="float"/>
          <table:table-cell office:date-value="2023-09-23T00:00:00.000000" office:value-type="date" table:style-name="Cell11"/>
          <table:table-cell office:value-type="string" table:style-name="Cell2">
            <text:p>A34</text:p>
          </table:table-cell>
          <table:table-cell office:value="5" office:value-type="float"/>
          <table:table-cell office:value="42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69" office:value-type="float"/>
          <table:table-cell office:date-value="2023-09-24T00:00:00.000000" office:value-type="date" table:style-name="Cell11"/>
          <table:table-cell office:value-type="string" table:style-name="Cell2">
            <text:p>A45</text:p>
          </table:table-cell>
          <table:table-cell office:value="9" office:value-type="float"/>
          <table:table-cell office:value="27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0" office:value-type="float"/>
          <table:table-cell office:date-value="2023-09-24T00:00:00.000000" office:value-type="date" table:style-name="Cell11"/>
          <table:table-cell office:value-type="string" table:style-name="Cell2">
            <text:p>A47</text:p>
          </table:table-cell>
          <table:table-cell office:value="2" office:value-type="float"/>
          <table:table-cell office:value="35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1" office:value-type="float"/>
          <table:table-cell office:date-value="2023-09-24T00:00:00.000000" office:value-type="date" table:style-name="Cell11"/>
          <table:table-cell office:value-type="string" table:style-name="Cell2">
            <text:p>A34</text:p>
          </table:table-cell>
          <table:table-cell office:value="7" office:value-type="float"/>
          <table:table-cell office:value="28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2" office:value-type="float"/>
          <table:table-cell office:date-value="2023-09-24T00:00:00.000000" office:value-type="date" table:style-name="Cell11"/>
          <table:table-cell office:value-type="string" table:style-name="Cell2">
            <text:p>A56</text:p>
          </table:table-cell>
          <table:table-cell office:value="10" office:value-type="float"/>
          <table:table-cell office:value="2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3" office:value-type="float"/>
          <table:table-cell office:date-value="2023-09-25T00:00:00.000000" office:value-type="date" table:style-name="Cell11"/>
          <table:table-cell office:value-type="string" table:style-name="Cell2">
            <text:p>A65</text:p>
          </table:table-cell>
          <table:table-cell office:value="6" office:value-type="float"/>
          <table:table-cell office:value="33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4" office:value-type="float"/>
          <table:table-cell office:date-value="2023-09-25T00:00:00.000000" office:value-type="date" table:style-name="Cell11"/>
          <table:table-cell office:value-type="string" table:style-name="Cell2">
            <text:p>A48</text:p>
          </table:table-cell>
          <table:table-cell office:value="3" office:value-type="float"/>
          <table:table-cell office:value="26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5" office:value-type="float"/>
          <table:table-cell office:date-value="2023-09-25T00:00:00.000000" office:value-type="date" table:style-name="Cell11"/>
          <table:table-cell office:value-type="string" table:style-name="Cell2">
            <text:p>A1</text:p>
          </table:table-cell>
          <table:table-cell office:value="7" office:value-type="float"/>
          <table:table-cell office:value="2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6" office:value-type="float"/>
          <table:table-cell office:date-value="2023-09-25T00:00:00.000000" office:value-type="date" table:style-name="Cell11"/>
          <table:table-cell office:value-type="string" table:style-name="Cell2">
            <text:p>A30</text:p>
          </table:table-cell>
          <table:table-cell office:value="12" office:value-type="float"/>
          <table:table-cell office:value="2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3">
          <table:table-cell office:value="1077" office:value-type="float"/>
          <table:table-cell office:date-value="2023-09-26T00:00:00.000000" office:value-type="date" table:style-name="Cell11"/>
          <table:table-cell office:value-type="string" table:style-name="Cell2">
            <text:p>A64</text:p>
          </table:table-cell>
          <table:table-cell office:value="13" office:value-type="float"/>
          <table:table-cell office:value="44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8" office:value-type="float"/>
          <table:table-cell office:date-value="2023-09-26T00:00:00.000000" office:value-type="date" table:style-name="Cell11"/>
          <table:table-cell office:value-type="string" table:style-name="Cell2">
            <text:p>A54</text:p>
          </table:table-cell>
          <table:table-cell office:value="15" office:value-type="float"/>
          <table:table-cell office:value="24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79" office:value-type="float"/>
          <table:table-cell office:date-value="2023-09-26T00:00:00.000000" office:value-type="date" table:style-name="Cell11"/>
          <table:table-cell office:value-type="string" table:style-name="Cell2">
            <text:p>A34</text:p>
          </table:table-cell>
          <table:table-cell office:value="2" office:value-type="float"/>
          <table:table-cell office:value="35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0" office:value-type="float"/>
          <table:table-cell office:date-value="2023-09-26T00:00:00.000000" office:value-type="date" table:style-name="Cell11"/>
          <table:table-cell office:value-type="string" table:style-name="Cell2">
            <text:p>A23</text:p>
          </table:table-cell>
          <table:table-cell office:value="8" office:value-type="float"/>
          <table:table-cell office:value="12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1" office:value-type="float"/>
          <table:table-cell office:date-value="2023-09-27T00:00:00.000000" office:value-type="date" table:style-name="Cell11"/>
          <table:table-cell office:value-type="string" table:style-name="Cell2">
            <text:p>A3</text:p>
          </table:table-cell>
          <table:table-cell office:value="4" office:value-type="float"/>
          <table:table-cell office:value="26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2" office:value-type="float"/>
          <table:table-cell office:date-value="2023-09-27T00:00:00.000000" office:value-type="date" table:style-name="Cell11"/>
          <table:table-cell office:value-type="string" table:style-name="Cell2">
            <text:p>A18</text:p>
          </table:table-cell>
          <table:table-cell office:value="13" office:value-type="float"/>
          <table:table-cell office:value="35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3" office:value-type="float"/>
          <table:table-cell office:date-value="2023-09-27T00:00:00.000000" office:value-type="date" table:style-name="Cell11"/>
          <table:table-cell office:value-type="string" table:style-name="Cell2">
            <text:p>A50</text:p>
          </table:table-cell>
          <table:table-cell office:value="9" office:value-type="float"/>
          <table:table-cell office:value="35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4" office:value-type="float"/>
          <table:table-cell office:date-value="2023-09-27T00:00:00.000000" office:value-type="date" table:style-name="Cell11"/>
          <table:table-cell office:value-type="string" table:style-name="Cell2">
            <text:p>A49</text:p>
          </table:table-cell>
          <table:table-cell office:value="11" office:value-type="float"/>
          <table:table-cell office:value="1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5" office:value-type="float"/>
          <table:table-cell office:date-value="2023-09-28T00:00:00.000000" office:value-type="date" table:style-name="Cell11"/>
          <table:table-cell office:value-type="string" table:style-name="Cell2">
            <text:p>A56</text:p>
          </table:table-cell>
          <table:table-cell office:value="14" office:value-type="float"/>
          <table:table-cell office:value="2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6" office:value-type="float"/>
          <table:table-cell office:date-value="2023-09-28T00:00:00.000000" office:value-type="date" table:style-name="Cell11"/>
          <table:table-cell office:value-type="string" table:style-name="Cell2">
            <text:p>A55</text:p>
          </table:table-cell>
          <table:table-cell office:value="4" office:value-type="float"/>
          <table:table-cell office:value="2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7" office:value-type="float"/>
          <table:table-cell office:date-value="2023-09-28T00:00:00.000000" office:value-type="date" table:style-name="Cell11"/>
          <table:table-cell office:value-type="string" table:style-name="Cell2">
            <text:p>A22</text:p>
          </table:table-cell>
          <table:table-cell office:value="1" office:value-type="float"/>
          <table:table-cell office:value="26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8" office:value-type="float"/>
          <table:table-cell office:date-value="2023-09-28T00:00:00.000000" office:value-type="date" table:style-name="Cell11"/>
          <table:table-cell office:value-type="string" table:style-name="Cell2">
            <text:p>A59</text:p>
          </table:table-cell>
          <table:table-cell office:value="15" office:value-type="float"/>
          <table:table-cell office:value="11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89" office:value-type="float"/>
          <table:table-cell office:date-value="2023-09-29T00:00:00.000000" office:value-type="date" table:style-name="Cell11"/>
          <table:table-cell office:value-type="string" table:style-name="Cell2">
            <text:p>A38</text:p>
          </table:table-cell>
          <table:table-cell office:value="5" office:value-type="float"/>
          <table:table-cell office:value="33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0" office:value-type="float"/>
          <table:table-cell office:date-value="2023-09-29T00:00:00.000000" office:value-type="date" table:style-name="Cell11"/>
          <table:table-cell office:value-type="string" table:style-name="Cell2">
            <text:p>A36</text:p>
          </table:table-cell>
          <table:table-cell office:value="14" office:value-type="float"/>
          <table:table-cell office:value="16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1" office:value-type="float"/>
          <table:table-cell office:date-value="2023-09-29T00:00:00.000000" office:value-type="date" table:style-name="Cell11"/>
          <table:table-cell office:value-type="string" table:style-name="Cell2">
            <text:p>A11</text:p>
          </table:table-cell>
          <table:table-cell office:value="11" office:value-type="float"/>
          <table:table-cell office:value="4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2" office:value-type="float"/>
          <table:table-cell office:date-value="2023-09-29T00:00:00.000000" office:value-type="date" table:style-name="Cell11"/>
          <table:table-cell office:value-type="string" table:style-name="Cell2">
            <text:p>A63</text:p>
          </table:table-cell>
          <table:table-cell office:value="9" office:value-type="float"/>
          <table:table-cell office:value="26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3" office:value-type="float"/>
          <table:table-cell office:date-value="2023-09-30T00:00:00.000000" office:value-type="date" table:style-name="Cell11"/>
          <table:table-cell office:value-type="string" table:style-name="Cell2">
            <text:p>A30</text:p>
          </table:table-cell>
          <table:table-cell office:value="6" office:value-type="float"/>
          <table:table-cell office:value="1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4" office:value-type="float"/>
          <table:table-cell office:date-value="2023-09-30T00:00:00.000000" office:value-type="date" table:style-name="Cell11"/>
          <table:table-cell office:value-type="string" table:style-name="Cell2">
            <text:p>A47</text:p>
          </table:table-cell>
          <table:table-cell office:value="6" office:value-type="float"/>
          <table:table-cell office:value="1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5" office:value-type="float"/>
          <table:table-cell office:date-value="2023-09-30T00:00:00.000000" office:value-type="date" table:style-name="Cell11"/>
          <table:table-cell office:value-type="string" table:style-name="Cell2">
            <text:p>A5</text:p>
          </table:table-cell>
          <table:table-cell office:value="6" office:value-type="float"/>
          <table:table-cell office:value="19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6" office:value-type="float"/>
          <table:table-cell office:date-value="2023-09-30T00:00:00.000000" office:value-type="date" table:style-name="Cell11"/>
          <table:table-cell office:value-type="string" table:style-name="Cell2">
            <text:p>A63</text:p>
          </table:table-cell>
          <table:table-cell office:value="7" office:value-type="float"/>
          <table:table-cell office:value="39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7" office:value-type="float"/>
          <table:table-cell office:date-value="2023-10-01T00:00:00.000000" office:value-type="date" table:style-name="Cell11"/>
          <table:table-cell office:value-type="string" table:style-name="Cell2">
            <text:p>A51</text:p>
          </table:table-cell>
          <table:table-cell office:value="5" office:value-type="float"/>
          <table:table-cell office:value="3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8" office:value-type="float"/>
          <table:table-cell office:date-value="2023-10-01T00:00:00.000000" office:value-type="date" table:style-name="Cell11"/>
          <table:table-cell office:value-type="string" table:style-name="Cell2">
            <text:p>A56</text:p>
          </table:table-cell>
          <table:table-cell office:value="7" office:value-type="float"/>
          <table:table-cell office:value="18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099" office:value-type="float"/>
          <table:table-cell office:date-value="2023-10-01T00:00:00.000000" office:value-type="date" table:style-name="Cell11"/>
          <table:table-cell office:value-type="string" table:style-name="Cell2">
            <text:p>A27</text:p>
          </table:table-cell>
          <table:table-cell office:value="8" office:value-type="float"/>
          <table:table-cell office:value="43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0" office:value-type="float"/>
          <table:table-cell office:date-value="2023-10-01T00:00:00.000000" office:value-type="date" table:style-name="Cell11"/>
          <table:table-cell office:value-type="string" table:style-name="Cell2">
            <text:p>A42</text:p>
          </table:table-cell>
          <table:table-cell office:value="15" office:value-type="float"/>
          <table:table-cell office:value="21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1" office:value-type="float"/>
          <table:table-cell office:date-value="2023-10-02T00:00:00.000000" office:value-type="date" table:style-name="Cell11"/>
          <table:table-cell office:value-type="string" table:style-name="Cell2">
            <text:p>A13</text:p>
          </table:table-cell>
          <table:table-cell office:value="6" office:value-type="float"/>
          <table:table-cell office:value="14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2" office:value-type="float"/>
          <table:table-cell office:date-value="2023-10-02T00:00:00.000000" office:value-type="date" table:style-name="Cell11"/>
          <table:table-cell office:value-type="string" table:style-name="Cell2">
            <text:p>A41</text:p>
          </table:table-cell>
          <table:table-cell office:value="8" office:value-type="float"/>
          <table:table-cell office:value="12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3" office:value-type="float"/>
          <table:table-cell office:date-value="2023-10-02T00:00:00.000000" office:value-type="date" table:style-name="Cell11"/>
          <table:table-cell office:value-type="string" table:style-name="Cell2">
            <text:p>A20</text:p>
          </table:table-cell>
          <table:table-cell office:value="13" office:value-type="float"/>
          <table:table-cell office:value="18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4" office:value-type="float"/>
          <table:table-cell office:date-value="2023-10-02T00:00:00.000000" office:value-type="date" table:style-name="Cell11"/>
          <table:table-cell office:value-type="string" table:style-name="Cell2">
            <text:p>A18</text:p>
          </table:table-cell>
          <table:table-cell office:value="15" office:value-type="float"/>
          <table:table-cell office:value="2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5" office:value-type="float"/>
          <table:table-cell office:date-value="2023-10-03T00:00:00.000000" office:value-type="date" table:style-name="Cell11"/>
          <table:table-cell office:value-type="string" table:style-name="Cell2">
            <text:p>A52</text:p>
          </table:table-cell>
          <table:table-cell office:value="7" office:value-type="float"/>
          <table:table-cell office:value="4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6" office:value-type="float"/>
          <table:table-cell office:date-value="2023-10-03T00:00:00.000000" office:value-type="date" table:style-name="Cell11"/>
          <table:table-cell office:value-type="string" table:style-name="Cell2">
            <text:p>A47</text:p>
          </table:table-cell>
          <table:table-cell office:value="11" office:value-type="float"/>
          <table:table-cell office:value="15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7" office:value-type="float"/>
          <table:table-cell office:date-value="2023-10-03T00:00:00.000000" office:value-type="date" table:style-name="Cell11"/>
          <table:table-cell office:value-type="string" table:style-name="Cell2">
            <text:p>A2</text:p>
          </table:table-cell>
          <table:table-cell office:value="12" office:value-type="float"/>
          <table:table-cell office:value="41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8" office:value-type="float"/>
          <table:table-cell office:date-value="2023-10-03T00:00:00.000000" office:value-type="date" table:style-name="Cell11"/>
          <table:table-cell office:value-type="string" table:style-name="Cell2">
            <text:p>A54</text:p>
          </table:table-cell>
          <table:table-cell office:value="13" office:value-type="float"/>
          <table:table-cell office:value="1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09" office:value-type="float"/>
          <table:table-cell office:date-value="2023-10-04T00:00:00.000000" office:value-type="date" table:style-name="Cell11"/>
          <table:table-cell office:value-type="string" table:style-name="Cell2">
            <text:p>A62</text:p>
          </table:table-cell>
          <table:table-cell office:value="4" office:value-type="float"/>
          <table:table-cell office:value="31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0" office:value-type="float"/>
          <table:table-cell office:date-value="2023-10-04T00:00:00.000000" office:value-type="date" table:style-name="Cell11"/>
          <table:table-cell office:value-type="string" table:style-name="Cell2">
            <text:p>A22</text:p>
          </table:table-cell>
          <table:table-cell office:value="14" office:value-type="float"/>
          <table:table-cell office:value="14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1" office:value-type="float"/>
          <table:table-cell office:date-value="2023-10-04T00:00:00.000000" office:value-type="date" table:style-name="Cell11"/>
          <table:table-cell office:value-type="string" table:style-name="Cell2">
            <text:p>A1</text:p>
          </table:table-cell>
          <table:table-cell office:value="9" office:value-type="float"/>
          <table:table-cell office:value="2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2" office:value-type="float"/>
          <table:table-cell office:date-value="2023-10-04T00:00:00.000000" office:value-type="date" table:style-name="Cell11"/>
          <table:table-cell office:value-type="string" table:style-name="Cell2">
            <text:p>A19</text:p>
          </table:table-cell>
          <table:table-cell office:value="10" office:value-type="float"/>
          <table:table-cell office:value="3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3" office:value-type="float"/>
          <table:table-cell office:date-value="2023-10-05T00:00:00.000000" office:value-type="date" table:style-name="Cell11"/>
          <table:table-cell office:value-type="string" table:style-name="Cell2">
            <text:p>A32</text:p>
          </table:table-cell>
          <table:table-cell office:value="14" office:value-type="float"/>
          <table:table-cell office:value="1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4" office:value-type="float"/>
          <table:table-cell office:date-value="2023-10-05T00:00:00.000000" office:value-type="date" table:style-name="Cell11"/>
          <table:table-cell office:value-type="string" table:style-name="Cell2">
            <text:p>A42</text:p>
          </table:table-cell>
          <table:table-cell office:value="1" office:value-type="float"/>
          <table:table-cell office:value="3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5" office:value-type="float"/>
          <table:table-cell office:date-value="2023-10-05T00:00:00.000000" office:value-type="date" table:style-name="Cell11"/>
          <table:table-cell office:value-type="string" table:style-name="Cell2">
            <text:p>A4</text:p>
          </table:table-cell>
          <table:table-cell office:value="3" office:value-type="float"/>
          <table:table-cell office:value="1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6" office:value-type="float"/>
          <table:table-cell office:date-value="2023-10-05T00:00:00.000000" office:value-type="date" table:style-name="Cell11"/>
          <table:table-cell office:value-type="string" table:style-name="Cell2">
            <text:p>A45</text:p>
          </table:table-cell>
          <table:table-cell office:value="8" office:value-type="float"/>
          <table:table-cell office:value="40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7" office:value-type="float"/>
          <table:table-cell office:date-value="2023-10-06T00:00:00.000000" office:value-type="date" table:style-name="Cell11"/>
          <table:table-cell office:value-type="string" table:style-name="Cell2">
            <text:p>A6</text:p>
          </table:table-cell>
          <table:table-cell office:value="10" office:value-type="float"/>
          <table:table-cell office:value="26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8" office:value-type="float"/>
          <table:table-cell office:date-value="2023-10-06T00:00:00.000000" office:value-type="date" table:style-name="Cell11"/>
          <table:table-cell office:value-type="string" table:style-name="Cell2">
            <text:p>A19</text:p>
          </table:table-cell>
          <table:table-cell office:value="13" office:value-type="float"/>
          <table:table-cell office:value="1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19" office:value-type="float"/>
          <table:table-cell office:date-value="2023-10-06T00:00:00.000000" office:value-type="date" table:style-name="Cell11"/>
          <table:table-cell office:value-type="string" table:style-name="Cell2">
            <text:p>A51</text:p>
          </table:table-cell>
          <table:table-cell office:value="9" office:value-type="float"/>
          <table:table-cell office:value="32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0" office:value-type="float"/>
          <table:table-cell office:date-value="2023-10-06T00:00:00.000000" office:value-type="date" table:style-name="Cell11"/>
          <table:table-cell office:value-type="string" table:style-name="Cell2">
            <text:p>A32</text:p>
          </table:table-cell>
          <table:table-cell office:value="13" office:value-type="float"/>
          <table:table-cell office:value="1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1" office:value-type="float"/>
          <table:table-cell office:date-value="2023-10-07T00:00:00.000000" office:value-type="date" table:style-name="Cell11"/>
          <table:table-cell office:value-type="string" table:style-name="Cell2">
            <text:p>A65</text:p>
          </table:table-cell>
          <table:table-cell office:value="4" office:value-type="float"/>
          <table:table-cell office:value="18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2" office:value-type="float"/>
          <table:table-cell office:date-value="2023-10-07T00:00:00.000000" office:value-type="date" table:style-name="Cell11"/>
          <table:table-cell office:value-type="string" table:style-name="Cell2">
            <text:p>A2</text:p>
          </table:table-cell>
          <table:table-cell office:value="11" office:value-type="float"/>
          <table:table-cell office:value="36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3" office:value-type="float"/>
          <table:table-cell office:date-value="2023-10-07T00:00:00.000000" office:value-type="date" table:style-name="Cell11"/>
          <table:table-cell office:value-type="string" table:style-name="Cell2">
            <text:p>A26</text:p>
          </table:table-cell>
          <table:table-cell office:value="2" office:value-type="float"/>
          <table:table-cell office:value="3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4" office:value-type="float"/>
          <table:table-cell office:date-value="2023-10-07T00:00:00.000000" office:value-type="date" table:style-name="Cell11"/>
          <table:table-cell office:value-type="string" table:style-name="Cell2">
            <text:p>A6</text:p>
          </table:table-cell>
          <table:table-cell office:value="13" office:value-type="float"/>
          <table:table-cell office:value="14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5" office:value-type="float"/>
          <table:table-cell office:date-value="2023-10-08T00:00:00.000000" office:value-type="date" table:style-name="Cell11"/>
          <table:table-cell office:value-type="string" table:style-name="Cell2">
            <text:p>A62</text:p>
          </table:table-cell>
          <table:table-cell office:value="1" office:value-type="float"/>
          <table:table-cell office:value="4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6" office:value-type="float"/>
          <table:table-cell office:date-value="2023-10-08T00:00:00.000000" office:value-type="date" table:style-name="Cell11"/>
          <table:table-cell office:value-type="string" table:style-name="Cell2">
            <text:p>A45</text:p>
          </table:table-cell>
          <table:table-cell office:value="15" office:value-type="float"/>
          <table:table-cell office:value="41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7" office:value-type="float"/>
          <table:table-cell office:date-value="2023-10-08T00:00:00.000000" office:value-type="date" table:style-name="Cell11"/>
          <table:table-cell office:value-type="string" table:style-name="Cell2">
            <text:p>A40</text:p>
          </table:table-cell>
          <table:table-cell office:value="10" office:value-type="float"/>
          <table:table-cell office:value="2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8" office:value-type="float"/>
          <table:table-cell office:date-value="2023-10-08T00:00:00.000000" office:value-type="date" table:style-name="Cell11"/>
          <table:table-cell office:value-type="string" table:style-name="Cell2">
            <text:p>A53</text:p>
          </table:table-cell>
          <table:table-cell office:value="4" office:value-type="float"/>
          <table:table-cell office:value="22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29" office:value-type="float"/>
          <table:table-cell office:date-value="2023-10-09T00:00:00.000000" office:value-type="date" table:style-name="Cell11"/>
          <table:table-cell office:value-type="string" table:style-name="Cell2">
            <text:p>A65</text:p>
          </table:table-cell>
          <table:table-cell office:value="6" office:value-type="float"/>
          <table:table-cell office:value="8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0" office:value-type="float"/>
          <table:table-cell office:date-value="2023-10-09T00:00:00.000000" office:value-type="date" table:style-name="Cell11"/>
          <table:table-cell office:value-type="string" table:style-name="Cell2">
            <text:p>A65</text:p>
          </table:table-cell>
          <table:table-cell office:value="11" office:value-type="float"/>
          <table:table-cell office:value="21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1" office:value-type="float"/>
          <table:table-cell office:date-value="2023-10-09T00:00:00.000000" office:value-type="date" table:style-name="Cell11"/>
          <table:table-cell office:value-type="string" table:style-name="Cell2">
            <text:p>A54</text:p>
          </table:table-cell>
          <table:table-cell office:value="4" office:value-type="float"/>
          <table:table-cell office:value="37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2" office:value-type="float"/>
          <table:table-cell office:date-value="2023-10-09T00:00:00.000000" office:value-type="date" table:style-name="Cell11"/>
          <table:table-cell office:value-type="string" table:style-name="Cell2">
            <text:p>A25</text:p>
          </table:table-cell>
          <table:table-cell office:value="5" office:value-type="float"/>
          <table:table-cell office:value="40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3" office:value-type="float"/>
          <table:table-cell office:date-value="2023-10-10T00:00:00.000000" office:value-type="date" table:style-name="Cell11"/>
          <table:table-cell office:value-type="string" table:style-name="Cell2">
            <text:p>A44</text:p>
          </table:table-cell>
          <table:table-cell office:value="7" office:value-type="float"/>
          <table:table-cell office:value="30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4" office:value-type="float"/>
          <table:table-cell office:date-value="2023-10-10T00:00:00.000000" office:value-type="date" table:style-name="Cell11"/>
          <table:table-cell office:value-type="string" table:style-name="Cell2">
            <text:p>A45</text:p>
          </table:table-cell>
          <table:table-cell office:value="15" office:value-type="float"/>
          <table:table-cell office:value="42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5" office:value-type="float"/>
          <table:table-cell office:date-value="2023-10-10T00:00:00.000000" office:value-type="date" table:style-name="Cell11"/>
          <table:table-cell office:value-type="string" table:style-name="Cell2">
            <text:p>A36</text:p>
          </table:table-cell>
          <table:table-cell office:value="2" office:value-type="float"/>
          <table:table-cell office:value="11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6" office:value-type="float"/>
          <table:table-cell office:date-value="2023-10-10T00:00:00.000000" office:value-type="date" table:style-name="Cell11"/>
          <table:table-cell office:value-type="string" table:style-name="Cell2">
            <text:p>A51</text:p>
          </table:table-cell>
          <table:table-cell office:value="10" office:value-type="float"/>
          <table:table-cell office:value="25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7" office:value-type="float"/>
          <table:table-cell office:date-value="2023-10-11T00:00:00.000000" office:value-type="date" table:style-name="Cell11"/>
          <table:table-cell office:value-type="string" table:style-name="Cell2">
            <text:p>A41</text:p>
          </table:table-cell>
          <table:table-cell office:value="12" office:value-type="float"/>
          <table:table-cell office:value="23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8" office:value-type="float"/>
          <table:table-cell office:date-value="2023-10-11T00:00:00.000000" office:value-type="date" table:style-name="Cell11"/>
          <table:table-cell office:value-type="string" table:style-name="Cell2">
            <text:p>A8</text:p>
          </table:table-cell>
          <table:table-cell office:value="14" office:value-type="float"/>
          <table:table-cell office:value="42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39" office:value-type="float"/>
          <table:table-cell office:date-value="2023-10-11T00:00:00.000000" office:value-type="date" table:style-name="Cell11"/>
          <table:table-cell office:value-type="string" table:style-name="Cell2">
            <text:p>A42</text:p>
          </table:table-cell>
          <table:table-cell office:value="12" office:value-type="float"/>
          <table:table-cell office:value="34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0" office:value-type="float"/>
          <table:table-cell office:date-value="2023-10-11T00:00:00.000000" office:value-type="date" table:style-name="Cell11"/>
          <table:table-cell office:value-type="string" table:style-name="Cell2">
            <text:p>A61</text:p>
          </table:table-cell>
          <table:table-cell office:value="11" office:value-type="float"/>
          <table:table-cell office:value="19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1" office:value-type="float"/>
          <table:table-cell office:date-value="2023-10-12T00:00:00.000000" office:value-type="date" table:style-name="Cell11"/>
          <table:table-cell office:value-type="string" table:style-name="Cell2">
            <text:p>A65</text:p>
          </table:table-cell>
          <table:table-cell office:value="3" office:value-type="float"/>
          <table:table-cell office:value="36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2" office:value-type="float"/>
          <table:table-cell office:date-value="2023-10-12T00:00:00.000000" office:value-type="date" table:style-name="Cell11"/>
          <table:table-cell office:value-type="string" table:style-name="Cell2">
            <text:p>A11</text:p>
          </table:table-cell>
          <table:table-cell office:value="8" office:value-type="float"/>
          <table:table-cell office:value="1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3" office:value-type="float"/>
          <table:table-cell office:date-value="2023-10-12T00:00:00.000000" office:value-type="date" table:style-name="Cell11"/>
          <table:table-cell office:value-type="string" table:style-name="Cell2">
            <text:p>A58</text:p>
          </table:table-cell>
          <table:table-cell office:value="13" office:value-type="float"/>
          <table:table-cell office:value="7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4" office:value-type="float"/>
          <table:table-cell office:date-value="2023-10-12T00:00:00.000000" office:value-type="date" table:style-name="Cell11"/>
          <table:table-cell office:value-type="string" table:style-name="Cell2">
            <text:p>A45</text:p>
          </table:table-cell>
          <table:table-cell office:value="1" office:value-type="float"/>
          <table:table-cell office:value="37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5" office:value-type="float"/>
          <table:table-cell office:date-value="2023-10-13T00:00:00.000000" office:value-type="date" table:style-name="Cell11"/>
          <table:table-cell office:value-type="string" table:style-name="Cell2">
            <text:p>A23</text:p>
          </table:table-cell>
          <table:table-cell office:value="11" office:value-type="float"/>
          <table:table-cell office:value="41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6" office:value-type="float"/>
          <table:table-cell office:date-value="2023-10-13T00:00:00.000000" office:value-type="date" table:style-name="Cell11"/>
          <table:table-cell office:value-type="string" table:style-name="Cell2">
            <text:p>A11</text:p>
          </table:table-cell>
          <table:table-cell office:value="4" office:value-type="float"/>
          <table:table-cell office:value="2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7" office:value-type="float"/>
          <table:table-cell office:date-value="2023-10-13T00:00:00.000000" office:value-type="date" table:style-name="Cell11"/>
          <table:table-cell office:value-type="string" table:style-name="Cell2">
            <text:p>A2</text:p>
          </table:table-cell>
          <table:table-cell office:value="12" office:value-type="float"/>
          <table:table-cell office:value="21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8" office:value-type="float"/>
          <table:table-cell office:date-value="2023-10-13T00:00:00.000000" office:value-type="date" table:style-name="Cell11"/>
          <table:table-cell office:value-type="string" table:style-name="Cell2">
            <text:p>A17</text:p>
          </table:table-cell>
          <table:table-cell office:value="15" office:value-type="float"/>
          <table:table-cell office:value="30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49" office:value-type="float"/>
          <table:table-cell office:date-value="2023-10-14T00:00:00.000000" office:value-type="date" table:style-name="Cell11"/>
          <table:table-cell office:value-type="string" table:style-name="Cell2">
            <text:p>A45</text:p>
          </table:table-cell>
          <table:table-cell office:value="15" office:value-type="float"/>
          <table:table-cell office:value="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0" office:value-type="float"/>
          <table:table-cell office:date-value="2023-10-14T00:00:00.000000" office:value-type="date" table:style-name="Cell11"/>
          <table:table-cell office:value-type="string" table:style-name="Cell2">
            <text:p>A52</text:p>
          </table:table-cell>
          <table:table-cell office:value="14" office:value-type="float"/>
          <table:table-cell office:value="42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3">
          <table:table-cell office:value="1151" office:value-type="float"/>
          <table:table-cell office:date-value="2023-10-14T00:00:00.000000" office:value-type="date" table:style-name="Cell11"/>
          <table:table-cell office:value-type="string" table:style-name="Cell2">
            <text:p>A64</text:p>
          </table:table-cell>
          <table:table-cell office:value="8" office:value-type="float"/>
          <table:table-cell office:value="26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2" office:value-type="float"/>
          <table:table-cell office:date-value="2023-10-14T00:00:00.000000" office:value-type="date" table:style-name="Cell11"/>
          <table:table-cell office:value-type="string" table:style-name="Cell2">
            <text:p>A48</text:p>
          </table:table-cell>
          <table:table-cell office:value="11" office:value-type="float"/>
          <table:table-cell office:value="24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3" office:value-type="float"/>
          <table:table-cell office:date-value="2023-10-15T00:00:00.000000" office:value-type="date" table:style-name="Cell11"/>
          <table:table-cell office:value-type="string" table:style-name="Cell2">
            <text:p>A6</text:p>
          </table:table-cell>
          <table:table-cell office:value="2" office:value-type="float"/>
          <table:table-cell office:value="7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4" office:value-type="float"/>
          <table:table-cell office:date-value="2023-10-15T00:00:00.000000" office:value-type="date" table:style-name="Cell11"/>
          <table:table-cell office:value-type="string" table:style-name="Cell2">
            <text:p>A11</text:p>
          </table:table-cell>
          <table:table-cell office:value="10" office:value-type="float"/>
          <table:table-cell office:value="208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5" office:value-type="float"/>
          <table:table-cell office:date-value="2023-10-15T00:00:00.000000" office:value-type="date" table:style-name="Cell11"/>
          <table:table-cell office:value-type="string" table:style-name="Cell2">
            <text:p>A61</text:p>
          </table:table-cell>
          <table:table-cell office:value="6" office:value-type="float"/>
          <table:table-cell office:value="12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6" office:value-type="float"/>
          <table:table-cell office:date-value="2023-10-15T00:00:00.000000" office:value-type="date" table:style-name="Cell11"/>
          <table:table-cell office:value-type="string" table:style-name="Cell2">
            <text:p>A26</text:p>
          </table:table-cell>
          <table:table-cell office:value="5" office:value-type="float"/>
          <table:table-cell office:value="123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7" office:value-type="float"/>
          <table:table-cell office:date-value="2023-10-16T00:00:00.000000" office:value-type="date" table:style-name="Cell11"/>
          <table:table-cell office:value-type="string" table:style-name="Cell2">
            <text:p>A35</text:p>
          </table:table-cell>
          <table:table-cell office:value="9" office:value-type="float"/>
          <table:table-cell office:value="33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8" office:value-type="float"/>
          <table:table-cell office:date-value="2023-10-16T00:00:00.000000" office:value-type="date" table:style-name="Cell11"/>
          <table:table-cell office:value-type="string" table:style-name="Cell2">
            <text:p>A27</text:p>
          </table:table-cell>
          <table:table-cell office:value="10" office:value-type="float"/>
          <table:table-cell office:value="436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59" office:value-type="float"/>
          <table:table-cell office:date-value="2023-10-16T00:00:00.000000" office:value-type="date" table:style-name="Cell11"/>
          <table:table-cell office:value-type="string" table:style-name="Cell2">
            <text:p>A33</text:p>
          </table:table-cell>
          <table:table-cell office:value="7" office:value-type="float"/>
          <table:table-cell office:value="3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0" office:value-type="float"/>
          <table:table-cell office:date-value="2023-10-16T00:00:00.000000" office:value-type="date" table:style-name="Cell11"/>
          <table:table-cell office:value-type="string" table:style-name="Cell2">
            <text:p>A31</text:p>
          </table:table-cell>
          <table:table-cell office:value="1" office:value-type="float"/>
          <table:table-cell office:value="324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1" office:value-type="float"/>
          <table:table-cell office:date-value="2023-10-17T00:00:00.000000" office:value-type="date" table:style-name="Cell11"/>
          <table:table-cell office:value-type="string" table:style-name="Cell2">
            <text:p>A14</text:p>
          </table:table-cell>
          <table:table-cell office:value="7" office:value-type="float"/>
          <table:table-cell office:value="23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2" office:value-type="float"/>
          <table:table-cell office:date-value="2023-10-17T00:00:00.000000" office:value-type="date" table:style-name="Cell11"/>
          <table:table-cell office:value-type="string" table:style-name="Cell2">
            <text:p>A33</text:p>
          </table:table-cell>
          <table:table-cell office:value="11" office:value-type="float"/>
          <table:table-cell office:value="159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3" office:value-type="float"/>
          <table:table-cell office:date-value="2023-10-17T00:00:00.000000" office:value-type="date" table:style-name="Cell11"/>
          <table:table-cell office:value-type="string" table:style-name="Cell2">
            <text:p>A24</text:p>
          </table:table-cell>
          <table:table-cell office:value="6" office:value-type="float"/>
          <table:table-cell office:value="400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4" office:value-type="float"/>
          <table:table-cell office:date-value="2023-10-17T00:00:00.000000" office:value-type="date" table:style-name="Cell11"/>
          <table:table-cell office:value-type="string" table:style-name="Cell2">
            <text:p>A2</text:p>
          </table:table-cell>
          <table:table-cell office:value="15" office:value-type="float"/>
          <table:table-cell office:value="19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5" office:value-type="float"/>
          <table:table-cell office:date-value="2023-10-18T00:00:00.000000" office:value-type="date" table:style-name="Cell11"/>
          <table:table-cell office:value-type="string" table:style-name="Cell2">
            <text:p>A20</text:p>
          </table:table-cell>
          <table:table-cell office:value="5" office:value-type="float"/>
          <table:table-cell office:value="25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3">
          <table:table-cell office:value="1166" office:value-type="float"/>
          <table:table-cell office:date-value="2023-10-18T00:00:00.000000" office:value-type="date" table:style-name="Cell11"/>
          <table:table-cell office:value-type="string" table:style-name="Cell2">
            <text:p>A63</text:p>
          </table:table-cell>
          <table:table-cell office:value="8" office:value-type="float"/>
          <table:table-cell office:value="13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7" office:value-type="float"/>
          <table:table-cell office:value="45217" office:value-type="float"/>
          <table:table-cell office:value-type="string" table:style-name="Cell2">
            <text:p>A39</text:p>
          </table:table-cell>
          <table:table-cell office:value="13" office:value-type="float"/>
          <table:table-cell office:value="402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8" office:value-type="float"/>
          <table:table-cell office:value="45217" office:value-type="float"/>
          <table:table-cell office:value-type="string" table:style-name="Cell2">
            <text:p>A58</text:p>
          </table:table-cell>
          <table:table-cell office:value="13" office:value-type="float"/>
          <table:table-cell office:value="285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69" office:value-type="float"/>
          <table:table-cell office:value="45218" office:value-type="float"/>
          <table:table-cell office:value-type="string" table:style-name="Cell2">
            <text:p>A47</text:p>
          </table:table-cell>
          <table:table-cell office:value="7" office:value-type="float"/>
          <table:table-cell office:value="97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70" office:value-type="float"/>
          <table:table-cell office:value="45218" office:value-type="float"/>
          <table:table-cell office:value-type="string" table:style-name="Cell2">
            <text:p>A64</text:p>
          </table:table-cell>
          <table:table-cell office:value="5" office:value-type="float"/>
          <table:table-cell office:value="331" office:value-type="float"/>
          <table:table-cell office:value-type="string">
            <text:p>нет</text:p>
          </table:table-cell>
          <table:table-cell table:style-name="Cell10"/>
          <table:table-cell table:number-columns-repeated="16377"/>
        </table:table-row>
        <table:table-row table:style-name="Row2" table:visibility="filter">
          <table:table-cell office:value="1171" office:value-type="float" table:style-name="Cell2"/>
          <table:table-cell office:value="45218" office:value-type="float" table:style-name="Cell3"/>
          <table:table-cell office:value-type="string" table:style-name="Cell2">
            <text:p>A35</text:p>
          </table:table-cell>
          <table:table-cell office:value="1" office:value-type="float" table:style-name="Cell2"/>
          <table:table-cell office:value="391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2" office:value-type="float" table:style-name="Cell2"/>
          <table:table-cell office:value="45218" office:value-type="float" table:style-name="Cell3"/>
          <table:table-cell office:value-type="string" table:style-name="Cell2">
            <text:p>A18</text:p>
          </table:table-cell>
          <table:table-cell office:value="4" office:value-type="float" table:style-name="Cell2"/>
          <table:table-cell office:value="324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3" office:value-type="float" table:style-name="Cell2"/>
          <table:table-cell office:value="45219" office:value-type="float" table:style-name="Cell3"/>
          <table:table-cell office:value-type="string" table:style-name="Cell2">
            <text:p>A43</text:p>
          </table:table-cell>
          <table:table-cell office:value="10" office:value-type="float" table:style-name="Cell2"/>
          <table:table-cell office:value="7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4" office:value-type="float" table:style-name="Cell2"/>
          <table:table-cell office:value="45219" office:value-type="float" table:style-name="Cell3"/>
          <table:table-cell office:value-type="string" table:style-name="Cell2">
            <text:p>A18</text:p>
          </table:table-cell>
          <table:table-cell office:value="6" office:value-type="float" table:style-name="Cell2"/>
          <table:table-cell office:value="240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5" office:value-type="float" table:style-name="Cell2"/>
          <table:table-cell office:value="45219" office:value-type="float" table:style-name="Cell3"/>
          <table:table-cell office:value-type="string" table:style-name="Cell2">
            <text:p>A43</text:p>
          </table:table-cell>
          <table:table-cell office:value="15" office:value-type="float" table:style-name="Cell2"/>
          <table:table-cell office:value="253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6" office:value-type="float" table:style-name="Cell2"/>
          <table:table-cell office:value="45219" office:value-type="float" table:style-name="Cell3"/>
          <table:table-cell office:value-type="string" table:style-name="Cell2">
            <text:p>A33</text:p>
          </table:table-cell>
          <table:table-cell office:value="3" office:value-type="float" table:style-name="Cell2"/>
          <table:table-cell office:value="219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7" office:value-type="float" table:style-name="Cell2"/>
          <table:table-cell office:value="45220" office:value-type="float" table:style-name="Cell3"/>
          <table:table-cell office:value-type="string" table:style-name="Cell2">
            <text:p>A58</text:p>
          </table:table-cell>
          <table:table-cell office:value="3" office:value-type="float" table:style-name="Cell2"/>
          <table:table-cell office:value="331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8" office:value-type="float" table:style-name="Cell2"/>
          <table:table-cell office:value="45220" office:value-type="float" table:style-name="Cell3"/>
          <table:table-cell office:value-type="string" table:style-name="Cell2">
            <text:p>A63</text:p>
          </table:table-cell>
          <table:table-cell office:value="1" office:value-type="float" table:style-name="Cell2"/>
          <table:table-cell office:value="99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79" office:value-type="float" table:style-name="Cell2"/>
          <table:table-cell office:value="45220" office:value-type="float" table:style-name="Cell3"/>
          <table:table-cell office:value-type="string" table:style-name="Cell2">
            <text:p>A65</text:p>
          </table:table-cell>
          <table:table-cell office:value="14" office:value-type="float" table:style-name="Cell2"/>
          <table:table-cell office:value="397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80" office:value-type="float" table:style-name="Cell2"/>
          <table:table-cell office:value="45220" office:value-type="float" table:style-name="Cell3"/>
          <table:table-cell office:value-type="string" table:style-name="Cell2">
            <text:p>A42</text:p>
          </table:table-cell>
          <table:table-cell office:value="6" office:value-type="float" table:style-name="Cell2"/>
          <table:table-cell office:value="91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81" office:value-type="float" table:style-name="Cell2"/>
          <table:table-cell office:value="45221" office:value-type="float" table:style-name="Cell3"/>
          <table:table-cell office:value-type="string" table:style-name="Cell2">
            <text:p>A49</text:p>
          </table:table-cell>
          <table:table-cell office:value="5" office:value-type="float" table:style-name="Cell2"/>
          <table:table-cell office:value="256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82" office:value-type="float" table:style-name="Cell2"/>
          <table:table-cell office:value="45221" office:value-type="float" table:style-name="Cell3"/>
          <table:table-cell office:value-type="string" table:style-name="Cell2">
            <text:p>A28</text:p>
          </table:table-cell>
          <table:table-cell office:value="10" office:value-type="float" table:style-name="Cell2"/>
          <table:table-cell office:value="403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83" office:value-type="float" table:style-name="Cell2"/>
          <table:table-cell office:value="45221" office:value-type="float" table:style-name="Cell3"/>
          <table:table-cell office:value-type="string" table:style-name="Cell2">
            <text:p>A29</text:p>
          </table:table-cell>
          <table:table-cell office:value="5" office:value-type="float" table:style-name="Cell2"/>
          <table:table-cell office:value="136" office:value-type="float" table:style-name="Cell2"/>
          <table:table-cell office:value-type="string" table:style-name="Cell5">
            <text:p>нет</text:p>
          </table:table-cell>
          <table:table-cell table:style-name="Cell6"/>
          <table:table-cell table:number-columns-repeated="16377" table:style-name="Cell6"/>
        </table:table-row>
        <table:table-row table:style-name="Row2" table:visibility="filter">
          <table:table-cell office:value="1184" office:value-type="float"/>
          <table:table-cell office:value="45221" office:value-type="float"/>
          <table:table-cell office:value-type="string" table:style-name="Cell2">
            <text:p>A21</text:p>
          </table:table-cell>
          <table:table-cell office:value="9" office:value-type="float"/>
          <table:table-cell office:value="365" office:value-type="float"/>
          <table:table-cell office:value-type="string">
            <text:p>к компании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5" office:value-type="float"/>
          <table:table-cell office:value="45222" office:value-type="float"/>
          <table:table-cell office:value-type="string" table:style-name="Cell2">
            <text:p>A63</text:p>
          </table:table-cell>
          <table:table-cell office:value="3" office:value-type="float"/>
          <table:table-cell office:value="30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6" office:value-type="float"/>
          <table:table-cell office:value="45222" office:value-type="float"/>
          <table:table-cell office:value-type="string" table:style-name="Cell2">
            <text:p>A15</text:p>
          </table:table-cell>
          <table:table-cell office:value="13" office:value-type="float"/>
          <table:table-cell office:value="2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7" office:value-type="float"/>
          <table:table-cell office:value="45222" office:value-type="float"/>
          <table:table-cell office:value-type="string" table:style-name="Cell2">
            <text:p>A36</text:p>
          </table:table-cell>
          <table:table-cell office:value="15" office:value-type="float"/>
          <table:table-cell office:value="3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8" office:value-type="float"/>
          <table:table-cell office:value="45222" office:value-type="float"/>
          <table:table-cell office:value-type="string" table:style-name="Cell2">
            <text:p>A46</text:p>
          </table:table-cell>
          <table:table-cell office:value="8" office:value-type="float"/>
          <table:table-cell office:value="36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89" office:value-type="float"/>
          <table:table-cell office:value="45223" office:value-type="float"/>
          <table:table-cell office:value-type="string" table:style-name="Cell2">
            <text:p>A46</text:p>
          </table:table-cell>
          <table:table-cell office:value="11" office:value-type="float"/>
          <table:table-cell office:value="2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0" office:value-type="float"/>
          <table:table-cell office:value="45223" office:value-type="float"/>
          <table:table-cell office:value-type="string" table:style-name="Cell2">
            <text:p>A56</text:p>
          </table:table-cell>
          <table:table-cell office:value="1" office:value-type="float"/>
          <table:table-cell office:value="2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1" office:value-type="float"/>
          <table:table-cell office:value="45223" office:value-type="float"/>
          <table:table-cell office:value-type="string" table:style-name="Cell2">
            <text:p>A36</text:p>
          </table:table-cell>
          <table:table-cell office:value="3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2" office:value-type="float"/>
          <table:table-cell office:value="45223" office:value-type="float"/>
          <table:table-cell office:value-type="string" table:style-name="Cell2">
            <text:p>A10</text:p>
          </table:table-cell>
          <table:table-cell office:value="4" office:value-type="float"/>
          <table:table-cell office:value="3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3" office:value-type="float"/>
          <table:table-cell office:value="45224" office:value-type="float"/>
          <table:table-cell office:value-type="string" table:style-name="Cell2">
            <text:p>A3</text:p>
          </table:table-cell>
          <table:table-cell office:value="12" office:value-type="float"/>
          <table:table-cell office:value="2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4" office:value-type="float"/>
          <table:table-cell office:value="45224" office:value-type="float"/>
          <table:table-cell office:value-type="string" table:style-name="Cell2">
            <text:p>A55</text:p>
          </table:table-cell>
          <table:table-cell office:value="1" office:value-type="float"/>
          <table:table-cell office:value="17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5" office:value-type="float"/>
          <table:table-cell office:value="45224" office:value-type="float"/>
          <table:table-cell office:value-type="string" table:style-name="Cell2">
            <text:p>A58</text:p>
          </table:table-cell>
          <table:table-cell office:value="3" office:value-type="float"/>
          <table:table-cell office:value="1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6" office:value-type="float"/>
          <table:table-cell office:value="45224" office:value-type="float"/>
          <table:table-cell office:value-type="string" table:style-name="Cell2">
            <text:p>A54</text:p>
          </table:table-cell>
          <table:table-cell office:value="2" office:value-type="float"/>
          <table:table-cell office:value="3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7" office:value-type="float"/>
          <table:table-cell office:value="45225" office:value-type="float"/>
          <table:table-cell office:value-type="string" table:style-name="Cell2">
            <text:p>A65</text:p>
          </table:table-cell>
          <table:table-cell office:value="15" office:value-type="float"/>
          <table:table-cell office:value="25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8" office:value-type="float"/>
          <table:table-cell office:value="45225" office:value-type="float"/>
          <table:table-cell office:value-type="string" table:style-name="Cell2">
            <text:p>A20</text:p>
          </table:table-cell>
          <table:table-cell office:value="11" office:value-type="float"/>
          <table:table-cell office:value="2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199" office:value-type="float"/>
          <table:table-cell office:value="45225" office:value-type="float"/>
          <table:table-cell office:value-type="string" table:style-name="Cell2">
            <text:p>A8</text:p>
          </table:table-cell>
          <table:table-cell office:value="7" office:value-type="float"/>
          <table:table-cell office:value="2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0" office:value-type="float"/>
          <table:table-cell office:value="45225" office:value-type="float"/>
          <table:table-cell office:value-type="string" table:style-name="Cell2">
            <text:p>A61</text:p>
          </table:table-cell>
          <table:table-cell office:value="14" office:value-type="float"/>
          <table:table-cell office:value="1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1" office:value-type="float"/>
          <table:table-cell office:value="45226" office:value-type="float"/>
          <table:table-cell office:value-type="string" table:style-name="Cell2">
            <text:p>A8</text:p>
          </table:table-cell>
          <table:table-cell office:value="12" office:value-type="float"/>
          <table:table-cell office:value="4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2" office:value-type="float"/>
          <table:table-cell office:value="45226" office:value-type="float"/>
          <table:table-cell office:value-type="string" table:style-name="Cell2">
            <text:p>A54</text:p>
          </table:table-cell>
          <table:table-cell office:value="10" office:value-type="float"/>
          <table:table-cell office:value="2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3" office:value-type="float"/>
          <table:table-cell office:value="45226" office:value-type="float"/>
          <table:table-cell office:value-type="string" table:style-name="Cell2">
            <text:p>A42</text:p>
          </table:table-cell>
          <table:table-cell office:value="13" office:value-type="float"/>
          <table:table-cell office:value="1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4" office:value-type="float"/>
          <table:table-cell office:value="45226" office:value-type="float"/>
          <table:table-cell office:value-type="string" table:style-name="Cell2">
            <text:p>A17</text:p>
          </table:table-cell>
          <table:table-cell office:value="2" office:value-type="float"/>
          <table:table-cell office:value="1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5" office:value-type="float"/>
          <table:table-cell office:value="45227" office:value-type="float"/>
          <table:table-cell office:value-type="string" table:style-name="Cell2">
            <text:p>A16</text:p>
          </table:table-cell>
          <table:table-cell office:value="7" office:value-type="float"/>
          <table:table-cell office:value="3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6" office:value-type="float"/>
          <table:table-cell office:value="45227" office:value-type="float"/>
          <table:table-cell office:value-type="string" table:style-name="Cell2">
            <text:p>A56</text:p>
          </table:table-cell>
          <table:table-cell office:value="15" office:value-type="float"/>
          <table:table-cell office:value="3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7" office:value-type="float"/>
          <table:table-cell office:value="45227" office:value-type="float"/>
          <table:table-cell office:value-type="string" table:style-name="Cell2">
            <text:p>A46</text:p>
          </table:table-cell>
          <table:table-cell office:value="1" office:value-type="float"/>
          <table:table-cell office:value="2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8" office:value-type="float"/>
          <table:table-cell office:value="45227" office:value-type="float"/>
          <table:table-cell office:value-type="string" table:style-name="Cell2">
            <text:p>A43</text:p>
          </table:table-cell>
          <table:table-cell office:value="5" office:value-type="float"/>
          <table:table-cell office:value="2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09" office:value-type="float"/>
          <table:table-cell office:value="45228" office:value-type="float"/>
          <table:table-cell office:value-type="string" table:style-name="Cell2">
            <text:p>A40</text:p>
          </table:table-cell>
          <table:table-cell office:value="15" office:value-type="float"/>
          <table:table-cell office:value="35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0" office:value-type="float"/>
          <table:table-cell office:value="45228" office:value-type="float"/>
          <table:table-cell office:value-type="string" table:style-name="Cell2">
            <text:p>A57</text:p>
          </table:table-cell>
          <table:table-cell office:value="3" office:value-type="float"/>
          <table:table-cell office:value="2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1" office:value-type="float"/>
          <table:table-cell office:value="45228" office:value-type="float"/>
          <table:table-cell office:value-type="string" table:style-name="Cell2">
            <text:p>A26</text:p>
          </table:table-cell>
          <table:table-cell office:value="14" office:value-type="float"/>
          <table:table-cell office:value="3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2" office:value-type="float"/>
          <table:table-cell office:value="45228" office:value-type="float"/>
          <table:table-cell office:value-type="string" table:style-name="Cell2">
            <text:p>A37</text:p>
          </table:table-cell>
          <table:table-cell office:value="7" office:value-type="float"/>
          <table:table-cell office:value="2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3" office:value-type="float"/>
          <table:table-cell office:value="45229" office:value-type="float"/>
          <table:table-cell office:value-type="string" table:style-name="Cell2">
            <text:p>A59</text:p>
          </table:table-cell>
          <table:table-cell office:value="15" office:value-type="float"/>
          <table:table-cell office:value="34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4" office:value-type="float"/>
          <table:table-cell office:value="45229" office:value-type="float"/>
          <table:table-cell office:value-type="string" table:style-name="Cell2">
            <text:p>A19</text:p>
          </table:table-cell>
          <table:table-cell office:value="13" office:value-type="float"/>
          <table:table-cell office:value="3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5" office:value-type="float"/>
          <table:table-cell office:value="45229" office:value-type="float"/>
          <table:table-cell office:value-type="string" table:style-name="Cell2">
            <text:p>A13</text:p>
          </table:table-cell>
          <table:table-cell office:value="4" office:value-type="float"/>
          <table:table-cell office:value="1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6" office:value-type="float"/>
          <table:table-cell office:value="45229" office:value-type="float"/>
          <table:table-cell office:value-type="string" table:style-name="Cell2">
            <text:p>A60</text:p>
          </table:table-cell>
          <table:table-cell office:value="15" office:value-type="float"/>
          <table:table-cell office:value="3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7" office:value-type="float"/>
          <table:table-cell office:value="45230" office:value-type="float"/>
          <table:table-cell office:value-type="string" table:style-name="Cell2">
            <text:p>A27</text:p>
          </table:table-cell>
          <table:table-cell office:value="9" office:value-type="float"/>
          <table:table-cell office:value="1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8" office:value-type="float"/>
          <table:table-cell office:value="45230" office:value-type="float"/>
          <table:table-cell office:value-type="string" table:style-name="Cell2">
            <text:p>A51</text:p>
          </table:table-cell>
          <table:table-cell office:value="3" office:value-type="float"/>
          <table:table-cell office:value="2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19" office:value-type="float"/>
          <table:table-cell office:value="45230" office:value-type="float"/>
          <table:table-cell office:value-type="string" table:style-name="Cell2">
            <text:p>A10</text:p>
          </table:table-cell>
          <table:table-cell office:value="12" office:value-type="float"/>
          <table:table-cell office:value="1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0" office:value-type="float"/>
          <table:table-cell office:value="45230" office:value-type="float"/>
          <table:table-cell office:value-type="string" table:style-name="Cell2">
            <text:p>A19</text:p>
          </table:table-cell>
          <table:table-cell office:value="2" office:value-type="float"/>
          <table:table-cell office:value="2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1" office:value-type="float"/>
          <table:table-cell office:value="45231" office:value-type="float"/>
          <table:table-cell office:value-type="string" table:style-name="Cell2">
            <text:p>A33</text:p>
          </table:table-cell>
          <table:table-cell office:value="2" office:value-type="float"/>
          <table:table-cell office:value="1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2" office:value-type="float"/>
          <table:table-cell office:value="45231" office:value-type="float"/>
          <table:table-cell office:value-type="string" table:style-name="Cell2">
            <text:p>A43</text:p>
          </table:table-cell>
          <table:table-cell office:value="7" office:value-type="float"/>
          <table:table-cell office:value="1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3" office:value-type="float"/>
          <table:table-cell office:value="45231" office:value-type="float"/>
          <table:table-cell office:value-type="string" table:style-name="Cell2">
            <text:p>A3</text:p>
          </table:table-cell>
          <table:table-cell office:value="11" office:value-type="float"/>
          <table:table-cell office:value="1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4" office:value-type="float"/>
          <table:table-cell office:value="45231" office:value-type="float"/>
          <table:table-cell office:value-type="string" table:style-name="Cell2">
            <text:p>A18</text:p>
          </table:table-cell>
          <table:table-cell office:value="10" office:value-type="float"/>
          <table:table-cell office:value="1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5" office:value-type="float"/>
          <table:table-cell office:value="45232" office:value-type="float"/>
          <table:table-cell office:value-type="string" table:style-name="Cell2">
            <text:p>A37</text:p>
          </table:table-cell>
          <table:table-cell office:value="5" office:value-type="float"/>
          <table:table-cell office:value="2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6" office:value-type="float"/>
          <table:table-cell office:value="45232" office:value-type="float"/>
          <table:table-cell office:value-type="string" table:style-name="Cell2">
            <text:p>A65</text:p>
          </table:table-cell>
          <table:table-cell office:value="11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7" office:value-type="float"/>
          <table:table-cell office:value="45232" office:value-type="float"/>
          <table:table-cell office:value-type="string" table:style-name="Cell2">
            <text:p>A46</text:p>
          </table:table-cell>
          <table:table-cell office:value="12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8" office:value-type="float"/>
          <table:table-cell office:value="45232" office:value-type="float"/>
          <table:table-cell office:value-type="string" table:style-name="Cell2">
            <text:p>A45</text:p>
          </table:table-cell>
          <table:table-cell office:value="10" office:value-type="float"/>
          <table:table-cell office:value="1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29" office:value-type="float"/>
          <table:table-cell office:value="45233" office:value-type="float"/>
          <table:table-cell office:value-type="string" table:style-name="Cell2">
            <text:p>A45</text:p>
          </table:table-cell>
          <table:table-cell office:value="9" office:value-type="float"/>
          <table:table-cell office:value="3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0" office:value-type="float"/>
          <table:table-cell office:value="45233" office:value-type="float"/>
          <table:table-cell office:value-type="string" table:style-name="Cell2">
            <text:p>A53</text:p>
          </table:table-cell>
          <table:table-cell office:value="9" office:value-type="float"/>
          <table:table-cell office:value="1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1" office:value-type="float"/>
          <table:table-cell office:value="45233" office:value-type="float"/>
          <table:table-cell office:value-type="string" table:style-name="Cell2">
            <text:p>A14</text:p>
          </table:table-cell>
          <table:table-cell office:value="8" office:value-type="float"/>
          <table:table-cell office:value="1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2" office:value-type="float"/>
          <table:table-cell office:value="45233" office:value-type="float"/>
          <table:table-cell office:value-type="string" table:style-name="Cell2">
            <text:p>A13</text:p>
          </table:table-cell>
          <table:table-cell office:value="10" office:value-type="float"/>
          <table:table-cell office:value="1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3" office:value-type="float"/>
          <table:table-cell office:value="45234" office:value-type="float"/>
          <table:table-cell office:value-type="string" table:style-name="Cell2">
            <text:p>A10</text:p>
          </table:table-cell>
          <table:table-cell office:value="15" office:value-type="float"/>
          <table:table-cell office:value="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4" office:value-type="float"/>
          <table:table-cell office:value="45234" office:value-type="float"/>
          <table:table-cell office:value-type="string" table:style-name="Cell2">
            <text:p>A2</text:p>
          </table:table-cell>
          <table:table-cell office:value="8" office:value-type="float"/>
          <table:table-cell office:value="11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5" office:value-type="float"/>
          <table:table-cell office:value="45234" office:value-type="float"/>
          <table:table-cell office:value-type="string" table:style-name="Cell2">
            <text:p>A56</text:p>
          </table:table-cell>
          <table:table-cell office:value="2" office:value-type="float"/>
          <table:table-cell office:value="1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6" office:value-type="float"/>
          <table:table-cell office:value="45234" office:value-type="float"/>
          <table:table-cell office:value-type="string" table:style-name="Cell2">
            <text:p>A3</text:p>
          </table:table-cell>
          <table:table-cell office:value="5" office:value-type="float"/>
          <table:table-cell office:value="3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7" office:value-type="float"/>
          <table:table-cell office:value="45235" office:value-type="float"/>
          <table:table-cell office:value-type="string" table:style-name="Cell2">
            <text:p>A3</text:p>
          </table:table-cell>
          <table:table-cell office:value="5" office:value-type="float"/>
          <table:table-cell office:value="1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8" office:value-type="float"/>
          <table:table-cell office:value="45235" office:value-type="float"/>
          <table:table-cell office:value-type="string" table:style-name="Cell2">
            <text:p>A42</text:p>
          </table:table-cell>
          <table:table-cell office:value="15" office:value-type="float"/>
          <table:table-cell office:value="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39" office:value-type="float"/>
          <table:table-cell office:value="45235" office:value-type="float"/>
          <table:table-cell office:value-type="string" table:style-name="Cell2">
            <text:p>A31</text:p>
          </table:table-cell>
          <table:table-cell office:value="2" office:value-type="float"/>
          <table:table-cell office:value="4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0" office:value-type="float"/>
          <table:table-cell office:value="45235" office:value-type="float"/>
          <table:table-cell office:value-type="string" table:style-name="Cell2">
            <text:p>A61</text:p>
          </table:table-cell>
          <table:table-cell office:value="5" office:value-type="float"/>
          <table:table-cell office:value="3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1" office:value-type="float"/>
          <table:table-cell office:value="45236" office:value-type="float"/>
          <table:table-cell office:value-type="string" table:style-name="Cell2">
            <text:p>A25</text:p>
          </table:table-cell>
          <table:table-cell office:value="2" office:value-type="float"/>
          <table:table-cell office:value="11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2" office:value-type="float"/>
          <table:table-cell office:value="45236" office:value-type="float"/>
          <table:table-cell office:value-type="string" table:style-name="Cell2">
            <text:p>A39</text:p>
          </table:table-cell>
          <table:table-cell office:value="8" office:value-type="float"/>
          <table:table-cell office:value="2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3" office:value-type="float"/>
          <table:table-cell office:value="45236" office:value-type="float"/>
          <table:table-cell office:value-type="string" table:style-name="Cell2">
            <text:p>A2</text:p>
          </table:table-cell>
          <table:table-cell office:value="14" office:value-type="float"/>
          <table:table-cell office:value="3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4" office:value-type="float"/>
          <table:table-cell office:value="45236" office:value-type="float"/>
          <table:table-cell office:value-type="string" table:style-name="Cell2">
            <text:p>A17</text:p>
          </table:table-cell>
          <table:table-cell office:value="13" office:value-type="float"/>
          <table:table-cell office:value="1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5" office:value-type="float"/>
          <table:table-cell office:value="45237" office:value-type="float"/>
          <table:table-cell office:value-type="string" table:style-name="Cell2">
            <text:p>A65</text:p>
          </table:table-cell>
          <table:table-cell office:value="14" office:value-type="float"/>
          <table:table-cell office:value="4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6" office:value-type="float"/>
          <table:table-cell office:value="45237" office:value-type="float"/>
          <table:table-cell office:value-type="string" table:style-name="Cell2">
            <text:p>A62</text:p>
          </table:table-cell>
          <table:table-cell office:value="5" office:value-type="float"/>
          <table:table-cell office:value="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7" office:value-type="float"/>
          <table:table-cell office:value="45237" office:value-type="float"/>
          <table:table-cell office:value-type="string" table:style-name="Cell2">
            <text:p>A25</text:p>
          </table:table-cell>
          <table:table-cell office:value="6" office:value-type="float"/>
          <table:table-cell office:value="2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8" office:value-type="float"/>
          <table:table-cell office:value="45237" office:value-type="float"/>
          <table:table-cell office:value-type="string" table:style-name="Cell2">
            <text:p>A53</text:p>
          </table:table-cell>
          <table:table-cell office:value="15" office:value-type="float"/>
          <table:table-cell office:value="40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49" office:value-type="float"/>
          <table:table-cell office:value="45238" office:value-type="float"/>
          <table:table-cell office:value-type="string" table:style-name="Cell2">
            <text:p>A5</text:p>
          </table:table-cell>
          <table:table-cell office:value="2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0" office:value-type="float"/>
          <table:table-cell office:value="45238" office:value-type="float"/>
          <table:table-cell office:value-type="string" table:style-name="Cell2">
            <text:p>A61</text:p>
          </table:table-cell>
          <table:table-cell office:value="4" office:value-type="float"/>
          <table:table-cell office:value="4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1" office:value-type="float"/>
          <table:table-cell office:value="45238" office:value-type="float"/>
          <table:table-cell office:value-type="string" table:style-name="Cell2">
            <text:p>A12</text:p>
          </table:table-cell>
          <table:table-cell office:value="12" office:value-type="float"/>
          <table:table-cell office:value="2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2" office:value-type="float"/>
          <table:table-cell office:value="45238" office:value-type="float"/>
          <table:table-cell office:value-type="string" table:style-name="Cell2">
            <text:p>A13</text:p>
          </table:table-cell>
          <table:table-cell office:value="11" office:value-type="float"/>
          <table:table-cell office:value="1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3" office:value-type="float"/>
          <table:table-cell office:value="45239" office:value-type="float"/>
          <table:table-cell office:value-type="string" table:style-name="Cell2">
            <text:p>A38</text:p>
          </table:table-cell>
          <table:table-cell office:value="7" office:value-type="float"/>
          <table:table-cell office:value="38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4" office:value-type="float"/>
          <table:table-cell office:value="45239" office:value-type="float"/>
          <table:table-cell office:value-type="string" table:style-name="Cell2">
            <text:p>A32</text:p>
          </table:table-cell>
          <table:table-cell office:value="2" office:value-type="float"/>
          <table:table-cell office:value="3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5" office:value-type="float"/>
          <table:table-cell office:value="45239" office:value-type="float"/>
          <table:table-cell office:value-type="string" table:style-name="Cell2">
            <text:p>A13</text:p>
          </table:table-cell>
          <table:table-cell office:value="2" office:value-type="float"/>
          <table:table-cell office:value="1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6" office:value-type="float"/>
          <table:table-cell office:value="45239" office:value-type="float"/>
          <table:table-cell office:value-type="string" table:style-name="Cell2">
            <text:p>A59</text:p>
          </table:table-cell>
          <table:table-cell office:value="3" office:value-type="float"/>
          <table:table-cell office:value="3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7" office:value-type="float"/>
          <table:table-cell office:value="45240" office:value-type="float"/>
          <table:table-cell office:value-type="string" table:style-name="Cell2">
            <text:p>A46</text:p>
          </table:table-cell>
          <table:table-cell office:value="3" office:value-type="float"/>
          <table:table-cell office:value="3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8" office:value-type="float"/>
          <table:table-cell office:value="45240" office:value-type="float"/>
          <table:table-cell office:value-type="string" table:style-name="Cell2">
            <text:p>A6</text:p>
          </table:table-cell>
          <table:table-cell office:value="11" office:value-type="float"/>
          <table:table-cell office:value="1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59" office:value-type="float"/>
          <table:table-cell office:value="45240" office:value-type="float"/>
          <table:table-cell office:value-type="string" table:style-name="Cell2">
            <text:p>A30</text:p>
          </table:table-cell>
          <table:table-cell office:value="1" office:value-type="float"/>
          <table:table-cell office:value="1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0" office:value-type="float"/>
          <table:table-cell office:value="45240" office:value-type="float"/>
          <table:table-cell office:value-type="string" table:style-name="Cell2">
            <text:p>A64</text:p>
          </table:table-cell>
          <table:table-cell office:value="6" office:value-type="float"/>
          <table:table-cell office:value="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1" office:value-type="float"/>
          <table:table-cell office:value="45241" office:value-type="float"/>
          <table:table-cell office:value-type="string" table:style-name="Cell2">
            <text:p>A21</text:p>
          </table:table-cell>
          <table:table-cell office:value="4" office:value-type="float"/>
          <table:table-cell office:value="2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2" office:value-type="float"/>
          <table:table-cell office:value="45241" office:value-type="float"/>
          <table:table-cell office:value-type="string" table:style-name="Cell2">
            <text:p>A33</text:p>
          </table:table-cell>
          <table:table-cell office:value="13" office:value-type="float"/>
          <table:table-cell office:value="34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3" office:value-type="float"/>
          <table:table-cell office:value="45241" office:value-type="float"/>
          <table:table-cell office:value-type="string" table:style-name="Cell2">
            <text:p>A60</text:p>
          </table:table-cell>
          <table:table-cell office:value="3" office:value-type="float"/>
          <table:table-cell office:value="14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4" office:value-type="float"/>
          <table:table-cell office:value="45241" office:value-type="float"/>
          <table:table-cell office:value-type="string" table:style-name="Cell2">
            <text:p>A56</text:p>
          </table:table-cell>
          <table:table-cell office:value="1" office:value-type="float"/>
          <table:table-cell office:value="4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5" office:value-type="float"/>
          <table:table-cell office:value="45242" office:value-type="float"/>
          <table:table-cell office:value-type="string" table:style-name="Cell2">
            <text:p>A2</text:p>
          </table:table-cell>
          <table:table-cell office:value="5" office:value-type="float"/>
          <table:table-cell office:value="11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6" office:value-type="float"/>
          <table:table-cell office:value="45242" office:value-type="float"/>
          <table:table-cell office:value-type="string" table:style-name="Cell2">
            <text:p>A21</text:p>
          </table:table-cell>
          <table:table-cell office:value="6" office:value-type="float"/>
          <table:table-cell office:value="2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7" office:value-type="float"/>
          <table:table-cell office:value="45242" office:value-type="float"/>
          <table:table-cell office:value-type="string" table:style-name="Cell2">
            <text:p>A40</text:p>
          </table:table-cell>
          <table:table-cell office:value="9" office:value-type="float"/>
          <table:table-cell office:value="1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8" office:value-type="float"/>
          <table:table-cell office:value="45242" office:value-type="float"/>
          <table:table-cell office:value-type="string" table:style-name="Cell2">
            <text:p>A36</text:p>
          </table:table-cell>
          <table:table-cell office:value="10" office:value-type="float"/>
          <table:table-cell office:value="1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69" office:value-type="float"/>
          <table:table-cell office:value="45243" office:value-type="float"/>
          <table:table-cell office:value-type="string" table:style-name="Cell2">
            <text:p>A20</text:p>
          </table:table-cell>
          <table:table-cell office:value="11" office:value-type="float"/>
          <table:table-cell office:value="15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0" office:value-type="float"/>
          <table:table-cell office:value="45243" office:value-type="float"/>
          <table:table-cell office:value-type="string" table:style-name="Cell2">
            <text:p>A14</text:p>
          </table:table-cell>
          <table:table-cell office:value="15" office:value-type="float"/>
          <table:table-cell office:value="26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1" office:value-type="float"/>
          <table:table-cell office:value="45243" office:value-type="float"/>
          <table:table-cell office:value-type="string" table:style-name="Cell2">
            <text:p>A38</text:p>
          </table:table-cell>
          <table:table-cell office:value="4" office:value-type="float"/>
          <table:table-cell office:value="4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2" office:value-type="float"/>
          <table:table-cell office:value="45243" office:value-type="float"/>
          <table:table-cell office:value-type="string" table:style-name="Cell2">
            <text:p>A12</text:p>
          </table:table-cell>
          <table:table-cell office:value="9" office:value-type="float"/>
          <table:table-cell office:value="22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3" office:value-type="float"/>
          <table:table-cell office:value="45244" office:value-type="float"/>
          <table:table-cell office:value-type="string" table:style-name="Cell2">
            <text:p>A7</text:p>
          </table:table-cell>
          <table:table-cell office:value="15" office:value-type="float"/>
          <table:table-cell office:value="2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4" office:value-type="float"/>
          <table:table-cell office:value="45244" office:value-type="float"/>
          <table:table-cell office:value-type="string" table:style-name="Cell2">
            <text:p>A63</text:p>
          </table:table-cell>
          <table:table-cell office:value="14" office:value-type="float"/>
          <table:table-cell office:value="3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5" office:value-type="float"/>
          <table:table-cell office:value="45244" office:value-type="float"/>
          <table:table-cell office:value-type="string" table:style-name="Cell2">
            <text:p>A49</text:p>
          </table:table-cell>
          <table:table-cell office:value="1" office:value-type="float"/>
          <table:table-cell office:value="1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6" office:value-type="float"/>
          <table:table-cell office:value="45244" office:value-type="float"/>
          <table:table-cell office:value-type="string" table:style-name="Cell2">
            <text:p>A18</text:p>
          </table:table-cell>
          <table:table-cell office:value="6" office:value-type="float"/>
          <table:table-cell office:value="2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7" office:value-type="float"/>
          <table:table-cell office:value="45245" office:value-type="float"/>
          <table:table-cell office:value-type="string" table:style-name="Cell2">
            <text:p>A5</text:p>
          </table:table-cell>
          <table:table-cell office:value="5" office:value-type="float"/>
          <table:table-cell office:value="1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8" office:value-type="float"/>
          <table:table-cell office:value="45245" office:value-type="float"/>
          <table:table-cell office:value-type="string" table:style-name="Cell2">
            <text:p>A25</text:p>
          </table:table-cell>
          <table:table-cell office:value="8" office:value-type="float"/>
          <table:table-cell office:value="1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79" office:value-type="float"/>
          <table:table-cell office:value="45245" office:value-type="float"/>
          <table:table-cell office:value-type="string" table:style-name="Cell2">
            <text:p>A34</text:p>
          </table:table-cell>
          <table:table-cell office:value="12" office:value-type="float"/>
          <table:table-cell office:value="2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0" office:value-type="float"/>
          <table:table-cell office:value="45245" office:value-type="float"/>
          <table:table-cell office:value-type="string" table:style-name="Cell2">
            <text:p>A34</text:p>
          </table:table-cell>
          <table:table-cell office:value="9" office:value-type="float"/>
          <table:table-cell office:value="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1" office:value-type="float"/>
          <table:table-cell office:value="45246" office:value-type="float"/>
          <table:table-cell office:value-type="string" table:style-name="Cell2">
            <text:p>A13</text:p>
          </table:table-cell>
          <table:table-cell office:value="12" office:value-type="float"/>
          <table:table-cell office:value="3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2" office:value-type="float"/>
          <table:table-cell office:value="45246" office:value-type="float"/>
          <table:table-cell office:value-type="string" table:style-name="Cell2">
            <text:p>A12</text:p>
          </table:table-cell>
          <table:table-cell office:value="11" office:value-type="float"/>
          <table:table-cell office:value="40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3" office:value-type="float"/>
          <table:table-cell office:value="45246" office:value-type="float"/>
          <table:table-cell office:value-type="string" table:style-name="Cell2">
            <text:p>A41</text:p>
          </table:table-cell>
          <table:table-cell office:value="2" office:value-type="float"/>
          <table:table-cell office:value="9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4" office:value-type="float"/>
          <table:table-cell office:value="45246" office:value-type="float"/>
          <table:table-cell office:value-type="string" table:style-name="Cell2">
            <text:p>A8</text:p>
          </table:table-cell>
          <table:table-cell office:value="1" office:value-type="float"/>
          <table:table-cell office:value="23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5" office:value-type="float"/>
          <table:table-cell office:value="45247" office:value-type="float"/>
          <table:table-cell office:value-type="string" table:style-name="Cell2">
            <text:p>A60</text:p>
          </table:table-cell>
          <table:table-cell office:value="2" office:value-type="float"/>
          <table:table-cell office:value="4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6" office:value-type="float"/>
          <table:table-cell office:value="45247" office:value-type="float"/>
          <table:table-cell office:value-type="string" table:style-name="Cell2">
            <text:p>A47</text:p>
          </table:table-cell>
          <table:table-cell office:value="6" office:value-type="float"/>
          <table:table-cell office:value="13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7" office:value-type="float"/>
          <table:table-cell office:value="45247" office:value-type="float"/>
          <table:table-cell office:value-type="string" table:style-name="Cell2">
            <text:p>A44</text:p>
          </table:table-cell>
          <table:table-cell office:value="9" office:value-type="float"/>
          <table:table-cell office:value="8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8" office:value-type="float"/>
          <table:table-cell office:value="45247" office:value-type="float"/>
          <table:table-cell office:value-type="string" table:style-name="Cell2">
            <text:p>A30</text:p>
          </table:table-cell>
          <table:table-cell office:value="15" office:value-type="float"/>
          <table:table-cell office:value="2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89" office:value-type="float"/>
          <table:table-cell office:value="45248" office:value-type="float"/>
          <table:table-cell office:value-type="string" table:style-name="Cell2">
            <text:p>A4</text:p>
          </table:table-cell>
          <table:table-cell office:value="13" office:value-type="float"/>
          <table:table-cell office:value="8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0" office:value-type="float"/>
          <table:table-cell office:value="45248" office:value-type="float"/>
          <table:table-cell office:value-type="string" table:style-name="Cell2">
            <text:p>A11</text:p>
          </table:table-cell>
          <table:table-cell office:value="8" office:value-type="float"/>
          <table:table-cell office:value="1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1" office:value-type="float"/>
          <table:table-cell office:value="45248" office:value-type="float"/>
          <table:table-cell office:value-type="string" table:style-name="Cell2">
            <text:p>A16</text:p>
          </table:table-cell>
          <table:table-cell office:value="8" office:value-type="float"/>
          <table:table-cell office:value="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2" office:value-type="float"/>
          <table:table-cell office:value="45248" office:value-type="float"/>
          <table:table-cell office:value-type="string" table:style-name="Cell2">
            <text:p>A47</text:p>
          </table:table-cell>
          <table:table-cell office:value="8" office:value-type="float"/>
          <table:table-cell office:value="15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3" office:value-type="float"/>
          <table:table-cell office:value="45249" office:value-type="float"/>
          <table:table-cell office:value-type="string" table:style-name="Cell2">
            <text:p>A51</text:p>
          </table:table-cell>
          <table:table-cell office:value="7" office:value-type="float"/>
          <table:table-cell office:value="3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4" office:value-type="float"/>
          <table:table-cell office:value="45249" office:value-type="float"/>
          <table:table-cell office:value-type="string" table:style-name="Cell2">
            <text:p>A21</text:p>
          </table:table-cell>
          <table:table-cell office:value="11" office:value-type="float"/>
          <table:table-cell office:value="4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5" office:value-type="float"/>
          <table:table-cell office:value="45249" office:value-type="float"/>
          <table:table-cell office:value-type="string" table:style-name="Cell2">
            <text:p>A38</text:p>
          </table:table-cell>
          <table:table-cell office:value="1" office:value-type="float"/>
          <table:table-cell office:value="3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6" office:value-type="float"/>
          <table:table-cell office:value="45249" office:value-type="float"/>
          <table:table-cell office:value-type="string" table:style-name="Cell2">
            <text:p>A18</text:p>
          </table:table-cell>
          <table:table-cell office:value="9" office:value-type="float"/>
          <table:table-cell office:value="2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7" office:value-type="float"/>
          <table:table-cell office:value="45250" office:value-type="float"/>
          <table:table-cell office:value-type="string" table:style-name="Cell2">
            <text:p>A1</text:p>
          </table:table-cell>
          <table:table-cell office:value="12" office:value-type="float"/>
          <table:table-cell office:value="2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8" office:value-type="float"/>
          <table:table-cell office:value="45250" office:value-type="float"/>
          <table:table-cell office:value-type="string" table:style-name="Cell2">
            <text:p>A20</text:p>
          </table:table-cell>
          <table:table-cell office:value="4" office:value-type="float"/>
          <table:table-cell office:value="17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299" office:value-type="float"/>
          <table:table-cell office:value="45250" office:value-type="float"/>
          <table:table-cell office:value-type="string" table:style-name="Cell2">
            <text:p>A11</text:p>
          </table:table-cell>
          <table:table-cell office:value="4" office:value-type="float"/>
          <table:table-cell office:value="1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0" office:value-type="float"/>
          <table:table-cell office:value="45250" office:value-type="float"/>
          <table:table-cell office:value-type="string" table:style-name="Cell2">
            <text:p>A53</text:p>
          </table:table-cell>
          <table:table-cell office:value="15" office:value-type="float"/>
          <table:table-cell office:value="1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1" office:value-type="float"/>
          <table:table-cell office:value="45251" office:value-type="float"/>
          <table:table-cell office:value-type="string" table:style-name="Cell2">
            <text:p>A32</text:p>
          </table:table-cell>
          <table:table-cell office:value="13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2" office:value-type="float"/>
          <table:table-cell office:value="45251" office:value-type="float"/>
          <table:table-cell office:value-type="string" table:style-name="Cell2">
            <text:p>A24</text:p>
          </table:table-cell>
          <table:table-cell office:value="2" office:value-type="float"/>
          <table:table-cell office:value="3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3" office:value-type="float"/>
          <table:table-cell office:value="45251" office:value-type="float"/>
          <table:table-cell office:value-type="string" table:style-name="Cell2">
            <text:p>A6</text:p>
          </table:table-cell>
          <table:table-cell office:value="14" office:value-type="float"/>
          <table:table-cell office:value="38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4" office:value-type="float"/>
          <table:table-cell office:value="45251" office:value-type="float"/>
          <table:table-cell office:value-type="string" table:style-name="Cell2">
            <text:p>A12</text:p>
          </table:table-cell>
          <table:table-cell office:value="7" office:value-type="float"/>
          <table:table-cell office:value="41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5" office:value-type="float"/>
          <table:table-cell office:value="45252" office:value-type="float"/>
          <table:table-cell office:value-type="string" table:style-name="Cell2">
            <text:p>A47</text:p>
          </table:table-cell>
          <table:table-cell office:value="11" office:value-type="float"/>
          <table:table-cell office:value="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6" office:value-type="float"/>
          <table:table-cell office:value="45252" office:value-type="float"/>
          <table:table-cell office:value-type="string" table:style-name="Cell2">
            <text:p>A58</text:p>
          </table:table-cell>
          <table:table-cell office:value="15" office:value-type="float"/>
          <table:table-cell office:value="3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7" office:value-type="float"/>
          <table:table-cell office:value="45252" office:value-type="float"/>
          <table:table-cell office:value-type="string" table:style-name="Cell2">
            <text:p>A12</text:p>
          </table:table-cell>
          <table:table-cell office:value="5" office:value-type="float"/>
          <table:table-cell office:value="3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8" office:value-type="float"/>
          <table:table-cell office:value="45252" office:value-type="float"/>
          <table:table-cell office:value-type="string" table:style-name="Cell2">
            <text:p>A59</text:p>
          </table:table-cell>
          <table:table-cell office:value="7" office:value-type="float"/>
          <table:table-cell office:value="2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09" office:value-type="float"/>
          <table:table-cell office:value="45253" office:value-type="float"/>
          <table:table-cell office:value-type="string" table:style-name="Cell2">
            <text:p>A20</text:p>
          </table:table-cell>
          <table:table-cell office:value="14" office:value-type="float"/>
          <table:table-cell office:value="3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0" office:value-type="float"/>
          <table:table-cell office:value="45253" office:value-type="float"/>
          <table:table-cell office:value-type="string" table:style-name="Cell2">
            <text:p>A27</text:p>
          </table:table-cell>
          <table:table-cell office:value="5" office:value-type="float"/>
          <table:table-cell office:value="2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1" office:value-type="float"/>
          <table:table-cell office:value="45253" office:value-type="float"/>
          <table:table-cell office:value-type="string" table:style-name="Cell2">
            <text:p>A58</text:p>
          </table:table-cell>
          <table:table-cell office:value="10" office:value-type="float"/>
          <table:table-cell office:value="1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2" office:value-type="float"/>
          <table:table-cell office:value="45253" office:value-type="float"/>
          <table:table-cell office:value-type="string" table:style-name="Cell2">
            <text:p>A22</text:p>
          </table:table-cell>
          <table:table-cell office:value="13" office:value-type="float"/>
          <table:table-cell office:value="1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3" office:value-type="float"/>
          <table:table-cell office:value="45254" office:value-type="float"/>
          <table:table-cell office:value-type="string" table:style-name="Cell2">
            <text:p>A20</text:p>
          </table:table-cell>
          <table:table-cell office:value="13" office:value-type="float"/>
          <table:table-cell office:value="39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4" office:value-type="float"/>
          <table:table-cell office:value="45254" office:value-type="float"/>
          <table:table-cell office:value-type="string" table:style-name="Cell2">
            <text:p>A27</text:p>
          </table:table-cell>
          <table:table-cell office:value="14" office:value-type="float"/>
          <table:table-cell office:value="24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5" office:value-type="float"/>
          <table:table-cell office:value="45254" office:value-type="float"/>
          <table:table-cell office:value-type="string" table:style-name="Cell2">
            <text:p>A7</text:p>
          </table:table-cell>
          <table:table-cell office:value="15" office:value-type="float"/>
          <table:table-cell office:value="35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6" office:value-type="float"/>
          <table:table-cell office:value="45254" office:value-type="float"/>
          <table:table-cell office:value-type="string" table:style-name="Cell2">
            <text:p>A4</text:p>
          </table:table-cell>
          <table:table-cell office:value="10" office:value-type="float"/>
          <table:table-cell office:value="1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7" office:value-type="float"/>
          <table:table-cell office:value="45255" office:value-type="float"/>
          <table:table-cell office:value-type="string" table:style-name="Cell2">
            <text:p>A53</text:p>
          </table:table-cell>
          <table:table-cell office:value="14" office:value-type="float"/>
          <table:table-cell office:value="2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8" office:value-type="float"/>
          <table:table-cell office:value="45255" office:value-type="float"/>
          <table:table-cell office:value-type="string" table:style-name="Cell2">
            <text:p>A11</text:p>
          </table:table-cell>
          <table:table-cell office:value="10" office:value-type="float"/>
          <table:table-cell office:value="39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19" office:value-type="float"/>
          <table:table-cell office:value="45255" office:value-type="float"/>
          <table:table-cell office:value-type="string" table:style-name="Cell2">
            <text:p>A52</text:p>
          </table:table-cell>
          <table:table-cell office:value="13" office:value-type="float"/>
          <table:table-cell office:value="3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0" office:value-type="float"/>
          <table:table-cell office:value="45255" office:value-type="float"/>
          <table:table-cell office:value-type="string" table:style-name="Cell2">
            <text:p>A19</text:p>
          </table:table-cell>
          <table:table-cell office:value="6" office:value-type="float"/>
          <table:table-cell office:value="4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1" office:value-type="float"/>
          <table:table-cell office:value="45256" office:value-type="float"/>
          <table:table-cell office:value-type="string" table:style-name="Cell2">
            <text:p>A19</text:p>
          </table:table-cell>
          <table:table-cell office:value="15" office:value-type="float"/>
          <table:table-cell office:value="269" office:value-type="float"/>
          <table:table-cell office:value-type="string">
            <text:p>к клиенту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2" office:value-type="float"/>
          <table:table-cell office:value="45256" office:value-type="float"/>
          <table:table-cell office:value-type="string" table:style-name="Cell2">
            <text:p>A12</text:p>
          </table:table-cell>
          <table:table-cell office:value="6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3" office:value-type="float"/>
          <table:table-cell office:value="45256" office:value-type="float"/>
          <table:table-cell office:value-type="string" table:style-name="Cell2">
            <text:p>A15</text:p>
          </table:table-cell>
          <table:table-cell office:value="6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4" office:value-type="float"/>
          <table:table-cell office:value="45256" office:value-type="float"/>
          <table:table-cell office:value-type="string" table:style-name="Cell2">
            <text:p>A65</text:p>
          </table:table-cell>
          <table:table-cell office:value="12" office:value-type="float"/>
          <table:table-cell office:value="1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5" office:value-type="float"/>
          <table:table-cell office:value="45257" office:value-type="float"/>
          <table:table-cell office:value-type="string" table:style-name="Cell2">
            <text:p>A60</text:p>
          </table:table-cell>
          <table:table-cell office:value="5" office:value-type="float"/>
          <table:table-cell office:value="1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6" office:value-type="float"/>
          <table:table-cell office:value="45257" office:value-type="float"/>
          <table:table-cell office:value-type="string" table:style-name="Cell2">
            <text:p>A17</text:p>
          </table:table-cell>
          <table:table-cell office:value="12" office:value-type="float"/>
          <table:table-cell office:value="15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7" office:value-type="float"/>
          <table:table-cell office:value="45257" office:value-type="float"/>
          <table:table-cell office:value-type="string" table:style-name="Cell2">
            <text:p>A54</text:p>
          </table:table-cell>
          <table:table-cell office:value="13" office:value-type="float"/>
          <table:table-cell office:value="3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8" office:value-type="float"/>
          <table:table-cell office:value="45257" office:value-type="float"/>
          <table:table-cell office:value-type="string" table:style-name="Cell2">
            <text:p>A63</text:p>
          </table:table-cell>
          <table:table-cell office:value="9" office:value-type="float"/>
          <table:table-cell office:value="2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29" office:value-type="float"/>
          <table:table-cell office:value="45258" office:value-type="float"/>
          <table:table-cell office:value-type="string" table:style-name="Cell2">
            <text:p>A32</text:p>
          </table:table-cell>
          <table:table-cell office:value="12" office:value-type="float"/>
          <table:table-cell office:value="3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0" office:value-type="float"/>
          <table:table-cell office:value="45258" office:value-type="float"/>
          <table:table-cell office:value-type="string" table:style-name="Cell2">
            <text:p>A38</text:p>
          </table:table-cell>
          <table:table-cell office:value="6" office:value-type="float"/>
          <table:table-cell office:value="3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1" office:value-type="float"/>
          <table:table-cell office:value="45258" office:value-type="float"/>
          <table:table-cell office:value-type="string" table:style-name="Cell2">
            <text:p>A15</text:p>
          </table:table-cell>
          <table:table-cell office:value="8" office:value-type="float"/>
          <table:table-cell office:value="39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2" office:value-type="float"/>
          <table:table-cell office:value="45258" office:value-type="float"/>
          <table:table-cell office:value-type="string" table:style-name="Cell2">
            <text:p>A61</text:p>
          </table:table-cell>
          <table:table-cell office:value="1" office:value-type="float"/>
          <table:table-cell office:value="4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3" office:value-type="float"/>
          <table:table-cell office:value="45259" office:value-type="float"/>
          <table:table-cell office:value-type="string" table:style-name="Cell2">
            <text:p>A15</text:p>
          </table:table-cell>
          <table:table-cell office:value="5" office:value-type="float"/>
          <table:table-cell office:value="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4" office:value-type="float"/>
          <table:table-cell office:value="45259" office:value-type="float"/>
          <table:table-cell office:value-type="string" table:style-name="Cell2">
            <text:p>A15</text:p>
          </table:table-cell>
          <table:table-cell office:value="2" office:value-type="float"/>
          <table:table-cell office:value="39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5" office:value-type="float"/>
          <table:table-cell office:value="45259" office:value-type="float"/>
          <table:table-cell office:value-type="string" table:style-name="Cell2">
            <text:p>A34</text:p>
          </table:table-cell>
          <table:table-cell office:value="4" office:value-type="float"/>
          <table:table-cell office:value="102" office:value-type="float"/>
          <table:table-cell office:value-type="string">
            <text:p>к компании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6" office:value-type="float"/>
          <table:table-cell office:value="45259" office:value-type="float"/>
          <table:table-cell office:value-type="string" table:style-name="Cell2">
            <text:p>A47</text:p>
          </table:table-cell>
          <table:table-cell office:value="4" office:value-type="float"/>
          <table:table-cell office:value="3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7" office:value-type="float"/>
          <table:table-cell office:value="45260" office:value-type="float"/>
          <table:table-cell office:value-type="string" table:style-name="Cell2">
            <text:p>A52</text:p>
          </table:table-cell>
          <table:table-cell office:value="5" office:value-type="float"/>
          <table:table-cell office:value="43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8" office:value-type="float"/>
          <table:table-cell office:value="45260" office:value-type="float"/>
          <table:table-cell office:value-type="string" table:style-name="Cell2">
            <text:p>A35</text:p>
          </table:table-cell>
          <table:table-cell office:value="8" office:value-type="float"/>
          <table:table-cell office:value="1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39" office:value-type="float"/>
          <table:table-cell office:value="45260" office:value-type="float"/>
          <table:table-cell office:value-type="string" table:style-name="Cell2">
            <text:p>A27</text:p>
          </table:table-cell>
          <table:table-cell office:value="1" office:value-type="float"/>
          <table:table-cell office:value="1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0" office:value-type="float"/>
          <table:table-cell office:value="45260" office:value-type="float"/>
          <table:table-cell office:value-type="string" table:style-name="Cell2">
            <text:p>A49</text:p>
          </table:table-cell>
          <table:table-cell office:value="3" office:value-type="float"/>
          <table:table-cell office:value="4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1" office:value-type="float"/>
          <table:table-cell office:value="45261" office:value-type="float"/>
          <table:table-cell office:value-type="string" table:style-name="Cell2">
            <text:p>A60</text:p>
          </table:table-cell>
          <table:table-cell office:value="1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2" office:value-type="float"/>
          <table:table-cell office:value="45261" office:value-type="float"/>
          <table:table-cell office:value-type="string" table:style-name="Cell2">
            <text:p>A18</text:p>
          </table:table-cell>
          <table:table-cell office:value="4" office:value-type="float"/>
          <table:table-cell office:value="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3" office:value-type="float"/>
          <table:table-cell office:value="45261" office:value-type="float"/>
          <table:table-cell office:value-type="string" table:style-name="Cell2">
            <text:p>A19</text:p>
          </table:table-cell>
          <table:table-cell office:value="13" office:value-type="float"/>
          <table:table-cell office:value="30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4" office:value-type="float"/>
          <table:table-cell office:value="45261" office:value-type="float"/>
          <table:table-cell office:value-type="string" table:style-name="Cell2">
            <text:p>A64</text:p>
          </table:table-cell>
          <table:table-cell office:value="12" office:value-type="float"/>
          <table:table-cell office:value="2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5" office:value-type="float"/>
          <table:table-cell office:value="45262" office:value-type="float"/>
          <table:table-cell office:value-type="string" table:style-name="Cell2">
            <text:p>A11</text:p>
          </table:table-cell>
          <table:table-cell office:value="15" office:value-type="float"/>
          <table:table-cell office:value="3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6" office:value-type="float"/>
          <table:table-cell office:value="45262" office:value-type="float"/>
          <table:table-cell office:value-type="string" table:style-name="Cell2">
            <text:p>A34</text:p>
          </table:table-cell>
          <table:table-cell office:value="15" office:value-type="float"/>
          <table:table-cell office:value="2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7" office:value-type="float"/>
          <table:table-cell office:value="45262" office:value-type="float"/>
          <table:table-cell office:value-type="string" table:style-name="Cell2">
            <text:p>A7</text:p>
          </table:table-cell>
          <table:table-cell office:value="5" office:value-type="float"/>
          <table:table-cell office:value="21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8" office:value-type="float"/>
          <table:table-cell office:value="45262" office:value-type="float"/>
          <table:table-cell office:value-type="string" table:style-name="Cell2">
            <text:p>A13</text:p>
          </table:table-cell>
          <table:table-cell office:value="11" office:value-type="float"/>
          <table:table-cell office:value="26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49" office:value-type="float"/>
          <table:table-cell office:value="45263" office:value-type="float"/>
          <table:table-cell office:value-type="string" table:style-name="Cell2">
            <text:p>A48</text:p>
          </table:table-cell>
          <table:table-cell office:value="6" office:value-type="float"/>
          <table:table-cell office:value="10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0" office:value-type="float"/>
          <table:table-cell office:value="45263" office:value-type="float"/>
          <table:table-cell office:value-type="string" table:style-name="Cell2">
            <text:p>A57</text:p>
          </table:table-cell>
          <table:table-cell office:value="11" office:value-type="float"/>
          <table:table-cell office:value="15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1" office:value-type="float"/>
          <table:table-cell office:value="45263" office:value-type="float"/>
          <table:table-cell office:value-type="string" table:style-name="Cell2">
            <text:p>A49</text:p>
          </table:table-cell>
          <table:table-cell office:value="3" office:value-type="float"/>
          <table:table-cell office:value="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2" office:value-type="float"/>
          <table:table-cell office:value="45263" office:value-type="float"/>
          <table:table-cell office:value-type="string" table:style-name="Cell2">
            <text:p>A42</text:p>
          </table:table-cell>
          <table:table-cell office:value="15" office:value-type="float"/>
          <table:table-cell office:value="3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3" office:value-type="float"/>
          <table:table-cell office:value="45264" office:value-type="float"/>
          <table:table-cell office:value-type="string" table:style-name="Cell2">
            <text:p>A55</text:p>
          </table:table-cell>
          <table:table-cell office:value="11" office:value-type="float"/>
          <table:table-cell office:value="16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4" office:value-type="float"/>
          <table:table-cell office:value="45264" office:value-type="float"/>
          <table:table-cell office:value-type="string" table:style-name="Cell2">
            <text:p>A62</text:p>
          </table:table-cell>
          <table:table-cell office:value="1" office:value-type="float"/>
          <table:table-cell office:value="4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5" office:value-type="float"/>
          <table:table-cell office:value="45264" office:value-type="float"/>
          <table:table-cell office:value-type="string" table:style-name="Cell2">
            <text:p>A50</text:p>
          </table:table-cell>
          <table:table-cell office:value="7" office:value-type="float"/>
          <table:table-cell office:value="10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6" office:value-type="float"/>
          <table:table-cell office:value="45264" office:value-type="float"/>
          <table:table-cell office:value-type="string" table:style-name="Cell2">
            <text:p>A1</text:p>
          </table:table-cell>
          <table:table-cell office:value="6" office:value-type="float"/>
          <table:table-cell office:value="1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7" office:value-type="float"/>
          <table:table-cell office:value="45265" office:value-type="float"/>
          <table:table-cell office:value-type="string" table:style-name="Cell2">
            <text:p>A28</text:p>
          </table:table-cell>
          <table:table-cell office:value="15" office:value-type="float"/>
          <table:table-cell office:value="1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8" office:value-type="float"/>
          <table:table-cell office:value="45265" office:value-type="float"/>
          <table:table-cell office:value-type="string" table:style-name="Cell2">
            <text:p>A44</text:p>
          </table:table-cell>
          <table:table-cell office:value="14" office:value-type="float"/>
          <table:table-cell office:value="35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59" office:value-type="float"/>
          <table:table-cell office:value="45265" office:value-type="float"/>
          <table:table-cell office:value-type="string" table:style-name="Cell2">
            <text:p>A48</text:p>
          </table:table-cell>
          <table:table-cell office:value="7" office:value-type="float"/>
          <table:table-cell office:value="36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0" office:value-type="float"/>
          <table:table-cell office:value="45265" office:value-type="float"/>
          <table:table-cell office:value-type="string" table:style-name="Cell2">
            <text:p>A47</text:p>
          </table:table-cell>
          <table:table-cell office:value="14" office:value-type="float"/>
          <table:table-cell office:value="28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1" office:value-type="float"/>
          <table:table-cell office:value="45266" office:value-type="float"/>
          <table:table-cell office:value-type="string" table:style-name="Cell2">
            <text:p>A12</text:p>
          </table:table-cell>
          <table:table-cell office:value="6" office:value-type="float"/>
          <table:table-cell office:value="3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2" office:value-type="float"/>
          <table:table-cell office:value="45266" office:value-type="float"/>
          <table:table-cell office:value-type="string" table:style-name="Cell2">
            <text:p>A61</text:p>
          </table:table-cell>
          <table:table-cell office:value="7" office:value-type="float"/>
          <table:table-cell office:value="3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3" office:value-type="float"/>
          <table:table-cell office:value="45266" office:value-type="float"/>
          <table:table-cell office:value-type="string" table:style-name="Cell2">
            <text:p>A57</text:p>
          </table:table-cell>
          <table:table-cell office:value="7" office:value-type="float"/>
          <table:table-cell office:value="29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4" office:value-type="float"/>
          <table:table-cell office:value="45266" office:value-type="float"/>
          <table:table-cell office:value-type="string" table:style-name="Cell2">
            <text:p>A11</text:p>
          </table:table-cell>
          <table:table-cell office:value="1" office:value-type="float"/>
          <table:table-cell office:value="1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5" office:value-type="float"/>
          <table:table-cell office:value="45267" office:value-type="float"/>
          <table:table-cell office:value-type="string" table:style-name="Cell2">
            <text:p>A37</text:p>
          </table:table-cell>
          <table:table-cell office:value="9" office:value-type="float"/>
          <table:table-cell office:value="3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6" office:value-type="float"/>
          <table:table-cell office:value="45267" office:value-type="float"/>
          <table:table-cell office:value-type="string" table:style-name="Cell2">
            <text:p>A46</text:p>
          </table:table-cell>
          <table:table-cell office:value="13" office:value-type="float"/>
          <table:table-cell office:value="2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7" office:value-type="float"/>
          <table:table-cell office:value="45267" office:value-type="float"/>
          <table:table-cell office:value-type="string" table:style-name="Cell2">
            <text:p>A57</text:p>
          </table:table-cell>
          <table:table-cell office:value="5" office:value-type="float"/>
          <table:table-cell office:value="1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8" office:value-type="float"/>
          <table:table-cell office:value="45267" office:value-type="float"/>
          <table:table-cell office:value-type="string" table:style-name="Cell2">
            <text:p>A61</text:p>
          </table:table-cell>
          <table:table-cell office:value="6" office:value-type="float"/>
          <table:table-cell office:value="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69" office:value-type="float"/>
          <table:table-cell office:value="45268" office:value-type="float"/>
          <table:table-cell office:value-type="string" table:style-name="Cell2">
            <text:p>A22</text:p>
          </table:table-cell>
          <table:table-cell office:value="11" office:value-type="float"/>
          <table:table-cell office:value="1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0" office:value-type="float"/>
          <table:table-cell office:value="45268" office:value-type="float"/>
          <table:table-cell office:value-type="string" table:style-name="Cell2">
            <text:p>A49</text:p>
          </table:table-cell>
          <table:table-cell office:value="3" office:value-type="float"/>
          <table:table-cell office:value="8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1" office:value-type="float"/>
          <table:table-cell office:value="45268" office:value-type="float"/>
          <table:table-cell office:value-type="string" table:style-name="Cell2">
            <text:p>A28</text:p>
          </table:table-cell>
          <table:table-cell office:value="10" office:value-type="float"/>
          <table:table-cell office:value="3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2" office:value-type="float"/>
          <table:table-cell office:value="45268" office:value-type="float"/>
          <table:table-cell office:value-type="string" table:style-name="Cell2">
            <text:p>A23</text:p>
          </table:table-cell>
          <table:table-cell office:value="13" office:value-type="float"/>
          <table:table-cell office:value="44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3" office:value-type="float"/>
          <table:table-cell office:value="45269" office:value-type="float"/>
          <table:table-cell office:value-type="string" table:style-name="Cell2">
            <text:p>A34</text:p>
          </table:table-cell>
          <table:table-cell office:value="4" office:value-type="float"/>
          <table:table-cell office:value="1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4" office:value-type="float"/>
          <table:table-cell office:value="45269" office:value-type="float"/>
          <table:table-cell office:value-type="string" table:style-name="Cell2">
            <text:p>A50</text:p>
          </table:table-cell>
          <table:table-cell office:value="10" office:value-type="float"/>
          <table:table-cell office:value="3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5" office:value-type="float"/>
          <table:table-cell office:value="45269" office:value-type="float"/>
          <table:table-cell office:value-type="string" table:style-name="Cell2">
            <text:p>A40</text:p>
          </table:table-cell>
          <table:table-cell office:value="12" office:value-type="float"/>
          <table:table-cell office:value="4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6" office:value-type="float"/>
          <table:table-cell office:value="45269" office:value-type="float"/>
          <table:table-cell office:value-type="string" table:style-name="Cell2">
            <text:p>A22</text:p>
          </table:table-cell>
          <table:table-cell office:value="1" office:value-type="float"/>
          <table:table-cell office:value="4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7" office:value-type="float"/>
          <table:table-cell office:value="45270" office:value-type="float"/>
          <table:table-cell office:value-type="string" table:style-name="Cell2">
            <text:p>A10</text:p>
          </table:table-cell>
          <table:table-cell office:value="15" office:value-type="float"/>
          <table:table-cell office:value="4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8" office:value-type="float"/>
          <table:table-cell office:value="45270" office:value-type="float"/>
          <table:table-cell office:value-type="string" table:style-name="Cell2">
            <text:p>A7</text:p>
          </table:table-cell>
          <table:table-cell office:value="9" office:value-type="float"/>
          <table:table-cell office:value="2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79" office:value-type="float"/>
          <table:table-cell office:value="45270" office:value-type="float"/>
          <table:table-cell office:value-type="string" table:style-name="Cell2">
            <text:p>A28</text:p>
          </table:table-cell>
          <table:table-cell office:value="13" office:value-type="float"/>
          <table:table-cell office:value="42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0" office:value-type="float"/>
          <table:table-cell office:value="45270" office:value-type="float"/>
          <table:table-cell office:value-type="string" table:style-name="Cell2">
            <text:p>A28</text:p>
          </table:table-cell>
          <table:table-cell office:value="3" office:value-type="float"/>
          <table:table-cell office:value="2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1" office:value-type="float"/>
          <table:table-cell office:value="45271" office:value-type="float"/>
          <table:table-cell office:value-type="string" table:style-name="Cell2">
            <text:p>A47</text:p>
          </table:table-cell>
          <table:table-cell office:value="7" office:value-type="float"/>
          <table:table-cell office:value="3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2" office:value-type="float"/>
          <table:table-cell office:value="45271" office:value-type="float"/>
          <table:table-cell office:value-type="string" table:style-name="Cell2">
            <text:p>A7</text:p>
          </table:table-cell>
          <table:table-cell office:value="3" office:value-type="float"/>
          <table:table-cell office:value="19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3" office:value-type="float"/>
          <table:table-cell office:value="45271" office:value-type="float"/>
          <table:table-cell office:value-type="string" table:style-name="Cell2">
            <text:p>A50</text:p>
          </table:table-cell>
          <table:table-cell office:value="11" office:value-type="float"/>
          <table:table-cell office:value="3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4" office:value-type="float"/>
          <table:table-cell office:value="45271" office:value-type="float"/>
          <table:table-cell office:value-type="string" table:style-name="Cell2">
            <text:p>A28</text:p>
          </table:table-cell>
          <table:table-cell office:value="6" office:value-type="float"/>
          <table:table-cell office:value="44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5" office:value-type="float"/>
          <table:table-cell office:value="45272" office:value-type="float"/>
          <table:table-cell office:value-type="string" table:style-name="Cell2">
            <text:p>A34</text:p>
          </table:table-cell>
          <table:table-cell office:value="1" office:value-type="float"/>
          <table:table-cell office:value="2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6" office:value-type="float"/>
          <table:table-cell office:value="45272" office:value-type="float"/>
          <table:table-cell office:value-type="string" table:style-name="Cell2">
            <text:p>A15</text:p>
          </table:table-cell>
          <table:table-cell office:value="11" office:value-type="float"/>
          <table:table-cell office:value="29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7" office:value-type="float"/>
          <table:table-cell office:value="45272" office:value-type="float"/>
          <table:table-cell office:value-type="string" table:style-name="Cell2">
            <text:p>A58</text:p>
          </table:table-cell>
          <table:table-cell office:value="5" office:value-type="float"/>
          <table:table-cell office:value="4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8" office:value-type="float"/>
          <table:table-cell office:value="45272" office:value-type="float"/>
          <table:table-cell office:value-type="string" table:style-name="Cell2">
            <text:p>A35</text:p>
          </table:table-cell>
          <table:table-cell office:value="12" office:value-type="float"/>
          <table:table-cell office:value="26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89" office:value-type="float"/>
          <table:table-cell office:value="45273" office:value-type="float"/>
          <table:table-cell office:value-type="string" table:style-name="Cell2">
            <text:p>A24</text:p>
          </table:table-cell>
          <table:table-cell office:value="2" office:value-type="float"/>
          <table:table-cell office:value="28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0" office:value-type="float"/>
          <table:table-cell office:value="45273" office:value-type="float"/>
          <table:table-cell office:value-type="string" table:style-name="Cell2">
            <text:p>A56</text:p>
          </table:table-cell>
          <table:table-cell office:value="7" office:value-type="float"/>
          <table:table-cell office:value="2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1" office:value-type="float"/>
          <table:table-cell office:value="45273" office:value-type="float"/>
          <table:table-cell office:value-type="string" table:style-name="Cell2">
            <text:p>A11</text:p>
          </table:table-cell>
          <table:table-cell office:value="10" office:value-type="float"/>
          <table:table-cell office:value="42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2" office:value-type="float"/>
          <table:table-cell office:value="45273" office:value-type="float"/>
          <table:table-cell office:value-type="string" table:style-name="Cell2">
            <text:p>A4</text:p>
          </table:table-cell>
          <table:table-cell office:value="10" office:value-type="float"/>
          <table:table-cell office:value="2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3" office:value-type="float"/>
          <table:table-cell office:value="45274" office:value-type="float"/>
          <table:table-cell office:value-type="string" table:style-name="Cell2">
            <text:p>A46</text:p>
          </table:table-cell>
          <table:table-cell office:value="2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4" office:value-type="float"/>
          <table:table-cell office:value="45274" office:value-type="float"/>
          <table:table-cell office:value-type="string" table:style-name="Cell2">
            <text:p>A44</text:p>
          </table:table-cell>
          <table:table-cell office:value="5" office:value-type="float"/>
          <table:table-cell office:value="17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5" office:value-type="float"/>
          <table:table-cell office:value="45274" office:value-type="float"/>
          <table:table-cell office:value-type="string" table:style-name="Cell2">
            <text:p>A36</text:p>
          </table:table-cell>
          <table:table-cell office:value="13" office:value-type="float"/>
          <table:table-cell office:value="36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6" office:value-type="float"/>
          <table:table-cell office:value="45274" office:value-type="float"/>
          <table:table-cell office:value-type="string" table:style-name="Cell2">
            <text:p>A38</text:p>
          </table:table-cell>
          <table:table-cell office:value="14" office:value-type="float"/>
          <table:table-cell office:value="2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7" office:value-type="float"/>
          <table:table-cell office:value="45275" office:value-type="float"/>
          <table:table-cell office:value-type="string" table:style-name="Cell2">
            <text:p>A63</text:p>
          </table:table-cell>
          <table:table-cell office:value="14" office:value-type="float"/>
          <table:table-cell office:value="35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8" office:value-type="float"/>
          <table:table-cell office:value="45275" office:value-type="float"/>
          <table:table-cell office:value-type="string" table:style-name="Cell2">
            <text:p>A26</text:p>
          </table:table-cell>
          <table:table-cell office:value="13" office:value-type="float"/>
          <table:table-cell office:value="4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399" office:value-type="float"/>
          <table:table-cell office:value="45275" office:value-type="float"/>
          <table:table-cell office:value-type="string" table:style-name="Cell2">
            <text:p>A16</text:p>
          </table:table-cell>
          <table:table-cell office:value="5" office:value-type="float"/>
          <table:table-cell office:value="7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0" office:value-type="float"/>
          <table:table-cell office:value="45275" office:value-type="float"/>
          <table:table-cell office:value-type="string" table:style-name="Cell2">
            <text:p>A43</text:p>
          </table:table-cell>
          <table:table-cell office:value="7" office:value-type="float"/>
          <table:table-cell office:value="35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1" office:value-type="float"/>
          <table:table-cell office:value="45276" office:value-type="float"/>
          <table:table-cell office:value-type="string" table:style-name="Cell2">
            <text:p>A58</text:p>
          </table:table-cell>
          <table:table-cell office:value="5" office:value-type="float"/>
          <table:table-cell office:value="1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2" office:value-type="float"/>
          <table:table-cell office:value="45276" office:value-type="float"/>
          <table:table-cell office:value-type="string" table:style-name="Cell2">
            <text:p>A23</text:p>
          </table:table-cell>
          <table:table-cell office:value="10" office:value-type="float"/>
          <table:table-cell office:value="10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3" office:value-type="float"/>
          <table:table-cell office:value="45276" office:value-type="float"/>
          <table:table-cell office:value-type="string" table:style-name="Cell2">
            <text:p>A24</text:p>
          </table:table-cell>
          <table:table-cell office:value="1" office:value-type="float"/>
          <table:table-cell office:value="44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4" office:value-type="float"/>
          <table:table-cell office:value="45276" office:value-type="float"/>
          <table:table-cell office:value-type="string" table:style-name="Cell2">
            <text:p>A47</text:p>
          </table:table-cell>
          <table:table-cell office:value="1" office:value-type="float"/>
          <table:table-cell office:value="12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5" office:value-type="float"/>
          <table:table-cell office:value="45277" office:value-type="float"/>
          <table:table-cell office:value-type="string" table:style-name="Cell2">
            <text:p>A17</text:p>
          </table:table-cell>
          <table:table-cell office:value="6" office:value-type="float"/>
          <table:table-cell office:value="21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6" office:value-type="float"/>
          <table:table-cell office:value="45277" office:value-type="float"/>
          <table:table-cell office:value-type="string" table:style-name="Cell2">
            <text:p>A49</text:p>
          </table:table-cell>
          <table:table-cell office:value="12" office:value-type="float"/>
          <table:table-cell office:value="4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7" office:value-type="float"/>
          <table:table-cell office:value="45277" office:value-type="float"/>
          <table:table-cell office:value-type="string" table:style-name="Cell2">
            <text:p>A64</text:p>
          </table:table-cell>
          <table:table-cell office:value="10" office:value-type="float"/>
          <table:table-cell office:value="261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8" office:value-type="float"/>
          <table:table-cell office:value="45277" office:value-type="float"/>
          <table:table-cell office:value-type="string" table:style-name="Cell2">
            <text:p>A9</text:p>
          </table:table-cell>
          <table:table-cell office:value="7" office:value-type="float"/>
          <table:table-cell office:value="44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09" office:value-type="float"/>
          <table:table-cell office:value="45278" office:value-type="float"/>
          <table:table-cell office:value-type="string" table:style-name="Cell2">
            <text:p>A30</text:p>
          </table:table-cell>
          <table:table-cell office:value="13" office:value-type="float"/>
          <table:table-cell office:value="33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0" office:value-type="float"/>
          <table:table-cell office:value="45278" office:value-type="float"/>
          <table:table-cell office:value-type="string" table:style-name="Cell2">
            <text:p>A23</text:p>
          </table:table-cell>
          <table:table-cell office:value="15" office:value-type="float"/>
          <table:table-cell office:value="1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1" office:value-type="float"/>
          <table:table-cell office:value="45278" office:value-type="float"/>
          <table:table-cell office:value-type="string" table:style-name="Cell2">
            <text:p>A54</text:p>
          </table:table-cell>
          <table:table-cell office:value="6" office:value-type="float"/>
          <table:table-cell office:value="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2" office:value-type="float"/>
          <table:table-cell office:value="45278" office:value-type="float"/>
          <table:table-cell office:value-type="string" table:style-name="Cell2">
            <text:p>A44</text:p>
          </table:table-cell>
          <table:table-cell office:value="4" office:value-type="float"/>
          <table:table-cell office:value="11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3" office:value-type="float"/>
          <table:table-cell office:value="45279" office:value-type="float"/>
          <table:table-cell office:value-type="string" table:style-name="Cell2">
            <text:p>A18</text:p>
          </table:table-cell>
          <table:table-cell office:value="6" office:value-type="float"/>
          <table:table-cell office:value="2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4" office:value-type="float"/>
          <table:table-cell office:value="45279" office:value-type="float"/>
          <table:table-cell office:value-type="string" table:style-name="Cell2">
            <text:p>A32</text:p>
          </table:table-cell>
          <table:table-cell office:value="3" office:value-type="float"/>
          <table:table-cell office:value="1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5" office:value-type="float"/>
          <table:table-cell office:value="45279" office:value-type="float"/>
          <table:table-cell office:value-type="string" table:style-name="Cell2">
            <text:p>A39</text:p>
          </table:table-cell>
          <table:table-cell office:value="13" office:value-type="float"/>
          <table:table-cell office:value="17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6" office:value-type="float"/>
          <table:table-cell office:value="45279" office:value-type="float"/>
          <table:table-cell office:value-type="string" table:style-name="Cell2">
            <text:p>A33</text:p>
          </table:table-cell>
          <table:table-cell office:value="13" office:value-type="float"/>
          <table:table-cell office:value="24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7" office:value-type="float"/>
          <table:table-cell office:value="45280" office:value-type="float"/>
          <table:table-cell office:value-type="string" table:style-name="Cell2">
            <text:p>A20</text:p>
          </table:table-cell>
          <table:table-cell office:value="13" office:value-type="float"/>
          <table:table-cell office:value="2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8" office:value-type="float"/>
          <table:table-cell office:value="45280" office:value-type="float"/>
          <table:table-cell office:value-type="string" table:style-name="Cell2">
            <text:p>A4</text:p>
          </table:table-cell>
          <table:table-cell office:value="12" office:value-type="float"/>
          <table:table-cell office:value="43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19" office:value-type="float"/>
          <table:table-cell office:value="45280" office:value-type="float"/>
          <table:table-cell office:value-type="string" table:style-name="Cell2">
            <text:p>A28</text:p>
          </table:table-cell>
          <table:table-cell office:value="9" office:value-type="float"/>
          <table:table-cell office:value="3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0" office:value-type="float"/>
          <table:table-cell office:value="45280" office:value-type="float"/>
          <table:table-cell office:value-type="string" table:style-name="Cell2">
            <text:p>A28</text:p>
          </table:table-cell>
          <table:table-cell office:value="5" office:value-type="float"/>
          <table:table-cell office:value="36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1" office:value-type="float"/>
          <table:table-cell office:value="45281" office:value-type="float"/>
          <table:table-cell office:value-type="string" table:style-name="Cell2">
            <text:p>A9</text:p>
          </table:table-cell>
          <table:table-cell office:value="15" office:value-type="float"/>
          <table:table-cell office:value="1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2" office:value-type="float"/>
          <table:table-cell office:value="45281" office:value-type="float"/>
          <table:table-cell office:value-type="string" table:style-name="Cell2">
            <text:p>A5</text:p>
          </table:table-cell>
          <table:table-cell office:value="15" office:value-type="float"/>
          <table:table-cell office:value="2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3" office:value-type="float"/>
          <table:table-cell office:value="45281" office:value-type="float"/>
          <table:table-cell office:value-type="string" table:style-name="Cell2">
            <text:p>A8</text:p>
          </table:table-cell>
          <table:table-cell office:value="5" office:value-type="float"/>
          <table:table-cell office:value="3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4" office:value-type="float"/>
          <table:table-cell office:value="45281" office:value-type="float"/>
          <table:table-cell office:value-type="string" table:style-name="Cell2">
            <text:p>A5</text:p>
          </table:table-cell>
          <table:table-cell office:value="3" office:value-type="float"/>
          <table:table-cell office:value="3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5" office:value-type="float"/>
          <table:table-cell office:value="45282" office:value-type="float"/>
          <table:table-cell office:value-type="string" table:style-name="Cell2">
            <text:p>A11</text:p>
          </table:table-cell>
          <table:table-cell office:value="8" office:value-type="float"/>
          <table:table-cell office:value="2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6" office:value-type="float"/>
          <table:table-cell office:value="45282" office:value-type="float"/>
          <table:table-cell office:value-type="string" table:style-name="Cell2">
            <text:p>A58</text:p>
          </table:table-cell>
          <table:table-cell office:value="1" office:value-type="float"/>
          <table:table-cell office:value="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7" office:value-type="float"/>
          <table:table-cell office:value="45282" office:value-type="float"/>
          <table:table-cell office:value-type="string" table:style-name="Cell2">
            <text:p>A46</text:p>
          </table:table-cell>
          <table:table-cell office:value="6" office:value-type="float"/>
          <table:table-cell office:value="2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8" office:value-type="float"/>
          <table:table-cell office:value="45282" office:value-type="float"/>
          <table:table-cell office:value-type="string" table:style-name="Cell2">
            <text:p>A39</text:p>
          </table:table-cell>
          <table:table-cell office:value="15" office:value-type="float"/>
          <table:table-cell office:value="20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29" office:value-type="float"/>
          <table:table-cell office:value="45283" office:value-type="float"/>
          <table:table-cell office:value-type="string" table:style-name="Cell2">
            <text:p>A14</text:p>
          </table:table-cell>
          <table:table-cell office:value="14" office:value-type="float"/>
          <table:table-cell office:value="17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0" office:value-type="float"/>
          <table:table-cell office:value="45283" office:value-type="float"/>
          <table:table-cell office:value-type="string" table:style-name="Cell2">
            <text:p>A16</text:p>
          </table:table-cell>
          <table:table-cell office:value="14" office:value-type="float"/>
          <table:table-cell office:value="1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1" office:value-type="float"/>
          <table:table-cell office:value="45283" office:value-type="float"/>
          <table:table-cell office:value-type="string" table:style-name="Cell2">
            <text:p>A48</text:p>
          </table:table-cell>
          <table:table-cell office:value="7" office:value-type="float"/>
          <table:table-cell office:value="7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2" office:value-type="float"/>
          <table:table-cell office:value="45283" office:value-type="float"/>
          <table:table-cell office:value-type="string" table:style-name="Cell2">
            <text:p>A48</text:p>
          </table:table-cell>
          <table:table-cell office:value="7" office:value-type="float"/>
          <table:table-cell office:value="42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3" office:value-type="float"/>
          <table:table-cell office:value="45284" office:value-type="float"/>
          <table:table-cell office:value-type="string" table:style-name="Cell2">
            <text:p>A25</text:p>
          </table:table-cell>
          <table:table-cell office:value="5" office:value-type="float"/>
          <table:table-cell office:value="43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4" office:value-type="float"/>
          <table:table-cell office:value="45284" office:value-type="float"/>
          <table:table-cell office:value-type="string" table:style-name="Cell2">
            <text:p>A10</text:p>
          </table:table-cell>
          <table:table-cell office:value="13" office:value-type="float"/>
          <table:table-cell office:value="42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5" office:value-type="float"/>
          <table:table-cell office:value="45284" office:value-type="float"/>
          <table:table-cell office:value-type="string" table:style-name="Cell2">
            <text:p>A54</text:p>
          </table:table-cell>
          <table:table-cell office:value="8" office:value-type="float"/>
          <table:table-cell office:value="17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6" office:value-type="float"/>
          <table:table-cell office:value="45284" office:value-type="float"/>
          <table:table-cell office:value-type="string" table:style-name="Cell2">
            <text:p>A14</text:p>
          </table:table-cell>
          <table:table-cell office:value="10" office:value-type="float"/>
          <table:table-cell office:value="262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7" office:value-type="float"/>
          <table:table-cell office:value="45285" office:value-type="float"/>
          <table:table-cell office:value-type="string" table:style-name="Cell2">
            <text:p>A20</text:p>
          </table:table-cell>
          <table:table-cell office:value="2" office:value-type="float"/>
          <table:table-cell office:value="44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8" office:value-type="float"/>
          <table:table-cell office:value="45285" office:value-type="float"/>
          <table:table-cell office:value-type="string" table:style-name="Cell2">
            <text:p>A43</text:p>
          </table:table-cell>
          <table:table-cell office:value="9" office:value-type="float"/>
          <table:table-cell office:value="2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39" office:value-type="float"/>
          <table:table-cell office:value="45285" office:value-type="float"/>
          <table:table-cell office:value-type="string" table:style-name="Cell2">
            <text:p>A35</text:p>
          </table:table-cell>
          <table:table-cell office:value="6" office:value-type="float"/>
          <table:table-cell office:value="2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0" office:value-type="float"/>
          <table:table-cell office:value="45285" office:value-type="float"/>
          <table:table-cell office:value-type="string" table:style-name="Cell2">
            <text:p>A24</text:p>
          </table:table-cell>
          <table:table-cell office:value="14" office:value-type="float"/>
          <table:table-cell office:value="35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1" office:value-type="float"/>
          <table:table-cell office:value="45286" office:value-type="float"/>
          <table:table-cell office:value-type="string" table:style-name="Cell2">
            <text:p>A44</text:p>
          </table:table-cell>
          <table:table-cell office:value="2" office:value-type="float"/>
          <table:table-cell office:value="2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2" office:value-type="float"/>
          <table:table-cell office:value="45286" office:value-type="float"/>
          <table:table-cell office:value-type="string" table:style-name="Cell2">
            <text:p>A34</text:p>
          </table:table-cell>
          <table:table-cell office:value="11" office:value-type="float"/>
          <table:table-cell office:value="30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3" office:value-type="float"/>
          <table:table-cell office:value="45286" office:value-type="float"/>
          <table:table-cell office:value-type="string" table:style-name="Cell2">
            <text:p>A46</text:p>
          </table:table-cell>
          <table:table-cell office:value="3" office:value-type="float"/>
          <table:table-cell office:value="43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4" office:value-type="float"/>
          <table:table-cell office:value="45286" office:value-type="float"/>
          <table:table-cell office:value-type="string" table:style-name="Cell2">
            <text:p>A39</text:p>
          </table:table-cell>
          <table:table-cell office:value="3" office:value-type="float"/>
          <table:table-cell office:value="394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5" office:value-type="float"/>
          <table:table-cell office:value="45287" office:value-type="float"/>
          <table:table-cell office:value-type="string" table:style-name="Cell2">
            <text:p>A59</text:p>
          </table:table-cell>
          <table:table-cell office:value="2" office:value-type="float"/>
          <table:table-cell office:value="33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6" office:value-type="float"/>
          <table:table-cell office:value="45287" office:value-type="float"/>
          <table:table-cell office:value-type="string" table:style-name="Cell2">
            <text:p>A56</text:p>
          </table:table-cell>
          <table:table-cell office:value="2" office:value-type="float"/>
          <table:table-cell office:value="28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7" office:value-type="float"/>
          <table:table-cell office:value="45287" office:value-type="float"/>
          <table:table-cell office:value-type="string" table:style-name="Cell2">
            <text:p>A15</text:p>
          </table:table-cell>
          <table:table-cell office:value="8" office:value-type="float"/>
          <table:table-cell office:value="27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8" office:value-type="float"/>
          <table:table-cell office:value="45287" office:value-type="float"/>
          <table:table-cell office:value-type="string" table:style-name="Cell2">
            <text:p>A34</text:p>
          </table:table-cell>
          <table:table-cell office:value="5" office:value-type="float"/>
          <table:table-cell office:value="227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49" office:value-type="float"/>
          <table:table-cell office:value="45288" office:value-type="float"/>
          <table:table-cell office:value-type="string" table:style-name="Cell2">
            <text:p>A43</text:p>
          </table:table-cell>
          <table:table-cell office:value="6" office:value-type="float"/>
          <table:table-cell office:value="19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0" office:value-type="float"/>
          <table:table-cell office:value="45288" office:value-type="float"/>
          <table:table-cell office:value-type="string" table:style-name="Cell2">
            <text:p>A58</text:p>
          </table:table-cell>
          <table:table-cell office:value="13" office:value-type="float"/>
          <table:table-cell office:value="33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1" office:value-type="float"/>
          <table:table-cell office:value="45288" office:value-type="float"/>
          <table:table-cell office:value-type="string" table:style-name="Cell2">
            <text:p>A10</text:p>
          </table:table-cell>
          <table:table-cell office:value="4" office:value-type="float"/>
          <table:table-cell office:value="38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2" office:value-type="float"/>
          <table:table-cell office:value="45288" office:value-type="float"/>
          <table:table-cell office:value-type="string" table:style-name="Cell2">
            <text:p>A58</text:p>
          </table:table-cell>
          <table:table-cell office:value="4" office:value-type="float"/>
          <table:table-cell office:value="24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3" office:value-type="float"/>
          <table:table-cell office:value="45289" office:value-type="float"/>
          <table:table-cell office:value-type="string" table:style-name="Cell2">
            <text:p>A5</text:p>
          </table:table-cell>
          <table:table-cell office:value="8" office:value-type="float"/>
          <table:table-cell office:value="43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4" office:value-type="float"/>
          <table:table-cell office:value="45289" office:value-type="float"/>
          <table:table-cell office:value-type="string" table:style-name="Cell2">
            <text:p>A11</text:p>
          </table:table-cell>
          <table:table-cell office:value="10" office:value-type="float"/>
          <table:table-cell office:value="38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5" office:value-type="float"/>
          <table:table-cell office:value="45289" office:value-type="float"/>
          <table:table-cell office:value-type="string" table:style-name="Cell2">
            <text:p>A49</text:p>
          </table:table-cell>
          <table:table-cell office:value="3" office:value-type="float"/>
          <table:table-cell office:value="41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6" office:value-type="float"/>
          <table:table-cell office:value="45289" office:value-type="float"/>
          <table:table-cell office:value-type="string" table:style-name="Cell2">
            <text:p>A24</text:p>
          </table:table-cell>
          <table:table-cell office:value="2" office:value-type="float"/>
          <table:table-cell office:value="13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7" office:value-type="float"/>
          <table:table-cell office:value="45290" office:value-type="float"/>
          <table:table-cell office:value-type="string" table:style-name="Cell2">
            <text:p>A15</text:p>
          </table:table-cell>
          <table:table-cell office:value="5" office:value-type="float"/>
          <table:table-cell office:value="22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8" office:value-type="float"/>
          <table:table-cell office:value="45290" office:value-type="float"/>
          <table:table-cell office:value-type="string" table:style-name="Cell2">
            <text:p>A4</text:p>
          </table:table-cell>
          <table:table-cell office:value="6" office:value-type="float"/>
          <table:table-cell office:value="149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59" office:value-type="float"/>
          <table:table-cell office:value="45290" office:value-type="float"/>
          <table:table-cell office:value-type="string" table:style-name="Cell2">
            <text:p>A18</text:p>
          </table:table-cell>
          <table:table-cell office:value="12" office:value-type="float"/>
          <table:table-cell office:value="16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0" office:value-type="float"/>
          <table:table-cell office:value="45290" office:value-type="float"/>
          <table:table-cell office:value-type="string" table:style-name="Cell2">
            <text:p>A25</text:p>
          </table:table-cell>
          <table:table-cell office:value="8" office:value-type="float"/>
          <table:table-cell office:value="105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1" office:value-type="float"/>
          <table:table-cell office:value="45291" office:value-type="float"/>
          <table:table-cell office:value-type="string" table:style-name="Cell2">
            <text:p>A48</text:p>
          </table:table-cell>
          <table:table-cell office:value="13" office:value-type="float"/>
          <table:table-cell office:value="428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2" office:value-type="float"/>
          <table:table-cell office:value="45291" office:value-type="float"/>
          <table:table-cell office:value-type="string" table:style-name="Cell2">
            <text:p>A26</text:p>
          </table:table-cell>
          <table:table-cell office:value="7" office:value-type="float"/>
          <table:table-cell office:value="343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3" office:value-type="float"/>
          <table:table-cell office:value="45291" office:value-type="float"/>
          <table:table-cell office:value-type="string" table:style-name="Cell2">
            <text:p>A58</text:p>
          </table:table-cell>
          <table:table-cell office:value="11" office:value-type="float"/>
          <table:table-cell office:value="426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style-name="Row2" table:visibility="filter">
          <table:table-cell office:value="1464" office:value-type="float"/>
          <table:table-cell office:value="45291" office:value-type="float"/>
          <table:table-cell office:value-type="string" table:style-name="Cell2">
            <text:p>A22</text:p>
          </table:table-cell>
          <table:table-cell office:value="4" office:value-type="float"/>
          <table:table-cell office:value="190" office:value-type="float"/>
          <table:table-cell office:value-type="string">
            <text:p>нет</text:p>
          </table:table-cell>
          <table:table-cell/>
          <table:table-cell table:number-columns-repeated="16377"/>
        </table:table-row>
        <table:table-row table:number-rows-repeated="1047111" table:style-name="Row3">
          <table:table-cell table:number-columns-repeated="16384"/>
        </table:table-row>
      </table:table>
      <table:table co:columns-count="7" co:grouping-summary-below="true" co:grouping-summary-right="true" co:rows-count="66" co:show-zero-value="true" table:name="Автомобили" table:style-name="Table2">
        <table:table-column table:default-cell-style-name="Cell6" table:style-name="Col9"/>
        <table:table-column table:default-cell-style-name="Cell5" table:style-name="Col10"/>
        <table:table-column table:default-cell-style-name="Cell5" table:style-name="Col11"/>
        <table:table-column table:default-cell-style-name="Cell5" table:style-name="Col12"/>
        <table:table-column table:default-cell-style-name="Cell6" table:style-name="Col13"/>
        <table:table-column table:default-cell-style-name="Cell5" table:style-name="Col14"/>
        <table:table-column table:default-cell-style-name="Cell5" table:style-name="Col15"/>
        <table:table-column table:default-cell-style-name="Cell6" table:number-columns-repeated="16377" table:style-name="Col8"/>
        <table:table-row table:style-name="Row4">
          <table:table-cell office:value-type="string" table:style-name="Cell14">
            <text:p>ID автомобиля</text:p>
          </table:table-cell>
          <table:table-cell office:value-type="string" table:style-name="Cell15">
            <text:p>Марка</text:p>
          </table:table-cell>
          <table:table-cell office:value-type="string" table:style-name="Cell15">
            <text:p>Модель</text:p>
          </table:table-cell>
          <table:table-cell office:value-type="string" table:style-name="Cell15">
            <text:p>Номер</text:p>
          </table:table-cell>
          <table:table-cell office:value-type="string" table:style-name="Cell15">
            <text:p>Год выпуска</text:p>
          </table:table-cell>
          <table:table-cell office:value-type="string" table:style-name="Cell16">
            <text:p>Дата последнего техосмотра</text:p>
          </table:table-cell>
          <table:table-cell office:value-type="string" table:style-name="Cell15">
            <text:p>Тип двигателя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</text:p>
          </table:table-cell>
          <table:table-cell office:value-type="string">
            <text:p>KIA</text:p>
          </table:table-cell>
          <table:table-cell office:value-type="string">
            <text:p>RIO SEDAN</text:p>
          </table:table-cell>
          <table:table-cell office:value-type="string">
            <text:p>К731ДВ|50</text:p>
          </table:table-cell>
          <table:table-cell office:value="2022" office:value-type="float" table:style-name="Cell5"/>
          <table:table-cell office:date-value="2022-03-2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</text:p>
          </table:table-cell>
          <table:table-cell office:value-type="string">
            <text:p>KIA</text:p>
          </table:table-cell>
          <table:table-cell office:value-type="string">
            <text:p>RIO SEDAN</text:p>
          </table:table-cell>
          <table:table-cell office:value-type="string">
            <text:p>К912РА|50</text:p>
          </table:table-cell>
          <table:table-cell office:value="2022" office:value-type="float" table:style-name="Cell5"/>
          <table:table-cell office:date-value="2022-02-06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</text:p>
          </table:table-cell>
          <table:table-cell office:value-type="string">
            <text:p>KIA</text:p>
          </table:table-cell>
          <table:table-cell office:value-type="string">
            <text:p>RIO SEDAN</text:p>
          </table:table-cell>
          <table:table-cell office:value-type="string">
            <text:p>К493СВ|50</text:p>
          </table:table-cell>
          <table:table-cell office:value="2022" office:value-type="float" table:style-name="Cell5"/>
          <table:table-cell office:date-value="2022-10-13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</text:p>
          </table:table-cell>
          <table:table-cell office:value-type="string">
            <text:p>KIA</text:p>
          </table:table-cell>
          <table:table-cell office:value-type="string">
            <text:p>RIO SEDAN</text:p>
          </table:table-cell>
          <table:table-cell office:value-type="string">
            <text:p>К156ХЛ|50</text:p>
          </table:table-cell>
          <table:table-cell office:value="2022" office:value-type="float" table:style-name="Cell5"/>
          <table:table-cell office:date-value="2022-12-1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</text:p>
          </table:table-cell>
          <table:table-cell office:value-type="string">
            <text:p>KIA</text:p>
          </table:table-cell>
          <table:table-cell office:value-type="string">
            <text:p>RIO SEDAN</text:p>
          </table:table-cell>
          <table:table-cell office:value-type="string">
            <text:p>К398ВА|50</text:p>
          </table:table-cell>
          <table:table-cell office:value="2022" office:value-type="float" table:style-name="Cell5"/>
          <table:table-cell office:date-value="2022-08-1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6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707ВВ|50</text:p>
          </table:table-cell>
          <table:table-cell office:value="2021" office:value-type="float" table:style-name="Cell5"/>
          <table:table-cell office:date-value="2022-10-0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7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478ОИ|50</text:p>
          </table:table-cell>
          <table:table-cell office:value="2022" office:value-type="float" table:style-name="Cell5"/>
          <table:table-cell office:date-value="2022-08-1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8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841СУ|50</text:p>
          </table:table-cell>
          <table:table-cell office:value="2022" office:value-type="float" table:style-name="Cell5"/>
          <table:table-cell office:date-value="2022-06-0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9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123ДЖ|50</text:p>
          </table:table-cell>
          <table:table-cell office:value="2022" office:value-type="float" table:style-name="Cell5"/>
          <table:table-cell office:date-value="2022-04-13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0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826СЯ|50</text:p>
          </table:table-cell>
          <table:table-cell office:value="2021" office:value-type="float" table:style-name="Cell5"/>
          <table:table-cell office:date-value="2022-12-1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1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596ЭК|50</text:p>
          </table:table-cell>
          <table:table-cell office:value="2022" office:value-type="float" table:style-name="Cell5"/>
          <table:table-cell office:date-value="2022-11-0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2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903ПВ|50</text:p>
          </table:table-cell>
          <table:table-cell office:value="2022" office:value-type="float" table:style-name="Cell5"/>
          <table:table-cell office:date-value="2022-07-0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3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121УЛ|50</text:p>
          </table:table-cell>
          <table:table-cell office:value="2021" office:value-type="float" table:style-name="Cell5"/>
          <table:table-cell office:date-value="2022-08-1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4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242ДД|50</text:p>
          </table:table-cell>
          <table:table-cell office:value="2022" office:value-type="float" table:style-name="Cell5"/>
          <table:table-cell office:date-value="2022-01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5</text:p>
          </table:table-cell>
          <table:table-cell office:value-type="string">
            <text:p>KIA</text:p>
          </table:table-cell>
          <table:table-cell office:value-type="string">
            <text:p>RIO HATCHBACK</text:p>
          </table:table-cell>
          <table:table-cell office:value-type="string">
            <text:p>К038ГН|50</text:p>
          </table:table-cell>
          <table:table-cell office:value="2022" office:value-type="float" table:style-name="Cell5"/>
          <table:table-cell office:date-value="2022-04-1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6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720АВ|50</text:p>
          </table:table-cell>
          <table:table-cell office:value="2021" office:value-type="float" table:style-name="Cell5"/>
          <table:table-cell office:date-value="2022-12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7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293ФУ|50</text:p>
          </table:table-cell>
          <table:table-cell office:value="2022" office:value-type="float" table:style-name="Cell5"/>
          <table:table-cell office:date-value="2022-01-1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8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015ТИ|50</text:p>
          </table:table-cell>
          <table:table-cell office:value="2021" office:value-type="float" table:style-name="Cell5"/>
          <table:table-cell office:date-value="2022-04-1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19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731СМ|50</text:p>
          </table:table-cell>
          <table:table-cell office:value="2022" office:value-type="float" table:style-name="Cell5"/>
          <table:table-cell office:date-value="2022-09-2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0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398РП|50</text:p>
          </table:table-cell>
          <table:table-cell office:value="2022" office:value-type="float" table:style-name="Cell5"/>
          <table:table-cell office:date-value="2022-08-2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1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962РП|50</text:p>
          </table:table-cell>
          <table:table-cell office:value="2022" office:value-type="float" table:style-name="Cell5"/>
          <table:table-cell office:date-value="2022-05-0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2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696АВ|50</text:p>
          </table:table-cell>
          <table:table-cell office:value="2021" office:value-type="float" table:style-name="Cell5"/>
          <table:table-cell office:date-value="2022-01-03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3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863ЛО|50</text:p>
          </table:table-cell>
          <table:table-cell office:value="2022" office:value-type="float" table:style-name="Cell5"/>
          <table:table-cell office:date-value="2022-06-1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4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386ЕТ|50</text:p>
          </table:table-cell>
          <table:table-cell office:value="2022" office:value-type="float" table:style-name="Cell5"/>
          <table:table-cell office:date-value="2022-02-1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5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692МГ|50</text:p>
          </table:table-cell>
          <table:table-cell office:value="2022" office:value-type="float" table:style-name="Cell5"/>
          <table:table-cell office:date-value="2022-02-1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6</text:p>
          </table:table-cell>
          <table:table-cell office:value-type="string" table:style-name="Cell18">
            <text:p>Renault</text:p>
          </table:table-cell>
          <table:table-cell office:value-type="string">
            <text:p>Kaptur</text:p>
          </table:table-cell>
          <table:table-cell office:value-type="string">
            <text:p>К293ВГ|50</text:p>
          </table:table-cell>
          <table:table-cell office:value="2022" office:value-type="float" table:style-name="Cell5"/>
          <table:table-cell office:date-value="2022-05-1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7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565АА|50</text:p>
          </table:table-cell>
          <table:table-cell office:value="2020" office:value-type="float" table:style-name="Cell5"/>
          <table:table-cell office:date-value="2022-01-2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8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949ВГ|50</text:p>
          </table:table-cell>
          <table:table-cell office:value="2022" office:value-type="float" table:style-name="Cell5"/>
          <table:table-cell office:date-value="2022-12-2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29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384ЛД|50</text:p>
          </table:table-cell>
          <table:table-cell office:value="2022" office:value-type="float" table:style-name="Cell5"/>
          <table:table-cell office:date-value="2022-03-23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0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646ВР|50</text:p>
          </table:table-cell>
          <table:table-cell office:value="2022" office:value-type="float" table:style-name="Cell5"/>
          <table:table-cell office:date-value="2022-08-17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1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989ОУ|50</text:p>
          </table:table-cell>
          <table:table-cell office:value="2022" office:value-type="float" table:style-name="Cell5"/>
          <table:table-cell office:date-value="2022-09-05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2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290ПП|50</text:p>
          </table:table-cell>
          <table:table-cell office:value="2022" office:value-type="float" table:style-name="Cell5"/>
          <table:table-cell office:date-value="2022-04-02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3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992ДС|50</text:p>
          </table:table-cell>
          <table:table-cell office:value="2020" office:value-type="float" table:style-name="Cell5"/>
          <table:table-cell office:date-value="2022-03-01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4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195ТН|50</text:p>
          </table:table-cell>
          <table:table-cell office:value="2022" office:value-type="float" table:style-name="Cell5"/>
          <table:table-cell office:date-value="2022-04-08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5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012ОП|50</text:p>
          </table:table-cell>
          <table:table-cell office:value="2022" office:value-type="float" table:style-name="Cell5"/>
          <table:table-cell office:date-value="2022-12-20T00:00:00.000000" office:value-type="date" table:style-name="Cell17"/>
          <table:table-cell office:value-type="string">
            <text:p>дизельн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6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255АВ|50</text:p>
          </table:table-cell>
          <table:table-cell office:value="2020" office:value-type="float" table:style-name="Cell5"/>
          <table:table-cell office:date-value="2022-02-0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7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266ЛУ|50</text:p>
          </table:table-cell>
          <table:table-cell office:value="2022" office:value-type="float" table:style-name="Cell5"/>
          <table:table-cell office:date-value="2022-09-1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8</text:p>
          </table:table-cell>
          <table:table-cell office:value-type="string" table:style-name="Cell18">
            <text:p>Nissan</text:p>
          </table:table-cell>
          <table:table-cell office:value-type="string">
            <text:p><text:s text:c="1"/>Qashqai</text:p>
          </table:table-cell>
          <table:table-cell office:value-type="string">
            <text:p>К341НИ|50</text:p>
          </table:table-cell>
          <table:table-cell office:value="2022" office:value-type="float" table:style-name="Cell5"/>
          <table:table-cell office:date-value="2022-06-2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39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762МГ|50</text:p>
          </table:table-cell>
          <table:table-cell office:value="2022" office:value-type="float" table:style-name="Cell5"/>
          <table:table-cell office:date-value="2022-10-26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0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652ВУ|50</text:p>
          </table:table-cell>
          <table:table-cell office:value="2022" office:value-type="float" table:style-name="Cell5"/>
          <table:table-cell office:date-value="2022-08-26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1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518РП|50</text:p>
          </table:table-cell>
          <table:table-cell office:value="2022" office:value-type="float" table:style-name="Cell5"/>
          <table:table-cell office:date-value="2022-07-1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2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612РА|50</text:p>
          </table:table-cell>
          <table:table-cell office:value="2022" office:value-type="float" table:style-name="Cell5"/>
          <table:table-cell office:date-value="2022-09-2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3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016ГР|50</text:p>
          </table:table-cell>
          <table:table-cell office:value="2022" office:value-type="float" table:style-name="Cell5"/>
          <table:table-cell office:date-value="2022-04-0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4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269МН|50</text:p>
          </table:table-cell>
          <table:table-cell office:value="2022" office:value-type="float" table:style-name="Cell5"/>
          <table:table-cell office:date-value="2022-11-2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5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677ПЛ|50</text:p>
          </table:table-cell>
          <table:table-cell office:value="2022" office:value-type="float" table:style-name="Cell5"/>
          <table:table-cell office:date-value="2022-09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6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996ВГ|50</text:p>
          </table:table-cell>
          <table:table-cell office:value="2022" office:value-type="float" table:style-name="Cell5"/>
          <table:table-cell office:date-value="2022-11-0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7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521АЛ|50</text:p>
          </table:table-cell>
          <table:table-cell office:value="2022" office:value-type="float" table:style-name="Cell5"/>
          <table:table-cell office:date-value="2022-11-1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8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789ИИ|50</text:p>
          </table:table-cell>
          <table:table-cell office:value="2022" office:value-type="float" table:style-name="Cell5"/>
          <table:table-cell office:date-value="2022-04-09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49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641ЛТ|50</text:p>
          </table:table-cell>
          <table:table-cell office:value="2022" office:value-type="float" table:style-name="Cell5"/>
          <table:table-cell office:date-value="2022-01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0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260ДВ|50</text:p>
          </table:table-cell>
          <table:table-cell office:value="2022" office:value-type="float" table:style-name="Cell5"/>
          <table:table-cell office:date-value="2022-01-0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1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523КВ|50</text:p>
          </table:table-cell>
          <table:table-cell office:value="2022" office:value-type="float" table:style-name="Cell5"/>
          <table:table-cell office:date-value="2022-10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2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074ЛИ|50</text:p>
          </table:table-cell>
          <table:table-cell office:value="2021" office:value-type="float" table:style-name="Cell5"/>
          <table:table-cell office:date-value="2022-01-0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3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416ТБ|50</text:p>
          </table:table-cell>
          <table:table-cell office:value="2022" office:value-type="float" table:style-name="Cell5"/>
          <table:table-cell office:date-value="2022-06-1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4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329ЮТ|50</text:p>
          </table:table-cell>
          <table:table-cell office:value="2022" office:value-type="float" table:style-name="Cell5"/>
          <table:table-cell office:date-value="2022-11-10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5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756ЭЗ|50</text:p>
          </table:table-cell>
          <table:table-cell office:value="2022" office:value-type="float" table:style-name="Cell5"/>
          <table:table-cell office:date-value="2022-06-1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6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696ХЛ|50</text:p>
          </table:table-cell>
          <table:table-cell office:value="2022" office:value-type="float" table:style-name="Cell5"/>
          <table:table-cell office:date-value="2022-02-2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7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516ВЧ|50</text:p>
          </table:table-cell>
          <table:table-cell office:value="2022" office:value-type="float" table:style-name="Cell5"/>
          <table:table-cell office:date-value="2022-06-15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8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384НЕ|50</text:p>
          </table:table-cell>
          <table:table-cell office:value="2021" office:value-type="float" table:style-name="Cell5"/>
          <table:table-cell office:date-value="2022-05-2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59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754РЯ|50</text:p>
          </table:table-cell>
          <table:table-cell office:value="2022" office:value-type="float" table:style-name="Cell5"/>
          <table:table-cell office:date-value="2022-08-01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60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985ГЮ|50</text:p>
          </table:table-cell>
          <table:table-cell office:value="2022" office:value-type="float" table:style-name="Cell5"/>
          <table:table-cell office:date-value="2022-12-10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61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318ХЮ|50</text:p>
          </table:table-cell>
          <table:table-cell office:value="2022" office:value-type="float" table:style-name="Cell5"/>
          <table:table-cell office:date-value="2022-08-12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5" table:visibility="filter">
          <table:table-cell office:value-type="string" table:style-name="Cell5">
            <text:p>A62</text:p>
          </table:table-cell>
          <table:table-cell office:value-type="string" table:style-name="Cell18">
            <text:p>Skoda</text:p>
          </table:table-cell>
          <table:table-cell office:value-type="string">
            <text:p>Octavia</text:p>
          </table:table-cell>
          <table:table-cell office:value-type="string">
            <text:p>К453УВ|50</text:p>
          </table:table-cell>
          <table:table-cell office:value="2022" office:value-type="float" table:style-name="Cell5"/>
          <table:table-cell office:date-value="2022-02-26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6">
          <table:table-cell office:value-type="string" table:style-name="Cell5">
            <text:p>A63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 office:value-type="string">
            <text:p>К841ГМ|50</text:p>
          </table:table-cell>
          <table:table-cell office:value="2022" office:value-type="float" table:style-name="Cell5"/>
          <table:table-cell office:date-value="2022-11-18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6">
          <table:table-cell office:value-type="string" table:style-name="Cell5">
            <text:p>A64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 office:value-type="string">
            <text:p>К418ДВ|50</text:p>
          </table:table-cell>
          <table:table-cell office:value="2022" office:value-type="float" table:style-name="Cell5"/>
          <table:table-cell office:date-value="2022-10-27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style-name="Row6">
          <table:table-cell office:value-type="string" table:style-name="Cell5">
            <text:p>A65</text:p>
          </table:table-cell>
          <table:table-cell office:value-type="string">
            <text:p>Hyundai</text:p>
          </table:table-cell>
          <table:table-cell office:value-type="string">
            <text:p>Santa Fe</text:p>
          </table:table-cell>
          <table:table-cell office:value-type="string">
            <text:p>К455РВ|50</text:p>
          </table:table-cell>
          <table:table-cell office:value="2022" office:value-type="float" table:style-name="Cell5"/>
          <table:table-cell office:date-value="2022-06-24T00:00:00.000000" office:value-type="date" table:style-name="Cell17"/>
          <table:table-cell office:value-type="string">
            <text:p>бензиновый</text:p>
          </table:table-cell>
          <table:table-cell table:number-columns-repeated="16377"/>
        </table:table-row>
        <table:table-row table:number-rows-repeated="1048510" table:style-name="Row6">
          <table:table-cell table:number-columns-repeated="16384"/>
        </table:table-row>
      </table:table>
      <table:table co:columns-count="4" co:grouping-summary-below="true" co:grouping-summary-right="true" co:rows-count="17" co:show-zero-value="true" table:name="Клиенты" table:style-name="Table3">
        <table:table-column table:default-cell-style-name="Cell6" table:style-name="Col14"/>
        <table:table-column table:default-cell-style-name="Cell6" table:style-name="Col16"/>
        <table:table-column table:default-cell-style-name="Cell6" table:style-name="Col17"/>
        <table:table-column table:default-cell-style-name="Cell5" table:style-name="Col18"/>
        <table:table-column table:default-cell-style-name="Cell6" table:number-columns-repeated="16380" table:style-name="Col8"/>
        <table:table-row table:style-name="Row7">
          <table:table-cell office:value-type="string" table:style-name="Cell20">
            <text:p>ID клиента</text:p>
          </table:table-cell>
          <table:table-cell office:value-type="string" table:style-name="Cell21">
            <text:p>ФИО</text:p>
          </table:table-cell>
          <table:table-cell office:value-type="string" table:style-name="Cell21">
            <text:p>Адрес прописки</text:p>
          </table:table-cell>
          <table:table-cell office:value-type="string" table:style-name="Cell14">
            <text:p>Нарушения</text:p>
          </table:table-cell>
          <table:table-cell table:number-columns-repeated="16380"/>
        </table:table-row>
        <table:table-row table:style-name="Row8" table:visibility="filter">
          <table:table-cell office:value="1" office:value-type="float" table:style-name="Cell2"/>
          <table:table-cell office:value-type="string" table:style-name="Cell22">
            <text:p>Лесов А.П.</text:p>
          </table:table-cell>
          <table:table-cell office:value-type="string">
            <text:p>г.Левобережный, ул Орлова, 4, кв. 7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2" office:value-type="float" table:style-name="Cell2"/>
          <table:table-cell office:value-type="string" table:style-name="Cell22">
            <text:p>Зайцев В.С.</text:p>
          </table:table-cell>
          <table:table-cell office:value-type="string">
            <text:p>г.Левобережный, ул Центральная, 47, кв. 15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3" office:value-type="float" table:style-name="Cell2"/>
          <table:table-cell office:value-type="string" table:style-name="Cell22">
            <text:p>Орлов М.К.</text:p>
          </table:table-cell>
          <table:table-cell office:value-type="string">
            <text:p>г.Левобережный, ул Журавлева, 20, кв. 70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4" office:value-type="float" table:style-name="Cell2"/>
          <table:table-cell office:value-type="string" table:style-name="Cell22">
            <text:p>Волков Д.И.</text:p>
          </table:table-cell>
          <table:table-cell office:value-type="string">
            <text:p>г.Левобережный, ул Хохлова, 12, кв. 22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5" office:value-type="float" table:style-name="Cell2"/>
          <table:table-cell office:value-type="string" table:style-name="Cell22">
            <text:p>Охотников Д.М.</text:p>
          </table:table-cell>
          <table:table-cell office:value-type="string">
            <text:p>г.Левобережный, ул Девизионная, 5, кв. 3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6" office:value-type="float" table:style-name="Cell2"/>
          <table:table-cell office:value-type="string" table:style-name="Cell22">
            <text:p>Окраинов Л.Г.</text:p>
          </table:table-cell>
          <table:table-cell office:value-type="string">
            <text:p>г.Левобережный, ул Строителей, 40, кв. 2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7" office:value-type="float" table:style-name="Cell2"/>
          <table:table-cell office:value-type="string" table:style-name="Cell22">
            <text:p>Стеблов П.К.</text:p>
          </table:table-cell>
          <table:table-cell office:value-type="string">
            <text:p>г.Левобережный, ул Больничная, 33, кв. 4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7">
          <table:table-cell office:value="8" office:value-type="float" table:style-name="Cell2"/>
          <table:table-cell office:value-type="string" table:style-name="Cell22">
            <text:p>Гудков Н.Г.</text:p>
          </table:table-cell>
          <table:table-cell office:value-type="string">
            <text:p>г.Левобережный, ул Фабричная, 17, кв. 24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9" office:value-type="float" table:style-name="Cell2"/>
          <table:table-cell office:value-type="string" table:style-name="Cell22">
            <text:p>Хомяков Л.Д.</text:p>
          </table:table-cell>
          <table:table-cell office:value-type="string">
            <text:p>г.Левобережный, ул Московская, 44, кв. 19</text:p>
          </table:table-cell>
          <table:table-cell office:value-type="string">
            <text:p>да</text:p>
          </table:table-cell>
          <table:table-cell table:number-columns-repeated="16380"/>
        </table:table-row>
        <table:table-row table:style-name="Row8" table:visibility="filter">
          <table:table-cell office:value="10" office:value-type="float" table:style-name="Cell2"/>
          <table:table-cell office:value-type="string" table:style-name="Cell22">
            <text:p>Салаватов Ф.Я.</text:p>
          </table:table-cell>
          <table:table-cell office:value-type="string">
            <text:p>г.Левобережный, ул Сибирская, 6, кв. 7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11" office:value-type="float" table:style-name="Cell2"/>
          <table:table-cell office:value-type="string" table:style-name="Cell22">
            <text:p>Сушкин Л.Н.</text:p>
          </table:table-cell>
          <table:table-cell office:value-type="string">
            <text:p>г.Левобережный, ул Электротехническая, 8, кв. 27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12" office:value-type="float" table:style-name="Cell2"/>
          <table:table-cell office:value-type="string" table:style-name="Cell22">
            <text:p>Говоров Б.Т.</text:p>
          </table:table-cell>
          <table:table-cell office:value-type="string">
            <text:p>г.Левобережный, ул Солнечная, 6, кв. 30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7">
          <table:table-cell office:value="13" office:value-type="float" table:style-name="Cell2"/>
          <table:table-cell office:value-type="string" table:style-name="Cell22">
            <text:p>Сачков Х.Э.</text:p>
          </table:table-cell>
          <table:table-cell office:value-type="string">
            <text:p>г.Левобережный, ул Слободка, 7, кв. 81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14" office:value-type="float" table:style-name="Cell2"/>
          <table:table-cell office:value-type="string" table:style-name="Cell22">
            <text:p>Вознесенский К.Л.</text:p>
          </table:table-cell>
          <table:table-cell office:value-type="string">
            <text:p>г.Левобережный, ул Свободы, 19, кв. 8</text:p>
          </table:table-cell>
          <table:table-cell office:value-type="string">
            <text:p>нет</text:p>
          </table:table-cell>
          <table:table-cell table:number-columns-repeated="16380"/>
        </table:table-row>
        <table:table-row table:style-name="Row8" table:visibility="filter">
          <table:table-cell office:value="15" office:value-type="float" table:style-name="Cell2"/>
          <table:table-cell office:value-type="string" table:style-name="Cell22">
            <text:p>Громов Л.И.</text:p>
          </table:table-cell>
          <table:table-cell office:value-type="string">
            <text:p>г.Левобережный, ул Народного ополчения, 28, кв. 6</text:p>
          </table:table-cell>
          <table:table-cell office:value-type="string">
            <text:p>да</text:p>
          </table:table-cell>
          <table:table-cell table:number-columns-repeated="16380"/>
        </table:table-row>
        <table:table-row table:style-name="Row7">
          <table:table-cell/>
          <table:table-cell table:style-name="Cell22"/>
          <table:table-cell table:number-columns-repeated="2"/>
          <table:table-cell table:number-columns-repeated="16380"/>
        </table:table-row>
        <table:table-row table:number-rows-repeated="1048559" table:style-name="Row6">
          <table:table-cell table:number-columns-repeated="16384"/>
        </table:table-row>
      </table:table>
      <table:database-ranges>
        <table:database-range table:display-filter-buttons="true" table:target-range-address="'Аренда'.A1:'Аренда'.F1465">
          <table:filter>
            <table:filter-and>
              <table:filter-condition table:field-number="3" table:operator="=" table:value="13">
                <table:filter-set-item table:value="13"/>
                <table:filter-set-item table:value="8"/>
              </table:filter-condition>
              <table:filter-condition table:field-number="2" table:operator="=" table:value="A63">
                <table:filter-set-item table:value="A63"/>
                <table:filter-set-item table:value="A64"/>
                <table:filter-set-item table:value="A65"/>
              </table:filter-condition>
              <table:filter-condition table:field-number="1" table:operator="=" table:value="14.10.2023">
                <table:filter-set-item table:value="14.10.2023"/>
                <table:filter-set-item table:value="18.10.2023"/>
                <table:filter-set-item table:value="26.09.2023"/>
              </table:filter-condition>
            </table:filter-and>
          </table:filter>
        </table:database-range>
        <table:database-range table:display-filter-buttons="true" table:target-range-address="'Автомобили'.A1:'Автомобили'.G66">
          <table:filter>
            <table:filter-and>
              <table:filter-condition table:field-number="1" table:operator="=" table:value="Hyundai">
                <table:filter-set-item table:value="Hyundai"/>
              </table:filter-condition>
            </table:filter-and>
          </table:filter>
        </table:database-range>
        <table:database-range table:display-filter-buttons="true" table:target-range-address="'Клиенты'.A1:'Клиенты'.D16">
          <table:filter>
            <table:filter-and>
              <table:filter-condition table:field-number="1" table:operator="=" table:value="Гудков Н.Г.">
                <table:filter-set-item table:value="Гудков Н.Г."/>
                <table:filter-set-item table:value="Сачков Х.Э.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style:default-style style:family="graphic">
      <style:graphic-properties fo:padding-bottom="3.6pt" fo:padding-left="3.6pt" fo:padding-right="3.6pt" fo:padding-top="3.6pt" fo:wrap-option="wrap"/>
    </style:default-style>
    <style:style style:display-name="default" style:family="table" style:name="default">
      <co:linked-style style-name="default_cl"/>
      <style:table-properties table:display="true"/>
    </style:style>
    <style:style style:data-style-name="N1" style:display-name="default" style:family="table-cell" style:name="default_cl">
      <co:linked-style style-name="default"/>
      <style:table-cell-properties fo:background-color="transparent">
        <co:background-theme-color>
          <value>
            <rgba>00000000</rgba>
          </value>
        </co:background-theme-color>
      </style:table-cell-properties>
      <style:text-properties fo:color="#000000" fo:font-family="Calibri" fo:font-size="11pt" style:font-name="Calibri" style:font-size-asian="11pt" style:font-size-complex="11pt">
        <co:theme-color>
          <value>
            <rgba>000000FF</rgba>
          </value>
        </co:theme-color>
      </style:text-properties>
    </style:style>
    <number:date-style style:name="N2_0" style:volatile="true">
      <number:day number:style="long"/>
      <number:text>.</number:text>
      <number:month number:style="long"/>
      <number:text>.</number:text>
      <number:year number:style="short"/>
    </number:date-style>
    <number:text-style co:extendedFormatCode="dd\.mm\.yy;@" style:name="N2">
      <number:text-content/>
      <style:map style:apply-style-name="N2_0" style:condition="value()&gt;=0"/>
    </number:text-style>
    <number:time-style co:extendedFormatCode="[$-419]h:mm:ss AM/PM" number:country="RU" number:language="ru" style:name="N3">
      <number:hours number:style="short"/>
      <number:text>:</number:text>
      <number:minutes number:style="long"/>
      <number:text>:</number:text>
      <number:seconds number:style="long"/>
      <number:text> </number:text>
      <number:am-pm/>
    </number:time-style>
    <number:number-style co:extendedFormatCode="General" style:name="N1">
      <number:number number:min-integer-digits="1"/>
    </number:number-style>
    <number:date-style co:extendedFormatCode="dd\.mm\.yyyy" style:name="N6">
      <number:day number:style="long"/>
      <number:text>.</number:text>
      <number:month number:style="long"/>
      <number:text>.</number:text>
      <number:year number:style="long"/>
    </number:date-style>
    <number:date-style style:name="N5_0" style:volatile="true">
      <number:day number:style="long"/>
      <number:text>.</number:text>
      <number:month number:style="long"/>
      <number:text>.</number:text>
      <number:year number:style="short"/>
      <number:text> </number:text>
      <number:hours number:style="short"/>
      <number:text>:</number:text>
      <number:minutes number:style="long"/>
    </number:date-style>
    <number:text-style co:extendedFormatCode="dd\.mm\.yy h:mm;@" style:name="N5">
      <number:text-content/>
      <style:map style:apply-style-name="N5_0" style:condition="value()&gt;=0"/>
    </number:text-style>
    <number:date-style co:extendedFormatCode="[$-F800]mm/dd/yyyy" number:automatic-order="true" style:name="N4">
      <number:month number:style="long"/>
      <number:text>/</number:text>
      <number:day number:style="long"/>
      <number:text>/</number:text>
      <number:year number:style="long"/>
    </number:date-style>
  </office:styles>
  <office:automatic-styles>
    <style:page-layout style:name="PM2">
      <style:page-layout-properties fo:margin-bottom="21.6pt" fo:margin-left="50.4pt" fo:margin-right="50.4pt" fo:margin-top="21.6pt"/>
      <style:header-style>
        <style:header-footer-properties fo:margin-bottom="0pt" fo:min-height="32.4pt"/>
      </style:header-style>
      <style:footer-style>
        <style:header-footer-properties fo:margin-top="0pt" fo:min-height="32.4pt"/>
      </style:footer-style>
    </style:page-layout>
    <style:page-layout style:name="PM1">
      <style:page-layout-properties fo:margin-bottom="21.6pt" fo:margin-left="50.4pt" fo:margin-right="50.4pt" fo:margin-top="21.6pt" style:scale-to="100%"/>
      <style:header-style>
        <style:header-footer-properties fo:margin-bottom="0pt" fo:min-height="32.4pt"/>
      </style:header-style>
      <style:footer-style>
        <style:header-footer-properties fo:margin-top="0pt" fo:min-height="32.4pt"/>
      </style:footer-style>
    </style:page-layout>
  </office:automatic-styles>
  <office:master-styles>
    <style:master-page style:name="Standard" style:page-layout-name="PM1">
      <style:header style:display="false"/>
      <style:footer style:display="false"/>
    </style:master-page>
    <style:master-page style:name="SheetStyle1" style:page-layout-name="PM1">
      <style:header style:display="false"/>
      <style:footer style:display="false"/>
    </style:master-page>
    <style:master-page style:name="SheetStyle2" style:page-layout-name="PM2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4</meta:generator>
    <dc:date>2024-01-06T12:44:58Z</dc:date>
  </office:meta>
</office:document-meta>
</file>

<file path=themes.xml><?xml version="1.0" encoding="utf-8"?>
<co:themes xmlns:a="http://schemas.openxmlformats.org/drawingml/2006/main" xmlns:asvg="http://schemas.microsoft.com/office/drawing/2016/SVG/main" xmlns:c="http://schemas.openxmlformats.org/drawingml/2006/chart" xmlns:co="http://ncloudtech.com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